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&gt;9530" style:apply-style-name="Accent_20_1" style:base-cell-address="EGKR_2026_04_18_26_28945.A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&gt;9530" style:apply-style-name="Accent_20_1" style:base-cell-address="EGKR_2026_04_18_26_28945.A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GKR_2026_04_18_26_2894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16382" table:default-cell-style-name="ce4"/>
        <table:table-row table:style-name="ro1">
          <table:table-cell table:style-name="ce1" office:value-type="string" calcext:value-type="string">
            <text:p>Начало</text:p>
          </table:table-cell>
          <table:table-cell table:style-name="ce3" office:value-type="string" calcext:value-type="string">
            <text:p>Длина</text:p>
          </table:table-cell>
          <table:table-cell table:style-name="ce3" office:value-type="string" calcext:value-type="string">
            <text:p>Конец УЧ</text:p>
          </table:table-cell>
          <table:table-cell table:style-name="ce3" office:value-type="string" calcext:value-type="string">
            <text:p>Кон убр уч</text:p>
          </table:table-cell>
          <table:table-cell table:style-name="ce3" office:value-type="string" calcext:value-type="string">
            <text:p>Участок</text:p>
          </table:table-cell>
          <table:table-cell table:style-name="ce3"/>
          <table:table-cell table:style-name="ce5" table:formula="of:=COUNT([.E:.E])" office:value-type="float" office:value="77" calcext:value-type="float">
            <text:p>77</text:p>
          </table:table-cell>
          <table:table-cell table:style-name="ce5" table:formula="of:=10000-[.C992]" office:value-type="float" office:value="184" calcext:value-type="float">
            <text:p>184</text:p>
          </table:table-cell>
          <table:table-cell table:style-name="ce3" table:number-columns-repeated="10"/>
          <table:table-cell table:style-name="ce3" office:value-type="float" office:value="992" calcext:value-type="float">
            <text:p>992</text:p>
          </table:table-cell>
          <table:table-cell table:style-name="ce3" table:number-columns-repeated="1636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table:formula="of:=[.A2]+[.B2]" office:value-type="float" office:value="133" calcext:value-type="float">
            <text:p>133</text:p>
          </table:table-cell>
          <table:table-cell table:formula="of:=[.C2]" office:value-type="float" office:value="133" calcext:value-type="float">
            <text:p>133</text:p>
          </table:table-cell>
          <table:table-cell table:formula="of:=[.D2]" office:value-type="float" office:value="133" calcext:value-type="float">
            <text:p>133</text:p>
          </table:table-cell>
          <table:table-cell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table:formula="of:=[.A3]+[.B3]" office:value-type="float" office:value="196" calcext:value-type="float">
            <text:p>196</text:p>
          </table:table-cell>
          <table:table-cell table:formula="of:=IF([.A3]&gt;=[.D2];[.C3];[.D2])" office:value-type="float" office:value="133" calcext:value-type="float">
            <text:p>133</text:p>
          </table:table-cell>
          <table:table-cell table:formula="of:=IF([.D3]=[.D2];&quot;&quot;;[.D3])">
            <text:p/>
          </table:table-cell>
          <table:table-cell table:number-columns-repeated="1637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table:formula="of:=[.A4]+[.B4]" office:value-type="float" office:value="258" calcext:value-type="float">
            <text:p>258</text:p>
          </table:table-cell>
          <table:table-cell table:formula="of:=IF([.A4]&gt;=[.D3];[.C4];[.D3])" office:value-type="float" office:value="133" calcext:value-type="float">
            <text:p>133</text:p>
          </table:table-cell>
          <table:table-cell table:formula="of:=IF([.D4]=[.D3];&quot;&quot;;[.D4])">
            <text:p/>
          </table:table-cell>
          <table:table-cell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table:formula="of:=[.A5]+[.B5]" office:value-type="float" office:value="263" calcext:value-type="float">
            <text:p>263</text:p>
          </table:table-cell>
          <table:table-cell table:formula="of:=IF([.A5]&gt;=[.D4];[.C5];[.D4])" office:value-type="float" office:value="263" calcext:value-type="float">
            <text:p>263</text:p>
          </table:table-cell>
          <table:table-cell table:formula="of:=IF([.D5]=[.D4];&quot;&quot;;[.D5])" office:value-type="float" office:value="263" calcext:value-type="float">
            <text:p>263</text:p>
          </table:table-cell>
          <table:table-cell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4" calcext:value-type="float">
            <text:p>234</text:p>
          </table:table-cell>
          <table:table-cell table:formula="of:=[.A6]+[.B6]" office:value-type="float" office:value="318" calcext:value-type="float">
            <text:p>318</text:p>
          </table:table-cell>
          <table:table-cell table:formula="of:=IF([.A6]&gt;=[.D5];[.C6];[.D5])" office:value-type="float" office:value="263" calcext:value-type="float">
            <text:p>263</text:p>
          </table:table-cell>
          <table:table-cell table:formula="of:=IF([.D6]=[.D5];&quot;&quot;;[.D6])">
            <text:p/>
          </table:table-cell>
          <table:table-cell table:number-columns-repeated="1637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2" calcext:value-type="float">
            <text:p>242</text:p>
          </table:table-cell>
          <table:table-cell table:formula="of:=[.A7]+[.B7]" office:value-type="float" office:value="334" calcext:value-type="float">
            <text:p>334</text:p>
          </table:table-cell>
          <table:table-cell table:formula="of:=IF([.A7]&gt;=[.D6];[.C7];[.D6])" office:value-type="float" office:value="263" calcext:value-type="float">
            <text:p>263</text:p>
          </table:table-cell>
          <table:table-cell table:formula="of:=IF([.D7]=[.D6];&quot;&quot;;[.D7])">
            <text:p/>
          </table:table-cell>
          <table:table-cell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5" calcext:value-type="float">
            <text:p>155</text:p>
          </table:table-cell>
          <table:table-cell table:formula="of:=[.A8]+[.B8]" office:value-type="float" office:value="346" calcext:value-type="float">
            <text:p>346</text:p>
          </table:table-cell>
          <table:table-cell table:formula="of:=IF([.A8]&gt;=[.D7];[.C8];[.D7])" office:value-type="float" office:value="263" calcext:value-type="float">
            <text:p>263</text:p>
          </table:table-cell>
          <table:table-cell table:formula="of:=IF([.D8]=[.D7];&quot;&quot;;[.D8])">
            <text:p/>
          </table:table-cell>
          <table:table-cell table:number-columns-repeated="1637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0" calcext:value-type="float">
            <text:p>110</text:p>
          </table:table-cell>
          <table:table-cell table:formula="of:=[.A9]+[.B9]" office:value-type="float" office:value="404" calcext:value-type="float">
            <text:p>404</text:p>
          </table:table-cell>
          <table:table-cell table:formula="of:=IF([.A9]&gt;=[.D8];[.C9];[.D8])" office:value-type="float" office:value="404" calcext:value-type="float">
            <text:p>404</text:p>
          </table:table-cell>
          <table:table-cell table:formula="of:=IF([.D9]=[.D8];&quot;&quot;;[.D9])" office:value-type="float" office:value="404" calcext:value-type="float">
            <text:p>404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5" calcext:value-type="float">
            <text:p>355</text:p>
          </table:table-cell>
          <table:table-cell table:formula="of:=[.A10]+[.B10]" office:value-type="float" office:value="407" calcext:value-type="float">
            <text:p>407</text:p>
          </table:table-cell>
          <table:table-cell table:formula="of:=IF([.A10]&gt;=[.D9];[.C10];[.D9])" office:value-type="float" office:value="404" calcext:value-type="float">
            <text:p>404</text:p>
          </table:table-cell>
          <table:table-cell table:formula="of:=IF([.D10]=[.D9];&quot;&quot;;[.D10])">
            <text:p/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2" calcext:value-type="float">
            <text:p>382</text:p>
          </table:table-cell>
          <table:table-cell table:formula="of:=[.A11]+[.B11]" office:value-type="float" office:value="410" calcext:value-type="float">
            <text:p>410</text:p>
          </table:table-cell>
          <table:table-cell table:formula="of:=IF([.A11]&gt;=[.D10];[.C11];[.D10])" office:value-type="float" office:value="404" calcext:value-type="float">
            <text:p>404</text:p>
          </table:table-cell>
          <table:table-cell table:formula="of:=IF([.D11]=[.D10];&quot;&quot;;[.D11])">
            <text:p/>
          </table:table-cell>
          <table:table-cell table:number-columns-repeated="1637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" calcext:value-type="float">
            <text:p>40</text:p>
          </table:table-cell>
          <table:table-cell table:formula="of:=[.A12]+[.B12]" office:value-type="float" office:value="443" calcext:value-type="float">
            <text:p>443</text:p>
          </table:table-cell>
          <table:table-cell table:formula="of:=IF([.A12]&gt;=[.D11];[.C12];[.D11])" office:value-type="float" office:value="404" calcext:value-type="float">
            <text:p>404</text:p>
          </table:table-cell>
          <table:table-cell table:formula="of:=IF([.D12]=[.D11];&quot;&quot;;[.D12])">
            <text:p/>
          </table:table-cell>
          <table:table-cell table:number-columns-repeated="1637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2" calcext:value-type="float">
            <text:p>52</text:p>
          </table:table-cell>
          <table:table-cell table:formula="of:=[.A13]+[.B13]" office:value-type="float" office:value="451" calcext:value-type="float">
            <text:p>451</text:p>
          </table:table-cell>
          <table:table-cell table:formula="of:=IF([.A13]&gt;=[.D12];[.C13];[.D12])" office:value-type="float" office:value="404" calcext:value-type="float">
            <text:p>404</text:p>
          </table:table-cell>
          <table:table-cell table:formula="of:=IF([.D13]=[.D12];&quot;&quot;;[.D13])">
            <text:p/>
          </table:table-cell>
          <table:table-cell table:number-columns-repeated="1637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table:formula="of:=[.A14]+[.B14]" office:value-type="float" office:value="455" calcext:value-type="float">
            <text:p>455</text:p>
          </table:table-cell>
          <table:table-cell table:formula="of:=IF([.A14]&gt;=[.D13];[.C14];[.D13])" office:value-type="float" office:value="404" calcext:value-type="float">
            <text:p>404</text:p>
          </table:table-cell>
          <table:table-cell table:formula="of:=IF([.D14]=[.D13];&quot;&quot;;[.D14])">
            <text:p/>
          </table:table-cell>
          <table:table-cell table:number-columns-repeated="1637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12" calcext:value-type="float">
            <text:p>212</text:p>
          </table:table-cell>
          <table:table-cell table:formula="of:=[.A15]+[.B15]" office:value-type="float" office:value="460" calcext:value-type="float">
            <text:p>460</text:p>
          </table:table-cell>
          <table:table-cell table:formula="of:=IF([.A15]&gt;=[.D14];[.C15];[.D14])" office:value-type="float" office:value="404" calcext:value-type="float">
            <text:p>404</text:p>
          </table:table-cell>
          <table:table-cell table:formula="of:=IF([.D15]=[.D14];&quot;&quot;;[.D15])">
            <text:p/>
          </table:table-cell>
          <table:table-cell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7" calcext:value-type="float">
            <text:p>417</text:p>
          </table:table-cell>
          <table:table-cell table:formula="of:=[.A16]+[.B16]" office:value-type="float" office:value="462" calcext:value-type="float">
            <text:p>462</text:p>
          </table:table-cell>
          <table:table-cell table:formula="of:=IF([.A16]&gt;=[.D15];[.C16];[.D15])" office:value-type="float" office:value="404" calcext:value-type="float">
            <text:p>404</text:p>
          </table:table-cell>
          <table:table-cell table:formula="of:=IF([.D16]=[.D15];&quot;&quot;;[.D16])">
            <text:p/>
          </table:table-cell>
          <table:table-cell table:number-columns-repeated="1637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5" calcext:value-type="float">
            <text:p>185</text:p>
          </table:table-cell>
          <table:table-cell table:formula="of:=[.A17]+[.B17]" office:value-type="float" office:value="483" calcext:value-type="float">
            <text:p>483</text:p>
          </table:table-cell>
          <table:table-cell table:formula="of:=IF([.A17]&gt;=[.D16];[.C17];[.D16])" office:value-type="float" office:value="404" calcext:value-type="float">
            <text:p>404</text:p>
          </table:table-cell>
          <table:table-cell table:formula="of:=IF([.D17]=[.D16];&quot;&quot;;[.D17])">
            <text:p/>
          </table:table-cell>
          <table:table-cell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8" calcext:value-type="float">
            <text:p>458</text:p>
          </table:table-cell>
          <table:table-cell table:formula="of:=[.A18]+[.B18]" office:value-type="float" office:value="535" calcext:value-type="float">
            <text:p>535</text:p>
          </table:table-cell>
          <table:table-cell table:formula="of:=IF([.A18]&gt;=[.D17];[.C18];[.D17])" office:value-type="float" office:value="404" calcext:value-type="float">
            <text:p>404</text:p>
          </table:table-cell>
          <table:table-cell table:formula="of:=IF([.D18]=[.D17];&quot;&quot;;[.D18])">
            <text:p/>
          </table:table-cell>
          <table:table-cell table:number-columns-repeated="1637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0" calcext:value-type="float">
            <text:p>140</text:p>
          </table:table-cell>
          <table:table-cell table:formula="of:=[.A19]+[.B19]" office:value-type="float" office:value="535" calcext:value-type="float">
            <text:p>535</text:p>
          </table:table-cell>
          <table:table-cell table:formula="of:=IF([.A19]&gt;=[.D18];[.C19];[.D18])" office:value-type="float" office:value="404" calcext:value-type="float">
            <text:p>404</text:p>
          </table:table-cell>
          <table:table-cell table:formula="of:=IF([.D19]=[.D18];&quot;&quot;;[.D19])">
            <text:p/>
          </table:table-cell>
          <table:table-cell table:number-columns-repeated="1637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2" calcext:value-type="float">
            <text:p>142</text:p>
          </table:table-cell>
          <table:table-cell table:formula="of:=[.A20]+[.B20]" office:value-type="float" office:value="538" calcext:value-type="float">
            <text:p>538</text:p>
          </table:table-cell>
          <table:table-cell table:formula="of:=IF([.A20]&gt;=[.D19];[.C20];[.D19])" office:value-type="float" office:value="404" calcext:value-type="float">
            <text:p>404</text:p>
          </table:table-cell>
          <table:table-cell table:formula="of:=IF([.D20]=[.D19];&quot;&quot;;[.D20])">
            <text:p/>
          </table:table-cell>
          <table:table-cell table:number-columns-repeated="1637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4" calcext:value-type="float">
            <text:p>154</text:p>
          </table:table-cell>
          <table:table-cell table:formula="of:=[.A21]+[.B21]" office:value-type="float" office:value="546" calcext:value-type="float">
            <text:p>546</text:p>
          </table:table-cell>
          <table:table-cell table:formula="of:=IF([.A21]&gt;=[.D20];[.C21];[.D20])" office:value-type="float" office:value="404" calcext:value-type="float">
            <text:p>404</text:p>
          </table:table-cell>
          <table:table-cell table:formula="of:=IF([.D21]=[.D20];&quot;&quot;;[.D21])">
            <text:p/>
          </table:table-cell>
          <table:table-cell table:number-columns-repeated="1637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21" calcext:value-type="float">
            <text:p>321</text:p>
          </table:table-cell>
          <table:table-cell table:formula="of:=[.A22]+[.B22]" office:value-type="float" office:value="547" calcext:value-type="float">
            <text:p>547</text:p>
          </table:table-cell>
          <table:table-cell table:formula="of:=IF([.A22]&gt;=[.D21];[.C22];[.D21])" office:value-type="float" office:value="404" calcext:value-type="float">
            <text:p>404</text:p>
          </table:table-cell>
          <table:table-cell table:formula="of:=IF([.D22]=[.D21];&quot;&quot;;[.D22])">
            <text:p/>
          </table:table-cell>
          <table:table-cell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63" calcext:value-type="float">
            <text:p>363</text:p>
          </table:table-cell>
          <table:table-cell table:formula="of:=[.A23]+[.B23]" office:value-type="float" office:value="553" calcext:value-type="float">
            <text:p>553</text:p>
          </table:table-cell>
          <table:table-cell table:formula="of:=IF([.A23]&gt;=[.D22];[.C23];[.D22])" office:value-type="float" office:value="404" calcext:value-type="float">
            <text:p>404</text:p>
          </table:table-cell>
          <table:table-cell table:formula="of:=IF([.D23]=[.D22];&quot;&quot;;[.D23])">
            <text:p/>
          </table:table-cell>
          <table:table-cell table:number-columns-repeated="1637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9" calcext:value-type="float">
            <text:p>49</text:p>
          </table:table-cell>
          <table:table-cell table:formula="of:=[.A24]+[.B24]" office:value-type="float" office:value="586" calcext:value-type="float">
            <text:p>586</text:p>
          </table:table-cell>
          <table:table-cell table:formula="of:=IF([.A24]&gt;=[.D23];[.C24];[.D23])" office:value-type="float" office:value="586" calcext:value-type="float">
            <text:p>586</text:p>
          </table:table-cell>
          <table:table-cell table:formula="of:=IF([.D24]=[.D23];&quot;&quot;;[.D24])" office:value-type="float" office:value="586" calcext:value-type="float">
            <text:p>586</text:p>
          </table:table-cell>
          <table:table-cell table:number-columns-repeated="1637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43" calcext:value-type="float">
            <text:p>443</text:p>
          </table:table-cell>
          <table:table-cell table:formula="of:=[.A25]+[.B25]" office:value-type="float" office:value="599" calcext:value-type="float">
            <text:p>599</text:p>
          </table:table-cell>
          <table:table-cell table:formula="of:=IF([.A25]&gt;=[.D24];[.C25];[.D24])" office:value-type="float" office:value="586" calcext:value-type="float">
            <text:p>586</text:p>
          </table:table-cell>
          <table:table-cell table:formula="of:=IF([.D25]=[.D24];&quot;&quot;;[.D25])">
            <text:p/>
          </table:table-cell>
          <table:table-cell table:number-columns-repeated="1637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8" calcext:value-type="float">
            <text:p>208</text:p>
          </table:table-cell>
          <table:table-cell table:formula="of:=[.A26]+[.B26]" office:value-type="float" office:value="616" calcext:value-type="float">
            <text:p>616</text:p>
          </table:table-cell>
          <table:table-cell table:formula="of:=IF([.A26]&gt;=[.D25];[.C26];[.D25])" office:value-type="float" office:value="586" calcext:value-type="float">
            <text:p>586</text:p>
          </table:table-cell>
          <table:table-cell table:formula="of:=IF([.D26]=[.D25];&quot;&quot;;[.D26])">
            <text:p/>
          </table:table-cell>
          <table:table-cell table:number-columns-repeated="1637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10" calcext:value-type="float">
            <text:p>210</text:p>
          </table:table-cell>
          <table:table-cell table:formula="of:=[.A27]+[.B27]" office:value-type="float" office:value="621" calcext:value-type="float">
            <text:p>621</text:p>
          </table:table-cell>
          <table:table-cell table:formula="of:=IF([.A27]&gt;=[.D26];[.C27];[.D26])" office:value-type="float" office:value="586" calcext:value-type="float">
            <text:p>586</text:p>
          </table:table-cell>
          <table:table-cell table:formula="of:=IF([.D27]=[.D26];&quot;&quot;;[.D27])">
            <text:p/>
          </table:table-cell>
          <table:table-cell table:number-columns-repeated="1637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1" calcext:value-type="float">
            <text:p>291</text:p>
          </table:table-cell>
          <table:table-cell table:formula="of:=[.A28]+[.B28]" office:value-type="float" office:value="631" calcext:value-type="float">
            <text:p>631</text:p>
          </table:table-cell>
          <table:table-cell table:formula="of:=IF([.A28]&gt;=[.D27];[.C28];[.D27])" office:value-type="float" office:value="586" calcext:value-type="float">
            <text:p>586</text:p>
          </table:table-cell>
          <table:table-cell table:formula="of:=IF([.D28]=[.D27];&quot;&quot;;[.D28])">
            <text:p/>
          </table:table-cell>
          <table:table-cell table:number-columns-repeated="1637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97" calcext:value-type="float">
            <text:p>397</text:p>
          </table:table-cell>
          <table:table-cell table:formula="of:=[.A29]+[.B29]" office:value-type="float" office:value="637" calcext:value-type="float">
            <text:p>637</text:p>
          </table:table-cell>
          <table:table-cell table:formula="of:=IF([.A29]&gt;=[.D28];[.C29];[.D28])" office:value-type="float" office:value="586" calcext:value-type="float">
            <text:p>586</text:p>
          </table:table-cell>
          <table:table-cell table:formula="of:=IF([.D29]=[.D28];&quot;&quot;;[.D29])">
            <text:p/>
          </table:table-cell>
          <table:table-cell table:number-columns-repeated="1637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table:formula="of:=[.A30]+[.B30]" office:value-type="float" office:value="637" calcext:value-type="float">
            <text:p>637</text:p>
          </table:table-cell>
          <table:table-cell table:formula="of:=IF([.A30]&gt;=[.D29];[.C30];[.D29])" office:value-type="float" office:value="637" calcext:value-type="float">
            <text:p>637</text:p>
          </table:table-cell>
          <table:table-cell table:formula="of:=IF([.D30]=[.D29];&quot;&quot;;[.D30])" office:value-type="float" office:value="637" calcext:value-type="float">
            <text:p>637</text:p>
          </table:table-cell>
          <table:table-cell table:number-columns-repeated="1637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7" calcext:value-type="float">
            <text:p>197</text:p>
          </table:table-cell>
          <table:table-cell table:formula="of:=[.A31]+[.B31]" office:value-type="float" office:value="644" calcext:value-type="float">
            <text:p>644</text:p>
          </table:table-cell>
          <table:table-cell table:formula="of:=IF([.A31]&gt;=[.D30];[.C31];[.D30])" office:value-type="float" office:value="637" calcext:value-type="float">
            <text:p>637</text:p>
          </table:table-cell>
          <table:table-cell table:formula="of:=IF([.D31]=[.D30];&quot;&quot;;[.D31])">
            <text:p/>
          </table:table-cell>
          <table:table-cell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4" calcext:value-type="float">
            <text:p>604</text:p>
          </table:table-cell>
          <table:table-cell table:formula="of:=[.A32]+[.B32]" office:value-type="float" office:value="669" calcext:value-type="float">
            <text:p>669</text:p>
          </table:table-cell>
          <table:table-cell table:formula="of:=IF([.A32]&gt;=[.D31];[.C32];[.D31])" office:value-type="float" office:value="637" calcext:value-type="float">
            <text:p>637</text:p>
          </table:table-cell>
          <table:table-cell table:formula="of:=IF([.D32]=[.D31];&quot;&quot;;[.D32])">
            <text:p/>
          </table:table-cell>
          <table:table-cell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4" calcext:value-type="float">
            <text:p>564</text:p>
          </table:table-cell>
          <table:table-cell table:formula="of:=[.A33]+[.B33]" office:value-type="float" office:value="673" calcext:value-type="float">
            <text:p>673</text:p>
          </table:table-cell>
          <table:table-cell table:formula="of:=IF([.A33]&gt;=[.D32];[.C33];[.D32])" office:value-type="float" office:value="637" calcext:value-type="float">
            <text:p>637</text:p>
          </table:table-cell>
          <table:table-cell table:formula="of:=IF([.D33]=[.D32];&quot;&quot;;[.D33])">
            <text:p/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3" calcext:value-type="float">
            <text:p>623</text:p>
          </table:table-cell>
          <table:table-cell table:formula="of:=[.A34]+[.B34]" office:value-type="float" office:value="675" calcext:value-type="float">
            <text:p>675</text:p>
          </table:table-cell>
          <table:table-cell table:formula="of:=IF([.A34]&gt;=[.D33];[.C34];[.D33])" office:value-type="float" office:value="637" calcext:value-type="float">
            <text:p>637</text:p>
          </table:table-cell>
          <table:table-cell table:formula="of:=IF([.D34]=[.D33];&quot;&quot;;[.D34])">
            <text:p/>
          </table:table-cell>
          <table:table-cell table:number-columns-repeated="1637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677" calcext:value-type="float">
            <text:p>677</text:p>
          </table:table-cell>
          <table:table-cell table:formula="of:=IF([.A35]&gt;=[.D34];[.C35];[.D34])" office:value-type="float" office:value="677" calcext:value-type="float">
            <text:p>677</text:p>
          </table:table-cell>
          <table:table-cell table:formula="of:=IF([.D35]=[.D34];&quot;&quot;;[.D35])" office:value-type="float" office:value="677" calcext:value-type="float">
            <text:p>677</text:p>
          </table:table-cell>
          <table:table-cell table:number-columns-repeated="1637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09" calcext:value-type="float">
            <text:p>509</text:p>
          </table:table-cell>
          <table:table-cell table:formula="of:=[.A36]+[.B36]" office:value-type="float" office:value="681" calcext:value-type="float">
            <text:p>681</text:p>
          </table:table-cell>
          <table:table-cell table:formula="of:=IF([.A36]&gt;=[.D35];[.C36];[.D35])" office:value-type="float" office:value="677" calcext:value-type="float">
            <text:p>677</text:p>
          </table:table-cell>
          <table:table-cell table:formula="of:=IF([.D36]=[.D35];&quot;&quot;;[.D36])">
            <text:p/>
          </table:table-cell>
          <table:table-cell table:number-columns-repeated="1637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05" calcext:value-type="float">
            <text:p>405</text:p>
          </table:table-cell>
          <table:table-cell table:formula="of:=[.A37]+[.B37]" office:value-type="float" office:value="681" calcext:value-type="float">
            <text:p>681</text:p>
          </table:table-cell>
          <table:table-cell table:formula="of:=IF([.A37]&gt;=[.D36];[.C37];[.D36])" office:value-type="float" office:value="677" calcext:value-type="float">
            <text:p>677</text:p>
          </table:table-cell>
          <table:table-cell table:formula="of:=IF([.D37]=[.D36];&quot;&quot;;[.D37])">
            <text:p/>
          </table:table-cell>
          <table:table-cell table:number-columns-repeated="1637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69" calcext:value-type="float">
            <text:p>569</text:p>
          </table:table-cell>
          <table:table-cell table:formula="of:=[.A38]+[.B38]" office:value-type="float" office:value="698" calcext:value-type="float">
            <text:p>698</text:p>
          </table:table-cell>
          <table:table-cell table:formula="of:=IF([.A38]&gt;=[.D37];[.C38];[.D37])" office:value-type="float" office:value="677" calcext:value-type="float">
            <text:p>677</text:p>
          </table:table-cell>
          <table:table-cell table:formula="of:=IF([.D38]=[.D37];&quot;&quot;;[.D38])">
            <text:p/>
          </table:table-cell>
          <table:table-cell table:number-columns-repeated="1637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1" calcext:value-type="float">
            <text:p>111</text:p>
          </table:table-cell>
          <table:table-cell table:formula="of:=[.A39]+[.B39]" office:value-type="float" office:value="698" calcext:value-type="float">
            <text:p>698</text:p>
          </table:table-cell>
          <table:table-cell table:formula="of:=IF([.A39]&gt;=[.D38];[.C39];[.D38])" office:value-type="float" office:value="677" calcext:value-type="float">
            <text:p>677</text:p>
          </table:table-cell>
          <table:table-cell table:formula="of:=IF([.D39]=[.D38];&quot;&quot;;[.D39])">
            <text:p/>
          </table:table-cell>
          <table:table-cell table:number-columns-repeated="1637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17" calcext:value-type="float">
            <text:p>317</text:p>
          </table:table-cell>
          <table:table-cell table:formula="of:=[.A40]+[.B40]" office:value-type="float" office:value="716" calcext:value-type="float">
            <text:p>716</text:p>
          </table:table-cell>
          <table:table-cell table:formula="of:=IF([.A40]&gt;=[.D39];[.C40];[.D39])" office:value-type="float" office:value="677" calcext:value-type="float">
            <text:p>677</text:p>
          </table:table-cell>
          <table:table-cell table:formula="of:=IF([.D40]=[.D39];&quot;&quot;;[.D40])">
            <text:p/>
          </table:table-cell>
          <table:table-cell table:number-columns-repeated="1637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2" calcext:value-type="float">
            <text:p>492</text:p>
          </table:table-cell>
          <table:table-cell table:formula="of:=[.A41]+[.B41]" office:value-type="float" office:value="719" calcext:value-type="float">
            <text:p>719</text:p>
          </table:table-cell>
          <table:table-cell table:formula="of:=IF([.A41]&gt;=[.D40];[.C41];[.D40])" office:value-type="float" office:value="677" calcext:value-type="float">
            <text:p>677</text:p>
          </table:table-cell>
          <table:table-cell table:formula="of:=IF([.D41]=[.D40];&quot;&quot;;[.D41])">
            <text:p/>
          </table:table-cell>
          <table:table-cell table:number-columns-repeated="1637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3" calcext:value-type="float">
            <text:p>73</text:p>
          </table:table-cell>
          <table:table-cell table:formula="of:=[.A42]+[.B42]" office:value-type="float" office:value="721" calcext:value-type="float">
            <text:p>721</text:p>
          </table:table-cell>
          <table:table-cell table:formula="of:=IF([.A42]&gt;=[.D41];[.C42];[.D41])" office:value-type="float" office:value="677" calcext:value-type="float">
            <text:p>677</text:p>
          </table:table-cell>
          <table:table-cell table:formula="of:=IF([.D42]=[.D41];&quot;&quot;;[.D42])">
            <text:p/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24" calcext:value-type="float">
            <text:p>524</text:p>
          </table:table-cell>
          <table:table-cell table:formula="of:=[.A43]+[.B43]" office:value-type="float" office:value="753" calcext:value-type="float">
            <text:p>753</text:p>
          </table:table-cell>
          <table:table-cell table:formula="of:=IF([.A43]&gt;=[.D42];[.C43];[.D42])" office:value-type="float" office:value="677" calcext:value-type="float">
            <text:p>677</text:p>
          </table:table-cell>
          <table:table-cell table:formula="of:=IF([.D43]=[.D42];&quot;&quot;;[.D43])">
            <text:p/>
          </table:table-cell>
          <table:table-cell table:number-columns-repeated="1637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75" calcext:value-type="float">
            <text:p>275</text:p>
          </table:table-cell>
          <table:table-cell table:formula="of:=[.A44]+[.B44]" office:value-type="float" office:value="756" calcext:value-type="float">
            <text:p>756</text:p>
          </table:table-cell>
          <table:table-cell table:formula="of:=IF([.A44]&gt;=[.D43];[.C44];[.D43])" office:value-type="float" office:value="677" calcext:value-type="float">
            <text:p>677</text:p>
          </table:table-cell>
          <table:table-cell table:formula="of:=IF([.D44]=[.D43];&quot;&quot;;[.D44])">
            <text:p/>
          </table:table-cell>
          <table:table-cell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75" calcext:value-type="float">
            <text:p>575</text:p>
          </table:table-cell>
          <table:table-cell table:formula="of:=[.A45]+[.B45]" office:value-type="float" office:value="766" calcext:value-type="float">
            <text:p>766</text:p>
          </table:table-cell>
          <table:table-cell table:formula="of:=IF([.A45]&gt;=[.D44];[.C45];[.D44])" office:value-type="float" office:value="677" calcext:value-type="float">
            <text:p>677</text:p>
          </table:table-cell>
          <table:table-cell table:formula="of:=IF([.D45]=[.D44];&quot;&quot;;[.D45])">
            <text:p/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22" calcext:value-type="float">
            <text:p>722</text:p>
          </table:table-cell>
          <table:table-cell table:formula="of:=[.A46]+[.B46]" office:value-type="float" office:value="779" calcext:value-type="float">
            <text:p>779</text:p>
          </table:table-cell>
          <table:table-cell table:formula="of:=IF([.A46]&gt;=[.D45];[.C46];[.D45])" office:value-type="float" office:value="677" calcext:value-type="float">
            <text:p>677</text:p>
          </table:table-cell>
          <table:table-cell table:formula="of:=IF([.D46]=[.D45];&quot;&quot;;[.D46])">
            <text:p/>
          </table:table-cell>
          <table:table-cell table:number-columns-repeated="1637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2" calcext:value-type="float">
            <text:p>272</text:p>
          </table:table-cell>
          <table:table-cell table:formula="of:=[.A47]+[.B47]" office:value-type="float" office:value="784" calcext:value-type="float">
            <text:p>784</text:p>
          </table:table-cell>
          <table:table-cell table:formula="of:=IF([.A47]&gt;=[.D46];[.C47];[.D46])" office:value-type="float" office:value="677" calcext:value-type="float">
            <text:p>677</text:p>
          </table:table-cell>
          <table:table-cell table:formula="of:=IF([.D47]=[.D46];&quot;&quot;;[.D47])">
            <text:p/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66" calcext:value-type="float">
            <text:p>566</text:p>
          </table:table-cell>
          <table:table-cell table:formula="of:=[.A48]+[.B48]" office:value-type="float" office:value="797" calcext:value-type="float">
            <text:p>797</text:p>
          </table:table-cell>
          <table:table-cell table:formula="of:=IF([.A48]&gt;=[.D47];[.C48];[.D47])" office:value-type="float" office:value="677" calcext:value-type="float">
            <text:p>677</text:p>
          </table:table-cell>
          <table:table-cell table:formula="of:=IF([.D48]=[.D47];&quot;&quot;;[.D48])">
            <text:p/>
          </table:table-cell>
          <table:table-cell table:number-columns-repeated="1637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36" calcext:value-type="float">
            <text:p>436</text:p>
          </table:table-cell>
          <table:table-cell table:formula="of:=[.A49]+[.B49]" office:value-type="float" office:value="802" calcext:value-type="float">
            <text:p>802</text:p>
          </table:table-cell>
          <table:table-cell table:formula="of:=IF([.A49]&gt;=[.D48];[.C49];[.D48])" office:value-type="float" office:value="677" calcext:value-type="float">
            <text:p>677</text:p>
          </table:table-cell>
          <table:table-cell table:formula="of:=IF([.D49]=[.D48];&quot;&quot;;[.D49])">
            <text:p/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table:formula="of:=[.A50]+[.B50]" office:value-type="float" office:value="803" calcext:value-type="float">
            <text:p>803</text:p>
          </table:table-cell>
          <table:table-cell table:formula="of:=IF([.A50]&gt;=[.D49];[.C50];[.D49])" office:value-type="float" office:value="677" calcext:value-type="float">
            <text:p>677</text:p>
          </table:table-cell>
          <table:table-cell table:formula="of:=IF([.D50]=[.D49];&quot;&quot;;[.D50])">
            <text:p/>
          </table:table-cell>
          <table:table-cell table:number-columns-repeated="1637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73" calcext:value-type="float">
            <text:p>273</text:p>
          </table:table-cell>
          <table:table-cell table:formula="of:=[.A51]+[.B51]" office:value-type="float" office:value="813" calcext:value-type="float">
            <text:p>813</text:p>
          </table:table-cell>
          <table:table-cell table:formula="of:=IF([.A51]&gt;=[.D50];[.C51];[.D50])" office:value-type="float" office:value="677" calcext:value-type="float">
            <text:p>677</text:p>
          </table:table-cell>
          <table:table-cell table:formula="of:=IF([.D51]=[.D50];&quot;&quot;;[.D51])">
            <text:p/>
          </table:table-cell>
          <table:table-cell table:number-columns-repeated="1637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0" calcext:value-type="float">
            <text:p>90</text:p>
          </table:table-cell>
          <table:table-cell table:formula="of:=[.A52]+[.B52]" office:value-type="float" office:value="830" calcext:value-type="float">
            <text:p>830</text:p>
          </table:table-cell>
          <table:table-cell table:formula="of:=IF([.A52]&gt;=[.D51];[.C52];[.D51])" office:value-type="float" office:value="830" calcext:value-type="float">
            <text:p>830</text:p>
          </table:table-cell>
          <table:table-cell table:formula="of:=IF([.D52]=[.D51];&quot;&quot;;[.D52])" office:value-type="float" office:value="830" calcext:value-type="float">
            <text:p>830</text:p>
          </table:table-cell>
          <table:table-cell table:number-columns-repeated="1637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78" calcext:value-type="float">
            <text:p>478</text:p>
          </table:table-cell>
          <table:table-cell table:formula="of:=[.A53]+[.B53]" office:value-type="float" office:value="838" calcext:value-type="float">
            <text:p>838</text:p>
          </table:table-cell>
          <table:table-cell table:formula="of:=IF([.A53]&gt;=[.D52];[.C53];[.D52])" office:value-type="float" office:value="830" calcext:value-type="float">
            <text:p>830</text:p>
          </table:table-cell>
          <table:table-cell table:formula="of:=IF([.D53]=[.D52];&quot;&quot;;[.D53])">
            <text:p/>
          </table:table-cell>
          <table:table-cell table:number-columns-repeated="1637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87" calcext:value-type="float">
            <text:p>487</text:p>
          </table:table-cell>
          <table:table-cell table:formula="of:=[.A54]+[.B54]" office:value-type="float" office:value="865" calcext:value-type="float">
            <text:p>865</text:p>
          </table:table-cell>
          <table:table-cell table:formula="of:=IF([.A54]&gt;=[.D53];[.C54];[.D53])" office:value-type="float" office:value="830" calcext:value-type="float">
            <text:p>830</text:p>
          </table:table-cell>
          <table:table-cell table:formula="of:=IF([.D54]=[.D53];&quot;&quot;;[.D54])">
            <text:p/>
          </table:table-cell>
          <table:table-cell table:number-columns-repeated="1637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8" calcext:value-type="float">
            <text:p>58</text:p>
          </table:table-cell>
          <table:table-cell table:formula="of:=[.A55]+[.B55]" office:value-type="float" office:value="868" calcext:value-type="float">
            <text:p>868</text:p>
          </table:table-cell>
          <table:table-cell table:formula="of:=IF([.A55]&gt;=[.D54];[.C55];[.D54])" office:value-type="float" office:value="830" calcext:value-type="float">
            <text:p>830</text:p>
          </table:table-cell>
          <table:table-cell table:formula="of:=IF([.D55]=[.D54];&quot;&quot;;[.D55])">
            <text:p/>
          </table:table-cell>
          <table:table-cell table:number-columns-repeated="1637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27" calcext:value-type="float">
            <text:p>127</text:p>
          </table:table-cell>
          <table:table-cell table:formula="of:=[.A56]+[.B56]" office:value-type="float" office:value="872" calcext:value-type="float">
            <text:p>872</text:p>
          </table:table-cell>
          <table:table-cell table:formula="of:=IF([.A56]&gt;=[.D55];[.C56];[.D55])" office:value-type="float" office:value="830" calcext:value-type="float">
            <text:p>830</text:p>
          </table:table-cell>
          <table:table-cell table:formula="of:=IF([.D56]=[.D55];&quot;&quot;;[.D56])">
            <text:p/>
          </table:table-cell>
          <table:table-cell table:number-columns-repeated="1637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67" calcext:value-type="float">
            <text:p>367</text:p>
          </table:table-cell>
          <table:table-cell table:formula="of:=[.A57]+[.B57]" office:value-type="float" office:value="899" calcext:value-type="float">
            <text:p>899</text:p>
          </table:table-cell>
          <table:table-cell table:formula="of:=IF([.A57]&gt;=[.D56];[.C57];[.D56])" office:value-type="float" office:value="830" calcext:value-type="float">
            <text:p>830</text:p>
          </table:table-cell>
          <table:table-cell table:formula="of:=IF([.D57]=[.D56];&quot;&quot;;[.D57])">
            <text:p/>
          </table:table-cell>
          <table:table-cell table:number-columns-repeated="1637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69" calcext:value-type="float">
            <text:p>569</text:p>
          </table:table-cell>
          <table:table-cell table:formula="of:=[.A58]+[.B58]" office:value-type="float" office:value="915" calcext:value-type="float">
            <text:p>915</text:p>
          </table:table-cell>
          <table:table-cell table:formula="of:=IF([.A58]&gt;=[.D57];[.C58];[.D57])" office:value-type="float" office:value="830" calcext:value-type="float">
            <text:p>830</text:p>
          </table:table-cell>
          <table:table-cell table:formula="of:=IF([.D58]=[.D57];&quot;&quot;;[.D58])">
            <text:p/>
          </table:table-cell>
          <table:table-cell table:number-columns-repeated="1637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66" calcext:value-type="float">
            <text:p>566</text:p>
          </table:table-cell>
          <table:table-cell table:formula="of:=[.A59]+[.B59]" office:value-type="float" office:value="917" calcext:value-type="float">
            <text:p>917</text:p>
          </table:table-cell>
          <table:table-cell table:formula="of:=IF([.A59]&gt;=[.D58];[.C59];[.D58])" office:value-type="float" office:value="830" calcext:value-type="float">
            <text:p>830</text:p>
          </table:table-cell>
          <table:table-cell table:formula="of:=IF([.D59]=[.D58];&quot;&quot;;[.D59])">
            <text:p/>
          </table:table-cell>
          <table:table-cell table:number-columns-repeated="1637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98" calcext:value-type="float">
            <text:p>798</text:p>
          </table:table-cell>
          <table:table-cell table:formula="of:=[.A60]+[.B60]" office:value-type="float" office:value="935" calcext:value-type="float">
            <text:p>935</text:p>
          </table:table-cell>
          <table:table-cell table:formula="of:=IF([.A60]&gt;=[.D59];[.C60];[.D59])" office:value-type="float" office:value="830" calcext:value-type="float">
            <text:p>830</text:p>
          </table:table-cell>
          <table:table-cell table:formula="of:=IF([.D60]=[.D59];&quot;&quot;;[.D60])">
            <text:p/>
          </table:table-cell>
          <table:table-cell table:number-columns-repeated="1637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32" calcext:value-type="float">
            <text:p>432</text:p>
          </table:table-cell>
          <table:table-cell table:formula="of:=[.A61]+[.B61]" office:value-type="float" office:value="936" calcext:value-type="float">
            <text:p>936</text:p>
          </table:table-cell>
          <table:table-cell table:formula="of:=IF([.A61]&gt;=[.D60];[.C61];[.D60])" office:value-type="float" office:value="830" calcext:value-type="float">
            <text:p>830</text:p>
          </table:table-cell>
          <table:table-cell table:formula="of:=IF([.D61]=[.D60];&quot;&quot;;[.D61])">
            <text:p/>
          </table:table-cell>
          <table:table-cell table:number-columns-repeated="1637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5" calcext:value-type="float">
            <text:p>785</text:p>
          </table:table-cell>
          <table:table-cell table:formula="of:=[.A62]+[.B62]" office:value-type="float" office:value="937" calcext:value-type="float">
            <text:p>937</text:p>
          </table:table-cell>
          <table:table-cell table:formula="of:=IF([.A62]&gt;=[.D61];[.C62];[.D61])" office:value-type="float" office:value="830" calcext:value-type="float">
            <text:p>830</text:p>
          </table:table-cell>
          <table:table-cell table:formula="of:=IF([.D62]=[.D61];&quot;&quot;;[.D62])">
            <text:p/>
          </table:table-cell>
          <table:table-cell table:number-columns-repeated="1637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36" calcext:value-type="float">
            <text:p>236</text:p>
          </table:table-cell>
          <table:table-cell table:formula="of:=[.A63]+[.B63]" office:value-type="float" office:value="937" calcext:value-type="float">
            <text:p>937</text:p>
          </table:table-cell>
          <table:table-cell table:formula="of:=IF([.A63]&gt;=[.D62];[.C63];[.D62])" office:value-type="float" office:value="830" calcext:value-type="float">
            <text:p>830</text:p>
          </table:table-cell>
          <table:table-cell table:formula="of:=IF([.D63]=[.D62];&quot;&quot;;[.D63])">
            <text:p/>
          </table:table-cell>
          <table:table-cell table:number-columns-repeated="1637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13" calcext:value-type="float">
            <text:p>313</text:p>
          </table:table-cell>
          <table:table-cell table:formula="of:=[.A64]+[.B64]" office:value-type="float" office:value="943" calcext:value-type="float">
            <text:p>943</text:p>
          </table:table-cell>
          <table:table-cell table:formula="of:=IF([.A64]&gt;=[.D63];[.C64];[.D63])" office:value-type="float" office:value="830" calcext:value-type="float">
            <text:p>830</text:p>
          </table:table-cell>
          <table:table-cell table:formula="of:=IF([.D64]=[.D63];&quot;&quot;;[.D64])">
            <text:p/>
          </table:table-cell>
          <table:table-cell table:number-columns-repeated="1637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81" calcext:value-type="float">
            <text:p>181</text:p>
          </table:table-cell>
          <table:table-cell table:formula="of:=[.A65]+[.B65]" office:value-type="float" office:value="943" calcext:value-type="float">
            <text:p>943</text:p>
          </table:table-cell>
          <table:table-cell table:formula="of:=IF([.A65]&gt;=[.D64];[.C65];[.D64])" office:value-type="float" office:value="830" calcext:value-type="float">
            <text:p>830</text:p>
          </table:table-cell>
          <table:table-cell table:formula="of:=IF([.D65]=[.D64];&quot;&quot;;[.D65])">
            <text:p/>
          </table:table-cell>
          <table:table-cell table:number-columns-repeated="1637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0" calcext:value-type="float">
            <text:p>90</text:p>
          </table:table-cell>
          <table:table-cell table:formula="of:=[.A66]+[.B66]" office:value-type="float" office:value="949" calcext:value-type="float">
            <text:p>949</text:p>
          </table:table-cell>
          <table:table-cell table:formula="of:=IF([.A66]&gt;=[.D65];[.C66];[.D65])" office:value-type="float" office:value="949" calcext:value-type="float">
            <text:p>949</text:p>
          </table:table-cell>
          <table:table-cell table:formula="of:=IF([.D66]=[.D65];&quot;&quot;;[.D66])" office:value-type="float" office:value="949" calcext:value-type="float">
            <text:p>949</text:p>
          </table:table-cell>
          <table:table-cell table:number-columns-repeated="1637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90" calcext:value-type="float">
            <text:p>290</text:p>
          </table:table-cell>
          <table:table-cell table:formula="of:=[.A67]+[.B67]" office:value-type="float" office:value="961" calcext:value-type="float">
            <text:p>961</text:p>
          </table:table-cell>
          <table:table-cell table:formula="of:=IF([.A67]&gt;=[.D66];[.C67];[.D66])" office:value-type="float" office:value="949" calcext:value-type="float">
            <text:p>949</text:p>
          </table:table-cell>
          <table:table-cell table:formula="of:=IF([.D67]=[.D66];&quot;&quot;;[.D67])">
            <text:p/>
          </table:table-cell>
          <table:table-cell table:number-columns-repeated="1637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13" calcext:value-type="float">
            <text:p>213</text:p>
          </table:table-cell>
          <table:table-cell table:formula="of:=[.A68]+[.B68]" office:value-type="float" office:value="962" calcext:value-type="float">
            <text:p>962</text:p>
          </table:table-cell>
          <table:table-cell table:formula="of:=IF([.A68]&gt;=[.D67];[.C68];[.D67])" office:value-type="float" office:value="949" calcext:value-type="float">
            <text:p>949</text:p>
          </table:table-cell>
          <table:table-cell table:formula="of:=IF([.D68]=[.D67];&quot;&quot;;[.D68])">
            <text:p/>
          </table:table-cell>
          <table:table-cell table:number-columns-repeated="1637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85" calcext:value-type="float">
            <text:p>185</text:p>
          </table:table-cell>
          <table:table-cell table:formula="of:=[.A69]+[.B69]" office:value-type="float" office:value="972" calcext:value-type="float">
            <text:p>972</text:p>
          </table:table-cell>
          <table:table-cell table:formula="of:=IF([.A69]&gt;=[.D68];[.C69];[.D68])" office:value-type="float" office:value="949" calcext:value-type="float">
            <text:p>949</text:p>
          </table:table-cell>
          <table:table-cell table:formula="of:=IF([.D69]=[.D68];&quot;&quot;;[.D69])">
            <text:p/>
          </table:table-cell>
          <table:table-cell table:number-columns-repeated="1637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70" calcext:value-type="float">
            <text:p>570</text:p>
          </table:table-cell>
          <table:table-cell table:formula="of:=[.A70]+[.B70]" office:value-type="float" office:value="983" calcext:value-type="float">
            <text:p>983</text:p>
          </table:table-cell>
          <table:table-cell table:formula="of:=IF([.A70]&gt;=[.D69];[.C70];[.D69])" office:value-type="float" office:value="949" calcext:value-type="float">
            <text:p>949</text:p>
          </table:table-cell>
          <table:table-cell table:formula="of:=IF([.D70]=[.D69];&quot;&quot;;[.D70])">
            <text:p/>
          </table:table-cell>
          <table:table-cell table:number-columns-repeated="1637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8" calcext:value-type="float">
            <text:p>168</text:p>
          </table:table-cell>
          <table:table-cell table:formula="of:=[.A71]+[.B71]" office:value-type="float" office:value="993" calcext:value-type="float">
            <text:p>993</text:p>
          </table:table-cell>
          <table:table-cell table:formula="of:=IF([.A71]&gt;=[.D70];[.C71];[.D70])" office:value-type="float" office:value="949" calcext:value-type="float">
            <text:p>949</text:p>
          </table:table-cell>
          <table:table-cell table:formula="of:=IF([.D71]=[.D70];&quot;&quot;;[.D71])">
            <text:p/>
          </table:table-cell>
          <table:table-cell table:number-columns-repeated="1637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01" calcext:value-type="float">
            <text:p>201</text:p>
          </table:table-cell>
          <table:table-cell table:formula="of:=[.A72]+[.B72]" office:value-type="float" office:value="996" calcext:value-type="float">
            <text:p>996</text:p>
          </table:table-cell>
          <table:table-cell table:formula="of:=IF([.A72]&gt;=[.D71];[.C72];[.D71])" office:value-type="float" office:value="949" calcext:value-type="float">
            <text:p>949</text:p>
          </table:table-cell>
          <table:table-cell table:formula="of:=IF([.D72]=[.D71];&quot;&quot;;[.D72])">
            <text:p/>
          </table:table-cell>
          <table:table-cell table:number-columns-repeated="1637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8" calcext:value-type="float">
            <text:p>348</text:p>
          </table:table-cell>
          <table:table-cell table:formula="of:=[.A73]+[.B73]" office:value-type="float" office:value="998" calcext:value-type="float">
            <text:p>998</text:p>
          </table:table-cell>
          <table:table-cell table:formula="of:=IF([.A73]&gt;=[.D72];[.C73];[.D72])" office:value-type="float" office:value="949" calcext:value-type="float">
            <text:p>949</text:p>
          </table:table-cell>
          <table:table-cell table:formula="of:=IF([.D73]=[.D72];&quot;&quot;;[.D73])">
            <text:p/>
          </table:table-cell>
          <table:table-cell table:number-columns-repeated="1637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25" calcext:value-type="float">
            <text:p>225</text:p>
          </table:table-cell>
          <table:table-cell table:formula="of:=[.A74]+[.B74]" office:value-type="float" office:value="1003" calcext:value-type="float">
            <text:p>1003</text:p>
          </table:table-cell>
          <table:table-cell table:formula="of:=IF([.A74]&gt;=[.D73];[.C74];[.D73])" office:value-type="float" office:value="949" calcext:value-type="float">
            <text:p>949</text:p>
          </table:table-cell>
          <table:table-cell table:formula="of:=IF([.D74]=[.D73];&quot;&quot;;[.D74])">
            <text:p/>
          </table:table-cell>
          <table:table-cell table:number-columns-repeated="1637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9" calcext:value-type="float">
            <text:p>69</text:p>
          </table:table-cell>
          <table:table-cell table:formula="of:=[.A75]+[.B75]" office:value-type="float" office:value="1003" calcext:value-type="float">
            <text:p>1003</text:p>
          </table:table-cell>
          <table:table-cell table:formula="of:=IF([.A75]&gt;=[.D74];[.C75];[.D74])" office:value-type="float" office:value="949" calcext:value-type="float">
            <text:p>949</text:p>
          </table:table-cell>
          <table:table-cell table:formula="of:=IF([.D75]=[.D74];&quot;&quot;;[.D75])">
            <text:p/>
          </table:table-cell>
          <table:table-cell table:number-columns-repeated="1637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25" calcext:value-type="float">
            <text:p>625</text:p>
          </table:table-cell>
          <table:table-cell table:formula="of:=[.A76]+[.B76]" office:value-type="float" office:value="1006" calcext:value-type="float">
            <text:p>1006</text:p>
          </table:table-cell>
          <table:table-cell table:formula="of:=IF([.A76]&gt;=[.D75];[.C76];[.D75])" office:value-type="float" office:value="949" calcext:value-type="float">
            <text:p>949</text:p>
          </table:table-cell>
          <table:table-cell table:formula="of:=IF([.D76]=[.D75];&quot;&quot;;[.D76])">
            <text:p/>
          </table:table-cell>
          <table:table-cell table:number-columns-repeated="1637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98" calcext:value-type="float">
            <text:p>798</text:p>
          </table:table-cell>
          <table:table-cell table:formula="of:=[.A77]+[.B77]" office:value-type="float" office:value="1012" calcext:value-type="float">
            <text:p>1012</text:p>
          </table:table-cell>
          <table:table-cell table:formula="of:=IF([.A77]&gt;=[.D76];[.C77];[.D76])" office:value-type="float" office:value="949" calcext:value-type="float">
            <text:p>949</text:p>
          </table:table-cell>
          <table:table-cell table:formula="of:=IF([.D77]=[.D76];&quot;&quot;;[.D77])">
            <text:p/>
          </table:table-cell>
          <table:table-cell table:number-columns-repeated="1637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06" calcext:value-type="float">
            <text:p>406</text:p>
          </table:table-cell>
          <table:table-cell table:formula="of:=[.A78]+[.B78]" office:value-type="float" office:value="1015" calcext:value-type="float">
            <text:p>1015</text:p>
          </table:table-cell>
          <table:table-cell table:formula="of:=IF([.A78]&gt;=[.D77];[.C78];[.D77])" office:value-type="float" office:value="949" calcext:value-type="float">
            <text:p>949</text:p>
          </table:table-cell>
          <table:table-cell table:formula="of:=IF([.D78]=[.D77];&quot;&quot;;[.D78])">
            <text:p/>
          </table:table-cell>
          <table:table-cell table:number-columns-repeated="1637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4" calcext:value-type="float">
            <text:p>204</text:p>
          </table:table-cell>
          <table:table-cell table:formula="of:=[.A79]+[.B79]" office:value-type="float" office:value="1016" calcext:value-type="float">
            <text:p>1016</text:p>
          </table:table-cell>
          <table:table-cell table:formula="of:=IF([.A79]&gt;=[.D78];[.C79];[.D78])" office:value-type="float" office:value="949" calcext:value-type="float">
            <text:p>949</text:p>
          </table:table-cell>
          <table:table-cell table:formula="of:=IF([.D79]=[.D78];&quot;&quot;;[.D79])">
            <text:p/>
          </table:table-cell>
          <table:table-cell table:number-columns-repeated="1637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94" calcext:value-type="float">
            <text:p>494</text:p>
          </table:table-cell>
          <table:table-cell table:formula="of:=[.A80]+[.B80]" office:value-type="float" office:value="1030" calcext:value-type="float">
            <text:p>1030</text:p>
          </table:table-cell>
          <table:table-cell table:formula="of:=IF([.A80]&gt;=[.D79];[.C80];[.D79])" office:value-type="float" office:value="949" calcext:value-type="float">
            <text:p>949</text:p>
          </table:table-cell>
          <table:table-cell table:formula="of:=IF([.D80]=[.D79];&quot;&quot;;[.D80])">
            <text:p/>
          </table:table-cell>
          <table:table-cell table:number-columns-repeated="1637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30" calcext:value-type="float">
            <text:p>730</text:p>
          </table:table-cell>
          <table:table-cell table:formula="of:=[.A81]+[.B81]" office:value-type="float" office:value="1031" calcext:value-type="float">
            <text:p>1031</text:p>
          </table:table-cell>
          <table:table-cell table:formula="of:=IF([.A81]&gt;=[.D80];[.C81];[.D80])" office:value-type="float" office:value="949" calcext:value-type="float">
            <text:p>949</text:p>
          </table:table-cell>
          <table:table-cell table:formula="of:=IF([.D81]=[.D80];&quot;&quot;;[.D81])">
            <text:p/>
          </table:table-cell>
          <table:table-cell table:number-columns-repeated="1637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1" calcext:value-type="float">
            <text:p>121</text:p>
          </table:table-cell>
          <table:table-cell table:formula="of:=[.A82]+[.B82]" office:value-type="float" office:value="1041" calcext:value-type="float">
            <text:p>1041</text:p>
          </table:table-cell>
          <table:table-cell table:formula="of:=IF([.A82]&gt;=[.D81];[.C82];[.D81])" office:value-type="float" office:value="949" calcext:value-type="float">
            <text:p>949</text:p>
          </table:table-cell>
          <table:table-cell table:formula="of:=IF([.D82]=[.D81];&quot;&quot;;[.D82])">
            <text:p/>
          </table:table-cell>
          <table:table-cell table:number-columns-repeated="1637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30" calcext:value-type="float">
            <text:p>530</text:p>
          </table:table-cell>
          <table:table-cell table:formula="of:=[.A83]+[.B83]" office:value-type="float" office:value="1044" calcext:value-type="float">
            <text:p>1044</text:p>
          </table:table-cell>
          <table:table-cell table:formula="of:=IF([.A83]&gt;=[.D82];[.C83];[.D82])" office:value-type="float" office:value="949" calcext:value-type="float">
            <text:p>949</text:p>
          </table:table-cell>
          <table:table-cell table:formula="of:=IF([.D83]=[.D82];&quot;&quot;;[.D83])">
            <text:p/>
          </table:table-cell>
          <table:table-cell table:number-columns-repeated="1637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79" calcext:value-type="float">
            <text:p>179</text:p>
          </table:table-cell>
          <table:table-cell table:formula="of:=[.A84]+[.B84]" office:value-type="float" office:value="1046" calcext:value-type="float">
            <text:p>1046</text:p>
          </table:table-cell>
          <table:table-cell table:formula="of:=IF([.A84]&gt;=[.D83];[.C84];[.D83])" office:value-type="float" office:value="949" calcext:value-type="float">
            <text:p>949</text:p>
          </table:table-cell>
          <table:table-cell table:formula="of:=IF([.D84]=[.D83];&quot;&quot;;[.D84])">
            <text:p/>
          </table:table-cell>
          <table:table-cell table:number-columns-repeated="1637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31" calcext:value-type="float">
            <text:p>631</text:p>
          </table:table-cell>
          <table:table-cell table:formula="of:=[.A85]+[.B85]" office:value-type="float" office:value="1062" calcext:value-type="float">
            <text:p>1062</text:p>
          </table:table-cell>
          <table:table-cell table:formula="of:=IF([.A85]&gt;=[.D84];[.C85];[.D84])" office:value-type="float" office:value="949" calcext:value-type="float">
            <text:p>949</text:p>
          </table:table-cell>
          <table:table-cell table:formula="of:=IF([.D85]=[.D84];&quot;&quot;;[.D85])">
            <text:p/>
          </table:table-cell>
          <table:table-cell table:number-columns-repeated="1637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29" calcext:value-type="float">
            <text:p>229</text:p>
          </table:table-cell>
          <table:table-cell table:formula="of:=[.A86]+[.B86]" office:value-type="float" office:value="1067" calcext:value-type="float">
            <text:p>1067</text:p>
          </table:table-cell>
          <table:table-cell table:formula="of:=IF([.A86]&gt;=[.D85];[.C86];[.D85])" office:value-type="float" office:value="949" calcext:value-type="float">
            <text:p>949</text:p>
          </table:table-cell>
          <table:table-cell table:formula="of:=IF([.D86]=[.D85];&quot;&quot;;[.D86])">
            <text:p/>
          </table:table-cell>
          <table:table-cell table:number-columns-repeated="1637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96" calcext:value-type="float">
            <text:p>396</text:p>
          </table:table-cell>
          <table:table-cell table:formula="of:=[.A87]+[.B87]" office:value-type="float" office:value="1082" calcext:value-type="float">
            <text:p>1082</text:p>
          </table:table-cell>
          <table:table-cell table:formula="of:=IF([.A87]&gt;=[.D86];[.C87];[.D86])" office:value-type="float" office:value="949" calcext:value-type="float">
            <text:p>949</text:p>
          </table:table-cell>
          <table:table-cell table:formula="of:=IF([.D87]=[.D86];&quot;&quot;;[.D87])">
            <text:p/>
          </table:table-cell>
          <table:table-cell table:number-columns-repeated="1637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4" calcext:value-type="float">
            <text:p>94</text:p>
          </table:table-cell>
          <table:table-cell table:formula="of:=[.A88]+[.B88]" office:value-type="float" office:value="1084" calcext:value-type="float">
            <text:p>1084</text:p>
          </table:table-cell>
          <table:table-cell table:formula="of:=IF([.A88]&gt;=[.D87];[.C88];[.D87])" office:value-type="float" office:value="1084" calcext:value-type="float">
            <text:p>1084</text:p>
          </table:table-cell>
          <table:table-cell table:formula="of:=IF([.D88]=[.D87];&quot;&quot;;[.D88])" office:value-type="float" office:value="1084" calcext:value-type="float">
            <text:p>1084</text:p>
          </table:table-cell>
          <table:table-cell table:number-columns-repeated="1637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91" calcext:value-type="float">
            <text:p>291</text:p>
          </table:table-cell>
          <table:table-cell table:formula="of:=[.A89]+[.B89]" office:value-type="float" office:value="1086" calcext:value-type="float">
            <text:p>1086</text:p>
          </table:table-cell>
          <table:table-cell table:formula="of:=IF([.A89]&gt;=[.D88];[.C89];[.D88])" office:value-type="float" office:value="1084" calcext:value-type="float">
            <text:p>1084</text:p>
          </table:table-cell>
          <table:table-cell table:formula="of:=IF([.D89]=[.D88];&quot;&quot;;[.D89])">
            <text:p/>
          </table:table-cell>
          <table:table-cell table:number-columns-repeated="1637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50" calcext:value-type="float">
            <text:p>750</text:p>
          </table:table-cell>
          <table:table-cell table:formula="of:=[.A90]+[.B90]" office:value-type="float" office:value="1111" calcext:value-type="float">
            <text:p>1111</text:p>
          </table:table-cell>
          <table:table-cell table:formula="of:=IF([.A90]&gt;=[.D89];[.C90];[.D89])" office:value-type="float" office:value="1084" calcext:value-type="float">
            <text:p>1084</text:p>
          </table:table-cell>
          <table:table-cell table:formula="of:=IF([.D90]=[.D89];&quot;&quot;;[.D90])">
            <text:p/>
          </table:table-cell>
          <table:table-cell table:number-columns-repeated="1637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10" calcext:value-type="float">
            <text:p>610</text:p>
          </table:table-cell>
          <table:table-cell table:formula="of:=[.A91]+[.B91]" office:value-type="float" office:value="1129" calcext:value-type="float">
            <text:p>1129</text:p>
          </table:table-cell>
          <table:table-cell table:formula="of:=IF([.A91]&gt;=[.D90];[.C91];[.D90])" office:value-type="float" office:value="1084" calcext:value-type="float">
            <text:p>1084</text:p>
          </table:table-cell>
          <table:table-cell table:formula="of:=IF([.D91]=[.D90];&quot;&quot;;[.D91])">
            <text:p/>
          </table:table-cell>
          <table:table-cell table:number-columns-repeated="1637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54" calcext:value-type="float">
            <text:p>354</text:p>
          </table:table-cell>
          <table:table-cell table:formula="of:=[.A92]+[.B92]" office:value-type="float" office:value="1131" calcext:value-type="float">
            <text:p>1131</text:p>
          </table:table-cell>
          <table:table-cell table:formula="of:=IF([.A92]&gt;=[.D91];[.C92];[.D91])" office:value-type="float" office:value="1084" calcext:value-type="float">
            <text:p>1084</text:p>
          </table:table-cell>
          <table:table-cell table:formula="of:=IF([.D92]=[.D91];&quot;&quot;;[.D92])">
            <text:p/>
          </table:table-cell>
          <table:table-cell table:number-columns-repeated="1637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91" calcext:value-type="float">
            <text:p>691</text:p>
          </table:table-cell>
          <table:table-cell table:formula="of:=[.A93]+[.B93]" office:value-type="float" office:value="1136" calcext:value-type="float">
            <text:p>1136</text:p>
          </table:table-cell>
          <table:table-cell table:formula="of:=IF([.A93]&gt;=[.D92];[.C93];[.D92])" office:value-type="float" office:value="1084" calcext:value-type="float">
            <text:p>1084</text:p>
          </table:table-cell>
          <table:table-cell table:formula="of:=IF([.D93]=[.D92];&quot;&quot;;[.D93])">
            <text:p/>
          </table:table-cell>
          <table:table-cell table:number-columns-repeated="1637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30" calcext:value-type="float">
            <text:p>330</text:p>
          </table:table-cell>
          <table:table-cell table:formula="of:=[.A94]+[.B94]" office:value-type="float" office:value="1141" calcext:value-type="float">
            <text:p>1141</text:p>
          </table:table-cell>
          <table:table-cell table:formula="of:=IF([.A94]&gt;=[.D93];[.C94];[.D93])" office:value-type="float" office:value="1084" calcext:value-type="float">
            <text:p>1084</text:p>
          </table:table-cell>
          <table:table-cell table:formula="of:=IF([.D94]=[.D93];&quot;&quot;;[.D94])">
            <text:p/>
          </table:table-cell>
          <table:table-cell table:number-columns-repeated="1637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96" calcext:value-type="float">
            <text:p>696</text:p>
          </table:table-cell>
          <table:table-cell table:formula="of:=[.A95]+[.B95]" office:value-type="float" office:value="1145" calcext:value-type="float">
            <text:p>1145</text:p>
          </table:table-cell>
          <table:table-cell table:formula="of:=IF([.A95]&gt;=[.D94];[.C95];[.D94])" office:value-type="float" office:value="1084" calcext:value-type="float">
            <text:p>1084</text:p>
          </table:table-cell>
          <table:table-cell table:formula="of:=IF([.D95]=[.D94];&quot;&quot;;[.D95])">
            <text:p/>
          </table:table-cell>
          <table:table-cell table:number-columns-repeated="1637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89" calcext:value-type="float">
            <text:p>289</text:p>
          </table:table-cell>
          <table:table-cell table:formula="of:=[.A96]+[.B96]" office:value-type="float" office:value="1147" calcext:value-type="float">
            <text:p>1147</text:p>
          </table:table-cell>
          <table:table-cell table:formula="of:=IF([.A96]&gt;=[.D95];[.C96];[.D95])" office:value-type="float" office:value="1084" calcext:value-type="float">
            <text:p>1084</text:p>
          </table:table-cell>
          <table:table-cell table:formula="of:=IF([.D96]=[.D95];&quot;&quot;;[.D96])">
            <text:p/>
          </table:table-cell>
          <table:table-cell table:number-columns-repeated="1637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41" calcext:value-type="float">
            <text:p>741</text:p>
          </table:table-cell>
          <table:table-cell table:formula="of:=[.A97]+[.B97]" office:value-type="float" office:value="1150" calcext:value-type="float">
            <text:p>1150</text:p>
          </table:table-cell>
          <table:table-cell table:formula="of:=IF([.A97]&gt;=[.D96];[.C97];[.D96])" office:value-type="float" office:value="1084" calcext:value-type="float">
            <text:p>1084</text:p>
          </table:table-cell>
          <table:table-cell table:formula="of:=IF([.D97]=[.D96];&quot;&quot;;[.D97])">
            <text:p/>
          </table:table-cell>
          <table:table-cell table:number-columns-repeated="1637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73" calcext:value-type="float">
            <text:p>573</text:p>
          </table:table-cell>
          <table:table-cell table:formula="of:=[.A98]+[.B98]" office:value-type="float" office:value="1157" calcext:value-type="float">
            <text:p>1157</text:p>
          </table:table-cell>
          <table:table-cell table:formula="of:=IF([.A98]&gt;=[.D97];[.C98];[.D97])" office:value-type="float" office:value="1084" calcext:value-type="float">
            <text:p>1084</text:p>
          </table:table-cell>
          <table:table-cell table:formula="of:=IF([.D98]=[.D97];&quot;&quot;;[.D98])">
            <text:p/>
          </table:table-cell>
          <table:table-cell table:number-columns-repeated="1637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86" calcext:value-type="float">
            <text:p>186</text:p>
          </table:table-cell>
          <table:table-cell table:formula="of:=[.A99]+[.B99]" office:value-type="float" office:value="1158" calcext:value-type="float">
            <text:p>1158</text:p>
          </table:table-cell>
          <table:table-cell table:formula="of:=IF([.A99]&gt;=[.D98];[.C99];[.D98])" office:value-type="float" office:value="1084" calcext:value-type="float">
            <text:p>1084</text:p>
          </table:table-cell>
          <table:table-cell table:formula="of:=IF([.D99]=[.D98];&quot;&quot;;[.D99])">
            <text:p/>
          </table:table-cell>
          <table:table-cell table:number-columns-repeated="1637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16" calcext:value-type="float">
            <text:p>416</text:p>
          </table:table-cell>
          <table:table-cell table:formula="of:=[.A100]+[.B100]" office:value-type="float" office:value="1159" calcext:value-type="float">
            <text:p>1159</text:p>
          </table:table-cell>
          <table:table-cell table:formula="of:=IF([.A100]&gt;=[.D99];[.C100];[.D99])" office:value-type="float" office:value="1084" calcext:value-type="float">
            <text:p>1084</text:p>
          </table:table-cell>
          <table:table-cell table:formula="of:=IF([.D100]=[.D99];&quot;&quot;;[.D100])">
            <text:p/>
          </table:table-cell>
          <table:table-cell table:number-columns-repeated="1637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53" calcext:value-type="float">
            <text:p>653</text:p>
          </table:table-cell>
          <table:table-cell table:formula="of:=[.A101]+[.B101]" office:value-type="float" office:value="1179" calcext:value-type="float">
            <text:p>1179</text:p>
          </table:table-cell>
          <table:table-cell table:formula="of:=IF([.A101]&gt;=[.D100];[.C101];[.D100])" office:value-type="float" office:value="1084" calcext:value-type="float">
            <text:p>1084</text:p>
          </table:table-cell>
          <table:table-cell table:formula="of:=IF([.D101]=[.D100];&quot;&quot;;[.D101])">
            <text:p/>
          </table:table-cell>
          <table:table-cell table:number-columns-repeated="1637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07" calcext:value-type="float">
            <text:p>307</text:p>
          </table:table-cell>
          <table:table-cell table:formula="of:=[.A102]+[.B102]" office:value-type="float" office:value="1196" calcext:value-type="float">
            <text:p>1196</text:p>
          </table:table-cell>
          <table:table-cell table:formula="of:=IF([.A102]&gt;=[.D101];[.C102];[.D101])" office:value-type="float" office:value="1084" calcext:value-type="float">
            <text:p>1084</text:p>
          </table:table-cell>
          <table:table-cell table:formula="of:=IF([.D102]=[.D101];&quot;&quot;;[.D102])">
            <text:p/>
          </table:table-cell>
          <table:table-cell table:number-columns-repeated="1637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31" calcext:value-type="float">
            <text:p>131</text:p>
          </table:table-cell>
          <table:table-cell table:formula="of:=[.A103]+[.B103]" office:value-type="float" office:value="1198" calcext:value-type="float">
            <text:p>1198</text:p>
          </table:table-cell>
          <table:table-cell table:formula="of:=IF([.A103]&gt;=[.D102];[.C103];[.D102])" office:value-type="float" office:value="1084" calcext:value-type="float">
            <text:p>1084</text:p>
          </table:table-cell>
          <table:table-cell table:formula="of:=IF([.D103]=[.D102];&quot;&quot;;[.D103])">
            <text:p/>
          </table:table-cell>
          <table:table-cell table:number-columns-repeated="1637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93" calcext:value-type="float">
            <text:p>393</text:p>
          </table:table-cell>
          <table:table-cell table:formula="of:=[.A104]+[.B104]" office:value-type="float" office:value="1205" calcext:value-type="float">
            <text:p>1205</text:p>
          </table:table-cell>
          <table:table-cell table:formula="of:=IF([.A104]&gt;=[.D103];[.C104];[.D103])" office:value-type="float" office:value="1084" calcext:value-type="float">
            <text:p>1084</text:p>
          </table:table-cell>
          <table:table-cell table:formula="of:=IF([.D104]=[.D103];&quot;&quot;;[.D104])">
            <text:p/>
          </table:table-cell>
          <table:table-cell table:number-columns-repeated="1637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72" calcext:value-type="float">
            <text:p>472</text:p>
          </table:table-cell>
          <table:table-cell table:formula="of:=[.A105]+[.B105]" office:value-type="float" office:value="1207" calcext:value-type="float">
            <text:p>1207</text:p>
          </table:table-cell>
          <table:table-cell table:formula="of:=IF([.A105]&gt;=[.D104];[.C105];[.D104])" office:value-type="float" office:value="1084" calcext:value-type="float">
            <text:p>1084</text:p>
          </table:table-cell>
          <table:table-cell table:formula="of:=IF([.D105]=[.D104];&quot;&quot;;[.D105])">
            <text:p/>
          </table:table-cell>
          <table:table-cell table:number-columns-repeated="1637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5" calcext:value-type="float">
            <text:p>755</text:p>
          </table:table-cell>
          <table:table-cell table:formula="of:=[.A106]+[.B106]" office:value-type="float" office:value="1226" calcext:value-type="float">
            <text:p>1226</text:p>
          </table:table-cell>
          <table:table-cell table:formula="of:=IF([.A106]&gt;=[.D105];[.C106];[.D105])" office:value-type="float" office:value="1084" calcext:value-type="float">
            <text:p>1084</text:p>
          </table:table-cell>
          <table:table-cell table:formula="of:=IF([.D106]=[.D105];&quot;&quot;;[.D106])">
            <text:p/>
          </table:table-cell>
          <table:table-cell table:number-columns-repeated="1637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77" calcext:value-type="float">
            <text:p>677</text:p>
          </table:table-cell>
          <table:table-cell table:formula="of:=[.A107]+[.B107]" office:value-type="float" office:value="1236" calcext:value-type="float">
            <text:p>1236</text:p>
          </table:table-cell>
          <table:table-cell table:formula="of:=IF([.A107]&gt;=[.D106];[.C107];[.D106])" office:value-type="float" office:value="1084" calcext:value-type="float">
            <text:p>1084</text:p>
          </table:table-cell>
          <table:table-cell table:formula="of:=IF([.D107]=[.D106];&quot;&quot;;[.D107])">
            <text:p/>
          </table:table-cell>
          <table:table-cell table:number-columns-repeated="1637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11" calcext:value-type="float">
            <text:p>411</text:p>
          </table:table-cell>
          <table:table-cell table:formula="of:=[.A108]+[.B108]" office:value-type="float" office:value="1255" calcext:value-type="float">
            <text:p>1255</text:p>
          </table:table-cell>
          <table:table-cell table:formula="of:=IF([.A108]&gt;=[.D107];[.C108];[.D107])" office:value-type="float" office:value="1084" calcext:value-type="float">
            <text:p>1084</text:p>
          </table:table-cell>
          <table:table-cell table:formula="of:=IF([.D108]=[.D107];&quot;&quot;;[.D108])">
            <text:p/>
          </table:table-cell>
          <table:table-cell table:number-columns-repeated="1637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30" calcext:value-type="float">
            <text:p>430</text:p>
          </table:table-cell>
          <table:table-cell table:formula="of:=[.A109]+[.B109]" office:value-type="float" office:value="1260" calcext:value-type="float">
            <text:p>1260</text:p>
          </table:table-cell>
          <table:table-cell table:formula="of:=IF([.A109]&gt;=[.D108];[.C109];[.D108])" office:value-type="float" office:value="1084" calcext:value-type="float">
            <text:p>1084</text:p>
          </table:table-cell>
          <table:table-cell table:formula="of:=IF([.D109]=[.D108];&quot;&quot;;[.D109])">
            <text:p/>
          </table:table-cell>
          <table:table-cell table:number-columns-repeated="1637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70" calcext:value-type="float">
            <text:p>270</text:p>
          </table:table-cell>
          <table:table-cell table:formula="of:=[.A110]+[.B110]" office:value-type="float" office:value="1261" calcext:value-type="float">
            <text:p>1261</text:p>
          </table:table-cell>
          <table:table-cell table:formula="of:=IF([.A110]&gt;=[.D109];[.C110];[.D109])" office:value-type="float" office:value="1084" calcext:value-type="float">
            <text:p>1084</text:p>
          </table:table-cell>
          <table:table-cell table:formula="of:=IF([.D110]=[.D109];&quot;&quot;;[.D110])">
            <text:p/>
          </table:table-cell>
          <table:table-cell table:number-columns-repeated="1637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88" calcext:value-type="float">
            <text:p>688</text:p>
          </table:table-cell>
          <table:table-cell table:formula="of:=[.A111]+[.B111]" office:value-type="float" office:value="1262" calcext:value-type="float">
            <text:p>1262</text:p>
          </table:table-cell>
          <table:table-cell table:formula="of:=IF([.A111]&gt;=[.D110];[.C111];[.D110])" office:value-type="float" office:value="1084" calcext:value-type="float">
            <text:p>1084</text:p>
          </table:table-cell>
          <table:table-cell table:formula="of:=IF([.D111]=[.D110];&quot;&quot;;[.D111])">
            <text:p/>
          </table:table-cell>
          <table:table-cell table:number-columns-repeated="1637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1" calcext:value-type="float">
            <text:p>91</text:p>
          </table:table-cell>
          <table:table-cell table:formula="of:=[.A112]+[.B112]" office:value-type="float" office:value="1279" calcext:value-type="float">
            <text:p>1279</text:p>
          </table:table-cell>
          <table:table-cell table:formula="of:=IF([.A112]&gt;=[.D111];[.C112];[.D111])" office:value-type="float" office:value="1279" calcext:value-type="float">
            <text:p>1279</text:p>
          </table:table-cell>
          <table:table-cell table:formula="of:=IF([.D112]=[.D111];&quot;&quot;;[.D112])" office:value-type="float" office:value="1279" calcext:value-type="float">
            <text:p>1279</text:p>
          </table:table-cell>
          <table:table-cell table:number-columns-repeated="1637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44" calcext:value-type="float">
            <text:p>744</text:p>
          </table:table-cell>
          <table:table-cell table:formula="of:=[.A113]+[.B113]" office:value-type="float" office:value="1282" calcext:value-type="float">
            <text:p>1282</text:p>
          </table:table-cell>
          <table:table-cell table:formula="of:=IF([.A113]&gt;=[.D112];[.C113];[.D112])" office:value-type="float" office:value="1279" calcext:value-type="float">
            <text:p>1279</text:p>
          </table:table-cell>
          <table:table-cell table:formula="of:=IF([.D113]=[.D112];&quot;&quot;;[.D113])">
            <text:p/>
          </table:table-cell>
          <table:table-cell table:number-columns-repeated="1637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38" calcext:value-type="float">
            <text:p>538</text:p>
          </table:table-cell>
          <table:table-cell table:formula="of:=[.A114]+[.B114]" office:value-type="float" office:value="1283" calcext:value-type="float">
            <text:p>1283</text:p>
          </table:table-cell>
          <table:table-cell table:formula="of:=IF([.A114]&gt;=[.D113];[.C114];[.D113])" office:value-type="float" office:value="1279" calcext:value-type="float">
            <text:p>1279</text:p>
          </table:table-cell>
          <table:table-cell table:formula="of:=IF([.D114]=[.D113];&quot;&quot;;[.D114])">
            <text:p/>
          </table:table-cell>
          <table:table-cell table:number-columns-repeated="1637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06" calcext:value-type="float">
            <text:p>506</text:p>
          </table:table-cell>
          <table:table-cell table:formula="of:=[.A115]+[.B115]" office:value-type="float" office:value="1284" calcext:value-type="float">
            <text:p>1284</text:p>
          </table:table-cell>
          <table:table-cell table:formula="of:=IF([.A115]&gt;=[.D114];[.C115];[.D114])" office:value-type="float" office:value="1279" calcext:value-type="float">
            <text:p>1279</text:p>
          </table:table-cell>
          <table:table-cell table:formula="of:=IF([.D115]=[.D114];&quot;&quot;;[.D115])">
            <text:p/>
          </table:table-cell>
          <table:table-cell table:number-columns-repeated="1637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61" calcext:value-type="float">
            <text:p>461</text:p>
          </table:table-cell>
          <table:table-cell table:formula="of:=[.A116]+[.B116]" office:value-type="float" office:value="1315" calcext:value-type="float">
            <text:p>1315</text:p>
          </table:table-cell>
          <table:table-cell table:formula="of:=IF([.A116]&gt;=[.D115];[.C116];[.D115])" office:value-type="float" office:value="1279" calcext:value-type="float">
            <text:p>1279</text:p>
          </table:table-cell>
          <table:table-cell table:formula="of:=IF([.D116]=[.D115];&quot;&quot;;[.D116])">
            <text:p/>
          </table:table-cell>
          <table:table-cell table:number-columns-repeated="1637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9" calcext:value-type="float">
            <text:p>149</text:p>
          </table:table-cell>
          <table:table-cell table:formula="of:=[.A117]+[.B117]" office:value-type="float" office:value="1322" calcext:value-type="float">
            <text:p>1322</text:p>
          </table:table-cell>
          <table:table-cell table:formula="of:=IF([.A117]&gt;=[.D116];[.C117];[.D116])" office:value-type="float" office:value="1279" calcext:value-type="float">
            <text:p>1279</text:p>
          </table:table-cell>
          <table:table-cell table:formula="of:=IF([.D117]=[.D116];&quot;&quot;;[.D117])">
            <text:p/>
          </table:table-cell>
          <table:table-cell table:number-columns-repeated="1637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91" calcext:value-type="float">
            <text:p>791</text:p>
          </table:table-cell>
          <table:table-cell table:formula="of:=[.A118]+[.B118]" office:value-type="float" office:value="1324" calcext:value-type="float">
            <text:p>1324</text:p>
          </table:table-cell>
          <table:table-cell table:formula="of:=IF([.A118]&gt;=[.D117];[.C118];[.D117])" office:value-type="float" office:value="1279" calcext:value-type="float">
            <text:p>1279</text:p>
          </table:table-cell>
          <table:table-cell table:formula="of:=IF([.D118]=[.D117];&quot;&quot;;[.D118])">
            <text:p/>
          </table:table-cell>
          <table:table-cell table:number-columns-repeated="1637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44" calcext:value-type="float">
            <text:p>444</text:p>
          </table:table-cell>
          <table:table-cell table:formula="of:=[.A119]+[.B119]" office:value-type="float" office:value="1330" calcext:value-type="float">
            <text:p>1330</text:p>
          </table:table-cell>
          <table:table-cell table:formula="of:=IF([.A119]&gt;=[.D118];[.C119];[.D118])" office:value-type="float" office:value="1279" calcext:value-type="float">
            <text:p>1279</text:p>
          </table:table-cell>
          <table:table-cell table:formula="of:=IF([.D119]=[.D118];&quot;&quot;;[.D119])">
            <text:p/>
          </table:table-cell>
          <table:table-cell table:number-columns-repeated="1637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85" calcext:value-type="float">
            <text:p>485</text:p>
          </table:table-cell>
          <table:table-cell table:formula="of:=[.A120]+[.B120]" office:value-type="float" office:value="1332" calcext:value-type="float">
            <text:p>1332</text:p>
          </table:table-cell>
          <table:table-cell table:formula="of:=IF([.A120]&gt;=[.D119];[.C120];[.D119])" office:value-type="float" office:value="1279" calcext:value-type="float">
            <text:p>1279</text:p>
          </table:table-cell>
          <table:table-cell table:formula="of:=IF([.D120]=[.D119];&quot;&quot;;[.D120])">
            <text:p/>
          </table:table-cell>
          <table:table-cell table:number-columns-repeated="16379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1" calcext:value-type="float">
            <text:p>11</text:p>
          </table:table-cell>
          <table:table-cell table:formula="of:=[.A121]+[.B121]" office:value-type="float" office:value="1334" calcext:value-type="float">
            <text:p>1334</text:p>
          </table:table-cell>
          <table:table-cell table:formula="of:=IF([.A121]&gt;=[.D120];[.C121];[.D120])" office:value-type="float" office:value="1334" calcext:value-type="float">
            <text:p>1334</text:p>
          </table:table-cell>
          <table:table-cell table:formula="of:=IF([.D121]=[.D120];&quot;&quot;;[.D121])" office:value-type="float" office:value="1334" calcext:value-type="float">
            <text:p>1334</text:p>
          </table:table-cell>
          <table:table-cell table:number-columns-repeated="1637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3" calcext:value-type="float">
            <text:p>53</text:p>
          </table:table-cell>
          <table:table-cell table:formula="of:=[.A122]+[.B122]" office:value-type="float" office:value="1343" calcext:value-type="float">
            <text:p>1343</text:p>
          </table:table-cell>
          <table:table-cell table:formula="of:=IF([.A122]&gt;=[.D121];[.C122];[.D121])" office:value-type="float" office:value="1334" calcext:value-type="float">
            <text:p>1334</text:p>
          </table:table-cell>
          <table:table-cell table:formula="of:=IF([.D122]=[.D121];&quot;&quot;;[.D122])">
            <text:p/>
          </table:table-cell>
          <table:table-cell table:number-columns-repeated="1637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99" calcext:value-type="float">
            <text:p>499</text:p>
          </table:table-cell>
          <table:table-cell table:formula="of:=[.A123]+[.B123]" office:value-type="float" office:value="1344" calcext:value-type="float">
            <text:p>1344</text:p>
          </table:table-cell>
          <table:table-cell table:formula="of:=IF([.A123]&gt;=[.D122];[.C123];[.D122])" office:value-type="float" office:value="1334" calcext:value-type="float">
            <text:p>1334</text:p>
          </table:table-cell>
          <table:table-cell table:formula="of:=IF([.D123]=[.D122];&quot;&quot;;[.D123])">
            <text:p/>
          </table:table-cell>
          <table:table-cell table:number-columns-repeated="1637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80" calcext:value-type="float">
            <text:p>580</text:p>
          </table:table-cell>
          <table:table-cell table:formula="of:=[.A124]+[.B124]" office:value-type="float" office:value="1346" calcext:value-type="float">
            <text:p>1346</text:p>
          </table:table-cell>
          <table:table-cell table:formula="of:=IF([.A124]&gt;=[.D123];[.C124];[.D123])" office:value-type="float" office:value="1334" calcext:value-type="float">
            <text:p>1334</text:p>
          </table:table-cell>
          <table:table-cell table:formula="of:=IF([.D124]=[.D123];&quot;&quot;;[.D124])">
            <text:p/>
          </table:table-cell>
          <table:table-cell table:number-columns-repeated="16379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8" calcext:value-type="float">
            <text:p>18</text:p>
          </table:table-cell>
          <table:table-cell table:formula="of:=[.A125]+[.B125]" office:value-type="float" office:value="1360" calcext:value-type="float">
            <text:p>1360</text:p>
          </table:table-cell>
          <table:table-cell table:formula="of:=IF([.A125]&gt;=[.D124];[.C125];[.D124])" office:value-type="float" office:value="1360" calcext:value-type="float">
            <text:p>1360</text:p>
          </table:table-cell>
          <table:table-cell table:formula="of:=IF([.D125]=[.D124];&quot;&quot;;[.D125])" office:value-type="float" office:value="1360" calcext:value-type="float">
            <text:p>1360</text:p>
          </table:table-cell>
          <table:table-cell table:number-columns-repeated="1637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48" calcext:value-type="float">
            <text:p>748</text:p>
          </table:table-cell>
          <table:table-cell table:formula="of:=[.A126]+[.B126]" office:value-type="float" office:value="1388" calcext:value-type="float">
            <text:p>1388</text:p>
          </table:table-cell>
          <table:table-cell table:formula="of:=IF([.A126]&gt;=[.D125];[.C126];[.D125])" office:value-type="float" office:value="1360" calcext:value-type="float">
            <text:p>1360</text:p>
          </table:table-cell>
          <table:table-cell table:formula="of:=IF([.D126]=[.D125];&quot;&quot;;[.D126])">
            <text:p/>
          </table:table-cell>
          <table:table-cell table:number-columns-repeated="1637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8" calcext:value-type="float">
            <text:p>98</text:p>
          </table:table-cell>
          <table:table-cell table:formula="of:=[.A127]+[.B127]" office:value-type="float" office:value="1398" calcext:value-type="float">
            <text:p>1398</text:p>
          </table:table-cell>
          <table:table-cell table:formula="of:=IF([.A127]&gt;=[.D126];[.C127];[.D126])" office:value-type="float" office:value="1360" calcext:value-type="float">
            <text:p>1360</text:p>
          </table:table-cell>
          <table:table-cell table:formula="of:=IF([.D127]=[.D126];&quot;&quot;;[.D127])">
            <text:p/>
          </table:table-cell>
          <table:table-cell table:number-columns-repeated="16379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79" calcext:value-type="float">
            <text:p>179</text:p>
          </table:table-cell>
          <table:table-cell table:formula="of:=[.A128]+[.B128]" office:value-type="float" office:value="1401" calcext:value-type="float">
            <text:p>1401</text:p>
          </table:table-cell>
          <table:table-cell table:formula="of:=IF([.A128]&gt;=[.D127];[.C128];[.D127])" office:value-type="float" office:value="1360" calcext:value-type="float">
            <text:p>1360</text:p>
          </table:table-cell>
          <table:table-cell table:formula="of:=IF([.D128]=[.D127];&quot;&quot;;[.D128])">
            <text:p/>
          </table:table-cell>
          <table:table-cell table:number-columns-repeated="16379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54" calcext:value-type="float">
            <text:p>54</text:p>
          </table:table-cell>
          <table:table-cell table:formula="of:=[.A129]+[.B129]" office:value-type="float" office:value="1411" calcext:value-type="float">
            <text:p>1411</text:p>
          </table:table-cell>
          <table:table-cell table:formula="of:=IF([.A129]&gt;=[.D128];[.C129];[.D128])" office:value-type="float" office:value="1360" calcext:value-type="float">
            <text:p>1360</text:p>
          </table:table-cell>
          <table:table-cell table:formula="of:=IF([.D129]=[.D128];&quot;&quot;;[.D129])">
            <text:p/>
          </table:table-cell>
          <table:table-cell table:number-columns-repeated="1637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84" calcext:value-type="float">
            <text:p>284</text:p>
          </table:table-cell>
          <table:table-cell table:formula="of:=[.A130]+[.B130]" office:value-type="float" office:value="1453" calcext:value-type="float">
            <text:p>1453</text:p>
          </table:table-cell>
          <table:table-cell table:formula="of:=IF([.A130]&gt;=[.D129];[.C130];[.D129])" office:value-type="float" office:value="1360" calcext:value-type="float">
            <text:p>1360</text:p>
          </table:table-cell>
          <table:table-cell table:formula="of:=IF([.D130]=[.D129];&quot;&quot;;[.D130])">
            <text:p/>
          </table:table-cell>
          <table:table-cell table:number-columns-repeated="1637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31" calcext:value-type="float">
            <text:p>531</text:p>
          </table:table-cell>
          <table:table-cell table:formula="of:=[.A131]+[.B131]" office:value-type="float" office:value="1461" calcext:value-type="float">
            <text:p>1461</text:p>
          </table:table-cell>
          <table:table-cell table:formula="of:=IF([.A131]&gt;=[.D130];[.C131];[.D130])" office:value-type="float" office:value="1360" calcext:value-type="float">
            <text:p>1360</text:p>
          </table:table-cell>
          <table:table-cell table:formula="of:=IF([.D131]=[.D130];&quot;&quot;;[.D131])">
            <text:p/>
          </table:table-cell>
          <table:table-cell table:number-columns-repeated="1637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79" calcext:value-type="float">
            <text:p>479</text:p>
          </table:table-cell>
          <table:table-cell table:formula="of:=[.A132]+[.B132]" office:value-type="float" office:value="1464" calcext:value-type="float">
            <text:p>1464</text:p>
          </table:table-cell>
          <table:table-cell table:formula="of:=IF([.A132]&gt;=[.D131];[.C132];[.D131])" office:value-type="float" office:value="1360" calcext:value-type="float">
            <text:p>1360</text:p>
          </table:table-cell>
          <table:table-cell table:formula="of:=IF([.D132]=[.D131];&quot;&quot;;[.D132])">
            <text:p/>
          </table:table-cell>
          <table:table-cell table:number-columns-repeated="1637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21" calcext:value-type="float">
            <text:p>421</text:p>
          </table:table-cell>
          <table:table-cell table:formula="of:=[.A133]+[.B133]" office:value-type="float" office:value="1474" calcext:value-type="float">
            <text:p>1474</text:p>
          </table:table-cell>
          <table:table-cell table:formula="of:=IF([.A133]&gt;=[.D132];[.C133];[.D132])" office:value-type="float" office:value="1360" calcext:value-type="float">
            <text:p>1360</text:p>
          </table:table-cell>
          <table:table-cell table:formula="of:=IF([.D133]=[.D132];&quot;&quot;;[.D133])">
            <text:p/>
          </table:table-cell>
          <table:table-cell table:number-columns-repeated="1637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45" calcext:value-type="float">
            <text:p>545</text:p>
          </table:table-cell>
          <table:table-cell table:formula="of:=[.A134]+[.B134]" office:value-type="float" office:value="1507" calcext:value-type="float">
            <text:p>1507</text:p>
          </table:table-cell>
          <table:table-cell table:formula="of:=IF([.A134]&gt;=[.D133];[.C134];[.D133])" office:value-type="float" office:value="1360" calcext:value-type="float">
            <text:p>1360</text:p>
          </table:table-cell>
          <table:table-cell table:formula="of:=IF([.D134]=[.D133];&quot;&quot;;[.D134])">
            <text:p/>
          </table:table-cell>
          <table:table-cell table:number-columns-repeated="1637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21" calcext:value-type="float">
            <text:p>521</text:p>
          </table:table-cell>
          <table:table-cell table:formula="of:=[.A135]+[.B135]" office:value-type="float" office:value="1507" calcext:value-type="float">
            <text:p>1507</text:p>
          </table:table-cell>
          <table:table-cell table:formula="of:=IF([.A135]&gt;=[.D134];[.C135];[.D134])" office:value-type="float" office:value="1360" calcext:value-type="float">
            <text:p>1360</text:p>
          </table:table-cell>
          <table:table-cell table:formula="of:=IF([.D135]=[.D134];&quot;&quot;;[.D135])">
            <text:p/>
          </table:table-cell>
          <table:table-cell table:number-columns-repeated="1637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88" calcext:value-type="float">
            <text:p>388</text:p>
          </table:table-cell>
          <table:table-cell table:formula="of:=[.A136]+[.B136]" office:value-type="float" office:value="1512" calcext:value-type="float">
            <text:p>1512</text:p>
          </table:table-cell>
          <table:table-cell table:formula="of:=IF([.A136]&gt;=[.D135];[.C136];[.D135])" office:value-type="float" office:value="1360" calcext:value-type="float">
            <text:p>1360</text:p>
          </table:table-cell>
          <table:table-cell table:formula="of:=IF([.D136]=[.D135];&quot;&quot;;[.D136])">
            <text:p/>
          </table:table-cell>
          <table:table-cell table:number-columns-repeated="1637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34" calcext:value-type="float">
            <text:p>534</text:p>
          </table:table-cell>
          <table:table-cell table:formula="of:=[.A137]+[.B137]" office:value-type="float" office:value="1514" calcext:value-type="float">
            <text:p>1514</text:p>
          </table:table-cell>
          <table:table-cell table:formula="of:=IF([.A137]&gt;=[.D136];[.C137];[.D136])" office:value-type="float" office:value="1360" calcext:value-type="float">
            <text:p>1360</text:p>
          </table:table-cell>
          <table:table-cell table:formula="of:=IF([.D137]=[.D136];&quot;&quot;;[.D137])">
            <text:p/>
          </table:table-cell>
          <table:table-cell table:number-columns-repeated="1637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52" calcext:value-type="float">
            <text:p>252</text:p>
          </table:table-cell>
          <table:table-cell table:formula="of:=[.A138]+[.B138]" office:value-type="float" office:value="1527" calcext:value-type="float">
            <text:p>1527</text:p>
          </table:table-cell>
          <table:table-cell table:formula="of:=IF([.A138]&gt;=[.D137];[.C138];[.D137])" office:value-type="float" office:value="1360" calcext:value-type="float">
            <text:p>1360</text:p>
          </table:table-cell>
          <table:table-cell table:formula="of:=IF([.D138]=[.D137];&quot;&quot;;[.D138])">
            <text:p/>
          </table:table-cell>
          <table:table-cell table:number-columns-repeated="16379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5" calcext:value-type="float">
            <text:p>45</text:p>
          </table:table-cell>
          <table:table-cell table:formula="of:=[.A139]+[.B139]" office:value-type="float" office:value="1542" calcext:value-type="float">
            <text:p>1542</text:p>
          </table:table-cell>
          <table:table-cell table:formula="of:=IF([.A139]&gt;=[.D138];[.C139];[.D138])" office:value-type="float" office:value="1542" calcext:value-type="float">
            <text:p>1542</text:p>
          </table:table-cell>
          <table:table-cell table:formula="of:=IF([.D139]=[.D138];&quot;&quot;;[.D139])" office:value-type="float" office:value="1542" calcext:value-type="float">
            <text:p>1542</text:p>
          </table:table-cell>
          <table:table-cell table:number-columns-repeated="1637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04" calcext:value-type="float">
            <text:p>704</text:p>
          </table:table-cell>
          <table:table-cell table:formula="of:=[.A140]+[.B140]" office:value-type="float" office:value="1569" calcext:value-type="float">
            <text:p>1569</text:p>
          </table:table-cell>
          <table:table-cell table:formula="of:=IF([.A140]&gt;=[.D139];[.C140];[.D139])" office:value-type="float" office:value="1542" calcext:value-type="float">
            <text:p>1542</text:p>
          </table:table-cell>
          <table:table-cell table:formula="of:=IF([.D140]=[.D139];&quot;&quot;;[.D140])">
            <text:p/>
          </table:table-cell>
          <table:table-cell table:number-columns-repeated="1637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76" calcext:value-type="float">
            <text:p>576</text:p>
          </table:table-cell>
          <table:table-cell table:formula="of:=[.A141]+[.B141]" office:value-type="float" office:value="1583" calcext:value-type="float">
            <text:p>1583</text:p>
          </table:table-cell>
          <table:table-cell table:formula="of:=IF([.A141]&gt;=[.D140];[.C141];[.D140])" office:value-type="float" office:value="1542" calcext:value-type="float">
            <text:p>1542</text:p>
          </table:table-cell>
          <table:table-cell table:formula="of:=IF([.D141]=[.D140];&quot;&quot;;[.D141])">
            <text:p/>
          </table:table-cell>
          <table:table-cell table:number-columns-repeated="16379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40" calcext:value-type="float">
            <text:p>340</text:p>
          </table:table-cell>
          <table:table-cell table:formula="of:=[.A142]+[.B142]" office:value-type="float" office:value="1590" calcext:value-type="float">
            <text:p>1590</text:p>
          </table:table-cell>
          <table:table-cell table:formula="of:=IF([.A142]&gt;=[.D141];[.C142];[.D141])" office:value-type="float" office:value="1542" calcext:value-type="float">
            <text:p>1542</text:p>
          </table:table-cell>
          <table:table-cell table:formula="of:=IF([.D142]=[.D141];&quot;&quot;;[.D142])">
            <text:p/>
          </table:table-cell>
          <table:table-cell table:number-columns-repeated="1637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23" calcext:value-type="float">
            <text:p>623</text:p>
          </table:table-cell>
          <table:table-cell table:formula="of:=[.A143]+[.B143]" office:value-type="float" office:value="1593" calcext:value-type="float">
            <text:p>1593</text:p>
          </table:table-cell>
          <table:table-cell table:formula="of:=IF([.A143]&gt;=[.D142];[.C143];[.D142])" office:value-type="float" office:value="1542" calcext:value-type="float">
            <text:p>1542</text:p>
          </table:table-cell>
          <table:table-cell table:formula="of:=IF([.D143]=[.D142];&quot;&quot;;[.D143])">
            <text:p/>
          </table:table-cell>
          <table:table-cell table:number-columns-repeated="16379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67" calcext:value-type="float">
            <text:p>267</text:p>
          </table:table-cell>
          <table:table-cell table:formula="of:=[.A144]+[.B144]" office:value-type="float" office:value="1594" calcext:value-type="float">
            <text:p>1594</text:p>
          </table:table-cell>
          <table:table-cell table:formula="of:=IF([.A144]&gt;=[.D143];[.C144];[.D143])" office:value-type="float" office:value="1542" calcext:value-type="float">
            <text:p>1542</text:p>
          </table:table-cell>
          <table:table-cell table:formula="of:=IF([.D144]=[.D143];&quot;&quot;;[.D144])">
            <text:p/>
          </table:table-cell>
          <table:table-cell table:number-columns-repeated="16379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38" calcext:value-type="float">
            <text:p>38</text:p>
          </table:table-cell>
          <table:table-cell table:formula="of:=[.A145]+[.B145]" office:value-type="float" office:value="1595" calcext:value-type="float">
            <text:p>1595</text:p>
          </table:table-cell>
          <table:table-cell table:formula="of:=IF([.A145]&gt;=[.D144];[.C145];[.D144])" office:value-type="float" office:value="1595" calcext:value-type="float">
            <text:p>1595</text:p>
          </table:table-cell>
          <table:table-cell table:formula="of:=IF([.D145]=[.D144];&quot;&quot;;[.D145])" office:value-type="float" office:value="1595" calcext:value-type="float">
            <text:p>1595</text:p>
          </table:table-cell>
          <table:table-cell table:number-columns-repeated="16379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75" calcext:value-type="float">
            <text:p>475</text:p>
          </table:table-cell>
          <table:table-cell table:formula="of:=[.A146]+[.B146]" office:value-type="float" office:value="1613" calcext:value-type="float">
            <text:p>1613</text:p>
          </table:table-cell>
          <table:table-cell table:formula="of:=IF([.A146]&gt;=[.D145];[.C146];[.D145])" office:value-type="float" office:value="1595" calcext:value-type="float">
            <text:p>1595</text:p>
          </table:table-cell>
          <table:table-cell table:formula="of:=IF([.D146]=[.D145];&quot;&quot;;[.D146])">
            <text:p/>
          </table:table-cell>
          <table:table-cell table:number-columns-repeated="16379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18" calcext:value-type="float">
            <text:p>318</text:p>
          </table:table-cell>
          <table:table-cell table:formula="of:=[.A147]+[.B147]" office:value-type="float" office:value="1614" calcext:value-type="float">
            <text:p>1614</text:p>
          </table:table-cell>
          <table:table-cell table:formula="of:=IF([.A147]&gt;=[.D146];[.C147];[.D146])" office:value-type="float" office:value="1595" calcext:value-type="float">
            <text:p>1595</text:p>
          </table:table-cell>
          <table:table-cell table:formula="of:=IF([.D147]=[.D146];&quot;&quot;;[.D147])">
            <text:p/>
          </table:table-cell>
          <table:table-cell table:number-columns-repeated="16379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37" calcext:value-type="float">
            <text:p>437</text:p>
          </table:table-cell>
          <table:table-cell table:formula="of:=[.A148]+[.B148]" office:value-type="float" office:value="1631" calcext:value-type="float">
            <text:p>1631</text:p>
          </table:table-cell>
          <table:table-cell table:formula="of:=IF([.A148]&gt;=[.D147];[.C148];[.D147])" office:value-type="float" office:value="1595" calcext:value-type="float">
            <text:p>1595</text:p>
          </table:table-cell>
          <table:table-cell table:formula="of:=IF([.D148]=[.D147];&quot;&quot;;[.D148])">
            <text:p/>
          </table:table-cell>
          <table:table-cell table:number-columns-repeated="16379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08" calcext:value-type="float">
            <text:p>208</text:p>
          </table:table-cell>
          <table:table-cell table:formula="of:=[.A149]+[.B149]" office:value-type="float" office:value="1645" calcext:value-type="float">
            <text:p>1645</text:p>
          </table:table-cell>
          <table:table-cell table:formula="of:=IF([.A149]&gt;=[.D148];[.C149];[.D148])" office:value-type="float" office:value="1595" calcext:value-type="float">
            <text:p>1595</text:p>
          </table:table-cell>
          <table:table-cell table:formula="of:=IF([.D149]=[.D148];&quot;&quot;;[.D149])">
            <text:p/>
          </table:table-cell>
          <table:table-cell table:number-columns-repeated="16379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02" calcext:value-type="float">
            <text:p>102</text:p>
          </table:table-cell>
          <table:table-cell table:formula="of:=[.A150]+[.B150]" office:value-type="float" office:value="1648" calcext:value-type="float">
            <text:p>1648</text:p>
          </table:table-cell>
          <table:table-cell table:formula="of:=IF([.A150]&gt;=[.D149];[.C150];[.D149])" office:value-type="float" office:value="1595" calcext:value-type="float">
            <text:p>1595</text:p>
          </table:table-cell>
          <table:table-cell table:formula="of:=IF([.D150]=[.D149];&quot;&quot;;[.D150])">
            <text:p/>
          </table:table-cell>
          <table:table-cell table:number-columns-repeated="1637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39" calcext:value-type="float">
            <text:p>539</text:p>
          </table:table-cell>
          <table:table-cell table:formula="of:=[.A151]+[.B151]" office:value-type="float" office:value="1654" calcext:value-type="float">
            <text:p>1654</text:p>
          </table:table-cell>
          <table:table-cell table:formula="of:=IF([.A151]&gt;=[.D150];[.C151];[.D150])" office:value-type="float" office:value="1595" calcext:value-type="float">
            <text:p>1595</text:p>
          </table:table-cell>
          <table:table-cell table:formula="of:=IF([.D151]=[.D150];&quot;&quot;;[.D151])">
            <text:p/>
          </table:table-cell>
          <table:table-cell table:number-columns-repeated="16379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66" calcext:value-type="float">
            <text:p>366</text:p>
          </table:table-cell>
          <table:table-cell table:formula="of:=[.A152]+[.B152]" office:value-type="float" office:value="1679" calcext:value-type="float">
            <text:p>1679</text:p>
          </table:table-cell>
          <table:table-cell table:formula="of:=IF([.A152]&gt;=[.D151];[.C152];[.D151])" office:value-type="float" office:value="1595" calcext:value-type="float">
            <text:p>1595</text:p>
          </table:table-cell>
          <table:table-cell table:formula="of:=IF([.D152]=[.D151];&quot;&quot;;[.D152])">
            <text:p/>
          </table:table-cell>
          <table:table-cell table:number-columns-repeated="1637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74" calcext:value-type="float">
            <text:p>174</text:p>
          </table:table-cell>
          <table:table-cell table:formula="of:=[.A153]+[.B153]" office:value-type="float" office:value="1693" calcext:value-type="float">
            <text:p>1693</text:p>
          </table:table-cell>
          <table:table-cell table:formula="of:=IF([.A153]&gt;=[.D152];[.C153];[.D152])" office:value-type="float" office:value="1595" calcext:value-type="float">
            <text:p>1595</text:p>
          </table:table-cell>
          <table:table-cell table:formula="of:=IF([.D153]=[.D152];&quot;&quot;;[.D153])">
            <text:p/>
          </table:table-cell>
          <table:table-cell table:number-columns-repeated="1637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42" calcext:value-type="float">
            <text:p>442</text:p>
          </table:table-cell>
          <table:table-cell table:formula="of:=[.A154]+[.B154]" office:value-type="float" office:value="1703" calcext:value-type="float">
            <text:p>1703</text:p>
          </table:table-cell>
          <table:table-cell table:formula="of:=IF([.A154]&gt;=[.D153];[.C154];[.D153])" office:value-type="float" office:value="1595" calcext:value-type="float">
            <text:p>1595</text:p>
          </table:table-cell>
          <table:table-cell table:formula="of:=IF([.D154]=[.D153];&quot;&quot;;[.D154])">
            <text:p/>
          </table:table-cell>
          <table:table-cell table:number-columns-repeated="16379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35" calcext:value-type="float">
            <text:p>235</text:p>
          </table:table-cell>
          <table:table-cell table:formula="of:=[.A155]+[.B155]" office:value-type="float" office:value="1711" calcext:value-type="float">
            <text:p>1711</text:p>
          </table:table-cell>
          <table:table-cell table:formula="of:=IF([.A155]&gt;=[.D154];[.C155];[.D154])" office:value-type="float" office:value="1595" calcext:value-type="float">
            <text:p>1595</text:p>
          </table:table-cell>
          <table:table-cell table:formula="of:=IF([.D155]=[.D154];&quot;&quot;;[.D155])">
            <text:p/>
          </table:table-cell>
          <table:table-cell table:number-columns-repeated="1637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44" calcext:value-type="float">
            <text:p>644</text:p>
          </table:table-cell>
          <table:table-cell table:formula="of:=[.A156]+[.B156]" office:value-type="float" office:value="1713" calcext:value-type="float">
            <text:p>1713</text:p>
          </table:table-cell>
          <table:table-cell table:formula="of:=IF([.A156]&gt;=[.D155];[.C156];[.D155])" office:value-type="float" office:value="1595" calcext:value-type="float">
            <text:p>1595</text:p>
          </table:table-cell>
          <table:table-cell table:formula="of:=IF([.D156]=[.D155];&quot;&quot;;[.D156])">
            <text:p/>
          </table:table-cell>
          <table:table-cell table:number-columns-repeated="1637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20" calcext:value-type="float">
            <text:p>720</text:p>
          </table:table-cell>
          <table:table-cell table:formula="of:=[.A157]+[.B157]" office:value-type="float" office:value="1719" calcext:value-type="float">
            <text:p>1719</text:p>
          </table:table-cell>
          <table:table-cell table:formula="of:=IF([.A157]&gt;=[.D156];[.C157];[.D156])" office:value-type="float" office:value="1595" calcext:value-type="float">
            <text:p>1595</text:p>
          </table:table-cell>
          <table:table-cell table:formula="of:=IF([.D157]=[.D156];&quot;&quot;;[.D157])">
            <text:p/>
          </table:table-cell>
          <table:table-cell table:number-columns-repeated="1637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83" calcext:value-type="float">
            <text:p>783</text:p>
          </table:table-cell>
          <table:table-cell table:formula="of:=[.A158]+[.B158]" office:value-type="float" office:value="1733" calcext:value-type="float">
            <text:p>1733</text:p>
          </table:table-cell>
          <table:table-cell table:formula="of:=IF([.A158]&gt;=[.D157];[.C158];[.D157])" office:value-type="float" office:value="1595" calcext:value-type="float">
            <text:p>1595</text:p>
          </table:table-cell>
          <table:table-cell table:formula="of:=IF([.D158]=[.D157];&quot;&quot;;[.D158])">
            <text:p/>
          </table:table-cell>
          <table:table-cell table:number-columns-repeated="16379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01" calcext:value-type="float">
            <text:p>201</text:p>
          </table:table-cell>
          <table:table-cell table:formula="of:=[.A159]+[.B159]" office:value-type="float" office:value="1777" calcext:value-type="float">
            <text:p>1777</text:p>
          </table:table-cell>
          <table:table-cell table:formula="of:=IF([.A159]&gt;=[.D158];[.C159];[.D158])" office:value-type="float" office:value="1595" calcext:value-type="float">
            <text:p>1595</text:p>
          </table:table-cell>
          <table:table-cell table:formula="of:=IF([.D159]=[.D158];&quot;&quot;;[.D159])">
            <text:p/>
          </table:table-cell>
          <table:table-cell table:number-columns-repeated="1637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72" calcext:value-type="float">
            <text:p>372</text:p>
          </table:table-cell>
          <table:table-cell table:formula="of:=[.A160]+[.B160]" office:value-type="float" office:value="1779" calcext:value-type="float">
            <text:p>1779</text:p>
          </table:table-cell>
          <table:table-cell table:formula="of:=IF([.A160]&gt;=[.D159];[.C160];[.D159])" office:value-type="float" office:value="1595" calcext:value-type="float">
            <text:p>1595</text:p>
          </table:table-cell>
          <table:table-cell table:formula="of:=IF([.D160]=[.D159];&quot;&quot;;[.D160])">
            <text:p/>
          </table:table-cell>
          <table:table-cell table:number-columns-repeated="1637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25" calcext:value-type="float">
            <text:p>625</text:p>
          </table:table-cell>
          <table:table-cell table:formula="of:=[.A161]+[.B161]" office:value-type="float" office:value="1809" calcext:value-type="float">
            <text:p>1809</text:p>
          </table:table-cell>
          <table:table-cell table:formula="of:=IF([.A161]&gt;=[.D160];[.C161];[.D160])" office:value-type="float" office:value="1595" calcext:value-type="float">
            <text:p>1595</text:p>
          </table:table-cell>
          <table:table-cell table:formula="of:=IF([.D161]=[.D160];&quot;&quot;;[.D161])">
            <text:p/>
          </table:table-cell>
          <table:table-cell table:number-columns-repeated="1637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55" calcext:value-type="float">
            <text:p>755</text:p>
          </table:table-cell>
          <table:table-cell table:formula="of:=[.A162]+[.B162]" office:value-type="float" office:value="1819" calcext:value-type="float">
            <text:p>1819</text:p>
          </table:table-cell>
          <table:table-cell table:formula="of:=IF([.A162]&gt;=[.D161];[.C162];[.D161])" office:value-type="float" office:value="1595" calcext:value-type="float">
            <text:p>1595</text:p>
          </table:table-cell>
          <table:table-cell table:formula="of:=IF([.D162]=[.D161];&quot;&quot;;[.D162])">
            <text:p/>
          </table:table-cell>
          <table:table-cell table:number-columns-repeated="16379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581" calcext:value-type="float">
            <text:p>581</text:p>
          </table:table-cell>
          <table:table-cell table:formula="of:=[.A163]+[.B163]" office:value-type="float" office:value="1840" calcext:value-type="float">
            <text:p>1840</text:p>
          </table:table-cell>
          <table:table-cell table:formula="of:=IF([.A163]&gt;=[.D162];[.C163];[.D162])" office:value-type="float" office:value="1595" calcext:value-type="float">
            <text:p>1595</text:p>
          </table:table-cell>
          <table:table-cell table:formula="of:=IF([.D163]=[.D162];&quot;&quot;;[.D163])">
            <text:p/>
          </table:table-cell>
          <table:table-cell table:number-columns-repeated="16379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30" calcext:value-type="float">
            <text:p>130</text:p>
          </table:table-cell>
          <table:table-cell table:formula="of:=[.A164]+[.B164]" office:value-type="float" office:value="1842" calcext:value-type="float">
            <text:p>1842</text:p>
          </table:table-cell>
          <table:table-cell table:formula="of:=IF([.A164]&gt;=[.D163];[.C164];[.D163])" office:value-type="float" office:value="1842" calcext:value-type="float">
            <text:p>1842</text:p>
          </table:table-cell>
          <table:table-cell table:formula="of:=IF([.D164]=[.D163];&quot;&quot;;[.D164])" office:value-type="float" office:value="1842" calcext:value-type="float">
            <text:p>1842</text:p>
          </table:table-cell>
          <table:table-cell table:number-columns-repeated="16379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08" calcext:value-type="float">
            <text:p>408</text:p>
          </table:table-cell>
          <table:table-cell table:formula="of:=[.A165]+[.B165]" office:value-type="float" office:value="1845" calcext:value-type="float">
            <text:p>1845</text:p>
          </table:table-cell>
          <table:table-cell table:formula="of:=IF([.A165]&gt;=[.D164];[.C165];[.D164])" office:value-type="float" office:value="1842" calcext:value-type="float">
            <text:p>1842</text:p>
          </table:table-cell>
          <table:table-cell table:formula="of:=IF([.D165]=[.D164];&quot;&quot;;[.D165])">
            <text:p/>
          </table:table-cell>
          <table:table-cell table:number-columns-repeated="1637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84" calcext:value-type="float">
            <text:p>684</text:p>
          </table:table-cell>
          <table:table-cell table:formula="of:=[.A166]+[.B166]" office:value-type="float" office:value="1851" calcext:value-type="float">
            <text:p>1851</text:p>
          </table:table-cell>
          <table:table-cell table:formula="of:=IF([.A166]&gt;=[.D165];[.C166];[.D165])" office:value-type="float" office:value="1842" calcext:value-type="float">
            <text:p>1842</text:p>
          </table:table-cell>
          <table:table-cell table:formula="of:=IF([.D166]=[.D165];&quot;&quot;;[.D166])">
            <text:p/>
          </table:table-cell>
          <table:table-cell table:number-columns-repeated="1637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503" calcext:value-type="float">
            <text:p>503</text:p>
          </table:table-cell>
          <table:table-cell table:formula="of:=[.A167]+[.B167]" office:value-type="float" office:value="1858" calcext:value-type="float">
            <text:p>1858</text:p>
          </table:table-cell>
          <table:table-cell table:formula="of:=IF([.A167]&gt;=[.D166];[.C167];[.D166])" office:value-type="float" office:value="1842" calcext:value-type="float">
            <text:p>1842</text:p>
          </table:table-cell>
          <table:table-cell table:formula="of:=IF([.D167]=[.D166];&quot;&quot;;[.D167])">
            <text:p/>
          </table:table-cell>
          <table:table-cell table:number-columns-repeated="16379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01" calcext:value-type="float">
            <text:p>201</text:p>
          </table:table-cell>
          <table:table-cell table:formula="of:=[.A168]+[.B168]" office:value-type="float" office:value="1863" calcext:value-type="float">
            <text:p>1863</text:p>
          </table:table-cell>
          <table:table-cell table:formula="of:=IF([.A168]&gt;=[.D167];[.C168];[.D167])" office:value-type="float" office:value="1842" calcext:value-type="float">
            <text:p>1842</text:p>
          </table:table-cell>
          <table:table-cell table:formula="of:=IF([.D168]=[.D167];&quot;&quot;;[.D168])">
            <text:p/>
          </table:table-cell>
          <table:table-cell table:number-columns-repeated="1637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756" calcext:value-type="float">
            <text:p>756</text:p>
          </table:table-cell>
          <table:table-cell table:formula="of:=[.A169]+[.B169]" office:value-type="float" office:value="1873" calcext:value-type="float">
            <text:p>1873</text:p>
          </table:table-cell>
          <table:table-cell table:formula="of:=IF([.A169]&gt;=[.D168];[.C169];[.D168])" office:value-type="float" office:value="1842" calcext:value-type="float">
            <text:p>1842</text:p>
          </table:table-cell>
          <table:table-cell table:formula="of:=IF([.D169]=[.D168];&quot;&quot;;[.D169])">
            <text:p/>
          </table:table-cell>
          <table:table-cell table:number-columns-repeated="1637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78" calcext:value-type="float">
            <text:p>378</text:p>
          </table:table-cell>
          <table:table-cell table:formula="of:=[.A170]+[.B170]" office:value-type="float" office:value="1874" calcext:value-type="float">
            <text:p>1874</text:p>
          </table:table-cell>
          <table:table-cell table:formula="of:=IF([.A170]&gt;=[.D169];[.C170];[.D169])" office:value-type="float" office:value="1842" calcext:value-type="float">
            <text:p>1842</text:p>
          </table:table-cell>
          <table:table-cell table:formula="of:=IF([.D170]=[.D169];&quot;&quot;;[.D170])">
            <text:p/>
          </table:table-cell>
          <table:table-cell table:number-columns-repeated="16379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53" calcext:value-type="float">
            <text:p>53</text:p>
          </table:table-cell>
          <table:table-cell table:formula="of:=[.A171]+[.B171]" office:value-type="float" office:value="1883" calcext:value-type="float">
            <text:p>1883</text:p>
          </table:table-cell>
          <table:table-cell table:formula="of:=IF([.A171]&gt;=[.D170];[.C171];[.D170])" office:value-type="float" office:value="1842" calcext:value-type="float">
            <text:p>1842</text:p>
          </table:table-cell>
          <table:table-cell table:formula="of:=IF([.D171]=[.D170];&quot;&quot;;[.D171])">
            <text:p/>
          </table:table-cell>
          <table:table-cell table:number-columns-repeated="16379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03" calcext:value-type="float">
            <text:p>603</text:p>
          </table:table-cell>
          <table:table-cell table:formula="of:=[.A172]+[.B172]" office:value-type="float" office:value="1885" calcext:value-type="float">
            <text:p>1885</text:p>
          </table:table-cell>
          <table:table-cell table:formula="of:=IF([.A172]&gt;=[.D171];[.C172];[.D171])" office:value-type="float" office:value="1842" calcext:value-type="float">
            <text:p>1842</text:p>
          </table:table-cell>
          <table:table-cell table:formula="of:=IF([.D172]=[.D171];&quot;&quot;;[.D172])">
            <text:p/>
          </table:table-cell>
          <table:table-cell table:number-columns-repeated="1637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71" calcext:value-type="float">
            <text:p>771</text:p>
          </table:table-cell>
          <table:table-cell table:formula="of:=[.A173]+[.B173]" office:value-type="float" office:value="1887" calcext:value-type="float">
            <text:p>1887</text:p>
          </table:table-cell>
          <table:table-cell table:formula="of:=IF([.A173]&gt;=[.D172];[.C173];[.D172])" office:value-type="float" office:value="1842" calcext:value-type="float">
            <text:p>1842</text:p>
          </table:table-cell>
          <table:table-cell table:formula="of:=IF([.D173]=[.D172];&quot;&quot;;[.D173])">
            <text:p/>
          </table:table-cell>
          <table:table-cell table:number-columns-repeated="16379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95" calcext:value-type="float">
            <text:p>95</text:p>
          </table:table-cell>
          <table:table-cell table:formula="of:=[.A174]+[.B174]" office:value-type="float" office:value="1887" calcext:value-type="float">
            <text:p>1887</text:p>
          </table:table-cell>
          <table:table-cell table:formula="of:=IF([.A174]&gt;=[.D173];[.C174];[.D173])" office:value-type="float" office:value="1842" calcext:value-type="float">
            <text:p>1842</text:p>
          </table:table-cell>
          <table:table-cell table:formula="of:=IF([.D174]=[.D173];&quot;&quot;;[.D174])">
            <text:p/>
          </table:table-cell>
          <table:table-cell table:number-columns-repeated="1637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80" calcext:value-type="float">
            <text:p>380</text:p>
          </table:table-cell>
          <table:table-cell table:formula="of:=[.A175]+[.B175]" office:value-type="float" office:value="1892" calcext:value-type="float">
            <text:p>1892</text:p>
          </table:table-cell>
          <table:table-cell table:formula="of:=IF([.A175]&gt;=[.D174];[.C175];[.D174])" office:value-type="float" office:value="1842" calcext:value-type="float">
            <text:p>1842</text:p>
          </table:table-cell>
          <table:table-cell table:formula="of:=IF([.D175]=[.D174];&quot;&quot;;[.D175])">
            <text:p/>
          </table:table-cell>
          <table:table-cell table:number-columns-repeated="16379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36" calcext:value-type="float">
            <text:p>236</text:p>
          </table:table-cell>
          <table:table-cell table:formula="of:=[.A176]+[.B176]" office:value-type="float" office:value="1919" calcext:value-type="float">
            <text:p>1919</text:p>
          </table:table-cell>
          <table:table-cell table:formula="of:=IF([.A176]&gt;=[.D175];[.C176];[.D175])" office:value-type="float" office:value="1842" calcext:value-type="float">
            <text:p>1842</text:p>
          </table:table-cell>
          <table:table-cell table:formula="of:=IF([.D176]=[.D175];&quot;&quot;;[.D176])">
            <text:p/>
          </table:table-cell>
          <table:table-cell table:number-columns-repeated="16379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68" calcext:value-type="float">
            <text:p>368</text:p>
          </table:table-cell>
          <table:table-cell table:formula="of:=[.A177]+[.B177]" office:value-type="float" office:value="1921" calcext:value-type="float">
            <text:p>1921</text:p>
          </table:table-cell>
          <table:table-cell table:formula="of:=IF([.A177]&gt;=[.D176];[.C177];[.D176])" office:value-type="float" office:value="1842" calcext:value-type="float">
            <text:p>1842</text:p>
          </table:table-cell>
          <table:table-cell table:formula="of:=IF([.D177]=[.D176];&quot;&quot;;[.D177])">
            <text:p/>
          </table:table-cell>
          <table:table-cell table:number-columns-repeated="1637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57" calcext:value-type="float">
            <text:p>657</text:p>
          </table:table-cell>
          <table:table-cell table:formula="of:=[.A178]+[.B178]" office:value-type="float" office:value="1928" calcext:value-type="float">
            <text:p>1928</text:p>
          </table:table-cell>
          <table:table-cell table:formula="of:=IF([.A178]&gt;=[.D177];[.C178];[.D177])" office:value-type="float" office:value="1842" calcext:value-type="float">
            <text:p>1842</text:p>
          </table:table-cell>
          <table:table-cell table:formula="of:=IF([.D178]=[.D177];&quot;&quot;;[.D178])">
            <text:p/>
          </table:table-cell>
          <table:table-cell table:number-columns-repeated="1637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11" calcext:value-type="float">
            <text:p>411</text:p>
          </table:table-cell>
          <table:table-cell table:formula="of:=[.A179]+[.B179]" office:value-type="float" office:value="1930" calcext:value-type="float">
            <text:p>1930</text:p>
          </table:table-cell>
          <table:table-cell table:formula="of:=IF([.A179]&gt;=[.D178];[.C179];[.D178])" office:value-type="float" office:value="1842" calcext:value-type="float">
            <text:p>1842</text:p>
          </table:table-cell>
          <table:table-cell table:formula="of:=IF([.D179]=[.D178];&quot;&quot;;[.D179])">
            <text:p/>
          </table:table-cell>
          <table:table-cell table:number-columns-repeated="16379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43" calcext:value-type="float">
            <text:p>243</text:p>
          </table:table-cell>
          <table:table-cell table:formula="of:=[.A180]+[.B180]" office:value-type="float" office:value="1936" calcext:value-type="float">
            <text:p>1936</text:p>
          </table:table-cell>
          <table:table-cell table:formula="of:=IF([.A180]&gt;=[.D179];[.C180];[.D179])" office:value-type="float" office:value="1842" calcext:value-type="float">
            <text:p>1842</text:p>
          </table:table-cell>
          <table:table-cell table:formula="of:=IF([.D180]=[.D179];&quot;&quot;;[.D180])">
            <text:p/>
          </table:table-cell>
          <table:table-cell table:number-columns-repeated="16379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81" calcext:value-type="float">
            <text:p>81</text:p>
          </table:table-cell>
          <table:table-cell table:formula="of:=[.A181]+[.B181]" office:value-type="float" office:value="1952" calcext:value-type="float">
            <text:p>1952</text:p>
          </table:table-cell>
          <table:table-cell table:formula="of:=IF([.A181]&gt;=[.D180];[.C181];[.D180])" office:value-type="float" office:value="1952" calcext:value-type="float">
            <text:p>1952</text:p>
          </table:table-cell>
          <table:table-cell table:formula="of:=IF([.D181]=[.D180];&quot;&quot;;[.D181])" office:value-type="float" office:value="1952" calcext:value-type="float">
            <text:p>1952</text:p>
          </table:table-cell>
          <table:table-cell table:number-columns-repeated="1637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36" calcext:value-type="float">
            <text:p>436</text:p>
          </table:table-cell>
          <table:table-cell table:formula="of:=[.A182]+[.B182]" office:value-type="float" office:value="1955" calcext:value-type="float">
            <text:p>1955</text:p>
          </table:table-cell>
          <table:table-cell table:formula="of:=IF([.A182]&gt;=[.D181];[.C182];[.D181])" office:value-type="float" office:value="1952" calcext:value-type="float">
            <text:p>1952</text:p>
          </table:table-cell>
          <table:table-cell table:formula="of:=IF([.D182]=[.D181];&quot;&quot;;[.D182])">
            <text:p/>
          </table:table-cell>
          <table:table-cell table:number-columns-repeated="16379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99" calcext:value-type="float">
            <text:p>699</text:p>
          </table:table-cell>
          <table:table-cell table:formula="of:=[.A183]+[.B183]" office:value-type="float" office:value="1961" calcext:value-type="float">
            <text:p>1961</text:p>
          </table:table-cell>
          <table:table-cell table:formula="of:=IF([.A183]&gt;=[.D182];[.C183];[.D182])" office:value-type="float" office:value="1952" calcext:value-type="float">
            <text:p>1952</text:p>
          </table:table-cell>
          <table:table-cell table:formula="of:=IF([.D183]=[.D182];&quot;&quot;;[.D183])">
            <text:p/>
          </table:table-cell>
          <table:table-cell table:number-columns-repeated="16379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576" calcext:value-type="float">
            <text:p>576</text:p>
          </table:table-cell>
          <table:table-cell table:formula="of:=[.A184]+[.B184]" office:value-type="float" office:value="1969" calcext:value-type="float">
            <text:p>1969</text:p>
          </table:table-cell>
          <table:table-cell table:formula="of:=IF([.A184]&gt;=[.D183];[.C184];[.D183])" office:value-type="float" office:value="1952" calcext:value-type="float">
            <text:p>1952</text:p>
          </table:table-cell>
          <table:table-cell table:formula="of:=IF([.D184]=[.D183];&quot;&quot;;[.D184])">
            <text:p/>
          </table:table-cell>
          <table:table-cell table:number-columns-repeated="16379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558" calcext:value-type="float">
            <text:p>558</text:p>
          </table:table-cell>
          <table:table-cell table:formula="of:=[.A185]+[.B185]" office:value-type="float" office:value="1976" calcext:value-type="float">
            <text:p>1976</text:p>
          </table:table-cell>
          <table:table-cell table:formula="of:=IF([.A185]&gt;=[.D184];[.C185];[.D184])" office:value-type="float" office:value="1952" calcext:value-type="float">
            <text:p>1952</text:p>
          </table:table-cell>
          <table:table-cell table:formula="of:=IF([.D185]=[.D184];&quot;&quot;;[.D185])">
            <text:p/>
          </table:table-cell>
          <table:table-cell table:number-columns-repeated="16379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02" calcext:value-type="float">
            <text:p>102</text:p>
          </table:table-cell>
          <table:table-cell table:formula="of:=[.A186]+[.B186]" office:value-type="float" office:value="1987" calcext:value-type="float">
            <text:p>1987</text:p>
          </table:table-cell>
          <table:table-cell table:formula="of:=IF([.A186]&gt;=[.D185];[.C186];[.D185])" office:value-type="float" office:value="1952" calcext:value-type="float">
            <text:p>1952</text:p>
          </table:table-cell>
          <table:table-cell table:formula="of:=IF([.D186]=[.D185];&quot;&quot;;[.D186])">
            <text:p/>
          </table:table-cell>
          <table:table-cell table:number-columns-repeated="16379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773" calcext:value-type="float">
            <text:p>773</text:p>
          </table:table-cell>
          <table:table-cell table:formula="of:=[.A187]+[.B187]" office:value-type="float" office:value="1996" calcext:value-type="float">
            <text:p>1996</text:p>
          </table:table-cell>
          <table:table-cell table:formula="of:=IF([.A187]&gt;=[.D186];[.C187];[.D186])" office:value-type="float" office:value="1952" calcext:value-type="float">
            <text:p>1952</text:p>
          </table:table-cell>
          <table:table-cell table:formula="of:=IF([.D187]=[.D186];&quot;&quot;;[.D187])">
            <text:p/>
          </table:table-cell>
          <table:table-cell table:number-columns-repeated="16379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758" calcext:value-type="float">
            <text:p>758</text:p>
          </table:table-cell>
          <table:table-cell table:formula="of:=[.A188]+[.B188]" office:value-type="float" office:value="1998" calcext:value-type="float">
            <text:p>1998</text:p>
          </table:table-cell>
          <table:table-cell table:formula="of:=IF([.A188]&gt;=[.D187];[.C188];[.D187])" office:value-type="float" office:value="1952" calcext:value-type="float">
            <text:p>1952</text:p>
          </table:table-cell>
          <table:table-cell table:formula="of:=IF([.D188]=[.D187];&quot;&quot;;[.D188])">
            <text:p/>
          </table:table-cell>
          <table:table-cell table:number-columns-repeated="1637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48" calcext:value-type="float">
            <text:p>48</text:p>
          </table:table-cell>
          <table:table-cell table:formula="of:=[.A189]+[.B189]" office:value-type="float" office:value="2002" calcext:value-type="float">
            <text:p>2002</text:p>
          </table:table-cell>
          <table:table-cell table:formula="of:=IF([.A189]&gt;=[.D188];[.C189];[.D188])" office:value-type="float" office:value="2002" calcext:value-type="float">
            <text:p>2002</text:p>
          </table:table-cell>
          <table:table-cell table:formula="of:=IF([.D189]=[.D188];&quot;&quot;;[.D189])" office:value-type="float" office:value="2002" calcext:value-type="float">
            <text:p>2002</text:p>
          </table:table-cell>
          <table:table-cell table:number-columns-repeated="16379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589" calcext:value-type="float">
            <text:p>589</text:p>
          </table:table-cell>
          <table:table-cell table:formula="of:=[.A190]+[.B190]" office:value-type="float" office:value="2003" calcext:value-type="float">
            <text:p>2003</text:p>
          </table:table-cell>
          <table:table-cell table:formula="of:=IF([.A190]&gt;=[.D189];[.C190];[.D189])" office:value-type="float" office:value="2002" calcext:value-type="float">
            <text:p>2002</text:p>
          </table:table-cell>
          <table:table-cell table:formula="of:=IF([.D190]=[.D189];&quot;&quot;;[.D190])">
            <text:p/>
          </table:table-cell>
          <table:table-cell table:number-columns-repeated="16379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63" calcext:value-type="float">
            <text:p>163</text:p>
          </table:table-cell>
          <table:table-cell table:formula="of:=[.A191]+[.B191]" office:value-type="float" office:value="2024" calcext:value-type="float">
            <text:p>2024</text:p>
          </table:table-cell>
          <table:table-cell table:formula="of:=IF([.A191]&gt;=[.D190];[.C191];[.D190])" office:value-type="float" office:value="2002" calcext:value-type="float">
            <text:p>2002</text:p>
          </table:table-cell>
          <table:table-cell table:formula="of:=IF([.D191]=[.D190];&quot;&quot;;[.D191])">
            <text:p/>
          </table:table-cell>
          <table:table-cell table:number-columns-repeated="16379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46" calcext:value-type="float">
            <text:p>246</text:p>
          </table:table-cell>
          <table:table-cell table:formula="of:=[.A192]+[.B192]" office:value-type="float" office:value="2030" calcext:value-type="float">
            <text:p>2030</text:p>
          </table:table-cell>
          <table:table-cell table:formula="of:=IF([.A192]&gt;=[.D191];[.C192];[.D191])" office:value-type="float" office:value="2002" calcext:value-type="float">
            <text:p>2002</text:p>
          </table:table-cell>
          <table:table-cell table:formula="of:=IF([.D192]=[.D191];&quot;&quot;;[.D192])">
            <text:p/>
          </table:table-cell>
          <table:table-cell table:number-columns-repeated="1637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34" calcext:value-type="float">
            <text:p>634</text:p>
          </table:table-cell>
          <table:table-cell table:formula="of:=[.A193]+[.B193]" office:value-type="float" office:value="2035" calcext:value-type="float">
            <text:p>2035</text:p>
          </table:table-cell>
          <table:table-cell table:formula="of:=IF([.A193]&gt;=[.D192];[.C193];[.D192])" office:value-type="float" office:value="2002" calcext:value-type="float">
            <text:p>2002</text:p>
          </table:table-cell>
          <table:table-cell table:formula="of:=IF([.D193]=[.D192];&quot;&quot;;[.D193])">
            <text:p/>
          </table:table-cell>
          <table:table-cell table:number-columns-repeated="16379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24" calcext:value-type="float">
            <text:p>424</text:p>
          </table:table-cell>
          <table:table-cell table:formula="of:=[.A194]+[.B194]" office:value-type="float" office:value="2037" calcext:value-type="float">
            <text:p>2037</text:p>
          </table:table-cell>
          <table:table-cell table:formula="of:=IF([.A194]&gt;=[.D193];[.C194];[.D193])" office:value-type="float" office:value="2002" calcext:value-type="float">
            <text:p>2002</text:p>
          </table:table-cell>
          <table:table-cell table:formula="of:=IF([.D194]=[.D193];&quot;&quot;;[.D194])">
            <text:p/>
          </table:table-cell>
          <table:table-cell table:number-columns-repeated="1637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79" calcext:value-type="float">
            <text:p>379</text:p>
          </table:table-cell>
          <table:table-cell table:formula="of:=[.A195]+[.B195]" office:value-type="float" office:value="2049" calcext:value-type="float">
            <text:p>2049</text:p>
          </table:table-cell>
          <table:table-cell table:formula="of:=IF([.A195]&gt;=[.D194];[.C195];[.D194])" office:value-type="float" office:value="2002" calcext:value-type="float">
            <text:p>2002</text:p>
          </table:table-cell>
          <table:table-cell table:formula="of:=IF([.D195]=[.D194];&quot;&quot;;[.D195])">
            <text:p/>
          </table:table-cell>
          <table:table-cell table:number-columns-repeated="16379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412" calcext:value-type="float">
            <text:p>412</text:p>
          </table:table-cell>
          <table:table-cell table:formula="of:=[.A196]+[.B196]" office:value-type="float" office:value="2055" calcext:value-type="float">
            <text:p>2055</text:p>
          </table:table-cell>
          <table:table-cell table:formula="of:=IF([.A196]&gt;=[.D195];[.C196];[.D195])" office:value-type="float" office:value="2002" calcext:value-type="float">
            <text:p>2002</text:p>
          </table:table-cell>
          <table:table-cell table:formula="of:=IF([.D196]=[.D195];&quot;&quot;;[.D196])">
            <text:p/>
          </table:table-cell>
          <table:table-cell table:number-columns-repeated="16379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65" calcext:value-type="float">
            <text:p>165</text:p>
          </table:table-cell>
          <table:table-cell table:formula="of:=[.A197]+[.B197]" office:value-type="float" office:value="2056" calcext:value-type="float">
            <text:p>2056</text:p>
          </table:table-cell>
          <table:table-cell table:formula="of:=IF([.A197]&gt;=[.D196];[.C197];[.D196])" office:value-type="float" office:value="2002" calcext:value-type="float">
            <text:p>2002</text:p>
          </table:table-cell>
          <table:table-cell table:formula="of:=IF([.D197]=[.D196];&quot;&quot;;[.D197])">
            <text:p/>
          </table:table-cell>
          <table:table-cell table:number-columns-repeated="16379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24" calcext:value-type="float">
            <text:p>224</text:p>
          </table:table-cell>
          <table:table-cell table:formula="of:=[.A198]+[.B198]" office:value-type="float" office:value="2072" calcext:value-type="float">
            <text:p>2072</text:p>
          </table:table-cell>
          <table:table-cell table:formula="of:=IF([.A198]&gt;=[.D197];[.C198];[.D197])" office:value-type="float" office:value="2002" calcext:value-type="float">
            <text:p>2002</text:p>
          </table:table-cell>
          <table:table-cell table:formula="of:=IF([.D198]=[.D197];&quot;&quot;;[.D198])">
            <text:p/>
          </table:table-cell>
          <table:table-cell table:number-columns-repeated="16379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98" calcext:value-type="float">
            <text:p>198</text:p>
          </table:table-cell>
          <table:table-cell table:formula="of:=[.A199]+[.B199]" office:value-type="float" office:value="2088" calcext:value-type="float">
            <text:p>2088</text:p>
          </table:table-cell>
          <table:table-cell table:formula="of:=IF([.A199]&gt;=[.D198];[.C199];[.D198])" office:value-type="float" office:value="2002" calcext:value-type="float">
            <text:p>2002</text:p>
          </table:table-cell>
          <table:table-cell table:formula="of:=IF([.D199]=[.D198];&quot;&quot;;[.D199])">
            <text:p/>
          </table:table-cell>
          <table:table-cell table:number-columns-repeated="16379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9" calcext:value-type="float">
            <text:p>339</text:p>
          </table:table-cell>
          <table:table-cell table:formula="of:=[.A200]+[.B200]" office:value-type="float" office:value="2093" calcext:value-type="float">
            <text:p>2093</text:p>
          </table:table-cell>
          <table:table-cell table:formula="of:=IF([.A200]&gt;=[.D199];[.C200];[.D199])" office:value-type="float" office:value="2002" calcext:value-type="float">
            <text:p>2002</text:p>
          </table:table-cell>
          <table:table-cell table:formula="of:=IF([.D200]=[.D199];&quot;&quot;;[.D200])">
            <text:p/>
          </table:table-cell>
          <table:table-cell table:number-columns-repeated="16379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459" calcext:value-type="float">
            <text:p>459</text:p>
          </table:table-cell>
          <table:table-cell table:formula="of:=[.A201]+[.B201]" office:value-type="float" office:value="2121" calcext:value-type="float">
            <text:p>2121</text:p>
          </table:table-cell>
          <table:table-cell table:formula="of:=IF([.A201]&gt;=[.D200];[.C201];[.D200])" office:value-type="float" office:value="2002" calcext:value-type="float">
            <text:p>2002</text:p>
          </table:table-cell>
          <table:table-cell table:formula="of:=IF([.D201]=[.D200];&quot;&quot;;[.D201])">
            <text:p/>
          </table:table-cell>
          <table:table-cell table:number-columns-repeated="16379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82" calcext:value-type="float">
            <text:p>682</text:p>
          </table:table-cell>
          <table:table-cell table:formula="of:=[.A202]+[.B202]" office:value-type="float" office:value="2140" calcext:value-type="float">
            <text:p>2140</text:p>
          </table:table-cell>
          <table:table-cell table:formula="of:=IF([.A202]&gt;=[.D201];[.C202];[.D201])" office:value-type="float" office:value="2002" calcext:value-type="float">
            <text:p>2002</text:p>
          </table:table-cell>
          <table:table-cell table:formula="of:=IF([.D202]=[.D201];&quot;&quot;;[.D202])">
            <text:p/>
          </table:table-cell>
          <table:table-cell table:number-columns-repeated="16379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753" calcext:value-type="float">
            <text:p>753</text:p>
          </table:table-cell>
          <table:table-cell table:formula="of:=[.A203]+[.B203]" office:value-type="float" office:value="2142" calcext:value-type="float">
            <text:p>2142</text:p>
          </table:table-cell>
          <table:table-cell table:formula="of:=IF([.A203]&gt;=[.D202];[.C203];[.D202])" office:value-type="float" office:value="2002" calcext:value-type="float">
            <text:p>2002</text:p>
          </table:table-cell>
          <table:table-cell table:formula="of:=IF([.D203]=[.D202];&quot;&quot;;[.D203])">
            <text:p/>
          </table:table-cell>
          <table:table-cell table:number-columns-repeated="16379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31" calcext:value-type="float">
            <text:p>631</text:p>
          </table:table-cell>
          <table:table-cell table:formula="of:=[.A204]+[.B204]" office:value-type="float" office:value="2146" calcext:value-type="float">
            <text:p>2146</text:p>
          </table:table-cell>
          <table:table-cell table:formula="of:=IF([.A204]&gt;=[.D203];[.C204];[.D203])" office:value-type="float" office:value="2002" calcext:value-type="float">
            <text:p>2002</text:p>
          </table:table-cell>
          <table:table-cell table:formula="of:=IF([.D204]=[.D203];&quot;&quot;;[.D204])">
            <text:p/>
          </table:table-cell>
          <table:table-cell table:number-columns-repeated="16379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37" calcext:value-type="float">
            <text:p>37</text:p>
          </table:table-cell>
          <table:table-cell table:formula="of:=[.A205]+[.B205]" office:value-type="float" office:value="2162" calcext:value-type="float">
            <text:p>2162</text:p>
          </table:table-cell>
          <table:table-cell table:formula="of:=IF([.A205]&gt;=[.D204];[.C205];[.D204])" office:value-type="float" office:value="2162" calcext:value-type="float">
            <text:p>2162</text:p>
          </table:table-cell>
          <table:table-cell table:formula="of:=IF([.D205]=[.D204];&quot;&quot;;[.D205])" office:value-type="float" office:value="2162" calcext:value-type="float">
            <text:p>2162</text:p>
          </table:table-cell>
          <table:table-cell table:number-columns-repeated="16379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378" calcext:value-type="float">
            <text:p>378</text:p>
          </table:table-cell>
          <table:table-cell table:formula="of:=[.A206]+[.B206]" office:value-type="float" office:value="2165" calcext:value-type="float">
            <text:p>2165</text:p>
          </table:table-cell>
          <table:table-cell table:formula="of:=IF([.A206]&gt;=[.D205];[.C206];[.D205])" office:value-type="float" office:value="2162" calcext:value-type="float">
            <text:p>2162</text:p>
          </table:table-cell>
          <table:table-cell table:formula="of:=IF([.D206]=[.D205];&quot;&quot;;[.D206])">
            <text:p/>
          </table:table-cell>
          <table:table-cell table:number-columns-repeated="16379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23" calcext:value-type="float">
            <text:p>323</text:p>
          </table:table-cell>
          <table:table-cell table:formula="of:=[.A207]+[.B207]" office:value-type="float" office:value="2171" calcext:value-type="float">
            <text:p>2171</text:p>
          </table:table-cell>
          <table:table-cell table:formula="of:=IF([.A207]&gt;=[.D206];[.C207];[.D206])" office:value-type="float" office:value="2162" calcext:value-type="float">
            <text:p>2162</text:p>
          </table:table-cell>
          <table:table-cell table:formula="of:=IF([.D207]=[.D206];&quot;&quot;;[.D207])">
            <text:p/>
          </table:table-cell>
          <table:table-cell table:number-columns-repeated="1637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74" calcext:value-type="float">
            <text:p>574</text:p>
          </table:table-cell>
          <table:table-cell table:formula="of:=[.A208]+[.B208]" office:value-type="float" office:value="2174" calcext:value-type="float">
            <text:p>2174</text:p>
          </table:table-cell>
          <table:table-cell table:formula="of:=IF([.A208]&gt;=[.D207];[.C208];[.D207])" office:value-type="float" office:value="2162" calcext:value-type="float">
            <text:p>2162</text:p>
          </table:table-cell>
          <table:table-cell table:formula="of:=IF([.D208]=[.D207];&quot;&quot;;[.D208])">
            <text:p/>
          </table:table-cell>
          <table:table-cell table:number-columns-repeated="16379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741" calcext:value-type="float">
            <text:p>741</text:p>
          </table:table-cell>
          <table:table-cell table:formula="of:=[.A209]+[.B209]" office:value-type="float" office:value="2195" calcext:value-type="float">
            <text:p>2195</text:p>
          </table:table-cell>
          <table:table-cell table:formula="of:=IF([.A209]&gt;=[.D208];[.C209];[.D208])" office:value-type="float" office:value="2162" calcext:value-type="float">
            <text:p>2162</text:p>
          </table:table-cell>
          <table:table-cell table:formula="of:=IF([.D209]=[.D208];&quot;&quot;;[.D209])">
            <text:p/>
          </table:table-cell>
          <table:table-cell table:number-columns-repeated="16379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36" calcext:value-type="float">
            <text:p>36</text:p>
          </table:table-cell>
          <table:table-cell table:formula="of:=[.A210]+[.B210]" office:value-type="float" office:value="2195" calcext:value-type="float">
            <text:p>2195</text:p>
          </table:table-cell>
          <table:table-cell table:formula="of:=IF([.A210]&gt;=[.D209];[.C210];[.D209])" office:value-type="float" office:value="2162" calcext:value-type="float">
            <text:p>2162</text:p>
          </table:table-cell>
          <table:table-cell table:formula="of:=IF([.D210]=[.D209];&quot;&quot;;[.D210])">
            <text:p/>
          </table:table-cell>
          <table:table-cell table:number-columns-repeated="16379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725" calcext:value-type="float">
            <text:p>725</text:p>
          </table:table-cell>
          <table:table-cell table:formula="of:=[.A211]+[.B211]" office:value-type="float" office:value="2233" calcext:value-type="float">
            <text:p>2233</text:p>
          </table:table-cell>
          <table:table-cell table:formula="of:=IF([.A211]&gt;=[.D210];[.C211];[.D210])" office:value-type="float" office:value="2162" calcext:value-type="float">
            <text:p>2162</text:p>
          </table:table-cell>
          <table:table-cell table:formula="of:=IF([.D211]=[.D210];&quot;&quot;;[.D211])">
            <text:p/>
          </table:table-cell>
          <table:table-cell table:number-columns-repeated="1637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583" calcext:value-type="float">
            <text:p>583</text:p>
          </table:table-cell>
          <table:table-cell table:formula="of:=[.A212]+[.B212]" office:value-type="float" office:value="2253" calcext:value-type="float">
            <text:p>2253</text:p>
          </table:table-cell>
          <table:table-cell table:formula="of:=IF([.A212]&gt;=[.D211];[.C212];[.D211])" office:value-type="float" office:value="2162" calcext:value-type="float">
            <text:p>2162</text:p>
          </table:table-cell>
          <table:table-cell table:formula="of:=IF([.D212]=[.D211];&quot;&quot;;[.D212])">
            <text:p/>
          </table:table-cell>
          <table:table-cell table:number-columns-repeated="16379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77" calcext:value-type="float">
            <text:p>377</text:p>
          </table:table-cell>
          <table:table-cell table:formula="of:=[.A213]+[.B213]" office:value-type="float" office:value="2271" calcext:value-type="float">
            <text:p>2271</text:p>
          </table:table-cell>
          <table:table-cell table:formula="of:=IF([.A213]&gt;=[.D212];[.C213];[.D212])" office:value-type="float" office:value="2162" calcext:value-type="float">
            <text:p>2162</text:p>
          </table:table-cell>
          <table:table-cell table:formula="of:=IF([.D213]=[.D212];&quot;&quot;;[.D213])">
            <text:p/>
          </table:table-cell>
          <table:table-cell table:number-columns-repeated="16379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45" calcext:value-type="float">
            <text:p>245</text:p>
          </table:table-cell>
          <table:table-cell table:formula="of:=[.A214]+[.B214]" office:value-type="float" office:value="2289" calcext:value-type="float">
            <text:p>2289</text:p>
          </table:table-cell>
          <table:table-cell table:formula="of:=IF([.A214]&gt;=[.D213];[.C214];[.D213])" office:value-type="float" office:value="2162" calcext:value-type="float">
            <text:p>2162</text:p>
          </table:table-cell>
          <table:table-cell table:formula="of:=IF([.D214]=[.D213];&quot;&quot;;[.D214])">
            <text:p/>
          </table:table-cell>
          <table:table-cell table:number-columns-repeated="16379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50" calcext:value-type="float">
            <text:p>250</text:p>
          </table:table-cell>
          <table:table-cell table:formula="of:=[.A215]+[.B215]" office:value-type="float" office:value="2294" calcext:value-type="float">
            <text:p>2294</text:p>
          </table:table-cell>
          <table:table-cell table:formula="of:=IF([.A215]&gt;=[.D214];[.C215];[.D214])" office:value-type="float" office:value="2162" calcext:value-type="float">
            <text:p>2162</text:p>
          </table:table-cell>
          <table:table-cell table:formula="of:=IF([.D215]=[.D214];&quot;&quot;;[.D215])">
            <text:p/>
          </table:table-cell>
          <table:table-cell table:number-columns-repeated="16379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17" calcext:value-type="float">
            <text:p>317</text:p>
          </table:table-cell>
          <table:table-cell table:formula="of:=[.A216]+[.B216]" office:value-type="float" office:value="2297" calcext:value-type="float">
            <text:p>2297</text:p>
          </table:table-cell>
          <table:table-cell table:formula="of:=IF([.A216]&gt;=[.D215];[.C216];[.D215])" office:value-type="float" office:value="2162" calcext:value-type="float">
            <text:p>2162</text:p>
          </table:table-cell>
          <table:table-cell table:formula="of:=IF([.D216]=[.D215];&quot;&quot;;[.D216])">
            <text:p/>
          </table:table-cell>
          <table:table-cell table:number-columns-repeated="16379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72" calcext:value-type="float">
            <text:p>472</text:p>
          </table:table-cell>
          <table:table-cell table:formula="of:=[.A217]+[.B217]" office:value-type="float" office:value="2311" calcext:value-type="float">
            <text:p>2311</text:p>
          </table:table-cell>
          <table:table-cell table:formula="of:=IF([.A217]&gt;=[.D216];[.C217];[.D216])" office:value-type="float" office:value="2162" calcext:value-type="float">
            <text:p>2162</text:p>
          </table:table-cell>
          <table:table-cell table:formula="of:=IF([.D217]=[.D216];&quot;&quot;;[.D217])">
            <text:p/>
          </table:table-cell>
          <table:table-cell table:number-columns-repeated="16379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792" calcext:value-type="float">
            <text:p>792</text:p>
          </table:table-cell>
          <table:table-cell table:formula="of:=[.A218]+[.B218]" office:value-type="float" office:value="2314" calcext:value-type="float">
            <text:p>2314</text:p>
          </table:table-cell>
          <table:table-cell table:formula="of:=IF([.A218]&gt;=[.D217];[.C218];[.D217])" office:value-type="float" office:value="2162" calcext:value-type="float">
            <text:p>2162</text:p>
          </table:table-cell>
          <table:table-cell table:formula="of:=IF([.D218]=[.D217];&quot;&quot;;[.D218])">
            <text:p/>
          </table:table-cell>
          <table:table-cell table:number-columns-repeated="16379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70" calcext:value-type="float">
            <text:p>270</text:p>
          </table:table-cell>
          <table:table-cell table:formula="of:=[.A219]+[.B219]" office:value-type="float" office:value="2317" calcext:value-type="float">
            <text:p>2317</text:p>
          </table:table-cell>
          <table:table-cell table:formula="of:=IF([.A219]&gt;=[.D218];[.C219];[.D218])" office:value-type="float" office:value="2162" calcext:value-type="float">
            <text:p>2162</text:p>
          </table:table-cell>
          <table:table-cell table:formula="of:=IF([.D219]=[.D218];&quot;&quot;;[.D219])">
            <text:p/>
          </table:table-cell>
          <table:table-cell table:number-columns-repeated="16379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96" calcext:value-type="float">
            <text:p>196</text:p>
          </table:table-cell>
          <table:table-cell table:formula="of:=[.A220]+[.B220]" office:value-type="float" office:value="2326" calcext:value-type="float">
            <text:p>2326</text:p>
          </table:table-cell>
          <table:table-cell table:formula="of:=IF([.A220]&gt;=[.D219];[.C220];[.D219])" office:value-type="float" office:value="2162" calcext:value-type="float">
            <text:p>2162</text:p>
          </table:table-cell>
          <table:table-cell table:formula="of:=IF([.D220]=[.D219];&quot;&quot;;[.D220])">
            <text:p/>
          </table:table-cell>
          <table:table-cell table:number-columns-repeated="16379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470" calcext:value-type="float">
            <text:p>470</text:p>
          </table:table-cell>
          <table:table-cell table:formula="of:=[.A221]+[.B221]" office:value-type="float" office:value="2347" calcext:value-type="float">
            <text:p>2347</text:p>
          </table:table-cell>
          <table:table-cell table:formula="of:=IF([.A221]&gt;=[.D220];[.C221];[.D220])" office:value-type="float" office:value="2162" calcext:value-type="float">
            <text:p>2162</text:p>
          </table:table-cell>
          <table:table-cell table:formula="of:=IF([.D221]=[.D220];&quot;&quot;;[.D221])">
            <text:p/>
          </table:table-cell>
          <table:table-cell table:number-columns-repeated="16379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532" calcext:value-type="float">
            <text:p>532</text:p>
          </table:table-cell>
          <table:table-cell table:formula="of:=[.A222]+[.B222]" office:value-type="float" office:value="2355" calcext:value-type="float">
            <text:p>2355</text:p>
          </table:table-cell>
          <table:table-cell table:formula="of:=IF([.A222]&gt;=[.D221];[.C222];[.D221])" office:value-type="float" office:value="2162" calcext:value-type="float">
            <text:p>2162</text:p>
          </table:table-cell>
          <table:table-cell table:formula="of:=IF([.D222]=[.D221];&quot;&quot;;[.D222])">
            <text:p/>
          </table:table-cell>
          <table:table-cell table:number-columns-repeated="16379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90" calcext:value-type="float">
            <text:p>590</text:p>
          </table:table-cell>
          <table:table-cell table:formula="of:=[.A223]+[.B223]" office:value-type="float" office:value="2358" calcext:value-type="float">
            <text:p>2358</text:p>
          </table:table-cell>
          <table:table-cell table:formula="of:=IF([.A223]&gt;=[.D222];[.C223];[.D222])" office:value-type="float" office:value="2162" calcext:value-type="float">
            <text:p>2162</text:p>
          </table:table-cell>
          <table:table-cell table:formula="of:=IF([.D223]=[.D222];&quot;&quot;;[.D223])">
            <text:p/>
          </table:table-cell>
          <table:table-cell table:number-columns-repeated="16379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511" calcext:value-type="float">
            <text:p>511</text:p>
          </table:table-cell>
          <table:table-cell table:formula="of:=[.A224]+[.B224]" office:value-type="float" office:value="2361" calcext:value-type="float">
            <text:p>2361</text:p>
          </table:table-cell>
          <table:table-cell table:formula="of:=IF([.A224]&gt;=[.D223];[.C224];[.D223])" office:value-type="float" office:value="2162" calcext:value-type="float">
            <text:p>2162</text:p>
          </table:table-cell>
          <table:table-cell table:formula="of:=IF([.D224]=[.D223];&quot;&quot;;[.D224])">
            <text:p/>
          </table:table-cell>
          <table:table-cell table:number-columns-repeated="1637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20" calcext:value-type="float">
            <text:p>520</text:p>
          </table:table-cell>
          <table:table-cell table:formula="of:=[.A225]+[.B225]" office:value-type="float" office:value="2395" calcext:value-type="float">
            <text:p>2395</text:p>
          </table:table-cell>
          <table:table-cell table:formula="of:=IF([.A225]&gt;=[.D224];[.C225];[.D224])" office:value-type="float" office:value="2162" calcext:value-type="float">
            <text:p>2162</text:p>
          </table:table-cell>
          <table:table-cell table:formula="of:=IF([.D225]=[.D224];&quot;&quot;;[.D225])">
            <text:p/>
          </table:table-cell>
          <table:table-cell table:number-columns-repeated="16379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46" calcext:value-type="float">
            <text:p>146</text:p>
          </table:table-cell>
          <table:table-cell table:formula="of:=[.A226]+[.B226]" office:value-type="float" office:value="2396" calcext:value-type="float">
            <text:p>2396</text:p>
          </table:table-cell>
          <table:table-cell table:formula="of:=IF([.A226]&gt;=[.D225];[.C226];[.D225])" office:value-type="float" office:value="2396" calcext:value-type="float">
            <text:p>2396</text:p>
          </table:table-cell>
          <table:table-cell table:formula="of:=IF([.D226]=[.D225];&quot;&quot;;[.D226])" office:value-type="float" office:value="2396" calcext:value-type="float">
            <text:p>2396</text:p>
          </table:table-cell>
          <table:table-cell table:number-columns-repeated="16379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27" calcext:value-type="float">
            <text:p>227</text:p>
          </table:table-cell>
          <table:table-cell table:formula="of:=[.A227]+[.B227]" office:value-type="float" office:value="2404" calcext:value-type="float">
            <text:p>2404</text:p>
          </table:table-cell>
          <table:table-cell table:formula="of:=IF([.A227]&gt;=[.D226];[.C227];[.D226])" office:value-type="float" office:value="2396" calcext:value-type="float">
            <text:p>2396</text:p>
          </table:table-cell>
          <table:table-cell table:formula="of:=IF([.D227]=[.D226];&quot;&quot;;[.D227])">
            <text:p/>
          </table:table-cell>
          <table:table-cell table:number-columns-repeated="16379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37" calcext:value-type="float">
            <text:p>37</text:p>
          </table:table-cell>
          <table:table-cell table:formula="of:=[.A228]+[.B228]" office:value-type="float" office:value="2415" calcext:value-type="float">
            <text:p>2415</text:p>
          </table:table-cell>
          <table:table-cell table:formula="of:=IF([.A228]&gt;=[.D227];[.C228];[.D227])" office:value-type="float" office:value="2396" calcext:value-type="float">
            <text:p>2396</text:p>
          </table:table-cell>
          <table:table-cell table:formula="of:=IF([.D228]=[.D227];&quot;&quot;;[.D228])">
            <text:p/>
          </table:table-cell>
          <table:table-cell table:number-columns-repeated="16379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772" calcext:value-type="float">
            <text:p>772</text:p>
          </table:table-cell>
          <table:table-cell table:formula="of:=[.A229]+[.B229]" office:value-type="float" office:value="2419" calcext:value-type="float">
            <text:p>2419</text:p>
          </table:table-cell>
          <table:table-cell table:formula="of:=IF([.A229]&gt;=[.D228];[.C229];[.D228])" office:value-type="float" office:value="2396" calcext:value-type="float">
            <text:p>2396</text:p>
          </table:table-cell>
          <table:table-cell table:formula="of:=IF([.D229]=[.D228];&quot;&quot;;[.D229])">
            <text:p/>
          </table:table-cell>
          <table:table-cell table:number-columns-repeated="16379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69" calcext:value-type="float">
            <text:p>69</text:p>
          </table:table-cell>
          <table:table-cell table:formula="of:=[.A230]+[.B230]" office:value-type="float" office:value="2425" calcext:value-type="float">
            <text:p>2425</text:p>
          </table:table-cell>
          <table:table-cell table:formula="of:=IF([.A230]&gt;=[.D229];[.C230];[.D229])" office:value-type="float" office:value="2396" calcext:value-type="float">
            <text:p>2396</text:p>
          </table:table-cell>
          <table:table-cell table:formula="of:=IF([.D230]=[.D229];&quot;&quot;;[.D230])">
            <text:p/>
          </table:table-cell>
          <table:table-cell table:number-columns-repeated="16379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404" calcext:value-type="float">
            <text:p>404</text:p>
          </table:table-cell>
          <table:table-cell table:formula="of:=[.A231]+[.B231]" office:value-type="float" office:value="2450" calcext:value-type="float">
            <text:p>2450</text:p>
          </table:table-cell>
          <table:table-cell table:formula="of:=IF([.A231]&gt;=[.D230];[.C231];[.D230])" office:value-type="float" office:value="2396" calcext:value-type="float">
            <text:p>2396</text:p>
          </table:table-cell>
          <table:table-cell table:formula="of:=IF([.D231]=[.D230];&quot;&quot;;[.D231])">
            <text:p/>
          </table:table-cell>
          <table:table-cell table:number-columns-repeated="16379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86" calcext:value-type="float">
            <text:p>686</text:p>
          </table:table-cell>
          <table:table-cell table:formula="of:=[.A232]+[.B232]" office:value-type="float" office:value="2453" calcext:value-type="float">
            <text:p>2453</text:p>
          </table:table-cell>
          <table:table-cell table:formula="of:=IF([.A232]&gt;=[.D231];[.C232];[.D231])" office:value-type="float" office:value="2396" calcext:value-type="float">
            <text:p>2396</text:p>
          </table:table-cell>
          <table:table-cell table:formula="of:=IF([.D232]=[.D231];&quot;&quot;;[.D232])">
            <text:p/>
          </table:table-cell>
          <table:table-cell table:number-columns-repeated="16379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91" calcext:value-type="float">
            <text:p>291</text:p>
          </table:table-cell>
          <table:table-cell table:formula="of:=[.A233]+[.B233]" office:value-type="float" office:value="2460" calcext:value-type="float">
            <text:p>2460</text:p>
          </table:table-cell>
          <table:table-cell table:formula="of:=IF([.A233]&gt;=[.D232];[.C233];[.D232])" office:value-type="float" office:value="2396" calcext:value-type="float">
            <text:p>2396</text:p>
          </table:table-cell>
          <table:table-cell table:formula="of:=IF([.D233]=[.D232];&quot;&quot;;[.D233])">
            <text:p/>
          </table:table-cell>
          <table:table-cell table:number-columns-repeated="16379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66" calcext:value-type="float">
            <text:p>666</text:p>
          </table:table-cell>
          <table:table-cell table:formula="of:=[.A234]+[.B234]" office:value-type="float" office:value="2464" calcext:value-type="float">
            <text:p>2464</text:p>
          </table:table-cell>
          <table:table-cell table:formula="of:=IF([.A234]&gt;=[.D233];[.C234];[.D233])" office:value-type="float" office:value="2396" calcext:value-type="float">
            <text:p>2396</text:p>
          </table:table-cell>
          <table:table-cell table:formula="of:=IF([.D234]=[.D233];&quot;&quot;;[.D234])">
            <text:p/>
          </table:table-cell>
          <table:table-cell table:number-columns-repeated="16379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64" calcext:value-type="float">
            <text:p>464</text:p>
          </table:table-cell>
          <table:table-cell table:formula="of:=[.A235]+[.B235]" office:value-type="float" office:value="2467" calcext:value-type="float">
            <text:p>2467</text:p>
          </table:table-cell>
          <table:table-cell table:formula="of:=IF([.A235]&gt;=[.D234];[.C235];[.D234])" office:value-type="float" office:value="2396" calcext:value-type="float">
            <text:p>2396</text:p>
          </table:table-cell>
          <table:table-cell table:formula="of:=IF([.D235]=[.D234];&quot;&quot;;[.D235])">
            <text:p/>
          </table:table-cell>
          <table:table-cell table:number-columns-repeated="16379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344" calcext:value-type="float">
            <text:p>344</text:p>
          </table:table-cell>
          <table:table-cell table:formula="of:=[.A236]+[.B236]" office:value-type="float" office:value="2470" calcext:value-type="float">
            <text:p>2470</text:p>
          </table:table-cell>
          <table:table-cell table:formula="of:=IF([.A236]&gt;=[.D235];[.C236];[.D235])" office:value-type="float" office:value="2396" calcext:value-type="float">
            <text:p>2396</text:p>
          </table:table-cell>
          <table:table-cell table:formula="of:=IF([.D236]=[.D235];&quot;&quot;;[.D236])">
            <text:p/>
          </table:table-cell>
          <table:table-cell table:number-columns-repeated="16379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547" calcext:value-type="float">
            <text:p>547</text:p>
          </table:table-cell>
          <table:table-cell table:formula="of:=[.A237]+[.B237]" office:value-type="float" office:value="2476" calcext:value-type="float">
            <text:p>2476</text:p>
          </table:table-cell>
          <table:table-cell table:formula="of:=IF([.A237]&gt;=[.D236];[.C237];[.D236])" office:value-type="float" office:value="2396" calcext:value-type="float">
            <text:p>2396</text:p>
          </table:table-cell>
          <table:table-cell table:formula="of:=IF([.D237]=[.D236];&quot;&quot;;[.D237])">
            <text:p/>
          </table:table-cell>
          <table:table-cell table:number-columns-repeated="16379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93" calcext:value-type="float">
            <text:p>493</text:p>
          </table:table-cell>
          <table:table-cell table:formula="of:=[.A238]+[.B238]" office:value-type="float" office:value="2482" calcext:value-type="float">
            <text:p>2482</text:p>
          </table:table-cell>
          <table:table-cell table:formula="of:=IF([.A238]&gt;=[.D237];[.C238];[.D237])" office:value-type="float" office:value="2396" calcext:value-type="float">
            <text:p>2396</text:p>
          </table:table-cell>
          <table:table-cell table:formula="of:=IF([.D238]=[.D237];&quot;&quot;;[.D238])">
            <text:p/>
          </table:table-cell>
          <table:table-cell table:number-columns-repeated="16379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723" calcext:value-type="float">
            <text:p>723</text:p>
          </table:table-cell>
          <table:table-cell table:formula="of:=[.A239]+[.B239]" office:value-type="float" office:value="2515" calcext:value-type="float">
            <text:p>2515</text:p>
          </table:table-cell>
          <table:table-cell table:formula="of:=IF([.A239]&gt;=[.D238];[.C239];[.D238])" office:value-type="float" office:value="2396" calcext:value-type="float">
            <text:p>2396</text:p>
          </table:table-cell>
          <table:table-cell table:formula="of:=IF([.D239]=[.D238];&quot;&quot;;[.D239])">
            <text:p/>
          </table:table-cell>
          <table:table-cell table:number-columns-repeated="16379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4" calcext:value-type="float">
            <text:p>14</text:p>
          </table:table-cell>
          <table:table-cell table:formula="of:=[.A240]+[.B240]" office:value-type="float" office:value="2517" calcext:value-type="float">
            <text:p>2517</text:p>
          </table:table-cell>
          <table:table-cell table:formula="of:=IF([.A240]&gt;=[.D239];[.C240];[.D239])" office:value-type="float" office:value="2517" calcext:value-type="float">
            <text:p>2517</text:p>
          </table:table-cell>
          <table:table-cell table:formula="of:=IF([.D240]=[.D239];&quot;&quot;;[.D240])" office:value-type="float" office:value="2517" calcext:value-type="float">
            <text:p>2517</text:p>
          </table:table-cell>
          <table:table-cell table:number-columns-repeated="16379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91" calcext:value-type="float">
            <text:p>91</text:p>
          </table:table-cell>
          <table:table-cell table:formula="of:=[.A241]+[.B241]" office:value-type="float" office:value="2521" calcext:value-type="float">
            <text:p>2521</text:p>
          </table:table-cell>
          <table:table-cell table:formula="of:=IF([.A241]&gt;=[.D240];[.C241];[.D240])" office:value-type="float" office:value="2517" calcext:value-type="float">
            <text:p>2517</text:p>
          </table:table-cell>
          <table:table-cell table:formula="of:=IF([.D241]=[.D240];&quot;&quot;;[.D241])">
            <text:p/>
          </table:table-cell>
          <table:table-cell table:number-columns-repeated="16379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767" calcext:value-type="float">
            <text:p>767</text:p>
          </table:table-cell>
          <table:table-cell table:formula="of:=[.A242]+[.B242]" office:value-type="float" office:value="2531" calcext:value-type="float">
            <text:p>2531</text:p>
          </table:table-cell>
          <table:table-cell table:formula="of:=IF([.A242]&gt;=[.D241];[.C242];[.D241])" office:value-type="float" office:value="2517" calcext:value-type="float">
            <text:p>2517</text:p>
          </table:table-cell>
          <table:table-cell table:formula="of:=IF([.D242]=[.D241];&quot;&quot;;[.D242])">
            <text:p/>
          </table:table-cell>
          <table:table-cell table:number-columns-repeated="16379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49" calcext:value-type="float">
            <text:p>549</text:p>
          </table:table-cell>
          <table:table-cell table:formula="of:=[.A243]+[.B243]" office:value-type="float" office:value="2531" calcext:value-type="float">
            <text:p>2531</text:p>
          </table:table-cell>
          <table:table-cell table:formula="of:=IF([.A243]&gt;=[.D242];[.C243];[.D242])" office:value-type="float" office:value="2517" calcext:value-type="float">
            <text:p>2517</text:p>
          </table:table-cell>
          <table:table-cell table:formula="of:=IF([.D243]=[.D242];&quot;&quot;;[.D243])">
            <text:p/>
          </table:table-cell>
          <table:table-cell table:number-columns-repeated="16379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584" calcext:value-type="float">
            <text:p>584</text:p>
          </table:table-cell>
          <table:table-cell table:formula="of:=[.A244]+[.B244]" office:value-type="float" office:value="2536" calcext:value-type="float">
            <text:p>2536</text:p>
          </table:table-cell>
          <table:table-cell table:formula="of:=IF([.A244]&gt;=[.D243];[.C244];[.D243])" office:value-type="float" office:value="2517" calcext:value-type="float">
            <text:p>2517</text:p>
          </table:table-cell>
          <table:table-cell table:formula="of:=IF([.D244]=[.D243];&quot;&quot;;[.D244])">
            <text:p/>
          </table:table-cell>
          <table:table-cell table:number-columns-repeated="16379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746" calcext:value-type="float">
            <text:p>746</text:p>
          </table:table-cell>
          <table:table-cell table:formula="of:=[.A245]+[.B245]" office:value-type="float" office:value="2539" calcext:value-type="float">
            <text:p>2539</text:p>
          </table:table-cell>
          <table:table-cell table:formula="of:=IF([.A245]&gt;=[.D244];[.C245];[.D244])" office:value-type="float" office:value="2517" calcext:value-type="float">
            <text:p>2517</text:p>
          </table:table-cell>
          <table:table-cell table:formula="of:=IF([.D245]=[.D244];&quot;&quot;;[.D245])">
            <text:p/>
          </table:table-cell>
          <table:table-cell table:number-columns-repeated="16379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35" calcext:value-type="float">
            <text:p>135</text:p>
          </table:table-cell>
          <table:table-cell table:formula="of:=[.A246]+[.B246]" office:value-type="float" office:value="2540" calcext:value-type="float">
            <text:p>2540</text:p>
          </table:table-cell>
          <table:table-cell table:formula="of:=IF([.A246]&gt;=[.D245];[.C246];[.D245])" office:value-type="float" office:value="2517" calcext:value-type="float">
            <text:p>2517</text:p>
          </table:table-cell>
          <table:table-cell table:formula="of:=IF([.D246]=[.D245];&quot;&quot;;[.D246])">
            <text:p/>
          </table:table-cell>
          <table:table-cell table:number-columns-repeated="16379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76" calcext:value-type="float">
            <text:p>576</text:p>
          </table:table-cell>
          <table:table-cell table:formula="of:=[.A247]+[.B247]" office:value-type="float" office:value="2548" calcext:value-type="float">
            <text:p>2548</text:p>
          </table:table-cell>
          <table:table-cell table:formula="of:=IF([.A247]&gt;=[.D246];[.C247];[.D246])" office:value-type="float" office:value="2517" calcext:value-type="float">
            <text:p>2517</text:p>
          </table:table-cell>
          <table:table-cell table:formula="of:=IF([.D247]=[.D246];&quot;&quot;;[.D247])">
            <text:p/>
          </table:table-cell>
          <table:table-cell table:number-columns-repeated="16379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716" calcext:value-type="float">
            <text:p>716</text:p>
          </table:table-cell>
          <table:table-cell table:formula="of:=[.A248]+[.B248]" office:value-type="float" office:value="2561" calcext:value-type="float">
            <text:p>2561</text:p>
          </table:table-cell>
          <table:table-cell table:formula="of:=IF([.A248]&gt;=[.D247];[.C248];[.D247])" office:value-type="float" office:value="2517" calcext:value-type="float">
            <text:p>2517</text:p>
          </table:table-cell>
          <table:table-cell table:formula="of:=IF([.D248]=[.D247];&quot;&quot;;[.D248])">
            <text:p/>
          </table:table-cell>
          <table:table-cell table:number-columns-repeated="16379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738" calcext:value-type="float">
            <text:p>738</text:p>
          </table:table-cell>
          <table:table-cell table:formula="of:=[.A249]+[.B249]" office:value-type="float" office:value="2569" calcext:value-type="float">
            <text:p>2569</text:p>
          </table:table-cell>
          <table:table-cell table:formula="of:=IF([.A249]&gt;=[.D248];[.C249];[.D248])" office:value-type="float" office:value="2517" calcext:value-type="float">
            <text:p>2517</text:p>
          </table:table-cell>
          <table:table-cell table:formula="of:=IF([.D249]=[.D248];&quot;&quot;;[.D249])">
            <text:p/>
          </table:table-cell>
          <table:table-cell table:number-columns-repeated="16379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55" calcext:value-type="float">
            <text:p>655</text:p>
          </table:table-cell>
          <table:table-cell table:formula="of:=[.A250]+[.B250]" office:value-type="float" office:value="2580" calcext:value-type="float">
            <text:p>2580</text:p>
          </table:table-cell>
          <table:table-cell table:formula="of:=IF([.A250]&gt;=[.D249];[.C250];[.D249])" office:value-type="float" office:value="2517" calcext:value-type="float">
            <text:p>2517</text:p>
          </table:table-cell>
          <table:table-cell table:formula="of:=IF([.D250]=[.D249];&quot;&quot;;[.D250])">
            <text:p/>
          </table:table-cell>
          <table:table-cell table:number-columns-repeated="16379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47" calcext:value-type="float">
            <text:p>647</text:p>
          </table:table-cell>
          <table:table-cell table:formula="of:=[.A251]+[.B251]" office:value-type="float" office:value="2585" calcext:value-type="float">
            <text:p>2585</text:p>
          </table:table-cell>
          <table:table-cell table:formula="of:=IF([.A251]&gt;=[.D250];[.C251];[.D250])" office:value-type="float" office:value="2517" calcext:value-type="float">
            <text:p>2517</text:p>
          </table:table-cell>
          <table:table-cell table:formula="of:=IF([.D251]=[.D250];&quot;&quot;;[.D251])">
            <text:p/>
          </table:table-cell>
          <table:table-cell table:number-columns-repeated="16379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06" calcext:value-type="float">
            <text:p>306</text:p>
          </table:table-cell>
          <table:table-cell table:formula="of:=[.A252]+[.B252]" office:value-type="float" office:value="2586" calcext:value-type="float">
            <text:p>2586</text:p>
          </table:table-cell>
          <table:table-cell table:formula="of:=IF([.A252]&gt;=[.D251];[.C252];[.D251])" office:value-type="float" office:value="2517" calcext:value-type="float">
            <text:p>2517</text:p>
          </table:table-cell>
          <table:table-cell table:formula="of:=IF([.D252]=[.D251];&quot;&quot;;[.D252])">
            <text:p/>
          </table:table-cell>
          <table:table-cell table:number-columns-repeated="1637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4" calcext:value-type="float">
            <text:p>564</text:p>
          </table:table-cell>
          <table:table-cell table:formula="of:=[.A253]+[.B253]" office:value-type="float" office:value="2588" calcext:value-type="float">
            <text:p>2588</text:p>
          </table:table-cell>
          <table:table-cell table:formula="of:=IF([.A253]&gt;=[.D252];[.C253];[.D252])" office:value-type="float" office:value="2517" calcext:value-type="float">
            <text:p>2517</text:p>
          </table:table-cell>
          <table:table-cell table:formula="of:=IF([.D253]=[.D252];&quot;&quot;;[.D253])">
            <text:p/>
          </table:table-cell>
          <table:table-cell table:number-columns-repeated="16379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38" calcext:value-type="float">
            <text:p>638</text:p>
          </table:table-cell>
          <table:table-cell table:formula="of:=[.A254]+[.B254]" office:value-type="float" office:value="2589" calcext:value-type="float">
            <text:p>2589</text:p>
          </table:table-cell>
          <table:table-cell table:formula="of:=IF([.A254]&gt;=[.D253];[.C254];[.D253])" office:value-type="float" office:value="2517" calcext:value-type="float">
            <text:p>2517</text:p>
          </table:table-cell>
          <table:table-cell table:formula="of:=IF([.D254]=[.D253];&quot;&quot;;[.D254])">
            <text:p/>
          </table:table-cell>
          <table:table-cell table:number-columns-repeated="1637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05" calcext:value-type="float">
            <text:p>605</text:p>
          </table:table-cell>
          <table:table-cell table:formula="of:=[.A255]+[.B255]" office:value-type="float" office:value="2600" calcext:value-type="float">
            <text:p>2600</text:p>
          </table:table-cell>
          <table:table-cell table:formula="of:=IF([.A255]&gt;=[.D254];[.C255];[.D254])" office:value-type="float" office:value="2517" calcext:value-type="float">
            <text:p>2517</text:p>
          </table:table-cell>
          <table:table-cell table:formula="of:=IF([.D255]=[.D254];&quot;&quot;;[.D255])">
            <text:p/>
          </table:table-cell>
          <table:table-cell table:number-columns-repeated="16379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46" calcext:value-type="float">
            <text:p>246</text:p>
          </table:table-cell>
          <table:table-cell table:formula="of:=[.A256]+[.B256]" office:value-type="float" office:value="2608" calcext:value-type="float">
            <text:p>2608</text:p>
          </table:table-cell>
          <table:table-cell table:formula="of:=IF([.A256]&gt;=[.D255];[.C256];[.D255])" office:value-type="float" office:value="2517" calcext:value-type="float">
            <text:p>2517</text:p>
          </table:table-cell>
          <table:table-cell table:formula="of:=IF([.D256]=[.D255];&quot;&quot;;[.D256])">
            <text:p/>
          </table:table-cell>
          <table:table-cell table:number-columns-repeated="16379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586" calcext:value-type="float">
            <text:p>586</text:p>
          </table:table-cell>
          <table:table-cell table:formula="of:=[.A257]+[.B257]" office:value-type="float" office:value="2614" calcext:value-type="float">
            <text:p>2614</text:p>
          </table:table-cell>
          <table:table-cell table:formula="of:=IF([.A257]&gt;=[.D256];[.C257];[.D256])" office:value-type="float" office:value="2517" calcext:value-type="float">
            <text:p>2517</text:p>
          </table:table-cell>
          <table:table-cell table:formula="of:=IF([.D257]=[.D256];&quot;&quot;;[.D257])">
            <text:p/>
          </table:table-cell>
          <table:table-cell table:number-columns-repeated="1637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593" calcext:value-type="float">
            <text:p>593</text:p>
          </table:table-cell>
          <table:table-cell table:formula="of:=[.A258]+[.B258]" office:value-type="float" office:value="2616" calcext:value-type="float">
            <text:p>2616</text:p>
          </table:table-cell>
          <table:table-cell table:formula="of:=IF([.A258]&gt;=[.D257];[.C258];[.D257])" office:value-type="float" office:value="2517" calcext:value-type="float">
            <text:p>2517</text:p>
          </table:table-cell>
          <table:table-cell table:formula="of:=IF([.D258]=[.D257];&quot;&quot;;[.D258])">
            <text:p/>
          </table:table-cell>
          <table:table-cell table:number-columns-repeated="16379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93" calcext:value-type="float">
            <text:p>93</text:p>
          </table:table-cell>
          <table:table-cell table:formula="of:=[.A259]+[.B259]" office:value-type="float" office:value="2629" calcext:value-type="float">
            <text:p>2629</text:p>
          </table:table-cell>
          <table:table-cell table:formula="of:=IF([.A259]&gt;=[.D258];[.C259];[.D258])" office:value-type="float" office:value="2629" calcext:value-type="float">
            <text:p>2629</text:p>
          </table:table-cell>
          <table:table-cell table:formula="of:=IF([.D259]=[.D258];&quot;&quot;;[.D259])" office:value-type="float" office:value="2629" calcext:value-type="float">
            <text:p>2629</text:p>
          </table:table-cell>
          <table:table-cell table:number-columns-repeated="16379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80" calcext:value-type="float">
            <text:p>180</text:p>
          </table:table-cell>
          <table:table-cell table:formula="of:=[.A260]+[.B260]" office:value-type="float" office:value="2633" calcext:value-type="float">
            <text:p>2633</text:p>
          </table:table-cell>
          <table:table-cell table:formula="of:=IF([.A260]&gt;=[.D259];[.C260];[.D259])" office:value-type="float" office:value="2629" calcext:value-type="float">
            <text:p>2629</text:p>
          </table:table-cell>
          <table:table-cell table:formula="of:=IF([.D260]=[.D259];&quot;&quot;;[.D260])">
            <text:p/>
          </table:table-cell>
          <table:table-cell table:number-columns-repeated="16379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54" calcext:value-type="float">
            <text:p>254</text:p>
          </table:table-cell>
          <table:table-cell table:formula="of:=[.A261]+[.B261]" office:value-type="float" office:value="2639" calcext:value-type="float">
            <text:p>2639</text:p>
          </table:table-cell>
          <table:table-cell table:formula="of:=IF([.A261]&gt;=[.D260];[.C261];[.D260])" office:value-type="float" office:value="2629" calcext:value-type="float">
            <text:p>2629</text:p>
          </table:table-cell>
          <table:table-cell table:formula="of:=IF([.D261]=[.D260];&quot;&quot;;[.D261])">
            <text:p/>
          </table:table-cell>
          <table:table-cell table:number-columns-repeated="16379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39" calcext:value-type="float">
            <text:p>439</text:p>
          </table:table-cell>
          <table:table-cell table:formula="of:=[.A262]+[.B262]" office:value-type="float" office:value="2646" calcext:value-type="float">
            <text:p>2646</text:p>
          </table:table-cell>
          <table:table-cell table:formula="of:=IF([.A262]&gt;=[.D261];[.C262];[.D261])" office:value-type="float" office:value="2629" calcext:value-type="float">
            <text:p>2629</text:p>
          </table:table-cell>
          <table:table-cell table:formula="of:=IF([.D262]=[.D261];&quot;&quot;;[.D262])">
            <text:p/>
          </table:table-cell>
          <table:table-cell table:number-columns-repeated="16379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478" calcext:value-type="float">
            <text:p>478</text:p>
          </table:table-cell>
          <table:table-cell table:formula="of:=[.A263]+[.B263]" office:value-type="float" office:value="2647" calcext:value-type="float">
            <text:p>2647</text:p>
          </table:table-cell>
          <table:table-cell table:formula="of:=IF([.A263]&gt;=[.D262];[.C263];[.D262])" office:value-type="float" office:value="2629" calcext:value-type="float">
            <text:p>2629</text:p>
          </table:table-cell>
          <table:table-cell table:formula="of:=IF([.D263]=[.D262];&quot;&quot;;[.D263])">
            <text:p/>
          </table:table-cell>
          <table:table-cell table:number-columns-repeated="16379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16" calcext:value-type="float">
            <text:p>416</text:p>
          </table:table-cell>
          <table:table-cell table:formula="of:=[.A264]+[.B264]" office:value-type="float" office:value="2664" calcext:value-type="float">
            <text:p>2664</text:p>
          </table:table-cell>
          <table:table-cell table:formula="of:=IF([.A264]&gt;=[.D263];[.C264];[.D263])" office:value-type="float" office:value="2629" calcext:value-type="float">
            <text:p>2629</text:p>
          </table:table-cell>
          <table:table-cell table:formula="of:=IF([.D264]=[.D263];&quot;&quot;;[.D264])">
            <text:p/>
          </table:table-cell>
          <table:table-cell table:number-columns-repeated="16379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4" calcext:value-type="float">
            <text:p>34</text:p>
          </table:table-cell>
          <table:table-cell table:formula="of:=[.A265]+[.B265]" office:value-type="float" office:value="2664" calcext:value-type="float">
            <text:p>2664</text:p>
          </table:table-cell>
          <table:table-cell table:formula="of:=IF([.A265]&gt;=[.D264];[.C265];[.D264])" office:value-type="float" office:value="2664" calcext:value-type="float">
            <text:p>2664</text:p>
          </table:table-cell>
          <table:table-cell table:formula="of:=IF([.D265]=[.D264];&quot;&quot;;[.D265])" office:value-type="float" office:value="2664" calcext:value-type="float">
            <text:p>2664</text:p>
          </table:table-cell>
          <table:table-cell table:number-columns-repeated="16379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96" calcext:value-type="float">
            <text:p>296</text:p>
          </table:table-cell>
          <table:table-cell table:formula="of:=[.A266]+[.B266]" office:value-type="float" office:value="2672" calcext:value-type="float">
            <text:p>2672</text:p>
          </table:table-cell>
          <table:table-cell table:formula="of:=IF([.A266]&gt;=[.D265];[.C266];[.D265])" office:value-type="float" office:value="2664" calcext:value-type="float">
            <text:p>2664</text:p>
          </table:table-cell>
          <table:table-cell table:formula="of:=IF([.D266]=[.D265];&quot;&quot;;[.D266])">
            <text:p/>
          </table:table-cell>
          <table:table-cell table:number-columns-repeated="16379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73" calcext:value-type="float">
            <text:p>673</text:p>
          </table:table-cell>
          <table:table-cell table:formula="of:=[.A267]+[.B267]" office:value-type="float" office:value="2677" calcext:value-type="float">
            <text:p>2677</text:p>
          </table:table-cell>
          <table:table-cell table:formula="of:=IF([.A267]&gt;=[.D266];[.C267];[.D266])" office:value-type="float" office:value="2664" calcext:value-type="float">
            <text:p>2664</text:p>
          </table:table-cell>
          <table:table-cell table:formula="of:=IF([.D267]=[.D266];&quot;&quot;;[.D267])">
            <text:p/>
          </table:table-cell>
          <table:table-cell table:number-columns-repeated="16379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326" calcext:value-type="float">
            <text:p>326</text:p>
          </table:table-cell>
          <table:table-cell table:formula="of:=[.A268]+[.B268]" office:value-type="float" office:value="2677" calcext:value-type="float">
            <text:p>2677</text:p>
          </table:table-cell>
          <table:table-cell table:formula="of:=IF([.A268]&gt;=[.D267];[.C268];[.D267])" office:value-type="float" office:value="2664" calcext:value-type="float">
            <text:p>2664</text:p>
          </table:table-cell>
          <table:table-cell table:formula="of:=IF([.D268]=[.D267];&quot;&quot;;[.D268])">
            <text:p/>
          </table:table-cell>
          <table:table-cell table:number-columns-repeated="16379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507" calcext:value-type="float">
            <text:p>507</text:p>
          </table:table-cell>
          <table:table-cell table:formula="of:=[.A269]+[.B269]" office:value-type="float" office:value="2683" calcext:value-type="float">
            <text:p>2683</text:p>
          </table:table-cell>
          <table:table-cell table:formula="of:=IF([.A269]&gt;=[.D268];[.C269];[.D268])" office:value-type="float" office:value="2664" calcext:value-type="float">
            <text:p>2664</text:p>
          </table:table-cell>
          <table:table-cell table:formula="of:=IF([.D269]=[.D268];&quot;&quot;;[.D269])">
            <text:p/>
          </table:table-cell>
          <table:table-cell table:number-columns-repeated="16379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62" calcext:value-type="float">
            <text:p>462</text:p>
          </table:table-cell>
          <table:table-cell table:formula="of:=[.A270]+[.B270]" office:value-type="float" office:value="2710" calcext:value-type="float">
            <text:p>2710</text:p>
          </table:table-cell>
          <table:table-cell table:formula="of:=IF([.A270]&gt;=[.D269];[.C270];[.D269])" office:value-type="float" office:value="2664" calcext:value-type="float">
            <text:p>2664</text:p>
          </table:table-cell>
          <table:table-cell table:formula="of:=IF([.D270]=[.D269];&quot;&quot;;[.D270])">
            <text:p/>
          </table:table-cell>
          <table:table-cell table:number-columns-repeated="16379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572" calcext:value-type="float">
            <text:p>572</text:p>
          </table:table-cell>
          <table:table-cell table:formula="of:=[.A271]+[.B271]" office:value-type="float" office:value="2720" calcext:value-type="float">
            <text:p>2720</text:p>
          </table:table-cell>
          <table:table-cell table:formula="of:=IF([.A271]&gt;=[.D270];[.C271];[.D270])" office:value-type="float" office:value="2664" calcext:value-type="float">
            <text:p>2664</text:p>
          </table:table-cell>
          <table:table-cell table:formula="of:=IF([.D271]=[.D270];&quot;&quot;;[.D271])">
            <text:p/>
          </table:table-cell>
          <table:table-cell table:number-columns-repeated="16379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576" calcext:value-type="float">
            <text:p>576</text:p>
          </table:table-cell>
          <table:table-cell table:formula="of:=[.A272]+[.B272]" office:value-type="float" office:value="2726" calcext:value-type="float">
            <text:p>2726</text:p>
          </table:table-cell>
          <table:table-cell table:formula="of:=IF([.A272]&gt;=[.D271];[.C272];[.D271])" office:value-type="float" office:value="2664" calcext:value-type="float">
            <text:p>2664</text:p>
          </table:table-cell>
          <table:table-cell table:formula="of:=IF([.D272]=[.D271];&quot;&quot;;[.D272])">
            <text:p/>
          </table:table-cell>
          <table:table-cell table:number-columns-repeated="16379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45" calcext:value-type="float">
            <text:p>645</text:p>
          </table:table-cell>
          <table:table-cell table:formula="of:=[.A273]+[.B273]" office:value-type="float" office:value="2739" calcext:value-type="float">
            <text:p>2739</text:p>
          </table:table-cell>
          <table:table-cell table:formula="of:=IF([.A273]&gt;=[.D272];[.C273];[.D272])" office:value-type="float" office:value="2664" calcext:value-type="float">
            <text:p>2664</text:p>
          </table:table-cell>
          <table:table-cell table:formula="of:=IF([.D273]=[.D272];&quot;&quot;;[.D273])">
            <text:p/>
          </table:table-cell>
          <table:table-cell table:number-columns-repeated="1637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29" calcext:value-type="float">
            <text:p>729</text:p>
          </table:table-cell>
          <table:table-cell table:formula="of:=[.A274]+[.B274]" office:value-type="float" office:value="2743" calcext:value-type="float">
            <text:p>2743</text:p>
          </table:table-cell>
          <table:table-cell table:formula="of:=IF([.A274]&gt;=[.D273];[.C274];[.D273])" office:value-type="float" office:value="2664" calcext:value-type="float">
            <text:p>2664</text:p>
          </table:table-cell>
          <table:table-cell table:formula="of:=IF([.D274]=[.D273];&quot;&quot;;[.D274])">
            <text:p/>
          </table:table-cell>
          <table:table-cell table:number-columns-repeated="16379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284" calcext:value-type="float">
            <text:p>284</text:p>
          </table:table-cell>
          <table:table-cell table:formula="of:=[.A275]+[.B275]" office:value-type="float" office:value="2761" calcext:value-type="float">
            <text:p>2761</text:p>
          </table:table-cell>
          <table:table-cell table:formula="of:=IF([.A275]&gt;=[.D274];[.C275];[.D274])" office:value-type="float" office:value="2664" calcext:value-type="float">
            <text:p>2664</text:p>
          </table:table-cell>
          <table:table-cell table:formula="of:=IF([.D275]=[.D274];&quot;&quot;;[.D275])">
            <text:p/>
          </table:table-cell>
          <table:table-cell table:number-columns-repeated="16379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349" calcext:value-type="float">
            <text:p>349</text:p>
          </table:table-cell>
          <table:table-cell table:formula="of:=[.A276]+[.B276]" office:value-type="float" office:value="2780" calcext:value-type="float">
            <text:p>2780</text:p>
          </table:table-cell>
          <table:table-cell table:formula="of:=IF([.A276]&gt;=[.D275];[.C276];[.D275])" office:value-type="float" office:value="2664" calcext:value-type="float">
            <text:p>2664</text:p>
          </table:table-cell>
          <table:table-cell table:formula="of:=IF([.D276]=[.D275];&quot;&quot;;[.D276])">
            <text:p/>
          </table:table-cell>
          <table:table-cell table:number-columns-repeated="16379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355" calcext:value-type="float">
            <text:p>355</text:p>
          </table:table-cell>
          <table:table-cell table:formula="of:=[.A277]+[.B277]" office:value-type="float" office:value="2793" calcext:value-type="float">
            <text:p>2793</text:p>
          </table:table-cell>
          <table:table-cell table:formula="of:=IF([.A277]&gt;=[.D276];[.C277];[.D276])" office:value-type="float" office:value="2664" calcext:value-type="float">
            <text:p>2664</text:p>
          </table:table-cell>
          <table:table-cell table:formula="of:=IF([.D277]=[.D276];&quot;&quot;;[.D277])">
            <text:p/>
          </table:table-cell>
          <table:table-cell table:number-columns-repeated="16379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219" calcext:value-type="float">
            <text:p>219</text:p>
          </table:table-cell>
          <table:table-cell table:formula="of:=[.A278]+[.B278]" office:value-type="float" office:value="2805" calcext:value-type="float">
            <text:p>2805</text:p>
          </table:table-cell>
          <table:table-cell table:formula="of:=IF([.A278]&gt;=[.D277];[.C278];[.D277])" office:value-type="float" office:value="2664" calcext:value-type="float">
            <text:p>2664</text:p>
          </table:table-cell>
          <table:table-cell table:formula="of:=IF([.D278]=[.D277];&quot;&quot;;[.D278])">
            <text:p/>
          </table:table-cell>
          <table:table-cell table:number-columns-repeated="16379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190" calcext:value-type="float">
            <text:p>190</text:p>
          </table:table-cell>
          <table:table-cell table:formula="of:=[.A279]+[.B279]" office:value-type="float" office:value="2832" calcext:value-type="float">
            <text:p>2832</text:p>
          </table:table-cell>
          <table:table-cell table:formula="of:=IF([.A279]&gt;=[.D278];[.C279];[.D278])" office:value-type="float" office:value="2664" calcext:value-type="float">
            <text:p>2664</text:p>
          </table:table-cell>
          <table:table-cell table:formula="of:=IF([.D279]=[.D278];&quot;&quot;;[.D279])">
            <text:p/>
          </table:table-cell>
          <table:table-cell table:number-columns-repeated="16379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729" calcext:value-type="float">
            <text:p>729</text:p>
          </table:table-cell>
          <table:table-cell table:formula="of:=[.A280]+[.B280]" office:value-type="float" office:value="2836" calcext:value-type="float">
            <text:p>2836</text:p>
          </table:table-cell>
          <table:table-cell table:formula="of:=IF([.A280]&gt;=[.D279];[.C280];[.D279])" office:value-type="float" office:value="2664" calcext:value-type="float">
            <text:p>2664</text:p>
          </table:table-cell>
          <table:table-cell table:formula="of:=IF([.D280]=[.D279];&quot;&quot;;[.D280])">
            <text:p/>
          </table:table-cell>
          <table:table-cell table:number-columns-repeated="16379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767" calcext:value-type="float">
            <text:p>767</text:p>
          </table:table-cell>
          <table:table-cell table:formula="of:=[.A281]+[.B281]" office:value-type="float" office:value="2868" calcext:value-type="float">
            <text:p>2868</text:p>
          </table:table-cell>
          <table:table-cell table:formula="of:=IF([.A281]&gt;=[.D280];[.C281];[.D280])" office:value-type="float" office:value="2664" calcext:value-type="float">
            <text:p>2664</text:p>
          </table:table-cell>
          <table:table-cell table:formula="of:=IF([.D281]=[.D280];&quot;&quot;;[.D281])">
            <text:p/>
          </table:table-cell>
          <table:table-cell table:number-columns-repeated="16379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733" calcext:value-type="float">
            <text:p>733</text:p>
          </table:table-cell>
          <table:table-cell table:formula="of:=[.A282]+[.B282]" office:value-type="float" office:value="2887" calcext:value-type="float">
            <text:p>2887</text:p>
          </table:table-cell>
          <table:table-cell table:formula="of:=IF([.A282]&gt;=[.D281];[.C282];[.D281])" office:value-type="float" office:value="2664" calcext:value-type="float">
            <text:p>2664</text:p>
          </table:table-cell>
          <table:table-cell table:formula="of:=IF([.D282]=[.D281];&quot;&quot;;[.D282])">
            <text:p/>
          </table:table-cell>
          <table:table-cell table:number-columns-repeated="16379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273" calcext:value-type="float">
            <text:p>273</text:p>
          </table:table-cell>
          <table:table-cell table:formula="of:=[.A283]+[.B283]" office:value-type="float" office:value="2912" calcext:value-type="float">
            <text:p>2912</text:p>
          </table:table-cell>
          <table:table-cell table:formula="of:=IF([.A283]&gt;=[.D282];[.C283];[.D282])" office:value-type="float" office:value="2664" calcext:value-type="float">
            <text:p>2664</text:p>
          </table:table-cell>
          <table:table-cell table:formula="of:=IF([.D283]=[.D282];&quot;&quot;;[.D283])">
            <text:p/>
          </table:table-cell>
          <table:table-cell table:number-columns-repeated="16379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640" calcext:value-type="float">
            <text:p>640</text:p>
          </table:table-cell>
          <table:table-cell table:formula="of:=[.A284]+[.B284]" office:value-type="float" office:value="2915" calcext:value-type="float">
            <text:p>2915</text:p>
          </table:table-cell>
          <table:table-cell table:formula="of:=IF([.A284]&gt;=[.D283];[.C284];[.D283])" office:value-type="float" office:value="2664" calcext:value-type="float">
            <text:p>2664</text:p>
          </table:table-cell>
          <table:table-cell table:formula="of:=IF([.D284]=[.D283];&quot;&quot;;[.D284])">
            <text:p/>
          </table:table-cell>
          <table:table-cell table:number-columns-repeated="16379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43" calcext:value-type="float">
            <text:p>643</text:p>
          </table:table-cell>
          <table:table-cell table:formula="of:=[.A285]+[.B285]" office:value-type="float" office:value="2917" calcext:value-type="float">
            <text:p>2917</text:p>
          </table:table-cell>
          <table:table-cell table:formula="of:=IF([.A285]&gt;=[.D284];[.C285];[.D284])" office:value-type="float" office:value="2664" calcext:value-type="float">
            <text:p>2664</text:p>
          </table:table-cell>
          <table:table-cell table:formula="of:=IF([.D285]=[.D284];&quot;&quot;;[.D285])">
            <text:p/>
          </table:table-cell>
          <table:table-cell table:number-columns-repeated="16379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336" calcext:value-type="float">
            <text:p>336</text:p>
          </table:table-cell>
          <table:table-cell table:formula="of:=[.A286]+[.B286]" office:value-type="float" office:value="2924" calcext:value-type="float">
            <text:p>2924</text:p>
          </table:table-cell>
          <table:table-cell table:formula="of:=IF([.A286]&gt;=[.D285];[.C286];[.D285])" office:value-type="float" office:value="2664" calcext:value-type="float">
            <text:p>2664</text:p>
          </table:table-cell>
          <table:table-cell table:formula="of:=IF([.D286]=[.D285];&quot;&quot;;[.D286])">
            <text:p/>
          </table:table-cell>
          <table:table-cell table:number-columns-repeated="16379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310" calcext:value-type="float">
            <text:p>310</text:p>
          </table:table-cell>
          <table:table-cell table:formula="of:=[.A287]+[.B287]" office:value-type="float" office:value="2925" calcext:value-type="float">
            <text:p>2925</text:p>
          </table:table-cell>
          <table:table-cell table:formula="of:=IF([.A287]&gt;=[.D286];[.C287];[.D286])" office:value-type="float" office:value="2664" calcext:value-type="float">
            <text:p>2664</text:p>
          </table:table-cell>
          <table:table-cell table:formula="of:=IF([.D287]=[.D286];&quot;&quot;;[.D287])">
            <text:p/>
          </table:table-cell>
          <table:table-cell table:number-columns-repeated="16379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42" calcext:value-type="float">
            <text:p>42</text:p>
          </table:table-cell>
          <table:table-cell table:formula="of:=[.A288]+[.B288]" office:value-type="float" office:value="2925" calcext:value-type="float">
            <text:p>2925</text:p>
          </table:table-cell>
          <table:table-cell table:formula="of:=IF([.A288]&gt;=[.D287];[.C288];[.D287])" office:value-type="float" office:value="2925" calcext:value-type="float">
            <text:p>2925</text:p>
          </table:table-cell>
          <table:table-cell table:formula="of:=IF([.D288]=[.D287];&quot;&quot;;[.D288])" office:value-type="float" office:value="2925" calcext:value-type="float">
            <text:p>2925</text:p>
          </table:table-cell>
          <table:table-cell table:number-columns-repeated="16379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76" calcext:value-type="float">
            <text:p>676</text:p>
          </table:table-cell>
          <table:table-cell table:formula="of:=[.A289]+[.B289]" office:value-type="float" office:value="2926" calcext:value-type="float">
            <text:p>2926</text:p>
          </table:table-cell>
          <table:table-cell table:formula="of:=IF([.A289]&gt;=[.D288];[.C289];[.D288])" office:value-type="float" office:value="2925" calcext:value-type="float">
            <text:p>2925</text:p>
          </table:table-cell>
          <table:table-cell table:formula="of:=IF([.D289]=[.D288];&quot;&quot;;[.D289])">
            <text:p/>
          </table:table-cell>
          <table:table-cell table:number-columns-repeated="16379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151" calcext:value-type="float">
            <text:p>151</text:p>
          </table:table-cell>
          <table:table-cell table:formula="of:=[.A290]+[.B290]" office:value-type="float" office:value="2932" calcext:value-type="float">
            <text:p>2932</text:p>
          </table:table-cell>
          <table:table-cell table:formula="of:=IF([.A290]&gt;=[.D289];[.C290];[.D289])" office:value-type="float" office:value="2925" calcext:value-type="float">
            <text:p>2925</text:p>
          </table:table-cell>
          <table:table-cell table:formula="of:=IF([.D290]=[.D289];&quot;&quot;;[.D290])">
            <text:p/>
          </table:table-cell>
          <table:table-cell table:number-columns-repeated="16379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95" calcext:value-type="float">
            <text:p>95</text:p>
          </table:table-cell>
          <table:table-cell table:formula="of:=[.A291]+[.B291]" office:value-type="float" office:value="2949" calcext:value-type="float">
            <text:p>2949</text:p>
          </table:table-cell>
          <table:table-cell table:formula="of:=IF([.A291]&gt;=[.D290];[.C291];[.D290])" office:value-type="float" office:value="2925" calcext:value-type="float">
            <text:p>2925</text:p>
          </table:table-cell>
          <table:table-cell table:formula="of:=IF([.D291]=[.D290];&quot;&quot;;[.D291])">
            <text:p/>
          </table:table-cell>
          <table:table-cell table:number-columns-repeated="16379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324" calcext:value-type="float">
            <text:p>324</text:p>
          </table:table-cell>
          <table:table-cell table:formula="of:=[.A292]+[.B292]" office:value-type="float" office:value="2961" calcext:value-type="float">
            <text:p>2961</text:p>
          </table:table-cell>
          <table:table-cell table:formula="of:=IF([.A292]&gt;=[.D291];[.C292];[.D291])" office:value-type="float" office:value="2925" calcext:value-type="float">
            <text:p>2925</text:p>
          </table:table-cell>
          <table:table-cell table:formula="of:=IF([.D292]=[.D291];&quot;&quot;;[.D292])">
            <text:p/>
          </table:table-cell>
          <table:table-cell table:number-columns-repeated="16379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97" calcext:value-type="float">
            <text:p>697</text:p>
          </table:table-cell>
          <table:table-cell table:formula="of:=[.A293]+[.B293]" office:value-type="float" office:value="2965" calcext:value-type="float">
            <text:p>2965</text:p>
          </table:table-cell>
          <table:table-cell table:formula="of:=IF([.A293]&gt;=[.D292];[.C293];[.D292])" office:value-type="float" office:value="2925" calcext:value-type="float">
            <text:p>2925</text:p>
          </table:table-cell>
          <table:table-cell table:formula="of:=IF([.D293]=[.D292];&quot;&quot;;[.D293])">
            <text:p/>
          </table:table-cell>
          <table:table-cell table:number-columns-repeated="16379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40" calcext:value-type="float">
            <text:p>540</text:p>
          </table:table-cell>
          <table:table-cell table:formula="of:=[.A294]+[.B294]" office:value-type="float" office:value="2970" calcext:value-type="float">
            <text:p>2970</text:p>
          </table:table-cell>
          <table:table-cell table:formula="of:=IF([.A294]&gt;=[.D293];[.C294];[.D293])" office:value-type="float" office:value="2925" calcext:value-type="float">
            <text:p>2925</text:p>
          </table:table-cell>
          <table:table-cell table:formula="of:=IF([.D294]=[.D293];&quot;&quot;;[.D294])">
            <text:p/>
          </table:table-cell>
          <table:table-cell table:number-columns-repeated="16379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760" calcext:value-type="float">
            <text:p>760</text:p>
          </table:table-cell>
          <table:table-cell table:formula="of:=[.A295]+[.B295]" office:value-type="float" office:value="2994" calcext:value-type="float">
            <text:p>2994</text:p>
          </table:table-cell>
          <table:table-cell table:formula="of:=IF([.A295]&gt;=[.D294];[.C295];[.D294])" office:value-type="float" office:value="2925" calcext:value-type="float">
            <text:p>2925</text:p>
          </table:table-cell>
          <table:table-cell table:formula="of:=IF([.D295]=[.D294];&quot;&quot;;[.D295])">
            <text:p/>
          </table:table-cell>
          <table:table-cell table:number-columns-repeated="16379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566" calcext:value-type="float">
            <text:p>566</text:p>
          </table:table-cell>
          <table:table-cell table:formula="of:=[.A296]+[.B296]" office:value-type="float" office:value="2995" calcext:value-type="float">
            <text:p>2995</text:p>
          </table:table-cell>
          <table:table-cell table:formula="of:=IF([.A296]&gt;=[.D295];[.C296];[.D295])" office:value-type="float" office:value="2925" calcext:value-type="float">
            <text:p>2925</text:p>
          </table:table-cell>
          <table:table-cell table:formula="of:=IF([.D296]=[.D295];&quot;&quot;;[.D296])">
            <text:p/>
          </table:table-cell>
          <table:table-cell table:number-columns-repeated="16379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27" calcext:value-type="float">
            <text:p>227</text:p>
          </table:table-cell>
          <table:table-cell table:formula="of:=[.A297]+[.B297]" office:value-type="float" office:value="3006" calcext:value-type="float">
            <text:p>3006</text:p>
          </table:table-cell>
          <table:table-cell table:formula="of:=IF([.A297]&gt;=[.D296];[.C297];[.D296])" office:value-type="float" office:value="2925" calcext:value-type="float">
            <text:p>2925</text:p>
          </table:table-cell>
          <table:table-cell table:formula="of:=IF([.D297]=[.D296];&quot;&quot;;[.D297])">
            <text:p/>
          </table:table-cell>
          <table:table-cell table:number-columns-repeated="16379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55" calcext:value-type="float">
            <text:p>155</text:p>
          </table:table-cell>
          <table:table-cell table:formula="of:=[.A298]+[.B298]" office:value-type="float" office:value="3015" calcext:value-type="float">
            <text:p>3015</text:p>
          </table:table-cell>
          <table:table-cell table:formula="of:=IF([.A298]&gt;=[.D297];[.C298];[.D297])" office:value-type="float" office:value="2925" calcext:value-type="float">
            <text:p>2925</text:p>
          </table:table-cell>
          <table:table-cell table:formula="of:=IF([.D298]=[.D297];&quot;&quot;;[.D298])">
            <text:p/>
          </table:table-cell>
          <table:table-cell table:number-columns-repeated="16379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574" calcext:value-type="float">
            <text:p>574</text:p>
          </table:table-cell>
          <table:table-cell table:formula="of:=[.A299]+[.B299]" office:value-type="float" office:value="3038" calcext:value-type="float">
            <text:p>3038</text:p>
          </table:table-cell>
          <table:table-cell table:formula="of:=IF([.A299]&gt;=[.D298];[.C299];[.D298])" office:value-type="float" office:value="2925" calcext:value-type="float">
            <text:p>2925</text:p>
          </table:table-cell>
          <table:table-cell table:formula="of:=IF([.D299]=[.D298];&quot;&quot;;[.D299])">
            <text:p/>
          </table:table-cell>
          <table:table-cell table:number-columns-repeated="16379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603" calcext:value-type="float">
            <text:p>603</text:p>
          </table:table-cell>
          <table:table-cell table:formula="of:=[.A300]+[.B300]" office:value-type="float" office:value="3050" calcext:value-type="float">
            <text:p>3050</text:p>
          </table:table-cell>
          <table:table-cell table:formula="of:=IF([.A300]&gt;=[.D299];[.C300];[.D299])" office:value-type="float" office:value="2925" calcext:value-type="float">
            <text:p>2925</text:p>
          </table:table-cell>
          <table:table-cell table:formula="of:=IF([.D300]=[.D299];&quot;&quot;;[.D300])">
            <text:p/>
          </table:table-cell>
          <table:table-cell table:number-columns-repeated="16379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34" calcext:value-type="float">
            <text:p>234</text:p>
          </table:table-cell>
          <table:table-cell table:formula="of:=[.A301]+[.B301]" office:value-type="float" office:value="3050" calcext:value-type="float">
            <text:p>3050</text:p>
          </table:table-cell>
          <table:table-cell table:formula="of:=IF([.A301]&gt;=[.D300];[.C301];[.D300])" office:value-type="float" office:value="2925" calcext:value-type="float">
            <text:p>2925</text:p>
          </table:table-cell>
          <table:table-cell table:formula="of:=IF([.D301]=[.D300];&quot;&quot;;[.D301])">
            <text:p/>
          </table:table-cell>
          <table:table-cell table:number-columns-repeated="16379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26" calcext:value-type="float">
            <text:p>226</text:p>
          </table:table-cell>
          <table:table-cell table:formula="of:=[.A302]+[.B302]" office:value-type="float" office:value="3061" calcext:value-type="float">
            <text:p>3061</text:p>
          </table:table-cell>
          <table:table-cell table:formula="of:=IF([.A302]&gt;=[.D301];[.C302];[.D301])" office:value-type="float" office:value="2925" calcext:value-type="float">
            <text:p>2925</text:p>
          </table:table-cell>
          <table:table-cell table:formula="of:=IF([.D302]=[.D301];&quot;&quot;;[.D302])">
            <text:p/>
          </table:table-cell>
          <table:table-cell table:number-columns-repeated="16379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81" calcext:value-type="float">
            <text:p>81</text:p>
          </table:table-cell>
          <table:table-cell table:formula="of:=[.A303]+[.B303]" office:value-type="float" office:value="3070" calcext:value-type="float">
            <text:p>3070</text:p>
          </table:table-cell>
          <table:table-cell table:formula="of:=IF([.A303]&gt;=[.D302];[.C303];[.D302])" office:value-type="float" office:value="3070" calcext:value-type="float">
            <text:p>3070</text:p>
          </table:table-cell>
          <table:table-cell table:formula="of:=IF([.D303]=[.D302];&quot;&quot;;[.D303])" office:value-type="float" office:value="3070" calcext:value-type="float">
            <text:p>3070</text:p>
          </table:table-cell>
          <table:table-cell table:number-columns-repeated="16379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753" calcext:value-type="float">
            <text:p>753</text:p>
          </table:table-cell>
          <table:table-cell table:formula="of:=[.A304]+[.B304]" office:value-type="float" office:value="3079" calcext:value-type="float">
            <text:p>3079</text:p>
          </table:table-cell>
          <table:table-cell table:formula="of:=IF([.A304]&gt;=[.D303];[.C304];[.D303])" office:value-type="float" office:value="3070" calcext:value-type="float">
            <text:p>3070</text:p>
          </table:table-cell>
          <table:table-cell table:formula="of:=IF([.D304]=[.D303];&quot;&quot;;[.D304])">
            <text:p/>
          </table:table-cell>
          <table:table-cell table:number-columns-repeated="16379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76" calcext:value-type="float">
            <text:p>76</text:p>
          </table:table-cell>
          <table:table-cell table:formula="of:=[.A305]+[.B305]" office:value-type="float" office:value="3079" calcext:value-type="float">
            <text:p>3079</text:p>
          </table:table-cell>
          <table:table-cell table:formula="of:=IF([.A305]&gt;=[.D304];[.C305];[.D304])" office:value-type="float" office:value="3070" calcext:value-type="float">
            <text:p>3070</text:p>
          </table:table-cell>
          <table:table-cell table:formula="of:=IF([.D305]=[.D304];&quot;&quot;;[.D305])">
            <text:p/>
          </table:table-cell>
          <table:table-cell table:number-columns-repeated="16379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374" calcext:value-type="float">
            <text:p>374</text:p>
          </table:table-cell>
          <table:table-cell table:formula="of:=[.A306]+[.B306]" office:value-type="float" office:value="3082" calcext:value-type="float">
            <text:p>3082</text:p>
          </table:table-cell>
          <table:table-cell table:formula="of:=IF([.A306]&gt;=[.D305];[.C306];[.D305])" office:value-type="float" office:value="3070" calcext:value-type="float">
            <text:p>3070</text:p>
          </table:table-cell>
          <table:table-cell table:formula="of:=IF([.D306]=[.D305];&quot;&quot;;[.D306])">
            <text:p/>
          </table:table-cell>
          <table:table-cell table:number-columns-repeated="16379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531" calcext:value-type="float">
            <text:p>531</text:p>
          </table:table-cell>
          <table:table-cell table:formula="of:=[.A307]+[.B307]" office:value-type="float" office:value="3083" calcext:value-type="float">
            <text:p>3083</text:p>
          </table:table-cell>
          <table:table-cell table:formula="of:=IF([.A307]&gt;=[.D306];[.C307];[.D306])" office:value-type="float" office:value="3070" calcext:value-type="float">
            <text:p>3070</text:p>
          </table:table-cell>
          <table:table-cell table:formula="of:=IF([.D307]=[.D306];&quot;&quot;;[.D307])">
            <text:p/>
          </table:table-cell>
          <table:table-cell table:number-columns-repeated="16379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25" calcext:value-type="float">
            <text:p>25</text:p>
          </table:table-cell>
          <table:table-cell table:formula="of:=[.A308]+[.B308]" office:value-type="float" office:value="3104" calcext:value-type="float">
            <text:p>3104</text:p>
          </table:table-cell>
          <table:table-cell table:formula="of:=IF([.A308]&gt;=[.D307];[.C308];[.D307])" office:value-type="float" office:value="3104" calcext:value-type="float">
            <text:p>3104</text:p>
          </table:table-cell>
          <table:table-cell table:formula="of:=IF([.D308]=[.D307];&quot;&quot;;[.D308])" office:value-type="float" office:value="3104" calcext:value-type="float">
            <text:p>3104</text:p>
          </table:table-cell>
          <table:table-cell table:number-columns-repeated="16379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10" calcext:value-type="float">
            <text:p>210</text:p>
          </table:table-cell>
          <table:table-cell table:formula="of:=[.A309]+[.B309]" office:value-type="float" office:value="3142" calcext:value-type="float">
            <text:p>3142</text:p>
          </table:table-cell>
          <table:table-cell table:formula="of:=IF([.A309]&gt;=[.D308];[.C309];[.D308])" office:value-type="float" office:value="3104" calcext:value-type="float">
            <text:p>3104</text:p>
          </table:table-cell>
          <table:table-cell table:formula="of:=IF([.D309]=[.D308];&quot;&quot;;[.D309])">
            <text:p/>
          </table:table-cell>
          <table:table-cell table:number-columns-repeated="16379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66" calcext:value-type="float">
            <text:p>266</text:p>
          </table:table-cell>
          <table:table-cell table:formula="of:=[.A310]+[.B310]" office:value-type="float" office:value="3145" calcext:value-type="float">
            <text:p>3145</text:p>
          </table:table-cell>
          <table:table-cell table:formula="of:=IF([.A310]&gt;=[.D309];[.C310];[.D309])" office:value-type="float" office:value="3104" calcext:value-type="float">
            <text:p>3104</text:p>
          </table:table-cell>
          <table:table-cell table:formula="of:=IF([.D310]=[.D309];&quot;&quot;;[.D310])">
            <text:p/>
          </table:table-cell>
          <table:table-cell table:number-columns-repeated="16379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85" calcext:value-type="float">
            <text:p>85</text:p>
          </table:table-cell>
          <table:table-cell table:formula="of:=[.A311]+[.B311]" office:value-type="float" office:value="3157" calcext:value-type="float">
            <text:p>3157</text:p>
          </table:table-cell>
          <table:table-cell table:formula="of:=IF([.A311]&gt;=[.D310];[.C311];[.D310])" office:value-type="float" office:value="3104" calcext:value-type="float">
            <text:p>3104</text:p>
          </table:table-cell>
          <table:table-cell table:formula="of:=IF([.D311]=[.D310];&quot;&quot;;[.D311])">
            <text:p/>
          </table:table-cell>
          <table:table-cell table:number-columns-repeated="16379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334" calcext:value-type="float">
            <text:p>334</text:p>
          </table:table-cell>
          <table:table-cell table:formula="of:=[.A312]+[.B312]" office:value-type="float" office:value="3173" calcext:value-type="float">
            <text:p>3173</text:p>
          </table:table-cell>
          <table:table-cell table:formula="of:=IF([.A312]&gt;=[.D311];[.C312];[.D311])" office:value-type="float" office:value="3104" calcext:value-type="float">
            <text:p>3104</text:p>
          </table:table-cell>
          <table:table-cell table:formula="of:=IF([.D312]=[.D311];&quot;&quot;;[.D312])">
            <text:p/>
          </table:table-cell>
          <table:table-cell table:number-columns-repeated="16379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273" calcext:value-type="float">
            <text:p>273</text:p>
          </table:table-cell>
          <table:table-cell table:formula="of:=[.A313]+[.B313]" office:value-type="float" office:value="3176" calcext:value-type="float">
            <text:p>3176</text:p>
          </table:table-cell>
          <table:table-cell table:formula="of:=IF([.A313]&gt;=[.D312];[.C313];[.D312])" office:value-type="float" office:value="3104" calcext:value-type="float">
            <text:p>3104</text:p>
          </table:table-cell>
          <table:table-cell table:formula="of:=IF([.D313]=[.D312];&quot;&quot;;[.D313])">
            <text:p/>
          </table:table-cell>
          <table:table-cell table:number-columns-repeated="16379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283" calcext:value-type="float">
            <text:p>283</text:p>
          </table:table-cell>
          <table:table-cell table:formula="of:=[.A314]+[.B314]" office:value-type="float" office:value="3189" calcext:value-type="float">
            <text:p>3189</text:p>
          </table:table-cell>
          <table:table-cell table:formula="of:=IF([.A314]&gt;=[.D313];[.C314];[.D313])" office:value-type="float" office:value="3104" calcext:value-type="float">
            <text:p>3104</text:p>
          </table:table-cell>
          <table:table-cell table:formula="of:=IF([.D314]=[.D313];&quot;&quot;;[.D314])">
            <text:p/>
          </table:table-cell>
          <table:table-cell table:number-columns-repeated="16379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34" calcext:value-type="float">
            <text:p>134</text:p>
          </table:table-cell>
          <table:table-cell table:formula="of:=[.A315]+[.B315]" office:value-type="float" office:value="3201" calcext:value-type="float">
            <text:p>3201</text:p>
          </table:table-cell>
          <table:table-cell table:formula="of:=IF([.A315]&gt;=[.D314];[.C315];[.D314])" office:value-type="float" office:value="3104" calcext:value-type="float">
            <text:p>3104</text:p>
          </table:table-cell>
          <table:table-cell table:formula="of:=IF([.D315]=[.D314];&quot;&quot;;[.D315])">
            <text:p/>
          </table:table-cell>
          <table:table-cell table:number-columns-repeated="16379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87" calcext:value-type="float">
            <text:p>87</text:p>
          </table:table-cell>
          <table:table-cell table:formula="of:=[.A316]+[.B316]" office:value-type="float" office:value="3213" calcext:value-type="float">
            <text:p>3213</text:p>
          </table:table-cell>
          <table:table-cell table:formula="of:=IF([.A316]&gt;=[.D315];[.C316];[.D315])" office:value-type="float" office:value="3213" calcext:value-type="float">
            <text:p>3213</text:p>
          </table:table-cell>
          <table:table-cell table:formula="of:=IF([.D316]=[.D315];&quot;&quot;;[.D316])" office:value-type="float" office:value="3213" calcext:value-type="float">
            <text:p>3213</text:p>
          </table:table-cell>
          <table:table-cell table:number-columns-repeated="16379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408" calcext:value-type="float">
            <text:p>408</text:p>
          </table:table-cell>
          <table:table-cell table:formula="of:=[.A317]+[.B317]" office:value-type="float" office:value="3231" calcext:value-type="float">
            <text:p>3231</text:p>
          </table:table-cell>
          <table:table-cell table:formula="of:=IF([.A317]&gt;=[.D316];[.C317];[.D316])" office:value-type="float" office:value="3213" calcext:value-type="float">
            <text:p>3213</text:p>
          </table:table-cell>
          <table:table-cell table:formula="of:=IF([.D317]=[.D316];&quot;&quot;;[.D317])">
            <text:p/>
          </table:table-cell>
          <table:table-cell table:number-columns-repeated="16379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108" calcext:value-type="float">
            <text:p>108</text:p>
          </table:table-cell>
          <table:table-cell table:formula="of:=[.A318]+[.B318]" office:value-type="float" office:value="3237" calcext:value-type="float">
            <text:p>3237</text:p>
          </table:table-cell>
          <table:table-cell table:formula="of:=IF([.A318]&gt;=[.D317];[.C318];[.D317])" office:value-type="float" office:value="3213" calcext:value-type="float">
            <text:p>3213</text:p>
          </table:table-cell>
          <table:table-cell table:formula="of:=IF([.D318]=[.D317];&quot;&quot;;[.D318])">
            <text:p/>
          </table:table-cell>
          <table:table-cell table:number-columns-repeated="16379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501" calcext:value-type="float">
            <text:p>501</text:p>
          </table:table-cell>
          <table:table-cell table:formula="of:=[.A319]+[.B319]" office:value-type="float" office:value="3241" calcext:value-type="float">
            <text:p>3241</text:p>
          </table:table-cell>
          <table:table-cell table:formula="of:=IF([.A319]&gt;=[.D318];[.C319];[.D318])" office:value-type="float" office:value="3213" calcext:value-type="float">
            <text:p>3213</text:p>
          </table:table-cell>
          <table:table-cell table:formula="of:=IF([.D319]=[.D318];&quot;&quot;;[.D319])">
            <text:p/>
          </table:table-cell>
          <table:table-cell table:number-columns-repeated="16379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399" calcext:value-type="float">
            <text:p>399</text:p>
          </table:table-cell>
          <table:table-cell table:formula="of:=[.A320]+[.B320]" office:value-type="float" office:value="3248" calcext:value-type="float">
            <text:p>3248</text:p>
          </table:table-cell>
          <table:table-cell table:formula="of:=IF([.A320]&gt;=[.D319];[.C320];[.D319])" office:value-type="float" office:value="3213" calcext:value-type="float">
            <text:p>3213</text:p>
          </table:table-cell>
          <table:table-cell table:formula="of:=IF([.D320]=[.D319];&quot;&quot;;[.D320])">
            <text:p/>
          </table:table-cell>
          <table:table-cell table:number-columns-repeated="16379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719" calcext:value-type="float">
            <text:p>719</text:p>
          </table:table-cell>
          <table:table-cell table:formula="of:=[.A321]+[.B321]" office:value-type="float" office:value="3263" calcext:value-type="float">
            <text:p>3263</text:p>
          </table:table-cell>
          <table:table-cell table:formula="of:=IF([.A321]&gt;=[.D320];[.C321];[.D320])" office:value-type="float" office:value="3213" calcext:value-type="float">
            <text:p>3213</text:p>
          </table:table-cell>
          <table:table-cell table:formula="of:=IF([.D321]=[.D320];&quot;&quot;;[.D321])">
            <text:p/>
          </table:table-cell>
          <table:table-cell table:number-columns-repeated="16379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92" calcext:value-type="float">
            <text:p>92</text:p>
          </table:table-cell>
          <table:table-cell table:formula="of:=[.A322]+[.B322]" office:value-type="float" office:value="3283" calcext:value-type="float">
            <text:p>3283</text:p>
          </table:table-cell>
          <table:table-cell table:formula="of:=IF([.A322]&gt;=[.D321];[.C322];[.D321])" office:value-type="float" office:value="3213" calcext:value-type="float">
            <text:p>3213</text:p>
          </table:table-cell>
          <table:table-cell table:formula="of:=IF([.D322]=[.D321];&quot;&quot;;[.D322])">
            <text:p/>
          </table:table-cell>
          <table:table-cell table:number-columns-repeated="16379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92" calcext:value-type="float">
            <text:p>192</text:p>
          </table:table-cell>
          <table:table-cell table:formula="of:=[.A323]+[.B323]" office:value-type="float" office:value="3287" calcext:value-type="float">
            <text:p>3287</text:p>
          </table:table-cell>
          <table:table-cell table:formula="of:=IF([.A323]&gt;=[.D322];[.C323];[.D322])" office:value-type="float" office:value="3213" calcext:value-type="float">
            <text:p>3213</text:p>
          </table:table-cell>
          <table:table-cell table:formula="of:=IF([.D323]=[.D322];&quot;&quot;;[.D323])">
            <text:p/>
          </table:table-cell>
          <table:table-cell table:number-columns-repeated="16379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92" calcext:value-type="float">
            <text:p>92</text:p>
          </table:table-cell>
          <table:table-cell table:formula="of:=[.A324]+[.B324]" office:value-type="float" office:value="3291" calcext:value-type="float">
            <text:p>3291</text:p>
          </table:table-cell>
          <table:table-cell table:formula="of:=IF([.A324]&gt;=[.D323];[.C324];[.D323])" office:value-type="float" office:value="3213" calcext:value-type="float">
            <text:p>3213</text:p>
          </table:table-cell>
          <table:table-cell table:formula="of:=IF([.D324]=[.D323];&quot;&quot;;[.D324])">
            <text:p/>
          </table:table-cell>
          <table:table-cell table:number-columns-repeated="1637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5" calcext:value-type="float">
            <text:p>505</text:p>
          </table:table-cell>
          <table:table-cell table:formula="of:=[.A325]+[.B325]" office:value-type="float" office:value="3305" calcext:value-type="float">
            <text:p>3305</text:p>
          </table:table-cell>
          <table:table-cell table:formula="of:=IF([.A325]&gt;=[.D324];[.C325];[.D324])" office:value-type="float" office:value="3213" calcext:value-type="float">
            <text:p>3213</text:p>
          </table:table-cell>
          <table:table-cell table:formula="of:=IF([.D325]=[.D324];&quot;&quot;;[.D325])">
            <text:p/>
          </table:table-cell>
          <table:table-cell table:number-columns-repeated="16379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47" calcext:value-type="float">
            <text:p>347</text:p>
          </table:table-cell>
          <table:table-cell table:formula="of:=[.A326]+[.B326]" office:value-type="float" office:value="3307" calcext:value-type="float">
            <text:p>3307</text:p>
          </table:table-cell>
          <table:table-cell table:formula="of:=IF([.A326]&gt;=[.D325];[.C326];[.D325])" office:value-type="float" office:value="3213" calcext:value-type="float">
            <text:p>3213</text:p>
          </table:table-cell>
          <table:table-cell table:formula="of:=IF([.D326]=[.D325];&quot;&quot;;[.D326])">
            <text:p/>
          </table:table-cell>
          <table:table-cell table:number-columns-repeated="16379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547" calcext:value-type="float">
            <text:p>547</text:p>
          </table:table-cell>
          <table:table-cell table:formula="of:=[.A327]+[.B327]" office:value-type="float" office:value="3314" calcext:value-type="float">
            <text:p>3314</text:p>
          </table:table-cell>
          <table:table-cell table:formula="of:=IF([.A327]&gt;=[.D326];[.C327];[.D326])" office:value-type="float" office:value="3213" calcext:value-type="float">
            <text:p>3213</text:p>
          </table:table-cell>
          <table:table-cell table:formula="of:=IF([.D327]=[.D326];&quot;&quot;;[.D327])">
            <text:p/>
          </table:table-cell>
          <table:table-cell table:number-columns-repeated="16379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59" calcext:value-type="float">
            <text:p>159</text:p>
          </table:table-cell>
          <table:table-cell table:formula="of:=[.A328]+[.B328]" office:value-type="float" office:value="3315" calcext:value-type="float">
            <text:p>3315</text:p>
          </table:table-cell>
          <table:table-cell table:formula="of:=IF([.A328]&gt;=[.D327];[.C328];[.D327])" office:value-type="float" office:value="3213" calcext:value-type="float">
            <text:p>3213</text:p>
          </table:table-cell>
          <table:table-cell table:formula="of:=IF([.D328]=[.D327];&quot;&quot;;[.D328])">
            <text:p/>
          </table:table-cell>
          <table:table-cell table:number-columns-repeated="16379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577" calcext:value-type="float">
            <text:p>577</text:p>
          </table:table-cell>
          <table:table-cell table:formula="of:=[.A329]+[.B329]" office:value-type="float" office:value="3319" calcext:value-type="float">
            <text:p>3319</text:p>
          </table:table-cell>
          <table:table-cell table:formula="of:=IF([.A329]&gt;=[.D328];[.C329];[.D328])" office:value-type="float" office:value="3213" calcext:value-type="float">
            <text:p>3213</text:p>
          </table:table-cell>
          <table:table-cell table:formula="of:=IF([.D329]=[.D328];&quot;&quot;;[.D329])">
            <text:p/>
          </table:table-cell>
          <table:table-cell table:number-columns-repeated="16379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150" calcext:value-type="float">
            <text:p>150</text:p>
          </table:table-cell>
          <table:table-cell table:formula="of:=[.A330]+[.B330]" office:value-type="float" office:value="3323" calcext:value-type="float">
            <text:p>3323</text:p>
          </table:table-cell>
          <table:table-cell table:formula="of:=IF([.A330]&gt;=[.D329];[.C330];[.D329])" office:value-type="float" office:value="3213" calcext:value-type="float">
            <text:p>3213</text:p>
          </table:table-cell>
          <table:table-cell table:formula="of:=IF([.D330]=[.D329];&quot;&quot;;[.D330])">
            <text:p/>
          </table:table-cell>
          <table:table-cell table:number-columns-repeated="16379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106" calcext:value-type="float">
            <text:p>106</text:p>
          </table:table-cell>
          <table:table-cell table:formula="of:=[.A331]+[.B331]" office:value-type="float" office:value="3328" calcext:value-type="float">
            <text:p>3328</text:p>
          </table:table-cell>
          <table:table-cell table:formula="of:=IF([.A331]&gt;=[.D330];[.C331];[.D330])" office:value-type="float" office:value="3328" calcext:value-type="float">
            <text:p>3328</text:p>
          </table:table-cell>
          <table:table-cell table:formula="of:=IF([.D331]=[.D330];&quot;&quot;;[.D331])" office:value-type="float" office:value="3328" calcext:value-type="float">
            <text:p>3328</text:p>
          </table:table-cell>
          <table:table-cell table:number-columns-repeated="16379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66" calcext:value-type="float">
            <text:p>166</text:p>
          </table:table-cell>
          <table:table-cell table:formula="of:=[.A332]+[.B332]" office:value-type="float" office:value="3330" calcext:value-type="float">
            <text:p>3330</text:p>
          </table:table-cell>
          <table:table-cell table:formula="of:=IF([.A332]&gt;=[.D331];[.C332];[.D331])" office:value-type="float" office:value="3328" calcext:value-type="float">
            <text:p>3328</text:p>
          </table:table-cell>
          <table:table-cell table:formula="of:=IF([.D332]=[.D331];&quot;&quot;;[.D332])">
            <text:p/>
          </table:table-cell>
          <table:table-cell table:number-columns-repeated="16379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354" calcext:value-type="float">
            <text:p>354</text:p>
          </table:table-cell>
          <table:table-cell table:formula="of:=[.A333]+[.B333]" office:value-type="float" office:value="3335" calcext:value-type="float">
            <text:p>3335</text:p>
          </table:table-cell>
          <table:table-cell table:formula="of:=IF([.A333]&gt;=[.D332];[.C333];[.D332])" office:value-type="float" office:value="3328" calcext:value-type="float">
            <text:p>3328</text:p>
          </table:table-cell>
          <table:table-cell table:formula="of:=IF([.D333]=[.D332];&quot;&quot;;[.D333])">
            <text:p/>
          </table:table-cell>
          <table:table-cell table:number-columns-repeated="16379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766" calcext:value-type="float">
            <text:p>766</text:p>
          </table:table-cell>
          <table:table-cell table:formula="of:=[.A334]+[.B334]" office:value-type="float" office:value="3337" calcext:value-type="float">
            <text:p>3337</text:p>
          </table:table-cell>
          <table:table-cell table:formula="of:=IF([.A334]&gt;=[.D333];[.C334];[.D333])" office:value-type="float" office:value="3328" calcext:value-type="float">
            <text:p>3328</text:p>
          </table:table-cell>
          <table:table-cell table:formula="of:=IF([.D334]=[.D333];&quot;&quot;;[.D334])">
            <text:p/>
          </table:table-cell>
          <table:table-cell table:number-columns-repeated="16379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7" calcext:value-type="float">
            <text:p>17</text:p>
          </table:table-cell>
          <table:table-cell table:formula="of:=[.A335]+[.B335]" office:value-type="float" office:value="3337" calcext:value-type="float">
            <text:p>3337</text:p>
          </table:table-cell>
          <table:table-cell table:formula="of:=IF([.A335]&gt;=[.D334];[.C335];[.D334])" office:value-type="float" office:value="3328" calcext:value-type="float">
            <text:p>3328</text:p>
          </table:table-cell>
          <table:table-cell table:formula="of:=IF([.D335]=[.D334];&quot;&quot;;[.D335])">
            <text:p/>
          </table:table-cell>
          <table:table-cell table:number-columns-repeated="16379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750" calcext:value-type="float">
            <text:p>750</text:p>
          </table:table-cell>
          <table:table-cell table:formula="of:=[.A336]+[.B336]" office:value-type="float" office:value="3354" calcext:value-type="float">
            <text:p>3354</text:p>
          </table:table-cell>
          <table:table-cell table:formula="of:=IF([.A336]&gt;=[.D335];[.C336];[.D335])" office:value-type="float" office:value="3328" calcext:value-type="float">
            <text:p>3328</text:p>
          </table:table-cell>
          <table:table-cell table:formula="of:=IF([.D336]=[.D335];&quot;&quot;;[.D336])">
            <text:p/>
          </table:table-cell>
          <table:table-cell table:number-columns-repeated="16379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04" calcext:value-type="float">
            <text:p>104</text:p>
          </table:table-cell>
          <table:table-cell table:formula="of:=[.A337]+[.B337]" office:value-type="float" office:value="3360" calcext:value-type="float">
            <text:p>3360</text:p>
          </table:table-cell>
          <table:table-cell table:formula="of:=IF([.A337]&gt;=[.D336];[.C337];[.D336])" office:value-type="float" office:value="3328" calcext:value-type="float">
            <text:p>3328</text:p>
          </table:table-cell>
          <table:table-cell table:formula="of:=IF([.D337]=[.D336];&quot;&quot;;[.D337])">
            <text:p/>
          </table:table-cell>
          <table:table-cell table:number-columns-repeated="16379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78" calcext:value-type="float">
            <text:p>178</text:p>
          </table:table-cell>
          <table:table-cell table:formula="of:=[.A338]+[.B338]" office:value-type="float" office:value="3366" calcext:value-type="float">
            <text:p>3366</text:p>
          </table:table-cell>
          <table:table-cell table:formula="of:=IF([.A338]&gt;=[.D337];[.C338];[.D337])" office:value-type="float" office:value="3328" calcext:value-type="float">
            <text:p>3328</text:p>
          </table:table-cell>
          <table:table-cell table:formula="of:=IF([.D338]=[.D337];&quot;&quot;;[.D338])">
            <text:p/>
          </table:table-cell>
          <table:table-cell table:number-columns-repeated="16379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88" calcext:value-type="float">
            <text:p>88</text:p>
          </table:table-cell>
          <table:table-cell table:formula="of:=[.A339]+[.B339]" office:value-type="float" office:value="3378" calcext:value-type="float">
            <text:p>3378</text:p>
          </table:table-cell>
          <table:table-cell table:formula="of:=IF([.A339]&gt;=[.D338];[.C339];[.D338])" office:value-type="float" office:value="3328" calcext:value-type="float">
            <text:p>3328</text:p>
          </table:table-cell>
          <table:table-cell table:formula="of:=IF([.D339]=[.D338];&quot;&quot;;[.D339])">
            <text:p/>
          </table:table-cell>
          <table:table-cell table:number-columns-repeated="16379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379" calcext:value-type="float">
            <text:p>379</text:p>
          </table:table-cell>
          <table:table-cell table:formula="of:=[.A340]+[.B340]" office:value-type="float" office:value="3384" calcext:value-type="float">
            <text:p>3384</text:p>
          </table:table-cell>
          <table:table-cell table:formula="of:=IF([.A340]&gt;=[.D339];[.C340];[.D339])" office:value-type="float" office:value="3328" calcext:value-type="float">
            <text:p>3328</text:p>
          </table:table-cell>
          <table:table-cell table:formula="of:=IF([.D340]=[.D339];&quot;&quot;;[.D340])">
            <text:p/>
          </table:table-cell>
          <table:table-cell table:number-columns-repeated="16379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362" calcext:value-type="float">
            <text:p>362</text:p>
          </table:table-cell>
          <table:table-cell table:formula="of:=[.A341]+[.B341]" office:value-type="float" office:value="3398" calcext:value-type="float">
            <text:p>3398</text:p>
          </table:table-cell>
          <table:table-cell table:formula="of:=IF([.A341]&gt;=[.D340];[.C341];[.D340])" office:value-type="float" office:value="3328" calcext:value-type="float">
            <text:p>3328</text:p>
          </table:table-cell>
          <table:table-cell table:formula="of:=IF([.D341]=[.D340];&quot;&quot;;[.D341])">
            <text:p/>
          </table:table-cell>
          <table:table-cell table:number-columns-repeated="16379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724" calcext:value-type="float">
            <text:p>724</text:p>
          </table:table-cell>
          <table:table-cell table:formula="of:=[.A342]+[.B342]" office:value-type="float" office:value="3400" calcext:value-type="float">
            <text:p>3400</text:p>
          </table:table-cell>
          <table:table-cell table:formula="of:=IF([.A342]&gt;=[.D341];[.C342];[.D341])" office:value-type="float" office:value="3328" calcext:value-type="float">
            <text:p>3328</text:p>
          </table:table-cell>
          <table:table-cell table:formula="of:=IF([.D342]=[.D341];&quot;&quot;;[.D342])">
            <text:p/>
          </table:table-cell>
          <table:table-cell table:number-columns-repeated="16379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473" calcext:value-type="float">
            <text:p>473</text:p>
          </table:table-cell>
          <table:table-cell table:formula="of:=[.A343]+[.B343]" office:value-type="float" office:value="3405" calcext:value-type="float">
            <text:p>3405</text:p>
          </table:table-cell>
          <table:table-cell table:formula="of:=IF([.A343]&gt;=[.D342];[.C343];[.D342])" office:value-type="float" office:value="3328" calcext:value-type="float">
            <text:p>3328</text:p>
          </table:table-cell>
          <table:table-cell table:formula="of:=IF([.D343]=[.D342];&quot;&quot;;[.D343])">
            <text:p/>
          </table:table-cell>
          <table:table-cell table:number-columns-repeated="16379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75" calcext:value-type="float">
            <text:p>175</text:p>
          </table:table-cell>
          <table:table-cell table:formula="of:=[.A344]+[.B344]" office:value-type="float" office:value="3410" calcext:value-type="float">
            <text:p>3410</text:p>
          </table:table-cell>
          <table:table-cell table:formula="of:=IF([.A344]&gt;=[.D343];[.C344];[.D343])" office:value-type="float" office:value="3328" calcext:value-type="float">
            <text:p>3328</text:p>
          </table:table-cell>
          <table:table-cell table:formula="of:=IF([.D344]=[.D343];&quot;&quot;;[.D344])">
            <text:p/>
          </table:table-cell>
          <table:table-cell table:number-columns-repeated="16379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37" calcext:value-type="float">
            <text:p>337</text:p>
          </table:table-cell>
          <table:table-cell table:formula="of:=[.A345]+[.B345]" office:value-type="float" office:value="3413" calcext:value-type="float">
            <text:p>3413</text:p>
          </table:table-cell>
          <table:table-cell table:formula="of:=IF([.A345]&gt;=[.D344];[.C345];[.D344])" office:value-type="float" office:value="3328" calcext:value-type="float">
            <text:p>3328</text:p>
          </table:table-cell>
          <table:table-cell table:formula="of:=IF([.D345]=[.D344];&quot;&quot;;[.D345])">
            <text:p/>
          </table:table-cell>
          <table:table-cell table:number-columns-repeated="16379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276" calcext:value-type="float">
            <text:p>276</text:p>
          </table:table-cell>
          <table:table-cell table:formula="of:=[.A346]+[.B346]" office:value-type="float" office:value="3414" calcext:value-type="float">
            <text:p>3414</text:p>
          </table:table-cell>
          <table:table-cell table:formula="of:=IF([.A346]&gt;=[.D345];[.C346];[.D345])" office:value-type="float" office:value="3328" calcext:value-type="float">
            <text:p>3328</text:p>
          </table:table-cell>
          <table:table-cell table:formula="of:=IF([.D346]=[.D345];&quot;&quot;;[.D346])">
            <text:p/>
          </table:table-cell>
          <table:table-cell table:number-columns-repeated="16379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295" calcext:value-type="float">
            <text:p>295</text:p>
          </table:table-cell>
          <table:table-cell table:formula="of:=[.A347]+[.B347]" office:value-type="float" office:value="3426" calcext:value-type="float">
            <text:p>3426</text:p>
          </table:table-cell>
          <table:table-cell table:formula="of:=IF([.A347]&gt;=[.D346];[.C347];[.D346])" office:value-type="float" office:value="3328" calcext:value-type="float">
            <text:p>3328</text:p>
          </table:table-cell>
          <table:table-cell table:formula="of:=IF([.D347]=[.D346];&quot;&quot;;[.D347])">
            <text:p/>
          </table:table-cell>
          <table:table-cell table:number-columns-repeated="16379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459" calcext:value-type="float">
            <text:p>459</text:p>
          </table:table-cell>
          <table:table-cell table:formula="of:=[.A348]+[.B348]" office:value-type="float" office:value="3441" calcext:value-type="float">
            <text:p>3441</text:p>
          </table:table-cell>
          <table:table-cell table:formula="of:=IF([.A348]&gt;=[.D347];[.C348];[.D347])" office:value-type="float" office:value="3328" calcext:value-type="float">
            <text:p>3328</text:p>
          </table:table-cell>
          <table:table-cell table:formula="of:=IF([.D348]=[.D347];&quot;&quot;;[.D348])">
            <text:p/>
          </table:table-cell>
          <table:table-cell table:number-columns-repeated="16379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388" calcext:value-type="float">
            <text:p>388</text:p>
          </table:table-cell>
          <table:table-cell table:formula="of:=[.A349]+[.B349]" office:value-type="float" office:value="3451" calcext:value-type="float">
            <text:p>3451</text:p>
          </table:table-cell>
          <table:table-cell table:formula="of:=IF([.A349]&gt;=[.D348];[.C349];[.D348])" office:value-type="float" office:value="3328" calcext:value-type="float">
            <text:p>3328</text:p>
          </table:table-cell>
          <table:table-cell table:formula="of:=IF([.D349]=[.D348];&quot;&quot;;[.D349])">
            <text:p/>
          </table:table-cell>
          <table:table-cell table:number-columns-repeated="16379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362" calcext:value-type="float">
            <text:p>362</text:p>
          </table:table-cell>
          <table:table-cell table:formula="of:=[.A350]+[.B350]" office:value-type="float" office:value="3470" calcext:value-type="float">
            <text:p>3470</text:p>
          </table:table-cell>
          <table:table-cell table:formula="of:=IF([.A350]&gt;=[.D349];[.C350];[.D349])" office:value-type="float" office:value="3328" calcext:value-type="float">
            <text:p>3328</text:p>
          </table:table-cell>
          <table:table-cell table:formula="of:=IF([.D350]=[.D349];&quot;&quot;;[.D350])">
            <text:p/>
          </table:table-cell>
          <table:table-cell table:number-columns-repeated="16379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530" calcext:value-type="float">
            <text:p>530</text:p>
          </table:table-cell>
          <table:table-cell table:formula="of:=[.A351]+[.B351]" office:value-type="float" office:value="3481" calcext:value-type="float">
            <text:p>3481</text:p>
          </table:table-cell>
          <table:table-cell table:formula="of:=IF([.A351]&gt;=[.D350];[.C351];[.D350])" office:value-type="float" office:value="3328" calcext:value-type="float">
            <text:p>3328</text:p>
          </table:table-cell>
          <table:table-cell table:formula="of:=IF([.D351]=[.D350];&quot;&quot;;[.D351])">
            <text:p/>
          </table:table-cell>
          <table:table-cell table:number-columns-repeated="16379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437" calcext:value-type="float">
            <text:p>437</text:p>
          </table:table-cell>
          <table:table-cell table:formula="of:=[.A352]+[.B352]" office:value-type="float" office:value="3487" calcext:value-type="float">
            <text:p>3487</text:p>
          </table:table-cell>
          <table:table-cell table:formula="of:=IF([.A352]&gt;=[.D351];[.C352];[.D351])" office:value-type="float" office:value="3328" calcext:value-type="float">
            <text:p>3328</text:p>
          </table:table-cell>
          <table:table-cell table:formula="of:=IF([.D352]=[.D351];&quot;&quot;;[.D352])">
            <text:p/>
          </table:table-cell>
          <table:table-cell table:number-columns-repeated="16379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259" calcext:value-type="float">
            <text:p>259</text:p>
          </table:table-cell>
          <table:table-cell table:formula="of:=[.A353]+[.B353]" office:value-type="float" office:value="3502" calcext:value-type="float">
            <text:p>3502</text:p>
          </table:table-cell>
          <table:table-cell table:formula="of:=IF([.A353]&gt;=[.D352];[.C353];[.D352])" office:value-type="float" office:value="3328" calcext:value-type="float">
            <text:p>3328</text:p>
          </table:table-cell>
          <table:table-cell table:formula="of:=IF([.D353]=[.D352];&quot;&quot;;[.D353])">
            <text:p/>
          </table:table-cell>
          <table:table-cell table:number-columns-repeated="16379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394" calcext:value-type="float">
            <text:p>394</text:p>
          </table:table-cell>
          <table:table-cell table:formula="of:=[.A354]+[.B354]" office:value-type="float" office:value="3503" calcext:value-type="float">
            <text:p>3503</text:p>
          </table:table-cell>
          <table:table-cell table:formula="of:=IF([.A354]&gt;=[.D353];[.C354];[.D353])" office:value-type="float" office:value="3328" calcext:value-type="float">
            <text:p>3328</text:p>
          </table:table-cell>
          <table:table-cell table:formula="of:=IF([.D354]=[.D353];&quot;&quot;;[.D354])">
            <text:p/>
          </table:table-cell>
          <table:table-cell table:number-columns-repeated="16379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506" calcext:value-type="float">
            <text:p>506</text:p>
          </table:table-cell>
          <table:table-cell table:formula="of:=[.A355]+[.B355]" office:value-type="float" office:value="3505" calcext:value-type="float">
            <text:p>3505</text:p>
          </table:table-cell>
          <table:table-cell table:formula="of:=IF([.A355]&gt;=[.D354];[.C355];[.D354])" office:value-type="float" office:value="3328" calcext:value-type="float">
            <text:p>3328</text:p>
          </table:table-cell>
          <table:table-cell table:formula="of:=IF([.D355]=[.D354];&quot;&quot;;[.D355])">
            <text:p/>
          </table:table-cell>
          <table:table-cell table:number-columns-repeated="16379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371" calcext:value-type="float">
            <text:p>371</text:p>
          </table:table-cell>
          <table:table-cell table:formula="of:=[.A356]+[.B356]" office:value-type="float" office:value="3514" calcext:value-type="float">
            <text:p>3514</text:p>
          </table:table-cell>
          <table:table-cell table:formula="of:=IF([.A356]&gt;=[.D355];[.C356];[.D355])" office:value-type="float" office:value="3328" calcext:value-type="float">
            <text:p>3328</text:p>
          </table:table-cell>
          <table:table-cell table:formula="of:=IF([.D356]=[.D355];&quot;&quot;;[.D356])">
            <text:p/>
          </table:table-cell>
          <table:table-cell table:number-columns-repeated="16379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315" calcext:value-type="float">
            <text:p>315</text:p>
          </table:table-cell>
          <table:table-cell table:formula="of:=[.A357]+[.B357]" office:value-type="float" office:value="3514" calcext:value-type="float">
            <text:p>3514</text:p>
          </table:table-cell>
          <table:table-cell table:formula="of:=IF([.A357]&gt;=[.D356];[.C357];[.D356])" office:value-type="float" office:value="3328" calcext:value-type="float">
            <text:p>3328</text:p>
          </table:table-cell>
          <table:table-cell table:formula="of:=IF([.D357]=[.D356];&quot;&quot;;[.D357])">
            <text:p/>
          </table:table-cell>
          <table:table-cell table:number-columns-repeated="16379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278" calcext:value-type="float">
            <text:p>278</text:p>
          </table:table-cell>
          <table:table-cell table:formula="of:=[.A358]+[.B358]" office:value-type="float" office:value="3526" calcext:value-type="float">
            <text:p>3526</text:p>
          </table:table-cell>
          <table:table-cell table:formula="of:=IF([.A358]&gt;=[.D357];[.C358];[.D357])" office:value-type="float" office:value="3328" calcext:value-type="float">
            <text:p>3328</text:p>
          </table:table-cell>
          <table:table-cell table:formula="of:=IF([.D358]=[.D357];&quot;&quot;;[.D358])">
            <text:p/>
          </table:table-cell>
          <table:table-cell table:number-columns-repeated="1637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381" calcext:value-type="float">
            <text:p>381</text:p>
          </table:table-cell>
          <table:table-cell table:formula="of:=[.A359]+[.B359]" office:value-type="float" office:value="3530" calcext:value-type="float">
            <text:p>3530</text:p>
          </table:table-cell>
          <table:table-cell table:formula="of:=IF([.A359]&gt;=[.D358];[.C359];[.D358])" office:value-type="float" office:value="3328" calcext:value-type="float">
            <text:p>3328</text:p>
          </table:table-cell>
          <table:table-cell table:formula="of:=IF([.D359]=[.D358];&quot;&quot;;[.D359])">
            <text:p/>
          </table:table-cell>
          <table:table-cell table:number-columns-repeated="1637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41" calcext:value-type="float">
            <text:p>241</text:p>
          </table:table-cell>
          <table:table-cell table:formula="of:=[.A360]+[.B360]" office:value-type="float" office:value="3541" calcext:value-type="float">
            <text:p>3541</text:p>
          </table:table-cell>
          <table:table-cell table:formula="of:=IF([.A360]&gt;=[.D359];[.C360];[.D359])" office:value-type="float" office:value="3328" calcext:value-type="float">
            <text:p>3328</text:p>
          </table:table-cell>
          <table:table-cell table:formula="of:=IF([.D360]=[.D359];&quot;&quot;;[.D360])">
            <text:p/>
          </table:table-cell>
          <table:table-cell table:number-columns-repeated="16379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560" calcext:value-type="float">
            <text:p>560</text:p>
          </table:table-cell>
          <table:table-cell table:formula="of:=[.A361]+[.B361]" office:value-type="float" office:value="3550" calcext:value-type="float">
            <text:p>3550</text:p>
          </table:table-cell>
          <table:table-cell table:formula="of:=IF([.A361]&gt;=[.D360];[.C361];[.D360])" office:value-type="float" office:value="3328" calcext:value-type="float">
            <text:p>3328</text:p>
          </table:table-cell>
          <table:table-cell table:formula="of:=IF([.D361]=[.D360];&quot;&quot;;[.D361])">
            <text:p/>
          </table:table-cell>
          <table:table-cell table:number-columns-repeated="16379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776" calcext:value-type="float">
            <text:p>776</text:p>
          </table:table-cell>
          <table:table-cell table:formula="of:=[.A362]+[.B362]" office:value-type="float" office:value="3554" calcext:value-type="float">
            <text:p>3554</text:p>
          </table:table-cell>
          <table:table-cell table:formula="of:=IF([.A362]&gt;=[.D361];[.C362];[.D361])" office:value-type="float" office:value="3328" calcext:value-type="float">
            <text:p>3328</text:p>
          </table:table-cell>
          <table:table-cell table:formula="of:=IF([.D362]=[.D361];&quot;&quot;;[.D362])">
            <text:p/>
          </table:table-cell>
          <table:table-cell table:number-columns-repeated="16379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107" calcext:value-type="float">
            <text:p>107</text:p>
          </table:table-cell>
          <table:table-cell table:formula="of:=[.A363]+[.B363]" office:value-type="float" office:value="3555" calcext:value-type="float">
            <text:p>3555</text:p>
          </table:table-cell>
          <table:table-cell table:formula="of:=IF([.A363]&gt;=[.D362];[.C363];[.D362])" office:value-type="float" office:value="3555" calcext:value-type="float">
            <text:p>3555</text:p>
          </table:table-cell>
          <table:table-cell table:formula="of:=IF([.D363]=[.D362];&quot;&quot;;[.D363])" office:value-type="float" office:value="3555" calcext:value-type="float">
            <text:p>3555</text:p>
          </table:table-cell>
          <table:table-cell table:number-columns-repeated="16379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235" calcext:value-type="float">
            <text:p>235</text:p>
          </table:table-cell>
          <table:table-cell table:formula="of:=[.A364]+[.B364]" office:value-type="float" office:value="3569" calcext:value-type="float">
            <text:p>3569</text:p>
          </table:table-cell>
          <table:table-cell table:formula="of:=IF([.A364]&gt;=[.D363];[.C364];[.D363])" office:value-type="float" office:value="3555" calcext:value-type="float">
            <text:p>3555</text:p>
          </table:table-cell>
          <table:table-cell table:formula="of:=IF([.D364]=[.D363];&quot;&quot;;[.D364])">
            <text:p/>
          </table:table-cell>
          <table:table-cell table:number-columns-repeated="16379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649" calcext:value-type="float">
            <text:p>649</text:p>
          </table:table-cell>
          <table:table-cell table:formula="of:=[.A365]+[.B365]" office:value-type="float" office:value="3582" calcext:value-type="float">
            <text:p>3582</text:p>
          </table:table-cell>
          <table:table-cell table:formula="of:=IF([.A365]&gt;=[.D364];[.C365];[.D364])" office:value-type="float" office:value="3555" calcext:value-type="float">
            <text:p>3555</text:p>
          </table:table-cell>
          <table:table-cell table:formula="of:=IF([.D365]=[.D364];&quot;&quot;;[.D365])">
            <text:p/>
          </table:table-cell>
          <table:table-cell table:number-columns-repeated="16379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655" calcext:value-type="float">
            <text:p>655</text:p>
          </table:table-cell>
          <table:table-cell table:formula="of:=[.A366]+[.B366]" office:value-type="float" office:value="3590" calcext:value-type="float">
            <text:p>3590</text:p>
          </table:table-cell>
          <table:table-cell table:formula="of:=IF([.A366]&gt;=[.D365];[.C366];[.D365])" office:value-type="float" office:value="3555" calcext:value-type="float">
            <text:p>3555</text:p>
          </table:table-cell>
          <table:table-cell table:formula="of:=IF([.D366]=[.D365];&quot;&quot;;[.D366])">
            <text:p/>
          </table:table-cell>
          <table:table-cell table:number-columns-repeated="16379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252" calcext:value-type="float">
            <text:p>252</text:p>
          </table:table-cell>
          <table:table-cell table:formula="of:=[.A367]+[.B367]" office:value-type="float" office:value="3605" calcext:value-type="float">
            <text:p>3605</text:p>
          </table:table-cell>
          <table:table-cell table:formula="of:=IF([.A367]&gt;=[.D366];[.C367];[.D366])" office:value-type="float" office:value="3555" calcext:value-type="float">
            <text:p>3555</text:p>
          </table:table-cell>
          <table:table-cell table:formula="of:=IF([.D367]=[.D366];&quot;&quot;;[.D367])">
            <text:p/>
          </table:table-cell>
          <table:table-cell table:number-columns-repeated="16379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655" calcext:value-type="float">
            <text:p>655</text:p>
          </table:table-cell>
          <table:table-cell table:formula="of:=[.A368]+[.B368]" office:value-type="float" office:value="3608" calcext:value-type="float">
            <text:p>3608</text:p>
          </table:table-cell>
          <table:table-cell table:formula="of:=IF([.A368]&gt;=[.D367];[.C368];[.D367])" office:value-type="float" office:value="3555" calcext:value-type="float">
            <text:p>3555</text:p>
          </table:table-cell>
          <table:table-cell table:formula="of:=IF([.D368]=[.D367];&quot;&quot;;[.D368])">
            <text:p/>
          </table:table-cell>
          <table:table-cell table:number-columns-repeated="16379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610" calcext:value-type="float">
            <text:p>610</text:p>
          </table:table-cell>
          <table:table-cell table:formula="of:=[.A369]+[.B369]" office:value-type="float" office:value="3608" calcext:value-type="float">
            <text:p>3608</text:p>
          </table:table-cell>
          <table:table-cell table:formula="of:=IF([.A369]&gt;=[.D368];[.C369];[.D368])" office:value-type="float" office:value="3555" calcext:value-type="float">
            <text:p>3555</text:p>
          </table:table-cell>
          <table:table-cell table:formula="of:=IF([.D369]=[.D368];&quot;&quot;;[.D369])">
            <text:p/>
          </table:table-cell>
          <table:table-cell table:number-columns-repeated="16379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469" calcext:value-type="float">
            <text:p>469</text:p>
          </table:table-cell>
          <table:table-cell table:formula="of:=[.A370]+[.B370]" office:value-type="float" office:value="3617" calcext:value-type="float">
            <text:p>3617</text:p>
          </table:table-cell>
          <table:table-cell table:formula="of:=IF([.A370]&gt;=[.D369];[.C370];[.D369])" office:value-type="float" office:value="3555" calcext:value-type="float">
            <text:p>3555</text:p>
          </table:table-cell>
          <table:table-cell table:formula="of:=IF([.D370]=[.D369];&quot;&quot;;[.D370])">
            <text:p/>
          </table:table-cell>
          <table:table-cell table:number-columns-repeated="16379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787" calcext:value-type="float">
            <text:p>787</text:p>
          </table:table-cell>
          <table:table-cell table:formula="of:=[.A371]+[.B371]" office:value-type="float" office:value="3622" calcext:value-type="float">
            <text:p>3622</text:p>
          </table:table-cell>
          <table:table-cell table:formula="of:=IF([.A371]&gt;=[.D370];[.C371];[.D370])" office:value-type="float" office:value="3555" calcext:value-type="float">
            <text:p>3555</text:p>
          </table:table-cell>
          <table:table-cell table:formula="of:=IF([.D371]=[.D370];&quot;&quot;;[.D371])">
            <text:p/>
          </table:table-cell>
          <table:table-cell table:number-columns-repeated="16379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659" calcext:value-type="float">
            <text:p>659</text:p>
          </table:table-cell>
          <table:table-cell table:formula="of:=[.A372]+[.B372]" office:value-type="float" office:value="3623" calcext:value-type="float">
            <text:p>3623</text:p>
          </table:table-cell>
          <table:table-cell table:formula="of:=IF([.A372]&gt;=[.D371];[.C372];[.D371])" office:value-type="float" office:value="3555" calcext:value-type="float">
            <text:p>3555</text:p>
          </table:table-cell>
          <table:table-cell table:formula="of:=IF([.D372]=[.D371];&quot;&quot;;[.D372])">
            <text:p/>
          </table:table-cell>
          <table:table-cell table:number-columns-repeated="16379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53" calcext:value-type="float">
            <text:p>153</text:p>
          </table:table-cell>
          <table:table-cell table:formula="of:=[.A373]+[.B373]" office:value-type="float" office:value="3628" calcext:value-type="float">
            <text:p>3628</text:p>
          </table:table-cell>
          <table:table-cell table:formula="of:=IF([.A373]&gt;=[.D372];[.C373];[.D372])" office:value-type="float" office:value="3555" calcext:value-type="float">
            <text:p>3555</text:p>
          </table:table-cell>
          <table:table-cell table:formula="of:=IF([.D373]=[.D372];&quot;&quot;;[.D373])">
            <text:p/>
          </table:table-cell>
          <table:table-cell table:number-columns-repeated="16379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451" calcext:value-type="float">
            <text:p>451</text:p>
          </table:table-cell>
          <table:table-cell table:formula="of:=[.A374]+[.B374]" office:value-type="float" office:value="3664" calcext:value-type="float">
            <text:p>3664</text:p>
          </table:table-cell>
          <table:table-cell table:formula="of:=IF([.A374]&gt;=[.D373];[.C374];[.D373])" office:value-type="float" office:value="3555" calcext:value-type="float">
            <text:p>3555</text:p>
          </table:table-cell>
          <table:table-cell table:formula="of:=IF([.D374]=[.D373];&quot;&quot;;[.D374])">
            <text:p/>
          </table:table-cell>
          <table:table-cell table:number-columns-repeated="16379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410" calcext:value-type="float">
            <text:p>410</text:p>
          </table:table-cell>
          <table:table-cell table:formula="of:=[.A375]+[.B375]" office:value-type="float" office:value="3677" calcext:value-type="float">
            <text:p>3677</text:p>
          </table:table-cell>
          <table:table-cell table:formula="of:=IF([.A375]&gt;=[.D374];[.C375];[.D374])" office:value-type="float" office:value="3555" calcext:value-type="float">
            <text:p>3555</text:p>
          </table:table-cell>
          <table:table-cell table:formula="of:=IF([.D375]=[.D374];&quot;&quot;;[.D375])">
            <text:p/>
          </table:table-cell>
          <table:table-cell table:number-columns-repeated="16379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47" calcext:value-type="float">
            <text:p>47</text:p>
          </table:table-cell>
          <table:table-cell table:formula="of:=[.A376]+[.B376]" office:value-type="float" office:value="3685" calcext:value-type="float">
            <text:p>3685</text:p>
          </table:table-cell>
          <table:table-cell table:formula="of:=IF([.A376]&gt;=[.D375];[.C376];[.D375])" office:value-type="float" office:value="3685" calcext:value-type="float">
            <text:p>3685</text:p>
          </table:table-cell>
          <table:table-cell table:formula="of:=IF([.D376]=[.D375];&quot;&quot;;[.D376])" office:value-type="float" office:value="3685" calcext:value-type="float">
            <text:p>3685</text:p>
          </table:table-cell>
          <table:table-cell table:number-columns-repeated="16379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553" calcext:value-type="float">
            <text:p>553</text:p>
          </table:table-cell>
          <table:table-cell table:formula="of:=[.A377]+[.B377]" office:value-type="float" office:value="3717" calcext:value-type="float">
            <text:p>3717</text:p>
          </table:table-cell>
          <table:table-cell table:formula="of:=IF([.A377]&gt;=[.D376];[.C377];[.D376])" office:value-type="float" office:value="3685" calcext:value-type="float">
            <text:p>3685</text:p>
          </table:table-cell>
          <table:table-cell table:formula="of:=IF([.D377]=[.D376];&quot;&quot;;[.D377])">
            <text:p/>
          </table:table-cell>
          <table:table-cell table:number-columns-repeated="16379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553" calcext:value-type="float">
            <text:p>553</text:p>
          </table:table-cell>
          <table:table-cell table:formula="of:=[.A378]+[.B378]" office:value-type="float" office:value="3746" calcext:value-type="float">
            <text:p>3746</text:p>
          </table:table-cell>
          <table:table-cell table:formula="of:=IF([.A378]&gt;=[.D377];[.C378];[.D377])" office:value-type="float" office:value="3685" calcext:value-type="float">
            <text:p>3685</text:p>
          </table:table-cell>
          <table:table-cell table:formula="of:=IF([.D378]=[.D377];&quot;&quot;;[.D378])">
            <text:p/>
          </table:table-cell>
          <table:table-cell table:number-columns-repeated="16379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207" calcext:value-type="float">
            <text:p>207</text:p>
          </table:table-cell>
          <table:table-cell table:formula="of:=[.A379]+[.B379]" office:value-type="float" office:value="3761" calcext:value-type="float">
            <text:p>3761</text:p>
          </table:table-cell>
          <table:table-cell table:formula="of:=IF([.A379]&gt;=[.D378];[.C379];[.D378])" office:value-type="float" office:value="3685" calcext:value-type="float">
            <text:p>3685</text:p>
          </table:table-cell>
          <table:table-cell table:formula="of:=IF([.D379]=[.D378];&quot;&quot;;[.D379])">
            <text:p/>
          </table:table-cell>
          <table:table-cell table:number-columns-repeated="16379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192" calcext:value-type="float">
            <text:p>192</text:p>
          </table:table-cell>
          <table:table-cell table:formula="of:=[.A380]+[.B380]" office:value-type="float" office:value="3764" calcext:value-type="float">
            <text:p>3764</text:p>
          </table:table-cell>
          <table:table-cell table:formula="of:=IF([.A380]&gt;=[.D379];[.C380];[.D379])" office:value-type="float" office:value="3685" calcext:value-type="float">
            <text:p>3685</text:p>
          </table:table-cell>
          <table:table-cell table:formula="of:=IF([.D380]=[.D379];&quot;&quot;;[.D380])">
            <text:p/>
          </table:table-cell>
          <table:table-cell table:number-columns-repeated="16379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70" calcext:value-type="float">
            <text:p>70</text:p>
          </table:table-cell>
          <table:table-cell table:formula="of:=[.A381]+[.B381]" office:value-type="float" office:value="3789" calcext:value-type="float">
            <text:p>3789</text:p>
          </table:table-cell>
          <table:table-cell table:formula="of:=IF([.A381]&gt;=[.D380];[.C381];[.D380])" office:value-type="float" office:value="3789" calcext:value-type="float">
            <text:p>3789</text:p>
          </table:table-cell>
          <table:table-cell table:formula="of:=IF([.D381]=[.D380];&quot;&quot;;[.D381])" office:value-type="float" office:value="3789" calcext:value-type="float">
            <text:p>3789</text:p>
          </table:table-cell>
          <table:table-cell table:number-columns-repeated="16379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596" calcext:value-type="float">
            <text:p>596</text:p>
          </table:table-cell>
          <table:table-cell table:formula="of:=[.A382]+[.B382]" office:value-type="float" office:value="3791" calcext:value-type="float">
            <text:p>3791</text:p>
          </table:table-cell>
          <table:table-cell table:formula="of:=IF([.A382]&gt;=[.D381];[.C382];[.D381])" office:value-type="float" office:value="3789" calcext:value-type="float">
            <text:p>3789</text:p>
          </table:table-cell>
          <table:table-cell table:formula="of:=IF([.D382]=[.D381];&quot;&quot;;[.D382])">
            <text:p/>
          </table:table-cell>
          <table:table-cell table:number-columns-repeated="16379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723" calcext:value-type="float">
            <text:p>723</text:p>
          </table:table-cell>
          <table:table-cell table:formula="of:=[.A383]+[.B383]" office:value-type="float" office:value="3794" calcext:value-type="float">
            <text:p>3794</text:p>
          </table:table-cell>
          <table:table-cell table:formula="of:=IF([.A383]&gt;=[.D382];[.C383];[.D382])" office:value-type="float" office:value="3789" calcext:value-type="float">
            <text:p>3789</text:p>
          </table:table-cell>
          <table:table-cell table:formula="of:=IF([.D383]=[.D382];&quot;&quot;;[.D383])">
            <text:p/>
          </table:table-cell>
          <table:table-cell table:number-columns-repeated="16379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144" calcext:value-type="float">
            <text:p>144</text:p>
          </table:table-cell>
          <table:table-cell table:formula="of:=[.A384]+[.B384]" office:value-type="float" office:value="3813" calcext:value-type="float">
            <text:p>3813</text:p>
          </table:table-cell>
          <table:table-cell table:formula="of:=IF([.A384]&gt;=[.D383];[.C384];[.D383])" office:value-type="float" office:value="3789" calcext:value-type="float">
            <text:p>3789</text:p>
          </table:table-cell>
          <table:table-cell table:formula="of:=IF([.D384]=[.D383];&quot;&quot;;[.D384])">
            <text:p/>
          </table:table-cell>
          <table:table-cell table:number-columns-repeated="16379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380" calcext:value-type="float">
            <text:p>380</text:p>
          </table:table-cell>
          <table:table-cell table:formula="of:=[.A385]+[.B385]" office:value-type="float" office:value="3826" calcext:value-type="float">
            <text:p>3826</text:p>
          </table:table-cell>
          <table:table-cell table:formula="of:=IF([.A385]&gt;=[.D384];[.C385];[.D384])" office:value-type="float" office:value="3789" calcext:value-type="float">
            <text:p>3789</text:p>
          </table:table-cell>
          <table:table-cell table:formula="of:=IF([.D385]=[.D384];&quot;&quot;;[.D385])">
            <text:p/>
          </table:table-cell>
          <table:table-cell table:number-columns-repeated="16379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668" calcext:value-type="float">
            <text:p>668</text:p>
          </table:table-cell>
          <table:table-cell table:formula="of:=[.A386]+[.B386]" office:value-type="float" office:value="3839" calcext:value-type="float">
            <text:p>3839</text:p>
          </table:table-cell>
          <table:table-cell table:formula="of:=IF([.A386]&gt;=[.D385];[.C386];[.D385])" office:value-type="float" office:value="3789" calcext:value-type="float">
            <text:p>3789</text:p>
          </table:table-cell>
          <table:table-cell table:formula="of:=IF([.D386]=[.D385];&quot;&quot;;[.D386])">
            <text:p/>
          </table:table-cell>
          <table:table-cell table:number-columns-repeated="16379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555" calcext:value-type="float">
            <text:p>555</text:p>
          </table:table-cell>
          <table:table-cell table:formula="of:=[.A387]+[.B387]" office:value-type="float" office:value="3844" calcext:value-type="float">
            <text:p>3844</text:p>
          </table:table-cell>
          <table:table-cell table:formula="of:=IF([.A387]&gt;=[.D386];[.C387];[.D386])" office:value-type="float" office:value="3789" calcext:value-type="float">
            <text:p>3789</text:p>
          </table:table-cell>
          <table:table-cell table:formula="of:=IF([.D387]=[.D386];&quot;&quot;;[.D387])">
            <text:p/>
          </table:table-cell>
          <table:table-cell table:number-columns-repeated="16379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374" calcext:value-type="float">
            <text:p>374</text:p>
          </table:table-cell>
          <table:table-cell table:formula="of:=[.A388]+[.B388]" office:value-type="float" office:value="3845" calcext:value-type="float">
            <text:p>3845</text:p>
          </table:table-cell>
          <table:table-cell table:formula="of:=IF([.A388]&gt;=[.D387];[.C388];[.D387])" office:value-type="float" office:value="3789" calcext:value-type="float">
            <text:p>3789</text:p>
          </table:table-cell>
          <table:table-cell table:formula="of:=IF([.D388]=[.D387];&quot;&quot;;[.D388])">
            <text:p/>
          </table:table-cell>
          <table:table-cell table:number-columns-repeated="16379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569" calcext:value-type="float">
            <text:p>569</text:p>
          </table:table-cell>
          <table:table-cell table:formula="of:=[.A389]+[.B389]" office:value-type="float" office:value="3862" calcext:value-type="float">
            <text:p>3862</text:p>
          </table:table-cell>
          <table:table-cell table:formula="of:=IF([.A389]&gt;=[.D388];[.C389];[.D388])" office:value-type="float" office:value="3789" calcext:value-type="float">
            <text:p>3789</text:p>
          </table:table-cell>
          <table:table-cell table:formula="of:=IF([.D389]=[.D388];&quot;&quot;;[.D389])">
            <text:p/>
          </table:table-cell>
          <table:table-cell table:number-columns-repeated="16379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306" calcext:value-type="float">
            <text:p>306</text:p>
          </table:table-cell>
          <table:table-cell table:formula="of:=[.A390]+[.B390]" office:value-type="float" office:value="3863" calcext:value-type="float">
            <text:p>3863</text:p>
          </table:table-cell>
          <table:table-cell table:formula="of:=IF([.A390]&gt;=[.D389];[.C390];[.D389])" office:value-type="float" office:value="3789" calcext:value-type="float">
            <text:p>3789</text:p>
          </table:table-cell>
          <table:table-cell table:formula="of:=IF([.D390]=[.D389];&quot;&quot;;[.D390])">
            <text:p/>
          </table:table-cell>
          <table:table-cell table:number-columns-repeated="16379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340" calcext:value-type="float">
            <text:p>340</text:p>
          </table:table-cell>
          <table:table-cell table:formula="of:=[.A391]+[.B391]" office:value-type="float" office:value="3872" calcext:value-type="float">
            <text:p>3872</text:p>
          </table:table-cell>
          <table:table-cell table:formula="of:=IF([.A391]&gt;=[.D390];[.C391];[.D390])" office:value-type="float" office:value="3789" calcext:value-type="float">
            <text:p>3789</text:p>
          </table:table-cell>
          <table:table-cell table:formula="of:=IF([.D391]=[.D390];&quot;&quot;;[.D391])">
            <text:p/>
          </table:table-cell>
          <table:table-cell table:number-columns-repeated="16379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187" calcext:value-type="float">
            <text:p>187</text:p>
          </table:table-cell>
          <table:table-cell table:formula="of:=[.A392]+[.B392]" office:value-type="float" office:value="3878" calcext:value-type="float">
            <text:p>3878</text:p>
          </table:table-cell>
          <table:table-cell table:formula="of:=IF([.A392]&gt;=[.D391];[.C392];[.D391])" office:value-type="float" office:value="3789" calcext:value-type="float">
            <text:p>3789</text:p>
          </table:table-cell>
          <table:table-cell table:formula="of:=IF([.D392]=[.D391];&quot;&quot;;[.D392])">
            <text:p/>
          </table:table-cell>
          <table:table-cell table:number-columns-repeated="16379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55" calcext:value-type="float">
            <text:p>55</text:p>
          </table:table-cell>
          <table:table-cell table:formula="of:=[.A393]+[.B393]" office:value-type="float" office:value="3910" calcext:value-type="float">
            <text:p>3910</text:p>
          </table:table-cell>
          <table:table-cell table:formula="of:=IF([.A393]&gt;=[.D392];[.C393];[.D392])" office:value-type="float" office:value="3910" calcext:value-type="float">
            <text:p>3910</text:p>
          </table:table-cell>
          <table:table-cell table:formula="of:=IF([.D393]=[.D392];&quot;&quot;;[.D393])" office:value-type="float" office:value="3910" calcext:value-type="float">
            <text:p>3910</text:p>
          </table:table-cell>
          <table:table-cell table:number-columns-repeated="16379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701" calcext:value-type="float">
            <text:p>701</text:p>
          </table:table-cell>
          <table:table-cell table:formula="of:=[.A394]+[.B394]" office:value-type="float" office:value="3912" calcext:value-type="float">
            <text:p>3912</text:p>
          </table:table-cell>
          <table:table-cell table:formula="of:=IF([.A394]&gt;=[.D393];[.C394];[.D393])" office:value-type="float" office:value="3910" calcext:value-type="float">
            <text:p>3910</text:p>
          </table:table-cell>
          <table:table-cell table:formula="of:=IF([.D394]=[.D393];&quot;&quot;;[.D394])">
            <text:p/>
          </table:table-cell>
          <table:table-cell table:number-columns-repeated="16379"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24" calcext:value-type="float">
            <text:p>24</text:p>
          </table:table-cell>
          <table:table-cell table:formula="of:=[.A395]+[.B395]" office:value-type="float" office:value="3913" calcext:value-type="float">
            <text:p>3913</text:p>
          </table:table-cell>
          <table:table-cell table:formula="of:=IF([.A395]&gt;=[.D394];[.C395];[.D394])" office:value-type="float" office:value="3910" calcext:value-type="float">
            <text:p>3910</text:p>
          </table:table-cell>
          <table:table-cell table:formula="of:=IF([.D395]=[.D394];&quot;&quot;;[.D395])">
            <text:p/>
          </table:table-cell>
          <table:table-cell table:number-columns-repeated="16379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666" calcext:value-type="float">
            <text:p>666</text:p>
          </table:table-cell>
          <table:table-cell table:formula="of:=[.A396]+[.B396]" office:value-type="float" office:value="3914" calcext:value-type="float">
            <text:p>3914</text:p>
          </table:table-cell>
          <table:table-cell table:formula="of:=IF([.A396]&gt;=[.D395];[.C396];[.D395])" office:value-type="float" office:value="3910" calcext:value-type="float">
            <text:p>3910</text:p>
          </table:table-cell>
          <table:table-cell table:formula="of:=IF([.D396]=[.D395];&quot;&quot;;[.D396])">
            <text:p/>
          </table:table-cell>
          <table:table-cell table:number-columns-repeated="16379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356" calcext:value-type="float">
            <text:p>356</text:p>
          </table:table-cell>
          <table:table-cell table:formula="of:=[.A397]+[.B397]" office:value-type="float" office:value="3923" calcext:value-type="float">
            <text:p>3923</text:p>
          </table:table-cell>
          <table:table-cell table:formula="of:=IF([.A397]&gt;=[.D396];[.C397];[.D396])" office:value-type="float" office:value="3910" calcext:value-type="float">
            <text:p>3910</text:p>
          </table:table-cell>
          <table:table-cell table:formula="of:=IF([.D397]=[.D396];&quot;&quot;;[.D397])">
            <text:p/>
          </table:table-cell>
          <table:table-cell table:number-columns-repeated="16379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45" calcext:value-type="float">
            <text:p>345</text:p>
          </table:table-cell>
          <table:table-cell table:formula="of:=[.A398]+[.B398]" office:value-type="float" office:value="3929" calcext:value-type="float">
            <text:p>3929</text:p>
          </table:table-cell>
          <table:table-cell table:formula="of:=IF([.A398]&gt;=[.D397];[.C398];[.D397])" office:value-type="float" office:value="3910" calcext:value-type="float">
            <text:p>3910</text:p>
          </table:table-cell>
          <table:table-cell table:formula="of:=IF([.D398]=[.D397];&quot;&quot;;[.D398])">
            <text:p/>
          </table:table-cell>
          <table:table-cell table:number-columns-repeated="16379"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569" calcext:value-type="float">
            <text:p>569</text:p>
          </table:table-cell>
          <table:table-cell table:formula="of:=[.A399]+[.B399]" office:value-type="float" office:value="3963" calcext:value-type="float">
            <text:p>3963</text:p>
          </table:table-cell>
          <table:table-cell table:formula="of:=IF([.A399]&gt;=[.D398];[.C399];[.D398])" office:value-type="float" office:value="3910" calcext:value-type="float">
            <text:p>3910</text:p>
          </table:table-cell>
          <table:table-cell table:formula="of:=IF([.D399]=[.D398];&quot;&quot;;[.D399])">
            <text:p/>
          </table:table-cell>
          <table:table-cell table:number-columns-repeated="16379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82" calcext:value-type="float">
            <text:p>82</text:p>
          </table:table-cell>
          <table:table-cell table:formula="of:=[.A400]+[.B400]" office:value-type="float" office:value="3975" calcext:value-type="float">
            <text:p>3975</text:p>
          </table:table-cell>
          <table:table-cell table:formula="of:=IF([.A400]&gt;=[.D399];[.C400];[.D399])" office:value-type="float" office:value="3910" calcext:value-type="float">
            <text:p>3910</text:p>
          </table:table-cell>
          <table:table-cell table:formula="of:=IF([.D400]=[.D399];&quot;&quot;;[.D400])">
            <text:p/>
          </table:table-cell>
          <table:table-cell table:number-columns-repeated="16379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471" calcext:value-type="float">
            <text:p>471</text:p>
          </table:table-cell>
          <table:table-cell table:formula="of:=[.A401]+[.B401]" office:value-type="float" office:value="3993" calcext:value-type="float">
            <text:p>3993</text:p>
          </table:table-cell>
          <table:table-cell table:formula="of:=IF([.A401]&gt;=[.D400];[.C401];[.D400])" office:value-type="float" office:value="3910" calcext:value-type="float">
            <text:p>3910</text:p>
          </table:table-cell>
          <table:table-cell table:formula="of:=IF([.D401]=[.D400];&quot;&quot;;[.D401])">
            <text:p/>
          </table:table-cell>
          <table:table-cell table:number-columns-repeated="16379"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96" calcext:value-type="float">
            <text:p>96</text:p>
          </table:table-cell>
          <table:table-cell table:formula="of:=[.A402]+[.B402]" office:value-type="float" office:value="3993" calcext:value-type="float">
            <text:p>3993</text:p>
          </table:table-cell>
          <table:table-cell table:formula="of:=IF([.A402]&gt;=[.D401];[.C402];[.D401])" office:value-type="float" office:value="3910" calcext:value-type="float">
            <text:p>3910</text:p>
          </table:table-cell>
          <table:table-cell table:formula="of:=IF([.D402]=[.D401];&quot;&quot;;[.D402])">
            <text:p/>
          </table:table-cell>
          <table:table-cell table:number-columns-repeated="16379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84" calcext:value-type="float">
            <text:p>84</text:p>
          </table:table-cell>
          <table:table-cell table:formula="of:=[.A403]+[.B403]" office:value-type="float" office:value="3995" calcext:value-type="float">
            <text:p>3995</text:p>
          </table:table-cell>
          <table:table-cell table:formula="of:=IF([.A403]&gt;=[.D402];[.C403];[.D402])" office:value-type="float" office:value="3995" calcext:value-type="float">
            <text:p>3995</text:p>
          </table:table-cell>
          <table:table-cell table:formula="of:=IF([.D403]=[.D402];&quot;&quot;;[.D403])" office:value-type="float" office:value="3995" calcext:value-type="float">
            <text:p>3995</text:p>
          </table:table-cell>
          <table:table-cell table:number-columns-repeated="16379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638" calcext:value-type="float">
            <text:p>638</text:p>
          </table:table-cell>
          <table:table-cell table:formula="of:=[.A404]+[.B404]" office:value-type="float" office:value="4001" calcext:value-type="float">
            <text:p>4001</text:p>
          </table:table-cell>
          <table:table-cell table:formula="of:=IF([.A404]&gt;=[.D403];[.C404];[.D403])" office:value-type="float" office:value="3995" calcext:value-type="float">
            <text:p>3995</text:p>
          </table:table-cell>
          <table:table-cell table:formula="of:=IF([.D404]=[.D403];&quot;&quot;;[.D404])">
            <text:p/>
          </table:table-cell>
          <table:table-cell table:number-columns-repeated="16379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482" calcext:value-type="float">
            <text:p>482</text:p>
          </table:table-cell>
          <table:table-cell table:formula="of:=[.A405]+[.B405]" office:value-type="float" office:value="4021" calcext:value-type="float">
            <text:p>4021</text:p>
          </table:table-cell>
          <table:table-cell table:formula="of:=IF([.A405]&gt;=[.D404];[.C405];[.D404])" office:value-type="float" office:value="3995" calcext:value-type="float">
            <text:p>3995</text:p>
          </table:table-cell>
          <table:table-cell table:formula="of:=IF([.D405]=[.D404];&quot;&quot;;[.D405])">
            <text:p/>
          </table:table-cell>
          <table:table-cell table:number-columns-repeated="16379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260" calcext:value-type="float">
            <text:p>260</text:p>
          </table:table-cell>
          <table:table-cell table:formula="of:=[.A406]+[.B406]" office:value-type="float" office:value="4066" calcext:value-type="float">
            <text:p>4066</text:p>
          </table:table-cell>
          <table:table-cell table:formula="of:=IF([.A406]&gt;=[.D405];[.C406];[.D405])" office:value-type="float" office:value="3995" calcext:value-type="float">
            <text:p>3995</text:p>
          </table:table-cell>
          <table:table-cell table:formula="of:=IF([.D406]=[.D405];&quot;&quot;;[.D406])">
            <text:p/>
          </table:table-cell>
          <table:table-cell table:number-columns-repeated="16379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580" calcext:value-type="float">
            <text:p>580</text:p>
          </table:table-cell>
          <table:table-cell table:formula="of:=[.A407]+[.B407]" office:value-type="float" office:value="4074" calcext:value-type="float">
            <text:p>4074</text:p>
          </table:table-cell>
          <table:table-cell table:formula="of:=IF([.A407]&gt;=[.D406];[.C407];[.D406])" office:value-type="float" office:value="3995" calcext:value-type="float">
            <text:p>3995</text:p>
          </table:table-cell>
          <table:table-cell table:formula="of:=IF([.D407]=[.D406];&quot;&quot;;[.D407])">
            <text:p/>
          </table:table-cell>
          <table:table-cell table:number-columns-repeated="16379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341" calcext:value-type="float">
            <text:p>341</text:p>
          </table:table-cell>
          <table:table-cell table:formula="of:=[.A408]+[.B408]" office:value-type="float" office:value="4078" calcext:value-type="float">
            <text:p>4078</text:p>
          </table:table-cell>
          <table:table-cell table:formula="of:=IF([.A408]&gt;=[.D407];[.C408];[.D407])" office:value-type="float" office:value="3995" calcext:value-type="float">
            <text:p>3995</text:p>
          </table:table-cell>
          <table:table-cell table:formula="of:=IF([.D408]=[.D407];&quot;&quot;;[.D408])">
            <text:p/>
          </table:table-cell>
          <table:table-cell table:number-columns-repeated="16379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431" calcext:value-type="float">
            <text:p>431</text:p>
          </table:table-cell>
          <table:table-cell table:formula="of:=[.A409]+[.B409]" office:value-type="float" office:value="4091" calcext:value-type="float">
            <text:p>4091</text:p>
          </table:table-cell>
          <table:table-cell table:formula="of:=IF([.A409]&gt;=[.D408];[.C409];[.D408])" office:value-type="float" office:value="3995" calcext:value-type="float">
            <text:p>3995</text:p>
          </table:table-cell>
          <table:table-cell table:formula="of:=IF([.D409]=[.D408];&quot;&quot;;[.D409])">
            <text:p/>
          </table:table-cell>
          <table:table-cell table:number-columns-repeated="16379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60" calcext:value-type="float">
            <text:p>260</text:p>
          </table:table-cell>
          <table:table-cell table:formula="of:=[.A410]+[.B410]" office:value-type="float" office:value="4100" calcext:value-type="float">
            <text:p>4100</text:p>
          </table:table-cell>
          <table:table-cell table:formula="of:=IF([.A410]&gt;=[.D409];[.C410];[.D409])" office:value-type="float" office:value="3995" calcext:value-type="float">
            <text:p>3995</text:p>
          </table:table-cell>
          <table:table-cell table:formula="of:=IF([.D410]=[.D409];&quot;&quot;;[.D410])">
            <text:p/>
          </table:table-cell>
          <table:table-cell table:number-columns-repeated="16379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477" calcext:value-type="float">
            <text:p>477</text:p>
          </table:table-cell>
          <table:table-cell table:formula="of:=[.A411]+[.B411]" office:value-type="float" office:value="4102" calcext:value-type="float">
            <text:p>4102</text:p>
          </table:table-cell>
          <table:table-cell table:formula="of:=IF([.A411]&gt;=[.D410];[.C411];[.D410])" office:value-type="float" office:value="3995" calcext:value-type="float">
            <text:p>3995</text:p>
          </table:table-cell>
          <table:table-cell table:formula="of:=IF([.D411]=[.D410];&quot;&quot;;[.D411])">
            <text:p/>
          </table:table-cell>
          <table:table-cell table:number-columns-repeated="16379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253" calcext:value-type="float">
            <text:p>253</text:p>
          </table:table-cell>
          <table:table-cell table:formula="of:=[.A412]+[.B412]" office:value-type="float" office:value="4104" calcext:value-type="float">
            <text:p>4104</text:p>
          </table:table-cell>
          <table:table-cell table:formula="of:=IF([.A412]&gt;=[.D411];[.C412];[.D411])" office:value-type="float" office:value="3995" calcext:value-type="float">
            <text:p>3995</text:p>
          </table:table-cell>
          <table:table-cell table:formula="of:=IF([.D412]=[.D411];&quot;&quot;;[.D412])">
            <text:p/>
          </table:table-cell>
          <table:table-cell table:number-columns-repeated="16379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759" calcext:value-type="float">
            <text:p>759</text:p>
          </table:table-cell>
          <table:table-cell table:formula="of:=[.A413]+[.B413]" office:value-type="float" office:value="4110" calcext:value-type="float">
            <text:p>4110</text:p>
          </table:table-cell>
          <table:table-cell table:formula="of:=IF([.A413]&gt;=[.D412];[.C413];[.D412])" office:value-type="float" office:value="3995" calcext:value-type="float">
            <text:p>3995</text:p>
          </table:table-cell>
          <table:table-cell table:formula="of:=IF([.D413]=[.D412];&quot;&quot;;[.D413])">
            <text:p/>
          </table:table-cell>
          <table:table-cell table:number-columns-repeated="16379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315" calcext:value-type="float">
            <text:p>315</text:p>
          </table:table-cell>
          <table:table-cell table:formula="of:=[.A414]+[.B414]" office:value-type="float" office:value="4111" calcext:value-type="float">
            <text:p>4111</text:p>
          </table:table-cell>
          <table:table-cell table:formula="of:=IF([.A414]&gt;=[.D413];[.C414];[.D413])" office:value-type="float" office:value="3995" calcext:value-type="float">
            <text:p>3995</text:p>
          </table:table-cell>
          <table:table-cell table:formula="of:=IF([.D414]=[.D413];&quot;&quot;;[.D414])">
            <text:p/>
          </table:table-cell>
          <table:table-cell table:number-columns-repeated="16379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229" calcext:value-type="float">
            <text:p>229</text:p>
          </table:table-cell>
          <table:table-cell table:formula="of:=[.A415]+[.B415]" office:value-type="float" office:value="4123" calcext:value-type="float">
            <text:p>4123</text:p>
          </table:table-cell>
          <table:table-cell table:formula="of:=IF([.A415]&gt;=[.D414];[.C415];[.D414])" office:value-type="float" office:value="3995" calcext:value-type="float">
            <text:p>3995</text:p>
          </table:table-cell>
          <table:table-cell table:formula="of:=IF([.D415]=[.D414];&quot;&quot;;[.D415])">
            <text:p/>
          </table:table-cell>
          <table:table-cell table:number-columns-repeated="1637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626" calcext:value-type="float">
            <text:p>626</text:p>
          </table:table-cell>
          <table:table-cell table:formula="of:=[.A416]+[.B416]" office:value-type="float" office:value="4149" calcext:value-type="float">
            <text:p>4149</text:p>
          </table:table-cell>
          <table:table-cell table:formula="of:=IF([.A416]&gt;=[.D415];[.C416];[.D415])" office:value-type="float" office:value="3995" calcext:value-type="float">
            <text:p>3995</text:p>
          </table:table-cell>
          <table:table-cell table:formula="of:=IF([.D416]=[.D415];&quot;&quot;;[.D416])">
            <text:p/>
          </table:table-cell>
          <table:table-cell table:number-columns-repeated="16379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201" calcext:value-type="float">
            <text:p>201</text:p>
          </table:table-cell>
          <table:table-cell table:formula="of:=[.A417]+[.B417]" office:value-type="float" office:value="4150" calcext:value-type="float">
            <text:p>4150</text:p>
          </table:table-cell>
          <table:table-cell table:formula="of:=IF([.A417]&gt;=[.D416];[.C417];[.D416])" office:value-type="float" office:value="3995" calcext:value-type="float">
            <text:p>3995</text:p>
          </table:table-cell>
          <table:table-cell table:formula="of:=IF([.D417]=[.D416];&quot;&quot;;[.D417])">
            <text:p/>
          </table:table-cell>
          <table:table-cell table:number-columns-repeated="16379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300" calcext:value-type="float">
            <text:p>300</text:p>
          </table:table-cell>
          <table:table-cell table:formula="of:=[.A418]+[.B418]" office:value-type="float" office:value="4151" calcext:value-type="float">
            <text:p>4151</text:p>
          </table:table-cell>
          <table:table-cell table:formula="of:=IF([.A418]&gt;=[.D417];[.C418];[.D417])" office:value-type="float" office:value="3995" calcext:value-type="float">
            <text:p>3995</text:p>
          </table:table-cell>
          <table:table-cell table:formula="of:=IF([.D418]=[.D417];&quot;&quot;;[.D418])">
            <text:p/>
          </table:table-cell>
          <table:table-cell table:number-columns-repeated="16379"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363" calcext:value-type="float">
            <text:p>363</text:p>
          </table:table-cell>
          <table:table-cell table:formula="of:=[.A419]+[.B419]" office:value-type="float" office:value="4156" calcext:value-type="float">
            <text:p>4156</text:p>
          </table:table-cell>
          <table:table-cell table:formula="of:=IF([.A419]&gt;=[.D418];[.C419];[.D418])" office:value-type="float" office:value="3995" calcext:value-type="float">
            <text:p>3995</text:p>
          </table:table-cell>
          <table:table-cell table:formula="of:=IF([.D419]=[.D418];&quot;&quot;;[.D419])">
            <text:p/>
          </table:table-cell>
          <table:table-cell table:number-columns-repeated="16379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137" calcext:value-type="float">
            <text:p>137</text:p>
          </table:table-cell>
          <table:table-cell table:formula="of:=[.A420]+[.B420]" office:value-type="float" office:value="4174" calcext:value-type="float">
            <text:p>4174</text:p>
          </table:table-cell>
          <table:table-cell table:formula="of:=IF([.A420]&gt;=[.D419];[.C420];[.D419])" office:value-type="float" office:value="4174" calcext:value-type="float">
            <text:p>4174</text:p>
          </table:table-cell>
          <table:table-cell table:formula="of:=IF([.D420]=[.D419];&quot;&quot;;[.D420])" office:value-type="float" office:value="4174" calcext:value-type="float">
            <text:p>4174</text:p>
          </table:table-cell>
          <table:table-cell table:number-columns-repeated="16379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642" calcext:value-type="float">
            <text:p>642</text:p>
          </table:table-cell>
          <table:table-cell table:formula="of:=[.A421]+[.B421]" office:value-type="float" office:value="4187" calcext:value-type="float">
            <text:p>4187</text:p>
          </table:table-cell>
          <table:table-cell table:formula="of:=IF([.A421]&gt;=[.D420];[.C421];[.D420])" office:value-type="float" office:value="4174" calcext:value-type="float">
            <text:p>4174</text:p>
          </table:table-cell>
          <table:table-cell table:formula="of:=IF([.D421]=[.D420];&quot;&quot;;[.D421])">
            <text:p/>
          </table:table-cell>
          <table:table-cell table:number-columns-repeated="16379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407" calcext:value-type="float">
            <text:p>407</text:p>
          </table:table-cell>
          <table:table-cell table:formula="of:=[.A422]+[.B422]" office:value-type="float" office:value="4194" calcext:value-type="float">
            <text:p>4194</text:p>
          </table:table-cell>
          <table:table-cell table:formula="of:=IF([.A422]&gt;=[.D421];[.C422];[.D421])" office:value-type="float" office:value="4174" calcext:value-type="float">
            <text:p>4174</text:p>
          </table:table-cell>
          <table:table-cell table:formula="of:=IF([.D422]=[.D421];&quot;&quot;;[.D422])">
            <text:p/>
          </table:table-cell>
          <table:table-cell table:number-columns-repeated="16379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643" calcext:value-type="float">
            <text:p>643</text:p>
          </table:table-cell>
          <table:table-cell table:formula="of:=[.A423]+[.B423]" office:value-type="float" office:value="4198" calcext:value-type="float">
            <text:p>4198</text:p>
          </table:table-cell>
          <table:table-cell table:formula="of:=IF([.A423]&gt;=[.D422];[.C423];[.D422])" office:value-type="float" office:value="4174" calcext:value-type="float">
            <text:p>4174</text:p>
          </table:table-cell>
          <table:table-cell table:formula="of:=IF([.D423]=[.D422];&quot;&quot;;[.D423])">
            <text:p/>
          </table:table-cell>
          <table:table-cell table:number-columns-repeated="16379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363" calcext:value-type="float">
            <text:p>363</text:p>
          </table:table-cell>
          <table:table-cell table:formula="of:=[.A424]+[.B424]" office:value-type="float" office:value="4204" calcext:value-type="float">
            <text:p>4204</text:p>
          </table:table-cell>
          <table:table-cell table:formula="of:=IF([.A424]&gt;=[.D423];[.C424];[.D423])" office:value-type="float" office:value="4174" calcext:value-type="float">
            <text:p>4174</text:p>
          </table:table-cell>
          <table:table-cell table:formula="of:=IF([.D424]=[.D423];&quot;&quot;;[.D424])">
            <text:p/>
          </table:table-cell>
          <table:table-cell table:number-columns-repeated="16379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58" calcext:value-type="float">
            <text:p>58</text:p>
          </table:table-cell>
          <table:table-cell table:formula="of:=[.A425]+[.B425]" office:value-type="float" office:value="4222" calcext:value-type="float">
            <text:p>4222</text:p>
          </table:table-cell>
          <table:table-cell table:formula="of:=IF([.A425]&gt;=[.D424];[.C425];[.D424])" office:value-type="float" office:value="4174" calcext:value-type="float">
            <text:p>4174</text:p>
          </table:table-cell>
          <table:table-cell table:formula="of:=IF([.D425]=[.D424];&quot;&quot;;[.D425])">
            <text:p/>
          </table:table-cell>
          <table:table-cell table:number-columns-repeated="16379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236" calcext:value-type="float">
            <text:p>236</text:p>
          </table:table-cell>
          <table:table-cell table:formula="of:=[.A426]+[.B426]" office:value-type="float" office:value="4229" calcext:value-type="float">
            <text:p>4229</text:p>
          </table:table-cell>
          <table:table-cell table:formula="of:=IF([.A426]&gt;=[.D425];[.C426];[.D425])" office:value-type="float" office:value="4174" calcext:value-type="float">
            <text:p>4174</text:p>
          </table:table-cell>
          <table:table-cell table:formula="of:=IF([.D426]=[.D425];&quot;&quot;;[.D426])">
            <text:p/>
          </table:table-cell>
          <table:table-cell table:number-columns-repeated="16379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47" calcext:value-type="float">
            <text:p>47</text:p>
          </table:table-cell>
          <table:table-cell table:formula="of:=[.A427]+[.B427]" office:value-type="float" office:value="4249" calcext:value-type="float">
            <text:p>4249</text:p>
          </table:table-cell>
          <table:table-cell table:formula="of:=IF([.A427]&gt;=[.D426];[.C427];[.D426])" office:value-type="float" office:value="4249" calcext:value-type="float">
            <text:p>4249</text:p>
          </table:table-cell>
          <table:table-cell table:formula="of:=IF([.D427]=[.D426];&quot;&quot;;[.D427])" office:value-type="float" office:value="4249" calcext:value-type="float">
            <text:p>4249</text:p>
          </table:table-cell>
          <table:table-cell table:number-columns-repeated="16379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17" calcext:value-type="float">
            <text:p>17</text:p>
          </table:table-cell>
          <table:table-cell table:formula="of:=[.A428]+[.B428]" office:value-type="float" office:value="4250" calcext:value-type="float">
            <text:p>4250</text:p>
          </table:table-cell>
          <table:table-cell table:formula="of:=IF([.A428]&gt;=[.D427];[.C428];[.D427])" office:value-type="float" office:value="4249" calcext:value-type="float">
            <text:p>4249</text:p>
          </table:table-cell>
          <table:table-cell table:formula="of:=IF([.D428]=[.D427];&quot;&quot;;[.D428])">
            <text:p/>
          </table:table-cell>
          <table:table-cell table:number-columns-repeated="16379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705" calcext:value-type="float">
            <text:p>705</text:p>
          </table:table-cell>
          <table:table-cell table:formula="of:=[.A429]+[.B429]" office:value-type="float" office:value="4253" calcext:value-type="float">
            <text:p>4253</text:p>
          </table:table-cell>
          <table:table-cell table:formula="of:=IF([.A429]&gt;=[.D428];[.C429];[.D428])" office:value-type="float" office:value="4249" calcext:value-type="float">
            <text:p>4249</text:p>
          </table:table-cell>
          <table:table-cell table:formula="of:=IF([.D429]=[.D428];&quot;&quot;;[.D429])">
            <text:p/>
          </table:table-cell>
          <table:table-cell table:number-columns-repeated="16379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104" calcext:value-type="float">
            <text:p>104</text:p>
          </table:table-cell>
          <table:table-cell table:formula="of:=[.A430]+[.B430]" office:value-type="float" office:value="4258" calcext:value-type="float">
            <text:p>4258</text:p>
          </table:table-cell>
          <table:table-cell table:formula="of:=IF([.A430]&gt;=[.D429];[.C430];[.D429])" office:value-type="float" office:value="4249" calcext:value-type="float">
            <text:p>4249</text:p>
          </table:table-cell>
          <table:table-cell table:formula="of:=IF([.D430]=[.D429];&quot;&quot;;[.D430])">
            <text:p/>
          </table:table-cell>
          <table:table-cell table:number-columns-repeated="16379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143" calcext:value-type="float">
            <text:p>143</text:p>
          </table:table-cell>
          <table:table-cell table:formula="of:=[.A431]+[.B431]" office:value-type="float" office:value="4264" calcext:value-type="float">
            <text:p>4264</text:p>
          </table:table-cell>
          <table:table-cell table:formula="of:=IF([.A431]&gt;=[.D430];[.C431];[.D430])" office:value-type="float" office:value="4249" calcext:value-type="float">
            <text:p>4249</text:p>
          </table:table-cell>
          <table:table-cell table:formula="of:=IF([.D431]=[.D430];&quot;&quot;;[.D431])">
            <text:p/>
          </table:table-cell>
          <table:table-cell table:number-columns-repeated="16379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6" calcext:value-type="float">
            <text:p>16</text:p>
          </table:table-cell>
          <table:table-cell table:formula="of:=[.A432]+[.B432]" office:value-type="float" office:value="4269" calcext:value-type="float">
            <text:p>4269</text:p>
          </table:table-cell>
          <table:table-cell table:formula="of:=IF([.A432]&gt;=[.D431];[.C432];[.D431])" office:value-type="float" office:value="4269" calcext:value-type="float">
            <text:p>4269</text:p>
          </table:table-cell>
          <table:table-cell table:formula="of:=IF([.D432]=[.D431];&quot;&quot;;[.D432])" office:value-type="float" office:value="4269" calcext:value-type="float">
            <text:p>4269</text:p>
          </table:table-cell>
          <table:table-cell table:number-columns-repeated="16379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185" calcext:value-type="float">
            <text:p>185</text:p>
          </table:table-cell>
          <table:table-cell table:formula="of:=[.A433]+[.B433]" office:value-type="float" office:value="4272" calcext:value-type="float">
            <text:p>4272</text:p>
          </table:table-cell>
          <table:table-cell table:formula="of:=IF([.A433]&gt;=[.D432];[.C433];[.D432])" office:value-type="float" office:value="4269" calcext:value-type="float">
            <text:p>4269</text:p>
          </table:table-cell>
          <table:table-cell table:formula="of:=IF([.D433]=[.D432];&quot;&quot;;[.D433])">
            <text:p/>
          </table:table-cell>
          <table:table-cell table:number-columns-repeated="16379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76" calcext:value-type="float">
            <text:p>76</text:p>
          </table:table-cell>
          <table:table-cell table:formula="of:=[.A434]+[.B434]" office:value-type="float" office:value="4296" calcext:value-type="float">
            <text:p>4296</text:p>
          </table:table-cell>
          <table:table-cell table:formula="of:=IF([.A434]&gt;=[.D433];[.C434];[.D433])" office:value-type="float" office:value="4269" calcext:value-type="float">
            <text:p>4269</text:p>
          </table:table-cell>
          <table:table-cell table:formula="of:=IF([.D434]=[.D433];&quot;&quot;;[.D434])">
            <text:p/>
          </table:table-cell>
          <table:table-cell table:number-columns-repeated="16379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86" calcext:value-type="float">
            <text:p>186</text:p>
          </table:table-cell>
          <table:table-cell table:formula="of:=[.A435]+[.B435]" office:value-type="float" office:value="4310" calcext:value-type="float">
            <text:p>4310</text:p>
          </table:table-cell>
          <table:table-cell table:formula="of:=IF([.A435]&gt;=[.D434];[.C435];[.D434])" office:value-type="float" office:value="4269" calcext:value-type="float">
            <text:p>4269</text:p>
          </table:table-cell>
          <table:table-cell table:formula="of:=IF([.D435]=[.D434];&quot;&quot;;[.D435])">
            <text:p/>
          </table:table-cell>
          <table:table-cell table:number-columns-repeated="16379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586" calcext:value-type="float">
            <text:p>586</text:p>
          </table:table-cell>
          <table:table-cell table:formula="of:=[.A436]+[.B436]" office:value-type="float" office:value="4313" calcext:value-type="float">
            <text:p>4313</text:p>
          </table:table-cell>
          <table:table-cell table:formula="of:=IF([.A436]&gt;=[.D435];[.C436];[.D435])" office:value-type="float" office:value="4269" calcext:value-type="float">
            <text:p>4269</text:p>
          </table:table-cell>
          <table:table-cell table:formula="of:=IF([.D436]=[.D435];&quot;&quot;;[.D436])">
            <text:p/>
          </table:table-cell>
          <table:table-cell table:number-columns-repeated="16379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331" calcext:value-type="float">
            <text:p>331</text:p>
          </table:table-cell>
          <table:table-cell table:formula="of:=[.A437]+[.B437]" office:value-type="float" office:value="4315" calcext:value-type="float">
            <text:p>4315</text:p>
          </table:table-cell>
          <table:table-cell table:formula="of:=IF([.A437]&gt;=[.D436];[.C437];[.D436])" office:value-type="float" office:value="4269" calcext:value-type="float">
            <text:p>4269</text:p>
          </table:table-cell>
          <table:table-cell table:formula="of:=IF([.D437]=[.D436];&quot;&quot;;[.D437])">
            <text:p/>
          </table:table-cell>
          <table:table-cell table:number-columns-repeated="16379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194" calcext:value-type="float">
            <text:p>194</text:p>
          </table:table-cell>
          <table:table-cell table:formula="of:=[.A438]+[.B438]" office:value-type="float" office:value="4316" calcext:value-type="float">
            <text:p>4316</text:p>
          </table:table-cell>
          <table:table-cell table:formula="of:=IF([.A438]&gt;=[.D437];[.C438];[.D437])" office:value-type="float" office:value="4269" calcext:value-type="float">
            <text:p>4269</text:p>
          </table:table-cell>
          <table:table-cell table:formula="of:=IF([.D438]=[.D437];&quot;&quot;;[.D438])">
            <text:p/>
          </table:table-cell>
          <table:table-cell table:number-columns-repeated="16379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109" calcext:value-type="float">
            <text:p>109</text:p>
          </table:table-cell>
          <table:table-cell table:formula="of:=[.A439]+[.B439]" office:value-type="float" office:value="4330" calcext:value-type="float">
            <text:p>4330</text:p>
          </table:table-cell>
          <table:table-cell table:formula="of:=IF([.A439]&gt;=[.D438];[.C439];[.D438])" office:value-type="float" office:value="4269" calcext:value-type="float">
            <text:p>4269</text:p>
          </table:table-cell>
          <table:table-cell table:formula="of:=IF([.D439]=[.D438];&quot;&quot;;[.D439])">
            <text:p/>
          </table:table-cell>
          <table:table-cell table:number-columns-repeated="16379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761" calcext:value-type="float">
            <text:p>761</text:p>
          </table:table-cell>
          <table:table-cell table:formula="of:=[.A440]+[.B440]" office:value-type="float" office:value="4340" calcext:value-type="float">
            <text:p>4340</text:p>
          </table:table-cell>
          <table:table-cell table:formula="of:=IF([.A440]&gt;=[.D439];[.C440];[.D439])" office:value-type="float" office:value="4269" calcext:value-type="float">
            <text:p>4269</text:p>
          </table:table-cell>
          <table:table-cell table:formula="of:=IF([.D440]=[.D439];&quot;&quot;;[.D440])">
            <text:p/>
          </table:table-cell>
          <table:table-cell table:number-columns-repeated="16379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115" calcext:value-type="float">
            <text:p>115</text:p>
          </table:table-cell>
          <table:table-cell table:formula="of:=[.A441]+[.B441]" office:value-type="float" office:value="4340" calcext:value-type="float">
            <text:p>4340</text:p>
          </table:table-cell>
          <table:table-cell table:formula="of:=IF([.A441]&gt;=[.D440];[.C441];[.D440])" office:value-type="float" office:value="4269" calcext:value-type="float">
            <text:p>4269</text:p>
          </table:table-cell>
          <table:table-cell table:formula="of:=IF([.D441]=[.D440];&quot;&quot;;[.D441])">
            <text:p/>
          </table:table-cell>
          <table:table-cell table:number-columns-repeated="16379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323" calcext:value-type="float">
            <text:p>323</text:p>
          </table:table-cell>
          <table:table-cell table:formula="of:=[.A442]+[.B442]" office:value-type="float" office:value="4349" calcext:value-type="float">
            <text:p>4349</text:p>
          </table:table-cell>
          <table:table-cell table:formula="of:=IF([.A442]&gt;=[.D441];[.C442];[.D441])" office:value-type="float" office:value="4269" calcext:value-type="float">
            <text:p>4269</text:p>
          </table:table-cell>
          <table:table-cell table:formula="of:=IF([.D442]=[.D441];&quot;&quot;;[.D442])">
            <text:p/>
          </table:table-cell>
          <table:table-cell table:number-columns-repeated="16379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330" calcext:value-type="float">
            <text:p>330</text:p>
          </table:table-cell>
          <table:table-cell table:formula="of:=[.A443]+[.B443]" office:value-type="float" office:value="4364" calcext:value-type="float">
            <text:p>4364</text:p>
          </table:table-cell>
          <table:table-cell table:formula="of:=IF([.A443]&gt;=[.D442];[.C443];[.D442])" office:value-type="float" office:value="4269" calcext:value-type="float">
            <text:p>4269</text:p>
          </table:table-cell>
          <table:table-cell table:formula="of:=IF([.D443]=[.D442];&quot;&quot;;[.D443])">
            <text:p/>
          </table:table-cell>
          <table:table-cell table:number-columns-repeated="16379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535" calcext:value-type="float">
            <text:p>535</text:p>
          </table:table-cell>
          <table:table-cell table:formula="of:=[.A444]+[.B444]" office:value-type="float" office:value="4383" calcext:value-type="float">
            <text:p>4383</text:p>
          </table:table-cell>
          <table:table-cell table:formula="of:=IF([.A444]&gt;=[.D443];[.C444];[.D443])" office:value-type="float" office:value="4269" calcext:value-type="float">
            <text:p>4269</text:p>
          </table:table-cell>
          <table:table-cell table:formula="of:=IF([.D444]=[.D443];&quot;&quot;;[.D444])">
            <text:p/>
          </table:table-cell>
          <table:table-cell table:number-columns-repeated="16379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613" calcext:value-type="float">
            <text:p>613</text:p>
          </table:table-cell>
          <table:table-cell table:formula="of:=[.A445]+[.B445]" office:value-type="float" office:value="4386" calcext:value-type="float">
            <text:p>4386</text:p>
          </table:table-cell>
          <table:table-cell table:formula="of:=IF([.A445]&gt;=[.D444];[.C445];[.D444])" office:value-type="float" office:value="4269" calcext:value-type="float">
            <text:p>4269</text:p>
          </table:table-cell>
          <table:table-cell table:formula="of:=IF([.D445]=[.D444];&quot;&quot;;[.D445])">
            <text:p/>
          </table:table-cell>
          <table:table-cell table:number-columns-repeated="16379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99" calcext:value-type="float">
            <text:p>399</text:p>
          </table:table-cell>
          <table:table-cell table:formula="of:=[.A446]+[.B446]" office:value-type="float" office:value="4409" calcext:value-type="float">
            <text:p>4409</text:p>
          </table:table-cell>
          <table:table-cell table:formula="of:=IF([.A446]&gt;=[.D445];[.C446];[.D445])" office:value-type="float" office:value="4269" calcext:value-type="float">
            <text:p>4269</text:p>
          </table:table-cell>
          <table:table-cell table:formula="of:=IF([.D446]=[.D445];&quot;&quot;;[.D446])">
            <text:p/>
          </table:table-cell>
          <table:table-cell table:number-columns-repeated="16379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399" calcext:value-type="float">
            <text:p>399</text:p>
          </table:table-cell>
          <table:table-cell table:formula="of:=[.A447]+[.B447]" office:value-type="float" office:value="4413" calcext:value-type="float">
            <text:p>4413</text:p>
          </table:table-cell>
          <table:table-cell table:formula="of:=IF([.A447]&gt;=[.D446];[.C447];[.D446])" office:value-type="float" office:value="4269" calcext:value-type="float">
            <text:p>4269</text:p>
          </table:table-cell>
          <table:table-cell table:formula="of:=IF([.D447]=[.D446];&quot;&quot;;[.D447])">
            <text:p/>
          </table:table-cell>
          <table:table-cell table:number-columns-repeated="16379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611" calcext:value-type="float">
            <text:p>611</text:p>
          </table:table-cell>
          <table:table-cell table:formula="of:=[.A448]+[.B448]" office:value-type="float" office:value="4416" calcext:value-type="float">
            <text:p>4416</text:p>
          </table:table-cell>
          <table:table-cell table:formula="of:=IF([.A448]&gt;=[.D447];[.C448];[.D447])" office:value-type="float" office:value="4269" calcext:value-type="float">
            <text:p>4269</text:p>
          </table:table-cell>
          <table:table-cell table:formula="of:=IF([.D448]=[.D447];&quot;&quot;;[.D448])">
            <text:p/>
          </table:table-cell>
          <table:table-cell table:number-columns-repeated="16379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462" calcext:value-type="float">
            <text:p>462</text:p>
          </table:table-cell>
          <table:table-cell table:formula="of:=[.A449]+[.B449]" office:value-type="float" office:value="4432" calcext:value-type="float">
            <text:p>4432</text:p>
          </table:table-cell>
          <table:table-cell table:formula="of:=IF([.A449]&gt;=[.D448];[.C449];[.D448])" office:value-type="float" office:value="4269" calcext:value-type="float">
            <text:p>4269</text:p>
          </table:table-cell>
          <table:table-cell table:formula="of:=IF([.D449]=[.D448];&quot;&quot;;[.D449])">
            <text:p/>
          </table:table-cell>
          <table:table-cell table:number-columns-repeated="16379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257" calcext:value-type="float">
            <text:p>257</text:p>
          </table:table-cell>
          <table:table-cell table:formula="of:=[.A450]+[.B450]" office:value-type="float" office:value="4441" calcext:value-type="float">
            <text:p>4441</text:p>
          </table:table-cell>
          <table:table-cell table:formula="of:=IF([.A450]&gt;=[.D449];[.C450];[.D449])" office:value-type="float" office:value="4269" calcext:value-type="float">
            <text:p>4269</text:p>
          </table:table-cell>
          <table:table-cell table:formula="of:=IF([.D450]=[.D449];&quot;&quot;;[.D450])">
            <text:p/>
          </table:table-cell>
          <table:table-cell table:number-columns-repeated="16379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716" calcext:value-type="float">
            <text:p>716</text:p>
          </table:table-cell>
          <table:table-cell table:formula="of:=[.A451]+[.B451]" office:value-type="float" office:value="4444" calcext:value-type="float">
            <text:p>4444</text:p>
          </table:table-cell>
          <table:table-cell table:formula="of:=IF([.A451]&gt;=[.D450];[.C451];[.D450])" office:value-type="float" office:value="4269" calcext:value-type="float">
            <text:p>4269</text:p>
          </table:table-cell>
          <table:table-cell table:formula="of:=IF([.D451]=[.D450];&quot;&quot;;[.D451])">
            <text:p/>
          </table:table-cell>
          <table:table-cell table:number-columns-repeated="16379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211" calcext:value-type="float">
            <text:p>211</text:p>
          </table:table-cell>
          <table:table-cell table:formula="of:=[.A452]+[.B452]" office:value-type="float" office:value="4467" calcext:value-type="float">
            <text:p>4467</text:p>
          </table:table-cell>
          <table:table-cell table:formula="of:=IF([.A452]&gt;=[.D451];[.C452];[.D451])" office:value-type="float" office:value="4269" calcext:value-type="float">
            <text:p>4269</text:p>
          </table:table-cell>
          <table:table-cell table:formula="of:=IF([.D452]=[.D451];&quot;&quot;;[.D452])">
            <text:p/>
          </table:table-cell>
          <table:table-cell table:number-columns-repeated="16379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467" calcext:value-type="float">
            <text:p>467</text:p>
          </table:table-cell>
          <table:table-cell table:formula="of:=[.A453]+[.B453]" office:value-type="float" office:value="4468" calcext:value-type="float">
            <text:p>4468</text:p>
          </table:table-cell>
          <table:table-cell table:formula="of:=IF([.A453]&gt;=[.D452];[.C453];[.D452])" office:value-type="float" office:value="4269" calcext:value-type="float">
            <text:p>4269</text:p>
          </table:table-cell>
          <table:table-cell table:formula="of:=IF([.D453]=[.D452];&quot;&quot;;[.D453])">
            <text:p/>
          </table:table-cell>
          <table:table-cell table:number-columns-repeated="16379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533" calcext:value-type="float">
            <text:p>533</text:p>
          </table:table-cell>
          <table:table-cell table:formula="of:=[.A454]+[.B454]" office:value-type="float" office:value="4471" calcext:value-type="float">
            <text:p>4471</text:p>
          </table:table-cell>
          <table:table-cell table:formula="of:=IF([.A454]&gt;=[.D453];[.C454];[.D453])" office:value-type="float" office:value="4269" calcext:value-type="float">
            <text:p>4269</text:p>
          </table:table-cell>
          <table:table-cell table:formula="of:=IF([.D454]=[.D453];&quot;&quot;;[.D454])">
            <text:p/>
          </table:table-cell>
          <table:table-cell table:number-columns-repeated="16379"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593" calcext:value-type="float">
            <text:p>593</text:p>
          </table:table-cell>
          <table:table-cell table:formula="of:=[.A455]+[.B455]" office:value-type="float" office:value="4475" calcext:value-type="float">
            <text:p>4475</text:p>
          </table:table-cell>
          <table:table-cell table:formula="of:=IF([.A455]&gt;=[.D454];[.C455];[.D454])" office:value-type="float" office:value="4269" calcext:value-type="float">
            <text:p>4269</text:p>
          </table:table-cell>
          <table:table-cell table:formula="of:=IF([.D455]=[.D454];&quot;&quot;;[.D455])">
            <text:p/>
          </table:table-cell>
          <table:table-cell table:number-columns-repeated="16379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749" calcext:value-type="float">
            <text:p>749</text:p>
          </table:table-cell>
          <table:table-cell table:formula="of:=[.A456]+[.B456]" office:value-type="float" office:value="4486" calcext:value-type="float">
            <text:p>4486</text:p>
          </table:table-cell>
          <table:table-cell table:formula="of:=IF([.A456]&gt;=[.D455];[.C456];[.D455])" office:value-type="float" office:value="4269" calcext:value-type="float">
            <text:p>4269</text:p>
          </table:table-cell>
          <table:table-cell table:formula="of:=IF([.D456]=[.D455];&quot;&quot;;[.D456])">
            <text:p/>
          </table:table-cell>
          <table:table-cell table:number-columns-repeated="16379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275" calcext:value-type="float">
            <text:p>275</text:p>
          </table:table-cell>
          <table:table-cell table:formula="of:=[.A457]+[.B457]" office:value-type="float" office:value="4490" calcext:value-type="float">
            <text:p>4490</text:p>
          </table:table-cell>
          <table:table-cell table:formula="of:=IF([.A457]&gt;=[.D456];[.C457];[.D456])" office:value-type="float" office:value="4269" calcext:value-type="float">
            <text:p>4269</text:p>
          </table:table-cell>
          <table:table-cell table:formula="of:=IF([.D457]=[.D456];&quot;&quot;;[.D457])">
            <text:p/>
          </table:table-cell>
          <table:table-cell table:number-columns-repeated="16379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693" calcext:value-type="float">
            <text:p>693</text:p>
          </table:table-cell>
          <table:table-cell table:formula="of:=[.A458]+[.B458]" office:value-type="float" office:value="4492" calcext:value-type="float">
            <text:p>4492</text:p>
          </table:table-cell>
          <table:table-cell table:formula="of:=IF([.A458]&gt;=[.D457];[.C458];[.D457])" office:value-type="float" office:value="4269" calcext:value-type="float">
            <text:p>4269</text:p>
          </table:table-cell>
          <table:table-cell table:formula="of:=IF([.D458]=[.D457];&quot;&quot;;[.D458])">
            <text:p/>
          </table:table-cell>
          <table:table-cell table:number-columns-repeated="16379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138" calcext:value-type="float">
            <text:p>138</text:p>
          </table:table-cell>
          <table:table-cell table:formula="of:=[.A459]+[.B459]" office:value-type="float" office:value="4510" calcext:value-type="float">
            <text:p>4510</text:p>
          </table:table-cell>
          <table:table-cell table:formula="of:=IF([.A459]&gt;=[.D458];[.C459];[.D458])" office:value-type="float" office:value="4510" calcext:value-type="float">
            <text:p>4510</text:p>
          </table:table-cell>
          <table:table-cell table:formula="of:=IF([.D459]=[.D458];&quot;&quot;;[.D459])" office:value-type="float" office:value="4510" calcext:value-type="float">
            <text:p>4510</text:p>
          </table:table-cell>
          <table:table-cell table:number-columns-repeated="16379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89" calcext:value-type="float">
            <text:p>189</text:p>
          </table:table-cell>
          <table:table-cell table:formula="of:=[.A460]+[.B460]" office:value-type="float" office:value="4519" calcext:value-type="float">
            <text:p>4519</text:p>
          </table:table-cell>
          <table:table-cell table:formula="of:=IF([.A460]&gt;=[.D459];[.C460];[.D459])" office:value-type="float" office:value="4510" calcext:value-type="float">
            <text:p>4510</text:p>
          </table:table-cell>
          <table:table-cell table:formula="of:=IF([.D460]=[.D459];&quot;&quot;;[.D460])">
            <text:p/>
          </table:table-cell>
          <table:table-cell table:number-columns-repeated="16379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459" calcext:value-type="float">
            <text:p>459</text:p>
          </table:table-cell>
          <table:table-cell table:formula="of:=[.A461]+[.B461]" office:value-type="float" office:value="4525" calcext:value-type="float">
            <text:p>4525</text:p>
          </table:table-cell>
          <table:table-cell table:formula="of:=IF([.A461]&gt;=[.D460];[.C461];[.D460])" office:value-type="float" office:value="4510" calcext:value-type="float">
            <text:p>4510</text:p>
          </table:table-cell>
          <table:table-cell table:formula="of:=IF([.D461]=[.D460];&quot;&quot;;[.D461])">
            <text:p/>
          </table:table-cell>
          <table:table-cell table:number-columns-repeated="16379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778" calcext:value-type="float">
            <text:p>778</text:p>
          </table:table-cell>
          <table:table-cell table:formula="of:=[.A462]+[.B462]" office:value-type="float" office:value="4531" calcext:value-type="float">
            <text:p>4531</text:p>
          </table:table-cell>
          <table:table-cell table:formula="of:=IF([.A462]&gt;=[.D461];[.C462];[.D461])" office:value-type="float" office:value="4510" calcext:value-type="float">
            <text:p>4510</text:p>
          </table:table-cell>
          <table:table-cell table:formula="of:=IF([.D462]=[.D461];&quot;&quot;;[.D462])">
            <text:p/>
          </table:table-cell>
          <table:table-cell table:number-columns-repeated="16379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760" calcext:value-type="float">
            <text:p>760</text:p>
          </table:table-cell>
          <table:table-cell table:formula="of:=[.A463]+[.B463]" office:value-type="float" office:value="4533" calcext:value-type="float">
            <text:p>4533</text:p>
          </table:table-cell>
          <table:table-cell table:formula="of:=IF([.A463]&gt;=[.D462];[.C463];[.D462])" office:value-type="float" office:value="4510" calcext:value-type="float">
            <text:p>4510</text:p>
          </table:table-cell>
          <table:table-cell table:formula="of:=IF([.D463]=[.D462];&quot;&quot;;[.D463])">
            <text:p/>
          </table:table-cell>
          <table:table-cell table:number-columns-repeated="16379"/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254" calcext:value-type="float">
            <text:p>254</text:p>
          </table:table-cell>
          <table:table-cell table:formula="of:=[.A464]+[.B464]" office:value-type="float" office:value="4548" calcext:value-type="float">
            <text:p>4548</text:p>
          </table:table-cell>
          <table:table-cell table:formula="of:=IF([.A464]&gt;=[.D463];[.C464];[.D463])" office:value-type="float" office:value="4510" calcext:value-type="float">
            <text:p>4510</text:p>
          </table:table-cell>
          <table:table-cell table:formula="of:=IF([.D464]=[.D463];&quot;&quot;;[.D464])">
            <text:p/>
          </table:table-cell>
          <table:table-cell table:number-columns-repeated="16379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293" calcext:value-type="float">
            <text:p>293</text:p>
          </table:table-cell>
          <table:table-cell table:formula="of:=[.A465]+[.B465]" office:value-type="float" office:value="4567" calcext:value-type="float">
            <text:p>4567</text:p>
          </table:table-cell>
          <table:table-cell table:formula="of:=IF([.A465]&gt;=[.D464];[.C465];[.D464])" office:value-type="float" office:value="4510" calcext:value-type="float">
            <text:p>4510</text:p>
          </table:table-cell>
          <table:table-cell table:formula="of:=IF([.D465]=[.D464];&quot;&quot;;[.D465])">
            <text:p/>
          </table:table-cell>
          <table:table-cell table:number-columns-repeated="16379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557" calcext:value-type="float">
            <text:p>557</text:p>
          </table:table-cell>
          <table:table-cell table:formula="of:=[.A466]+[.B466]" office:value-type="float" office:value="4569" calcext:value-type="float">
            <text:p>4569</text:p>
          </table:table-cell>
          <table:table-cell table:formula="of:=IF([.A466]&gt;=[.D465];[.C466];[.D465])" office:value-type="float" office:value="4510" calcext:value-type="float">
            <text:p>4510</text:p>
          </table:table-cell>
          <table:table-cell table:formula="of:=IF([.D466]=[.D465];&quot;&quot;;[.D466])">
            <text:p/>
          </table:table-cell>
          <table:table-cell table:number-columns-repeated="16379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704" calcext:value-type="float">
            <text:p>704</text:p>
          </table:table-cell>
          <table:table-cell table:formula="of:=[.A467]+[.B467]" office:value-type="float" office:value="4576" calcext:value-type="float">
            <text:p>4576</text:p>
          </table:table-cell>
          <table:table-cell table:formula="of:=IF([.A467]&gt;=[.D466];[.C467];[.D466])" office:value-type="float" office:value="4510" calcext:value-type="float">
            <text:p>4510</text:p>
          </table:table-cell>
          <table:table-cell table:formula="of:=IF([.D467]=[.D466];&quot;&quot;;[.D467])">
            <text:p/>
          </table:table-cell>
          <table:table-cell table:number-columns-repeated="16379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370" calcext:value-type="float">
            <text:p>370</text:p>
          </table:table-cell>
          <table:table-cell table:formula="of:=[.A468]+[.B468]" office:value-type="float" office:value="4579" calcext:value-type="float">
            <text:p>4579</text:p>
          </table:table-cell>
          <table:table-cell table:formula="of:=IF([.A468]&gt;=[.D467];[.C468];[.D467])" office:value-type="float" office:value="4510" calcext:value-type="float">
            <text:p>4510</text:p>
          </table:table-cell>
          <table:table-cell table:formula="of:=IF([.D468]=[.D467];&quot;&quot;;[.D468])">
            <text:p/>
          </table:table-cell>
          <table:table-cell table:number-columns-repeated="16379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538" calcext:value-type="float">
            <text:p>538</text:p>
          </table:table-cell>
          <table:table-cell table:formula="of:=[.A469]+[.B469]" office:value-type="float" office:value="4588" calcext:value-type="float">
            <text:p>4588</text:p>
          </table:table-cell>
          <table:table-cell table:formula="of:=IF([.A469]&gt;=[.D468];[.C469];[.D468])" office:value-type="float" office:value="4510" calcext:value-type="float">
            <text:p>4510</text:p>
          </table:table-cell>
          <table:table-cell table:formula="of:=IF([.D469]=[.D468];&quot;&quot;;[.D469])">
            <text:p/>
          </table:table-cell>
          <table:table-cell table:number-columns-repeated="16379"/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492" calcext:value-type="float">
            <text:p>492</text:p>
          </table:table-cell>
          <table:table-cell table:formula="of:=[.A470]+[.B470]" office:value-type="float" office:value="4601" calcext:value-type="float">
            <text:p>4601</text:p>
          </table:table-cell>
          <table:table-cell table:formula="of:=IF([.A470]&gt;=[.D469];[.C470];[.D469])" office:value-type="float" office:value="4510" calcext:value-type="float">
            <text:p>4510</text:p>
          </table:table-cell>
          <table:table-cell table:formula="of:=IF([.D470]=[.D469];&quot;&quot;;[.D470])">
            <text:p/>
          </table:table-cell>
          <table:table-cell table:number-columns-repeated="16379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458" calcext:value-type="float">
            <text:p>458</text:p>
          </table:table-cell>
          <table:table-cell table:formula="of:=[.A471]+[.B471]" office:value-type="float" office:value="4636" calcext:value-type="float">
            <text:p>4636</text:p>
          </table:table-cell>
          <table:table-cell table:formula="of:=IF([.A471]&gt;=[.D470];[.C471];[.D470])" office:value-type="float" office:value="4510" calcext:value-type="float">
            <text:p>4510</text:p>
          </table:table-cell>
          <table:table-cell table:formula="of:=IF([.D471]=[.D470];&quot;&quot;;[.D471])">
            <text:p/>
          </table:table-cell>
          <table:table-cell table:number-columns-repeated="16379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251" calcext:value-type="float">
            <text:p>251</text:p>
          </table:table-cell>
          <table:table-cell table:formula="of:=[.A472]+[.B472]" office:value-type="float" office:value="4648" calcext:value-type="float">
            <text:p>4648</text:p>
          </table:table-cell>
          <table:table-cell table:formula="of:=IF([.A472]&gt;=[.D471];[.C472];[.D471])" office:value-type="float" office:value="4510" calcext:value-type="float">
            <text:p>4510</text:p>
          </table:table-cell>
          <table:table-cell table:formula="of:=IF([.D472]=[.D471];&quot;&quot;;[.D472])">
            <text:p/>
          </table:table-cell>
          <table:table-cell table:number-columns-repeated="16379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766" calcext:value-type="float">
            <text:p>766</text:p>
          </table:table-cell>
          <table:table-cell table:formula="of:=[.A473]+[.B473]" office:value-type="float" office:value="4659" calcext:value-type="float">
            <text:p>4659</text:p>
          </table:table-cell>
          <table:table-cell table:formula="of:=IF([.A473]&gt;=[.D472];[.C473];[.D472])" office:value-type="float" office:value="4510" calcext:value-type="float">
            <text:p>4510</text:p>
          </table:table-cell>
          <table:table-cell table:formula="of:=IF([.D473]=[.D472];&quot;&quot;;[.D473])">
            <text:p/>
          </table:table-cell>
          <table:table-cell table:number-columns-repeated="16379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127" calcext:value-type="float">
            <text:p>127</text:p>
          </table:table-cell>
          <table:table-cell table:formula="of:=[.A474]+[.B474]" office:value-type="float" office:value="4661" calcext:value-type="float">
            <text:p>4661</text:p>
          </table:table-cell>
          <table:table-cell table:formula="of:=IF([.A474]&gt;=[.D473];[.C474];[.D473])" office:value-type="float" office:value="4661" calcext:value-type="float">
            <text:p>4661</text:p>
          </table:table-cell>
          <table:table-cell table:formula="of:=IF([.D474]=[.D473];&quot;&quot;;[.D474])" office:value-type="float" office:value="4661" calcext:value-type="float">
            <text:p>4661</text:p>
          </table:table-cell>
          <table:table-cell table:number-columns-repeated="16379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397" calcext:value-type="float">
            <text:p>397</text:p>
          </table:table-cell>
          <table:table-cell table:formula="of:=[.A475]+[.B475]" office:value-type="float" office:value="4675" calcext:value-type="float">
            <text:p>4675</text:p>
          </table:table-cell>
          <table:table-cell table:formula="of:=IF([.A475]&gt;=[.D474];[.C475];[.D474])" office:value-type="float" office:value="4661" calcext:value-type="float">
            <text:p>4661</text:p>
          </table:table-cell>
          <table:table-cell table:formula="of:=IF([.D475]=[.D474];&quot;&quot;;[.D475])">
            <text:p/>
          </table:table-cell>
          <table:table-cell table:number-columns-repeated="16379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528" calcext:value-type="float">
            <text:p>528</text:p>
          </table:table-cell>
          <table:table-cell table:formula="of:=[.A476]+[.B476]" office:value-type="float" office:value="4688" calcext:value-type="float">
            <text:p>4688</text:p>
          </table:table-cell>
          <table:table-cell table:formula="of:=IF([.A476]&gt;=[.D475];[.C476];[.D475])" office:value-type="float" office:value="4661" calcext:value-type="float">
            <text:p>4661</text:p>
          </table:table-cell>
          <table:table-cell table:formula="of:=IF([.D476]=[.D475];&quot;&quot;;[.D476])">
            <text:p/>
          </table:table-cell>
          <table:table-cell table:number-columns-repeated="16379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550" calcext:value-type="float">
            <text:p>550</text:p>
          </table:table-cell>
          <table:table-cell table:formula="of:=[.A477]+[.B477]" office:value-type="float" office:value="4698" calcext:value-type="float">
            <text:p>4698</text:p>
          </table:table-cell>
          <table:table-cell table:formula="of:=IF([.A477]&gt;=[.D476];[.C477];[.D476])" office:value-type="float" office:value="4661" calcext:value-type="float">
            <text:p>4661</text:p>
          </table:table-cell>
          <table:table-cell table:formula="of:=IF([.D477]=[.D476];&quot;&quot;;[.D477])">
            <text:p/>
          </table:table-cell>
          <table:table-cell table:number-columns-repeated="16379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333" calcext:value-type="float">
            <text:p>333</text:p>
          </table:table-cell>
          <table:table-cell table:formula="of:=[.A478]+[.B478]" office:value-type="float" office:value="4705" calcext:value-type="float">
            <text:p>4705</text:p>
          </table:table-cell>
          <table:table-cell table:formula="of:=IF([.A478]&gt;=[.D477];[.C478];[.D477])" office:value-type="float" office:value="4661" calcext:value-type="float">
            <text:p>4661</text:p>
          </table:table-cell>
          <table:table-cell table:formula="of:=IF([.D478]=[.D477];&quot;&quot;;[.D478])">
            <text:p/>
          </table:table-cell>
          <table:table-cell table:number-columns-repeated="16379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263" calcext:value-type="float">
            <text:p>263</text:p>
          </table:table-cell>
          <table:table-cell table:formula="of:=[.A479]+[.B479]" office:value-type="float" office:value="4706" calcext:value-type="float">
            <text:p>4706</text:p>
          </table:table-cell>
          <table:table-cell table:formula="of:=IF([.A479]&gt;=[.D478];[.C479];[.D478])" office:value-type="float" office:value="4661" calcext:value-type="float">
            <text:p>4661</text:p>
          </table:table-cell>
          <table:table-cell table:formula="of:=IF([.D479]=[.D478];&quot;&quot;;[.D479])">
            <text:p/>
          </table:table-cell>
          <table:table-cell table:number-columns-repeated="16379"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305" calcext:value-type="float">
            <text:p>305</text:p>
          </table:table-cell>
          <table:table-cell table:formula="of:=[.A480]+[.B480]" office:value-type="float" office:value="4710" calcext:value-type="float">
            <text:p>4710</text:p>
          </table:table-cell>
          <table:table-cell table:formula="of:=IF([.A480]&gt;=[.D479];[.C480];[.D479])" office:value-type="float" office:value="4661" calcext:value-type="float">
            <text:p>4661</text:p>
          </table:table-cell>
          <table:table-cell table:formula="of:=IF([.D480]=[.D479];&quot;&quot;;[.D480])">
            <text:p/>
          </table:table-cell>
          <table:table-cell table:number-columns-repeated="16379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729" calcext:value-type="float">
            <text:p>729</text:p>
          </table:table-cell>
          <table:table-cell table:formula="of:=[.A481]+[.B481]" office:value-type="float" office:value="4720" calcext:value-type="float">
            <text:p>4720</text:p>
          </table:table-cell>
          <table:table-cell table:formula="of:=IF([.A481]&gt;=[.D480];[.C481];[.D480])" office:value-type="float" office:value="4661" calcext:value-type="float">
            <text:p>4661</text:p>
          </table:table-cell>
          <table:table-cell table:formula="of:=IF([.D481]=[.D480];&quot;&quot;;[.D481])">
            <text:p/>
          </table:table-cell>
          <table:table-cell table:number-columns-repeated="16379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297" calcext:value-type="float">
            <text:p>297</text:p>
          </table:table-cell>
          <table:table-cell table:formula="of:=[.A482]+[.B482]" office:value-type="float" office:value="4721" calcext:value-type="float">
            <text:p>4721</text:p>
          </table:table-cell>
          <table:table-cell table:formula="of:=IF([.A482]&gt;=[.D481];[.C482];[.D481])" office:value-type="float" office:value="4661" calcext:value-type="float">
            <text:p>4661</text:p>
          </table:table-cell>
          <table:table-cell table:formula="of:=IF([.D482]=[.D481];&quot;&quot;;[.D482])">
            <text:p/>
          </table:table-cell>
          <table:table-cell table:number-columns-repeated="16379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198" calcext:value-type="float">
            <text:p>198</text:p>
          </table:table-cell>
          <table:table-cell table:formula="of:=[.A483]+[.B483]" office:value-type="float" office:value="4722" calcext:value-type="float">
            <text:p>4722</text:p>
          </table:table-cell>
          <table:table-cell table:formula="of:=IF([.A483]&gt;=[.D482];[.C483];[.D482])" office:value-type="float" office:value="4661" calcext:value-type="float">
            <text:p>4661</text:p>
          </table:table-cell>
          <table:table-cell table:formula="of:=IF([.D483]=[.D482];&quot;&quot;;[.D483])">
            <text:p/>
          </table:table-cell>
          <table:table-cell table:number-columns-repeated="16379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335" calcext:value-type="float">
            <text:p>335</text:p>
          </table:table-cell>
          <table:table-cell table:formula="of:=[.A484]+[.B484]" office:value-type="float" office:value="4736" calcext:value-type="float">
            <text:p>4736</text:p>
          </table:table-cell>
          <table:table-cell table:formula="of:=IF([.A484]&gt;=[.D483];[.C484];[.D483])" office:value-type="float" office:value="4661" calcext:value-type="float">
            <text:p>4661</text:p>
          </table:table-cell>
          <table:table-cell table:formula="of:=IF([.D484]=[.D483];&quot;&quot;;[.D484])">
            <text:p/>
          </table:table-cell>
          <table:table-cell table:number-columns-repeated="16379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695" calcext:value-type="float">
            <text:p>695</text:p>
          </table:table-cell>
          <table:table-cell table:formula="of:=[.A485]+[.B485]" office:value-type="float" office:value="4751" calcext:value-type="float">
            <text:p>4751</text:p>
          </table:table-cell>
          <table:table-cell table:formula="of:=IF([.A485]&gt;=[.D484];[.C485];[.D484])" office:value-type="float" office:value="4661" calcext:value-type="float">
            <text:p>4661</text:p>
          </table:table-cell>
          <table:table-cell table:formula="of:=IF([.D485]=[.D484];&quot;&quot;;[.D485])">
            <text:p/>
          </table:table-cell>
          <table:table-cell table:number-columns-repeated="16379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708" calcext:value-type="float">
            <text:p>708</text:p>
          </table:table-cell>
          <table:table-cell table:formula="of:=[.A486]+[.B486]" office:value-type="float" office:value="4759" calcext:value-type="float">
            <text:p>4759</text:p>
          </table:table-cell>
          <table:table-cell table:formula="of:=IF([.A486]&gt;=[.D485];[.C486];[.D485])" office:value-type="float" office:value="4661" calcext:value-type="float">
            <text:p>4661</text:p>
          </table:table-cell>
          <table:table-cell table:formula="of:=IF([.D486]=[.D485];&quot;&quot;;[.D486])">
            <text:p/>
          </table:table-cell>
          <table:table-cell table:number-columns-repeated="16379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729" calcext:value-type="float">
            <text:p>729</text:p>
          </table:table-cell>
          <table:table-cell table:formula="of:=[.A487]+[.B487]" office:value-type="float" office:value="4764" calcext:value-type="float">
            <text:p>4764</text:p>
          </table:table-cell>
          <table:table-cell table:formula="of:=IF([.A487]&gt;=[.D486];[.C487];[.D486])" office:value-type="float" office:value="4661" calcext:value-type="float">
            <text:p>4661</text:p>
          </table:table-cell>
          <table:table-cell table:formula="of:=IF([.D487]=[.D486];&quot;&quot;;[.D487])">
            <text:p/>
          </table:table-cell>
          <table:table-cell table:number-columns-repeated="16379"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352" calcext:value-type="float">
            <text:p>352</text:p>
          </table:table-cell>
          <table:table-cell table:formula="of:=[.A488]+[.B488]" office:value-type="float" office:value="4780" calcext:value-type="float">
            <text:p>4780</text:p>
          </table:table-cell>
          <table:table-cell table:formula="of:=IF([.A488]&gt;=[.D487];[.C488];[.D487])" office:value-type="float" office:value="4661" calcext:value-type="float">
            <text:p>4661</text:p>
          </table:table-cell>
          <table:table-cell table:formula="of:=IF([.D488]=[.D487];&quot;&quot;;[.D488])">
            <text:p/>
          </table:table-cell>
          <table:table-cell table:number-columns-repeated="16379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560" calcext:value-type="float">
            <text:p>560</text:p>
          </table:table-cell>
          <table:table-cell table:formula="of:=[.A489]+[.B489]" office:value-type="float" office:value="4789" calcext:value-type="float">
            <text:p>4789</text:p>
          </table:table-cell>
          <table:table-cell table:formula="of:=IF([.A489]&gt;=[.D488];[.C489];[.D488])" office:value-type="float" office:value="4661" calcext:value-type="float">
            <text:p>4661</text:p>
          </table:table-cell>
          <table:table-cell table:formula="of:=IF([.D489]=[.D488];&quot;&quot;;[.D489])">
            <text:p/>
          </table:table-cell>
          <table:table-cell table:number-columns-repeated="16379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328" calcext:value-type="float">
            <text:p>328</text:p>
          </table:table-cell>
          <table:table-cell table:formula="of:=[.A490]+[.B490]" office:value-type="float" office:value="4794" calcext:value-type="float">
            <text:p>4794</text:p>
          </table:table-cell>
          <table:table-cell table:formula="of:=IF([.A490]&gt;=[.D489];[.C490];[.D489])" office:value-type="float" office:value="4661" calcext:value-type="float">
            <text:p>4661</text:p>
          </table:table-cell>
          <table:table-cell table:formula="of:=IF([.D490]=[.D489];&quot;&quot;;[.D490])">
            <text:p/>
          </table:table-cell>
          <table:table-cell table:number-columns-repeated="16379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609" calcext:value-type="float">
            <text:p>609</text:p>
          </table:table-cell>
          <table:table-cell table:formula="of:=[.A491]+[.B491]" office:value-type="float" office:value="4816" calcext:value-type="float">
            <text:p>4816</text:p>
          </table:table-cell>
          <table:table-cell table:formula="of:=IF([.A491]&gt;=[.D490];[.C491];[.D490])" office:value-type="float" office:value="4661" calcext:value-type="float">
            <text:p>4661</text:p>
          </table:table-cell>
          <table:table-cell table:formula="of:=IF([.D491]=[.D490];&quot;&quot;;[.D491])">
            <text:p/>
          </table:table-cell>
          <table:table-cell table:number-columns-repeated="16379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754" calcext:value-type="float">
            <text:p>754</text:p>
          </table:table-cell>
          <table:table-cell table:formula="of:=[.A492]+[.B492]" office:value-type="float" office:value="4817" calcext:value-type="float">
            <text:p>4817</text:p>
          </table:table-cell>
          <table:table-cell table:formula="of:=IF([.A492]&gt;=[.D491];[.C492];[.D491])" office:value-type="float" office:value="4661" calcext:value-type="float">
            <text:p>4661</text:p>
          </table:table-cell>
          <table:table-cell table:formula="of:=IF([.D492]=[.D491];&quot;&quot;;[.D492])">
            <text:p/>
          </table:table-cell>
          <table:table-cell table:number-columns-repeated="16379"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654" calcext:value-type="float">
            <text:p>654</text:p>
          </table:table-cell>
          <table:table-cell table:formula="of:=[.A493]+[.B493]" office:value-type="float" office:value="4835" calcext:value-type="float">
            <text:p>4835</text:p>
          </table:table-cell>
          <table:table-cell table:formula="of:=IF([.A493]&gt;=[.D492];[.C493];[.D492])" office:value-type="float" office:value="4661" calcext:value-type="float">
            <text:p>4661</text:p>
          </table:table-cell>
          <table:table-cell table:formula="of:=IF([.D493]=[.D492];&quot;&quot;;[.D493])">
            <text:p/>
          </table:table-cell>
          <table:table-cell table:number-columns-repeated="16379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520" calcext:value-type="float">
            <text:p>520</text:p>
          </table:table-cell>
          <table:table-cell table:formula="of:=[.A494]+[.B494]" office:value-type="float" office:value="4839" calcext:value-type="float">
            <text:p>4839</text:p>
          </table:table-cell>
          <table:table-cell table:formula="of:=IF([.A494]&gt;=[.D493];[.C494];[.D493])" office:value-type="float" office:value="4661" calcext:value-type="float">
            <text:p>4661</text:p>
          </table:table-cell>
          <table:table-cell table:formula="of:=IF([.D494]=[.D493];&quot;&quot;;[.D494])">
            <text:p/>
          </table:table-cell>
          <table:table-cell table:number-columns-repeated="16379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763" calcext:value-type="float">
            <text:p>763</text:p>
          </table:table-cell>
          <table:table-cell table:formula="of:=[.A495]+[.B495]" office:value-type="float" office:value="4847" calcext:value-type="float">
            <text:p>4847</text:p>
          </table:table-cell>
          <table:table-cell table:formula="of:=IF([.A495]&gt;=[.D494];[.C495];[.D494])" office:value-type="float" office:value="4661" calcext:value-type="float">
            <text:p>4661</text:p>
          </table:table-cell>
          <table:table-cell table:formula="of:=IF([.D495]=[.D494];&quot;&quot;;[.D495])">
            <text:p/>
          </table:table-cell>
          <table:table-cell table:number-columns-repeated="16379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506" calcext:value-type="float">
            <text:p>506</text:p>
          </table:table-cell>
          <table:table-cell table:formula="of:=[.A496]+[.B496]" office:value-type="float" office:value="4854" calcext:value-type="float">
            <text:p>4854</text:p>
          </table:table-cell>
          <table:table-cell table:formula="of:=IF([.A496]&gt;=[.D495];[.C496];[.D495])" office:value-type="float" office:value="4661" calcext:value-type="float">
            <text:p>4661</text:p>
          </table:table-cell>
          <table:table-cell table:formula="of:=IF([.D496]=[.D495];&quot;&quot;;[.D496])">
            <text:p/>
          </table:table-cell>
          <table:table-cell table:number-columns-repeated="16379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396" calcext:value-type="float">
            <text:p>396</text:p>
          </table:table-cell>
          <table:table-cell table:formula="of:=[.A497]+[.B497]" office:value-type="float" office:value="4875" calcext:value-type="float">
            <text:p>4875</text:p>
          </table:table-cell>
          <table:table-cell table:formula="of:=IF([.A497]&gt;=[.D496];[.C497];[.D496])" office:value-type="float" office:value="4661" calcext:value-type="float">
            <text:p>4661</text:p>
          </table:table-cell>
          <table:table-cell table:formula="of:=IF([.D497]=[.D496];&quot;&quot;;[.D497])">
            <text:p/>
          </table:table-cell>
          <table:table-cell table:number-columns-repeated="16379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658" calcext:value-type="float">
            <text:p>658</text:p>
          </table:table-cell>
          <table:table-cell table:formula="of:=[.A498]+[.B498]" office:value-type="float" office:value="4876" calcext:value-type="float">
            <text:p>4876</text:p>
          </table:table-cell>
          <table:table-cell table:formula="of:=IF([.A498]&gt;=[.D497];[.C498];[.D497])" office:value-type="float" office:value="4661" calcext:value-type="float">
            <text:p>4661</text:p>
          </table:table-cell>
          <table:table-cell table:formula="of:=IF([.D498]=[.D497];&quot;&quot;;[.D498])">
            <text:p/>
          </table:table-cell>
          <table:table-cell table:number-columns-repeated="16379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353" calcext:value-type="float">
            <text:p>353</text:p>
          </table:table-cell>
          <table:table-cell table:formula="of:=[.A499]+[.B499]" office:value-type="float" office:value="4909" calcext:value-type="float">
            <text:p>4909</text:p>
          </table:table-cell>
          <table:table-cell table:formula="of:=IF([.A499]&gt;=[.D498];[.C499];[.D498])" office:value-type="float" office:value="4661" calcext:value-type="float">
            <text:p>4661</text:p>
          </table:table-cell>
          <table:table-cell table:formula="of:=IF([.D499]=[.D498];&quot;&quot;;[.D499])">
            <text:p/>
          </table:table-cell>
          <table:table-cell table:number-columns-repeated="16379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516" calcext:value-type="float">
            <text:p>516</text:p>
          </table:table-cell>
          <table:table-cell table:formula="of:=[.A500]+[.B500]" office:value-type="float" office:value="4911" calcext:value-type="float">
            <text:p>4911</text:p>
          </table:table-cell>
          <table:table-cell table:formula="of:=IF([.A500]&gt;=[.D499];[.C500];[.D499])" office:value-type="float" office:value="4661" calcext:value-type="float">
            <text:p>4661</text:p>
          </table:table-cell>
          <table:table-cell table:formula="of:=IF([.D500]=[.D499];&quot;&quot;;[.D500])">
            <text:p/>
          </table:table-cell>
          <table:table-cell table:number-columns-repeated="16379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466" calcext:value-type="float">
            <text:p>466</text:p>
          </table:table-cell>
          <table:table-cell table:formula="of:=[.A501]+[.B501]" office:value-type="float" office:value="4922" calcext:value-type="float">
            <text:p>4922</text:p>
          </table:table-cell>
          <table:table-cell table:formula="of:=IF([.A501]&gt;=[.D500];[.C501];[.D500])" office:value-type="float" office:value="4661" calcext:value-type="float">
            <text:p>4661</text:p>
          </table:table-cell>
          <table:table-cell table:formula="of:=IF([.D501]=[.D500];&quot;&quot;;[.D501])">
            <text:p/>
          </table:table-cell>
          <table:table-cell table:number-columns-repeated="16379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455" calcext:value-type="float">
            <text:p>455</text:p>
          </table:table-cell>
          <table:table-cell table:formula="of:=[.A502]+[.B502]" office:value-type="float" office:value="4923" calcext:value-type="float">
            <text:p>4923</text:p>
          </table:table-cell>
          <table:table-cell table:formula="of:=IF([.A502]&gt;=[.D501];[.C502];[.D501])" office:value-type="float" office:value="4661" calcext:value-type="float">
            <text:p>4661</text:p>
          </table:table-cell>
          <table:table-cell table:formula="of:=IF([.D502]=[.D501];&quot;&quot;;[.D502])">
            <text:p/>
          </table:table-cell>
          <table:table-cell table:number-columns-repeated="16379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632" calcext:value-type="float">
            <text:p>632</text:p>
          </table:table-cell>
          <table:table-cell table:formula="of:=[.A503]+[.B503]" office:value-type="float" office:value="4943" calcext:value-type="float">
            <text:p>4943</text:p>
          </table:table-cell>
          <table:table-cell table:formula="of:=IF([.A503]&gt;=[.D502];[.C503];[.D502])" office:value-type="float" office:value="4661" calcext:value-type="float">
            <text:p>4661</text:p>
          </table:table-cell>
          <table:table-cell table:formula="of:=IF([.D503]=[.D502];&quot;&quot;;[.D503])">
            <text:p/>
          </table:table-cell>
          <table:table-cell table:number-columns-repeated="16379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618" calcext:value-type="float">
            <text:p>618</text:p>
          </table:table-cell>
          <table:table-cell table:formula="of:=[.A504]+[.B504]" office:value-type="float" office:value="4948" calcext:value-type="float">
            <text:p>4948</text:p>
          </table:table-cell>
          <table:table-cell table:formula="of:=IF([.A504]&gt;=[.D503];[.C504];[.D503])" office:value-type="float" office:value="4661" calcext:value-type="float">
            <text:p>4661</text:p>
          </table:table-cell>
          <table:table-cell table:formula="of:=IF([.D504]=[.D503];&quot;&quot;;[.D504])">
            <text:p/>
          </table:table-cell>
          <table:table-cell table:number-columns-repeated="16379"/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44" calcext:value-type="float">
            <text:p>44</text:p>
          </table:table-cell>
          <table:table-cell table:formula="of:=[.A505]+[.B505]" office:value-type="float" office:value="4951" calcext:value-type="float">
            <text:p>4951</text:p>
          </table:table-cell>
          <table:table-cell table:formula="of:=IF([.A505]&gt;=[.D504];[.C505];[.D504])" office:value-type="float" office:value="4951" calcext:value-type="float">
            <text:p>4951</text:p>
          </table:table-cell>
          <table:table-cell table:formula="of:=IF([.D505]=[.D504];&quot;&quot;;[.D505])" office:value-type="float" office:value="4951" calcext:value-type="float">
            <text:p>4951</text:p>
          </table:table-cell>
          <table:table-cell table:number-columns-repeated="16379"/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276" calcext:value-type="float">
            <text:p>276</text:p>
          </table:table-cell>
          <table:table-cell table:formula="of:=[.A506]+[.B506]" office:value-type="float" office:value="4952" calcext:value-type="float">
            <text:p>4952</text:p>
          </table:table-cell>
          <table:table-cell table:formula="of:=IF([.A506]&gt;=[.D505];[.C506];[.D505])" office:value-type="float" office:value="4951" calcext:value-type="float">
            <text:p>4951</text:p>
          </table:table-cell>
          <table:table-cell table:formula="of:=IF([.D506]=[.D505];&quot;&quot;;[.D506])">
            <text:p/>
          </table:table-cell>
          <table:table-cell table:number-columns-repeated="16379"/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200" calcext:value-type="float">
            <text:p>200</text:p>
          </table:table-cell>
          <table:table-cell table:formula="of:=[.A507]+[.B507]" office:value-type="float" office:value="4961" calcext:value-type="float">
            <text:p>4961</text:p>
          </table:table-cell>
          <table:table-cell table:formula="of:=IF([.A507]&gt;=[.D506];[.C507];[.D506])" office:value-type="float" office:value="4951" calcext:value-type="float">
            <text:p>4951</text:p>
          </table:table-cell>
          <table:table-cell table:formula="of:=IF([.D507]=[.D506];&quot;&quot;;[.D507])">
            <text:p/>
          </table:table-cell>
          <table:table-cell table:number-columns-repeated="16379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96" calcext:value-type="float">
            <text:p>96</text:p>
          </table:table-cell>
          <table:table-cell table:formula="of:=[.A508]+[.B508]" office:value-type="float" office:value="4962" calcext:value-type="float">
            <text:p>4962</text:p>
          </table:table-cell>
          <table:table-cell table:formula="of:=IF([.A508]&gt;=[.D507];[.C508];[.D507])" office:value-type="float" office:value="4951" calcext:value-type="float">
            <text:p>4951</text:p>
          </table:table-cell>
          <table:table-cell table:formula="of:=IF([.D508]=[.D507];&quot;&quot;;[.D508])">
            <text:p/>
          </table:table-cell>
          <table:table-cell table:number-columns-repeated="16379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591" calcext:value-type="float">
            <text:p>591</text:p>
          </table:table-cell>
          <table:table-cell table:formula="of:=[.A509]+[.B509]" office:value-type="float" office:value="4977" calcext:value-type="float">
            <text:p>4977</text:p>
          </table:table-cell>
          <table:table-cell table:formula="of:=IF([.A509]&gt;=[.D508];[.C509];[.D508])" office:value-type="float" office:value="4951" calcext:value-type="float">
            <text:p>4951</text:p>
          </table:table-cell>
          <table:table-cell table:formula="of:=IF([.D509]=[.D508];&quot;&quot;;[.D509])">
            <text:p/>
          </table:table-cell>
          <table:table-cell table:number-columns-repeated="16379"/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752" calcext:value-type="float">
            <text:p>752</text:p>
          </table:table-cell>
          <table:table-cell table:formula="of:=[.A510]+[.B510]" office:value-type="float" office:value="4990" calcext:value-type="float">
            <text:p>4990</text:p>
          </table:table-cell>
          <table:table-cell table:formula="of:=IF([.A510]&gt;=[.D509];[.C510];[.D509])" office:value-type="float" office:value="4951" calcext:value-type="float">
            <text:p>4951</text:p>
          </table:table-cell>
          <table:table-cell table:formula="of:=IF([.D510]=[.D509];&quot;&quot;;[.D510])">
            <text:p/>
          </table:table-cell>
          <table:table-cell table:number-columns-repeated="16379"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361" calcext:value-type="float">
            <text:p>361</text:p>
          </table:table-cell>
          <table:table-cell table:formula="of:=[.A511]+[.B511]" office:value-type="float" office:value="4999" calcext:value-type="float">
            <text:p>4999</text:p>
          </table:table-cell>
          <table:table-cell table:formula="of:=IF([.A511]&gt;=[.D510];[.C511];[.D510])" office:value-type="float" office:value="4951" calcext:value-type="float">
            <text:p>4951</text:p>
          </table:table-cell>
          <table:table-cell table:formula="of:=IF([.D511]=[.D510];&quot;&quot;;[.D511])">
            <text:p/>
          </table:table-cell>
          <table:table-cell table:number-columns-repeated="16379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84" calcext:value-type="float">
            <text:p>184</text:p>
          </table:table-cell>
          <table:table-cell table:formula="of:=[.A512]+[.B512]" office:value-type="float" office:value="5014" calcext:value-type="float">
            <text:p>5014</text:p>
          </table:table-cell>
          <table:table-cell table:formula="of:=IF([.A512]&gt;=[.D511];[.C512];[.D511])" office:value-type="float" office:value="4951" calcext:value-type="float">
            <text:p>4951</text:p>
          </table:table-cell>
          <table:table-cell table:formula="of:=IF([.D512]=[.D511];&quot;&quot;;[.D512])">
            <text:p/>
          </table:table-cell>
          <table:table-cell table:number-columns-repeated="16379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642" calcext:value-type="float">
            <text:p>642</text:p>
          </table:table-cell>
          <table:table-cell table:formula="of:=[.A513]+[.B513]" office:value-type="float" office:value="5016" calcext:value-type="float">
            <text:p>5016</text:p>
          </table:table-cell>
          <table:table-cell table:formula="of:=IF([.A513]&gt;=[.D512];[.C513];[.D512])" office:value-type="float" office:value="4951" calcext:value-type="float">
            <text:p>4951</text:p>
          </table:table-cell>
          <table:table-cell table:formula="of:=IF([.D513]=[.D512];&quot;&quot;;[.D513])">
            <text:p/>
          </table:table-cell>
          <table:table-cell table:number-columns-repeated="16379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74" calcext:value-type="float">
            <text:p>74</text:p>
          </table:table-cell>
          <table:table-cell table:formula="of:=[.A514]+[.B514]" office:value-type="float" office:value="5019" calcext:value-type="float">
            <text:p>5019</text:p>
          </table:table-cell>
          <table:table-cell table:formula="of:=IF([.A514]&gt;=[.D513];[.C514];[.D513])" office:value-type="float" office:value="4951" calcext:value-type="float">
            <text:p>4951</text:p>
          </table:table-cell>
          <table:table-cell table:formula="of:=IF([.D514]=[.D513];&quot;&quot;;[.D514])">
            <text:p/>
          </table:table-cell>
          <table:table-cell table:number-columns-repeated="16379"/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35" calcext:value-type="float">
            <text:p>35</text:p>
          </table:table-cell>
          <table:table-cell table:formula="of:=[.A515]+[.B515]" office:value-type="float" office:value="5023" calcext:value-type="float">
            <text:p>5023</text:p>
          </table:table-cell>
          <table:table-cell table:formula="of:=IF([.A515]&gt;=[.D514];[.C515];[.D514])" office:value-type="float" office:value="5023" calcext:value-type="float">
            <text:p>5023</text:p>
          </table:table-cell>
          <table:table-cell table:formula="of:=IF([.D515]=[.D514];&quot;&quot;;[.D515])" office:value-type="float" office:value="5023" calcext:value-type="float">
            <text:p>5023</text:p>
          </table:table-cell>
          <table:table-cell table:number-columns-repeated="16379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49" calcext:value-type="float">
            <text:p>49</text:p>
          </table:table-cell>
          <table:table-cell table:formula="of:=[.A516]+[.B516]" office:value-type="float" office:value="5032" calcext:value-type="float">
            <text:p>5032</text:p>
          </table:table-cell>
          <table:table-cell table:formula="of:=IF([.A516]&gt;=[.D515];[.C516];[.D515])" office:value-type="float" office:value="5023" calcext:value-type="float">
            <text:p>5023</text:p>
          </table:table-cell>
          <table:table-cell table:formula="of:=IF([.D516]=[.D515];&quot;&quot;;[.D516])">
            <text:p/>
          </table:table-cell>
          <table:table-cell table:number-columns-repeated="16379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427" calcext:value-type="float">
            <text:p>427</text:p>
          </table:table-cell>
          <table:table-cell table:formula="of:=[.A517]+[.B517]" office:value-type="float" office:value="5057" calcext:value-type="float">
            <text:p>5057</text:p>
          </table:table-cell>
          <table:table-cell table:formula="of:=IF([.A517]&gt;=[.D516];[.C517];[.D516])" office:value-type="float" office:value="5023" calcext:value-type="float">
            <text:p>5023</text:p>
          </table:table-cell>
          <table:table-cell table:formula="of:=IF([.D517]=[.D516];&quot;&quot;;[.D517])">
            <text:p/>
          </table:table-cell>
          <table:table-cell table:number-columns-repeated="16379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97" calcext:value-type="float">
            <text:p>97</text:p>
          </table:table-cell>
          <table:table-cell table:formula="of:=[.A518]+[.B518]" office:value-type="float" office:value="5070" calcext:value-type="float">
            <text:p>5070</text:p>
          </table:table-cell>
          <table:table-cell table:formula="of:=IF([.A518]&gt;=[.D517];[.C518];[.D517])" office:value-type="float" office:value="5023" calcext:value-type="float">
            <text:p>5023</text:p>
          </table:table-cell>
          <table:table-cell table:formula="of:=IF([.D518]=[.D517];&quot;&quot;;[.D518])">
            <text:p/>
          </table:table-cell>
          <table:table-cell table:number-columns-repeated="16379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259" calcext:value-type="float">
            <text:p>259</text:p>
          </table:table-cell>
          <table:table-cell table:formula="of:=[.A519]+[.B519]" office:value-type="float" office:value="5075" calcext:value-type="float">
            <text:p>5075</text:p>
          </table:table-cell>
          <table:table-cell table:formula="of:=IF([.A519]&gt;=[.D518];[.C519];[.D518])" office:value-type="float" office:value="5023" calcext:value-type="float">
            <text:p>5023</text:p>
          </table:table-cell>
          <table:table-cell table:formula="of:=IF([.D519]=[.D518];&quot;&quot;;[.D519])">
            <text:p/>
          </table:table-cell>
          <table:table-cell table:number-columns-repeated="16379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65" calcext:value-type="float">
            <text:p>65</text:p>
          </table:table-cell>
          <table:table-cell table:formula="of:=[.A520]+[.B520]" office:value-type="float" office:value="5076" calcext:value-type="float">
            <text:p>5076</text:p>
          </table:table-cell>
          <table:table-cell table:formula="of:=IF([.A520]&gt;=[.D519];[.C520];[.D519])" office:value-type="float" office:value="5023" calcext:value-type="float">
            <text:p>5023</text:p>
          </table:table-cell>
          <table:table-cell table:formula="of:=IF([.D520]=[.D519];&quot;&quot;;[.D520])">
            <text:p/>
          </table:table-cell>
          <table:table-cell table:number-columns-repeated="16379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251" calcext:value-type="float">
            <text:p>251</text:p>
          </table:table-cell>
          <table:table-cell table:formula="of:=[.A521]+[.B521]" office:value-type="float" office:value="5097" calcext:value-type="float">
            <text:p>5097</text:p>
          </table:table-cell>
          <table:table-cell table:formula="of:=IF([.A521]&gt;=[.D520];[.C521];[.D520])" office:value-type="float" office:value="5023" calcext:value-type="float">
            <text:p>5023</text:p>
          </table:table-cell>
          <table:table-cell table:formula="of:=IF([.D521]=[.D520];&quot;&quot;;[.D521])">
            <text:p/>
          </table:table-cell>
          <table:table-cell table:number-columns-repeated="16379"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231" calcext:value-type="float">
            <text:p>231</text:p>
          </table:table-cell>
          <table:table-cell table:formula="of:=[.A522]+[.B522]" office:value-type="float" office:value="5100" calcext:value-type="float">
            <text:p>5100</text:p>
          </table:table-cell>
          <table:table-cell table:formula="of:=IF([.A522]&gt;=[.D521];[.C522];[.D521])" office:value-type="float" office:value="5023" calcext:value-type="float">
            <text:p>5023</text:p>
          </table:table-cell>
          <table:table-cell table:formula="of:=IF([.D522]=[.D521];&quot;&quot;;[.D522])">
            <text:p/>
          </table:table-cell>
          <table:table-cell table:number-columns-repeated="16379"/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333" calcext:value-type="float">
            <text:p>333</text:p>
          </table:table-cell>
          <table:table-cell table:formula="of:=[.A523]+[.B523]" office:value-type="float" office:value="5127" calcext:value-type="float">
            <text:p>5127</text:p>
          </table:table-cell>
          <table:table-cell table:formula="of:=IF([.A523]&gt;=[.D522];[.C523];[.D522])" office:value-type="float" office:value="5023" calcext:value-type="float">
            <text:p>5023</text:p>
          </table:table-cell>
          <table:table-cell table:formula="of:=IF([.D523]=[.D522];&quot;&quot;;[.D523])">
            <text:p/>
          </table:table-cell>
          <table:table-cell table:number-columns-repeated="16379"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777" calcext:value-type="float">
            <text:p>777</text:p>
          </table:table-cell>
          <table:table-cell table:formula="of:=[.A524]+[.B524]" office:value-type="float" office:value="5132" calcext:value-type="float">
            <text:p>5132</text:p>
          </table:table-cell>
          <table:table-cell table:formula="of:=IF([.A524]&gt;=[.D523];[.C524];[.D523])" office:value-type="float" office:value="5023" calcext:value-type="float">
            <text:p>5023</text:p>
          </table:table-cell>
          <table:table-cell table:formula="of:=IF([.D524]=[.D523];&quot;&quot;;[.D524])">
            <text:p/>
          </table:table-cell>
          <table:table-cell table:number-columns-repeated="16379"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584" calcext:value-type="float">
            <text:p>584</text:p>
          </table:table-cell>
          <table:table-cell table:formula="of:=[.A525]+[.B525]" office:value-type="float" office:value="5157" calcext:value-type="float">
            <text:p>5157</text:p>
          </table:table-cell>
          <table:table-cell table:formula="of:=IF([.A525]&gt;=[.D524];[.C525];[.D524])" office:value-type="float" office:value="5023" calcext:value-type="float">
            <text:p>5023</text:p>
          </table:table-cell>
          <table:table-cell table:formula="of:=IF([.D525]=[.D524];&quot;&quot;;[.D525])">
            <text:p/>
          </table:table-cell>
          <table:table-cell table:number-columns-repeated="16379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600" calcext:value-type="float">
            <text:p>600</text:p>
          </table:table-cell>
          <table:table-cell table:formula="of:=[.A526]+[.B526]" office:value-type="float" office:value="5168" calcext:value-type="float">
            <text:p>5168</text:p>
          </table:table-cell>
          <table:table-cell table:formula="of:=IF([.A526]&gt;=[.D525];[.C526];[.D525])" office:value-type="float" office:value="5023" calcext:value-type="float">
            <text:p>5023</text:p>
          </table:table-cell>
          <table:table-cell table:formula="of:=IF([.D526]=[.D525];&quot;&quot;;[.D526])">
            <text:p/>
          </table:table-cell>
          <table:table-cell table:number-columns-repeated="16379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547" calcext:value-type="float">
            <text:p>547</text:p>
          </table:table-cell>
          <table:table-cell table:formula="of:=[.A527]+[.B527]" office:value-type="float" office:value="5173" calcext:value-type="float">
            <text:p>5173</text:p>
          </table:table-cell>
          <table:table-cell table:formula="of:=IF([.A527]&gt;=[.D526];[.C527];[.D526])" office:value-type="float" office:value="5023" calcext:value-type="float">
            <text:p>5023</text:p>
          </table:table-cell>
          <table:table-cell table:formula="of:=IF([.D527]=[.D526];&quot;&quot;;[.D527])">
            <text:p/>
          </table:table-cell>
          <table:table-cell table:number-columns-repeated="16379"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418" calcext:value-type="float">
            <text:p>418</text:p>
          </table:table-cell>
          <table:table-cell table:formula="of:=[.A528]+[.B528]" office:value-type="float" office:value="5178" calcext:value-type="float">
            <text:p>5178</text:p>
          </table:table-cell>
          <table:table-cell table:formula="of:=IF([.A528]&gt;=[.D527];[.C528];[.D527])" office:value-type="float" office:value="5023" calcext:value-type="float">
            <text:p>5023</text:p>
          </table:table-cell>
          <table:table-cell table:formula="of:=IF([.D528]=[.D527];&quot;&quot;;[.D528])">
            <text:p/>
          </table:table-cell>
          <table:table-cell table:number-columns-repeated="16379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170" calcext:value-type="float">
            <text:p>170</text:p>
          </table:table-cell>
          <table:table-cell table:formula="of:=[.A529]+[.B529]" office:value-type="float" office:value="5190" calcext:value-type="float">
            <text:p>5190</text:p>
          </table:table-cell>
          <table:table-cell table:formula="of:=IF([.A529]&gt;=[.D528];[.C529];[.D528])" office:value-type="float" office:value="5023" calcext:value-type="float">
            <text:p>5023</text:p>
          </table:table-cell>
          <table:table-cell table:formula="of:=IF([.D529]=[.D528];&quot;&quot;;[.D529])">
            <text:p/>
          </table:table-cell>
          <table:table-cell table:number-columns-repeated="16379"/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203" calcext:value-type="float">
            <text:p>203</text:p>
          </table:table-cell>
          <table:table-cell table:formula="of:=[.A530]+[.B530]" office:value-type="float" office:value="5198" calcext:value-type="float">
            <text:p>5198</text:p>
          </table:table-cell>
          <table:table-cell table:formula="of:=IF([.A530]&gt;=[.D529];[.C530];[.D529])" office:value-type="float" office:value="5023" calcext:value-type="float">
            <text:p>5023</text:p>
          </table:table-cell>
          <table:table-cell table:formula="of:=IF([.D530]=[.D529];&quot;&quot;;[.D530])">
            <text:p/>
          </table:table-cell>
          <table:table-cell table:number-columns-repeated="16379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769" calcext:value-type="float">
            <text:p>769</text:p>
          </table:table-cell>
          <table:table-cell table:formula="of:=[.A531]+[.B531]" office:value-type="float" office:value="5212" calcext:value-type="float">
            <text:p>5212</text:p>
          </table:table-cell>
          <table:table-cell table:formula="of:=IF([.A531]&gt;=[.D530];[.C531];[.D530])" office:value-type="float" office:value="5023" calcext:value-type="float">
            <text:p>5023</text:p>
          </table:table-cell>
          <table:table-cell table:formula="of:=IF([.D531]=[.D530];&quot;&quot;;[.D531])">
            <text:p/>
          </table:table-cell>
          <table:table-cell table:number-columns-repeated="16379"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83" calcext:value-type="float">
            <text:p>83</text:p>
          </table:table-cell>
          <table:table-cell table:formula="of:=[.A532]+[.B532]" office:value-type="float" office:value="5215" calcext:value-type="float">
            <text:p>5215</text:p>
          </table:table-cell>
          <table:table-cell table:formula="of:=IF([.A532]&gt;=[.D531];[.C532];[.D531])" office:value-type="float" office:value="5215" calcext:value-type="float">
            <text:p>5215</text:p>
          </table:table-cell>
          <table:table-cell table:formula="of:=IF([.D532]=[.D531];&quot;&quot;;[.D532])" office:value-type="float" office:value="5215" calcext:value-type="float">
            <text:p>5215</text:p>
          </table:table-cell>
          <table:table-cell table:number-columns-repeated="16379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570" calcext:value-type="float">
            <text:p>570</text:p>
          </table:table-cell>
          <table:table-cell table:formula="of:=[.A533]+[.B533]" office:value-type="float" office:value="5226" calcext:value-type="float">
            <text:p>5226</text:p>
          </table:table-cell>
          <table:table-cell table:formula="of:=IF([.A533]&gt;=[.D532];[.C533];[.D532])" office:value-type="float" office:value="5215" calcext:value-type="float">
            <text:p>5215</text:p>
          </table:table-cell>
          <table:table-cell table:formula="of:=IF([.D533]=[.D532];&quot;&quot;;[.D533])">
            <text:p/>
          </table:table-cell>
          <table:table-cell table:number-columns-repeated="16379"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453" calcext:value-type="float">
            <text:p>453</text:p>
          </table:table-cell>
          <table:table-cell table:formula="of:=[.A534]+[.B534]" office:value-type="float" office:value="5237" calcext:value-type="float">
            <text:p>5237</text:p>
          </table:table-cell>
          <table:table-cell table:formula="of:=IF([.A534]&gt;=[.D533];[.C534];[.D533])" office:value-type="float" office:value="5215" calcext:value-type="float">
            <text:p>5215</text:p>
          </table:table-cell>
          <table:table-cell table:formula="of:=IF([.D534]=[.D533];&quot;&quot;;[.D534])">
            <text:p/>
          </table:table-cell>
          <table:table-cell table:number-columns-repeated="16379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52" calcext:value-type="float">
            <text:p>52</text:p>
          </table:table-cell>
          <table:table-cell table:formula="of:=[.A535]+[.B535]" office:value-type="float" office:value="5248" calcext:value-type="float">
            <text:p>5248</text:p>
          </table:table-cell>
          <table:table-cell table:formula="of:=IF([.A535]&gt;=[.D534];[.C535];[.D534])" office:value-type="float" office:value="5215" calcext:value-type="float">
            <text:p>5215</text:p>
          </table:table-cell>
          <table:table-cell table:formula="of:=IF([.D535]=[.D534];&quot;&quot;;[.D535])">
            <text:p/>
          </table:table-cell>
          <table:table-cell table:number-columns-repeated="16379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455" calcext:value-type="float">
            <text:p>455</text:p>
          </table:table-cell>
          <table:table-cell table:formula="of:=[.A536]+[.B536]" office:value-type="float" office:value="5262" calcext:value-type="float">
            <text:p>5262</text:p>
          </table:table-cell>
          <table:table-cell table:formula="of:=IF([.A536]&gt;=[.D535];[.C536];[.D535])" office:value-type="float" office:value="5215" calcext:value-type="float">
            <text:p>5215</text:p>
          </table:table-cell>
          <table:table-cell table:formula="of:=IF([.D536]=[.D535];&quot;&quot;;[.D536])">
            <text:p/>
          </table:table-cell>
          <table:table-cell table:number-columns-repeated="16379"/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665" calcext:value-type="float">
            <text:p>665</text:p>
          </table:table-cell>
          <table:table-cell table:formula="of:=[.A537]+[.B537]" office:value-type="float" office:value="5264" calcext:value-type="float">
            <text:p>5264</text:p>
          </table:table-cell>
          <table:table-cell table:formula="of:=IF([.A537]&gt;=[.D536];[.C537];[.D536])" office:value-type="float" office:value="5215" calcext:value-type="float">
            <text:p>5215</text:p>
          </table:table-cell>
          <table:table-cell table:formula="of:=IF([.D537]=[.D536];&quot;&quot;;[.D537])">
            <text:p/>
          </table:table-cell>
          <table:table-cell table:number-columns-repeated="16379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242" calcext:value-type="float">
            <text:p>242</text:p>
          </table:table-cell>
          <table:table-cell table:formula="of:=[.A538]+[.B538]" office:value-type="float" office:value="5289" calcext:value-type="float">
            <text:p>5289</text:p>
          </table:table-cell>
          <table:table-cell table:formula="of:=IF([.A538]&gt;=[.D537];[.C538];[.D537])" office:value-type="float" office:value="5215" calcext:value-type="float">
            <text:p>5215</text:p>
          </table:table-cell>
          <table:table-cell table:formula="of:=IF([.D538]=[.D537];&quot;&quot;;[.D538])">
            <text:p/>
          </table:table-cell>
          <table:table-cell table:number-columns-repeated="16379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549" calcext:value-type="float">
            <text:p>549</text:p>
          </table:table-cell>
          <table:table-cell table:formula="of:=[.A539]+[.B539]" office:value-type="float" office:value="5306" calcext:value-type="float">
            <text:p>5306</text:p>
          </table:table-cell>
          <table:table-cell table:formula="of:=IF([.A539]&gt;=[.D538];[.C539];[.D538])" office:value-type="float" office:value="5215" calcext:value-type="float">
            <text:p>5215</text:p>
          </table:table-cell>
          <table:table-cell table:formula="of:=IF([.D539]=[.D538];&quot;&quot;;[.D539])">
            <text:p/>
          </table:table-cell>
          <table:table-cell table:number-columns-repeated="16379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487" calcext:value-type="float">
            <text:p>487</text:p>
          </table:table-cell>
          <table:table-cell table:formula="of:=[.A540]+[.B540]" office:value-type="float" office:value="5310" calcext:value-type="float">
            <text:p>5310</text:p>
          </table:table-cell>
          <table:table-cell table:formula="of:=IF([.A540]&gt;=[.D539];[.C540];[.D539])" office:value-type="float" office:value="5215" calcext:value-type="float">
            <text:p>5215</text:p>
          </table:table-cell>
          <table:table-cell table:formula="of:=IF([.D540]=[.D539];&quot;&quot;;[.D540])">
            <text:p/>
          </table:table-cell>
          <table:table-cell table:number-columns-repeated="16379"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522" calcext:value-type="float">
            <text:p>522</text:p>
          </table:table-cell>
          <table:table-cell table:formula="of:=[.A541]+[.B541]" office:value-type="float" office:value="5321" calcext:value-type="float">
            <text:p>5321</text:p>
          </table:table-cell>
          <table:table-cell table:formula="of:=IF([.A541]&gt;=[.D540];[.C541];[.D540])" office:value-type="float" office:value="5215" calcext:value-type="float">
            <text:p>5215</text:p>
          </table:table-cell>
          <table:table-cell table:formula="of:=IF([.D541]=[.D540];&quot;&quot;;[.D541])">
            <text:p/>
          </table:table-cell>
          <table:table-cell table:number-columns-repeated="16379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759" calcext:value-type="float">
            <text:p>759</text:p>
          </table:table-cell>
          <table:table-cell table:formula="of:=[.A542]+[.B542]" office:value-type="float" office:value="5325" calcext:value-type="float">
            <text:p>5325</text:p>
          </table:table-cell>
          <table:table-cell table:formula="of:=IF([.A542]&gt;=[.D541];[.C542];[.D541])" office:value-type="float" office:value="5215" calcext:value-type="float">
            <text:p>5215</text:p>
          </table:table-cell>
          <table:table-cell table:formula="of:=IF([.D542]=[.D541];&quot;&quot;;[.D542])">
            <text:p/>
          </table:table-cell>
          <table:table-cell table:number-columns-repeated="16379"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728" calcext:value-type="float">
            <text:p>728</text:p>
          </table:table-cell>
          <table:table-cell table:formula="of:=[.A543]+[.B543]" office:value-type="float" office:value="5325" calcext:value-type="float">
            <text:p>5325</text:p>
          </table:table-cell>
          <table:table-cell table:formula="of:=IF([.A543]&gt;=[.D542];[.C543];[.D542])" office:value-type="float" office:value="5215" calcext:value-type="float">
            <text:p>5215</text:p>
          </table:table-cell>
          <table:table-cell table:formula="of:=IF([.D543]=[.D542];&quot;&quot;;[.D543])">
            <text:p/>
          </table:table-cell>
          <table:table-cell table:number-columns-repeated="16379"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float" office:value="208" calcext:value-type="float">
            <text:p>208</text:p>
          </table:table-cell>
          <table:table-cell table:formula="of:=[.A544]+[.B544]" office:value-type="float" office:value="5339" calcext:value-type="float">
            <text:p>5339</text:p>
          </table:table-cell>
          <table:table-cell table:formula="of:=IF([.A544]&gt;=[.D543];[.C544];[.D543])" office:value-type="float" office:value="5215" calcext:value-type="float">
            <text:p>5215</text:p>
          </table:table-cell>
          <table:table-cell table:formula="of:=IF([.D544]=[.D543];&quot;&quot;;[.D544])">
            <text:p/>
          </table:table-cell>
          <table:table-cell table:number-columns-repeated="16379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738" calcext:value-type="float">
            <text:p>738</text:p>
          </table:table-cell>
          <table:table-cell table:formula="of:=[.A545]+[.B545]" office:value-type="float" office:value="5353" calcext:value-type="float">
            <text:p>5353</text:p>
          </table:table-cell>
          <table:table-cell table:formula="of:=IF([.A545]&gt;=[.D544];[.C545];[.D544])" office:value-type="float" office:value="5215" calcext:value-type="float">
            <text:p>5215</text:p>
          </table:table-cell>
          <table:table-cell table:formula="of:=IF([.D545]=[.D544];&quot;&quot;;[.D545])">
            <text:p/>
          </table:table-cell>
          <table:table-cell table:number-columns-repeated="16379"/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688" calcext:value-type="float">
            <text:p>688</text:p>
          </table:table-cell>
          <table:table-cell table:formula="of:=[.A546]+[.B546]" office:value-type="float" office:value="5359" calcext:value-type="float">
            <text:p>5359</text:p>
          </table:table-cell>
          <table:table-cell table:formula="of:=IF([.A546]&gt;=[.D545];[.C546];[.D545])" office:value-type="float" office:value="5215" calcext:value-type="float">
            <text:p>5215</text:p>
          </table:table-cell>
          <table:table-cell table:formula="of:=IF([.D546]=[.D545];&quot;&quot;;[.D546])">
            <text:p/>
          </table:table-cell>
          <table:table-cell table:number-columns-repeated="16379"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90" calcext:value-type="float">
            <text:p>90</text:p>
          </table:table-cell>
          <table:table-cell table:formula="of:=[.A547]+[.B547]" office:value-type="float" office:value="5365" calcext:value-type="float">
            <text:p>5365</text:p>
          </table:table-cell>
          <table:table-cell table:formula="of:=IF([.A547]&gt;=[.D546];[.C547];[.D546])" office:value-type="float" office:value="5365" calcext:value-type="float">
            <text:p>5365</text:p>
          </table:table-cell>
          <table:table-cell table:formula="of:=IF([.D547]=[.D546];&quot;&quot;;[.D547])" office:value-type="float" office:value="5365" calcext:value-type="float">
            <text:p>5365</text:p>
          </table:table-cell>
          <table:table-cell table:number-columns-repeated="16379"/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511" calcext:value-type="float">
            <text:p>511</text:p>
          </table:table-cell>
          <table:table-cell table:formula="of:=[.A548]+[.B548]" office:value-type="float" office:value="5370" calcext:value-type="float">
            <text:p>5370</text:p>
          </table:table-cell>
          <table:table-cell table:formula="of:=IF([.A548]&gt;=[.D547];[.C548];[.D547])" office:value-type="float" office:value="5365" calcext:value-type="float">
            <text:p>5365</text:p>
          </table:table-cell>
          <table:table-cell table:formula="of:=IF([.D548]=[.D547];&quot;&quot;;[.D548])">
            <text:p/>
          </table:table-cell>
          <table:table-cell table:number-columns-repeated="16379"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648" calcext:value-type="float">
            <text:p>648</text:p>
          </table:table-cell>
          <table:table-cell table:formula="of:=[.A549]+[.B549]" office:value-type="float" office:value="5377" calcext:value-type="float">
            <text:p>5377</text:p>
          </table:table-cell>
          <table:table-cell table:formula="of:=IF([.A549]&gt;=[.D548];[.C549];[.D548])" office:value-type="float" office:value="5365" calcext:value-type="float">
            <text:p>5365</text:p>
          </table:table-cell>
          <table:table-cell table:formula="of:=IF([.D549]=[.D548];&quot;&quot;;[.D549])">
            <text:p/>
          </table:table-cell>
          <table:table-cell table:number-columns-repeated="16379"/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238" calcext:value-type="float">
            <text:p>238</text:p>
          </table:table-cell>
          <table:table-cell table:formula="of:=[.A550]+[.B550]" office:value-type="float" office:value="5383" calcext:value-type="float">
            <text:p>5383</text:p>
          </table:table-cell>
          <table:table-cell table:formula="of:=IF([.A550]&gt;=[.D549];[.C550];[.D549])" office:value-type="float" office:value="5365" calcext:value-type="float">
            <text:p>5365</text:p>
          </table:table-cell>
          <table:table-cell table:formula="of:=IF([.D550]=[.D549];&quot;&quot;;[.D550])">
            <text:p/>
          </table:table-cell>
          <table:table-cell table:number-columns-repeated="16379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442" calcext:value-type="float">
            <text:p>442</text:p>
          </table:table-cell>
          <table:table-cell table:formula="of:=[.A551]+[.B551]" office:value-type="float" office:value="5399" calcext:value-type="float">
            <text:p>5399</text:p>
          </table:table-cell>
          <table:table-cell table:formula="of:=IF([.A551]&gt;=[.D550];[.C551];[.D550])" office:value-type="float" office:value="5365" calcext:value-type="float">
            <text:p>5365</text:p>
          </table:table-cell>
          <table:table-cell table:formula="of:=IF([.D551]=[.D550];&quot;&quot;;[.D551])">
            <text:p/>
          </table:table-cell>
          <table:table-cell table:number-columns-repeated="16379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587" calcext:value-type="float">
            <text:p>587</text:p>
          </table:table-cell>
          <table:table-cell table:formula="of:=[.A552]+[.B552]" office:value-type="float" office:value="5401" calcext:value-type="float">
            <text:p>5401</text:p>
          </table:table-cell>
          <table:table-cell table:formula="of:=IF([.A552]&gt;=[.D551];[.C552];[.D551])" office:value-type="float" office:value="5365" calcext:value-type="float">
            <text:p>5365</text:p>
          </table:table-cell>
          <table:table-cell table:formula="of:=IF([.D552]=[.D551];&quot;&quot;;[.D552])">
            <text:p/>
          </table:table-cell>
          <table:table-cell table:number-columns-repeated="16379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678" calcext:value-type="float">
            <text:p>678</text:p>
          </table:table-cell>
          <table:table-cell table:formula="of:=[.A553]+[.B553]" office:value-type="float" office:value="5402" calcext:value-type="float">
            <text:p>5402</text:p>
          </table:table-cell>
          <table:table-cell table:formula="of:=IF([.A553]&gt;=[.D552];[.C553];[.D552])" office:value-type="float" office:value="5365" calcext:value-type="float">
            <text:p>5365</text:p>
          </table:table-cell>
          <table:table-cell table:formula="of:=IF([.D553]=[.D552];&quot;&quot;;[.D553])">
            <text:p/>
          </table:table-cell>
          <table:table-cell table:number-columns-repeated="16379"/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623" calcext:value-type="float">
            <text:p>623</text:p>
          </table:table-cell>
          <table:table-cell table:formula="of:=[.A554]+[.B554]" office:value-type="float" office:value="5417" calcext:value-type="float">
            <text:p>5417</text:p>
          </table:table-cell>
          <table:table-cell table:formula="of:=IF([.A554]&gt;=[.D553];[.C554];[.D553])" office:value-type="float" office:value="5365" calcext:value-type="float">
            <text:p>5365</text:p>
          </table:table-cell>
          <table:table-cell table:formula="of:=IF([.D554]=[.D553];&quot;&quot;;[.D554])">
            <text:p/>
          </table:table-cell>
          <table:table-cell table:number-columns-repeated="16379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416" calcext:value-type="float">
            <text:p>416</text:p>
          </table:table-cell>
          <table:table-cell table:formula="of:=[.A555]+[.B555]" office:value-type="float" office:value="5437" calcext:value-type="float">
            <text:p>5437</text:p>
          </table:table-cell>
          <table:table-cell table:formula="of:=IF([.A555]&gt;=[.D554];[.C555];[.D554])" office:value-type="float" office:value="5365" calcext:value-type="float">
            <text:p>5365</text:p>
          </table:table-cell>
          <table:table-cell table:formula="of:=IF([.D555]=[.D554];&quot;&quot;;[.D555])">
            <text:p/>
          </table:table-cell>
          <table:table-cell table:number-columns-repeated="16379"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314" calcext:value-type="float">
            <text:p>314</text:p>
          </table:table-cell>
          <table:table-cell table:formula="of:=[.A556]+[.B556]" office:value-type="float" office:value="5446" calcext:value-type="float">
            <text:p>5446</text:p>
          </table:table-cell>
          <table:table-cell table:formula="of:=IF([.A556]&gt;=[.D555];[.C556];[.D555])" office:value-type="float" office:value="5365" calcext:value-type="float">
            <text:p>5365</text:p>
          </table:table-cell>
          <table:table-cell table:formula="of:=IF([.D556]=[.D555];&quot;&quot;;[.D556])">
            <text:p/>
          </table:table-cell>
          <table:table-cell table:number-columns-repeated="16379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793" calcext:value-type="float">
            <text:p>793</text:p>
          </table:table-cell>
          <table:table-cell table:formula="of:=[.A557]+[.B557]" office:value-type="float" office:value="5449" calcext:value-type="float">
            <text:p>5449</text:p>
          </table:table-cell>
          <table:table-cell table:formula="of:=IF([.A557]&gt;=[.D556];[.C557];[.D556])" office:value-type="float" office:value="5365" calcext:value-type="float">
            <text:p>5365</text:p>
          </table:table-cell>
          <table:table-cell table:formula="of:=IF([.D557]=[.D556];&quot;&quot;;[.D557])">
            <text:p/>
          </table:table-cell>
          <table:table-cell table:number-columns-repeated="16379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417" calcext:value-type="float">
            <text:p>417</text:p>
          </table:table-cell>
          <table:table-cell table:formula="of:=[.A558]+[.B558]" office:value-type="float" office:value="5458" calcext:value-type="float">
            <text:p>5458</text:p>
          </table:table-cell>
          <table:table-cell table:formula="of:=IF([.A558]&gt;=[.D557];[.C558];[.D557])" office:value-type="float" office:value="5365" calcext:value-type="float">
            <text:p>5365</text:p>
          </table:table-cell>
          <table:table-cell table:formula="of:=IF([.D558]=[.D557];&quot;&quot;;[.D558])">
            <text:p/>
          </table:table-cell>
          <table:table-cell table:number-columns-repeated="16379"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732" calcext:value-type="float">
            <text:p>732</text:p>
          </table:table-cell>
          <table:table-cell table:formula="of:=[.A559]+[.B559]" office:value-type="float" office:value="5461" calcext:value-type="float">
            <text:p>5461</text:p>
          </table:table-cell>
          <table:table-cell table:formula="of:=IF([.A559]&gt;=[.D558];[.C559];[.D558])" office:value-type="float" office:value="5365" calcext:value-type="float">
            <text:p>5365</text:p>
          </table:table-cell>
          <table:table-cell table:formula="of:=IF([.D559]=[.D558];&quot;&quot;;[.D559])">
            <text:p/>
          </table:table-cell>
          <table:table-cell table:number-columns-repeated="16379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647" calcext:value-type="float">
            <text:p>647</text:p>
          </table:table-cell>
          <table:table-cell table:formula="of:=[.A560]+[.B560]" office:value-type="float" office:value="5463" calcext:value-type="float">
            <text:p>5463</text:p>
          </table:table-cell>
          <table:table-cell table:formula="of:=IF([.A560]&gt;=[.D559];[.C560];[.D559])" office:value-type="float" office:value="5365" calcext:value-type="float">
            <text:p>5365</text:p>
          </table:table-cell>
          <table:table-cell table:formula="of:=IF([.D560]=[.D559];&quot;&quot;;[.D560])">
            <text:p/>
          </table:table-cell>
          <table:table-cell table:number-columns-repeated="16379"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220" calcext:value-type="float">
            <text:p>220</text:p>
          </table:table-cell>
          <table:table-cell table:formula="of:=[.A561]+[.B561]" office:value-type="float" office:value="5465" calcext:value-type="float">
            <text:p>5465</text:p>
          </table:table-cell>
          <table:table-cell table:formula="of:=IF([.A561]&gt;=[.D560];[.C561];[.D560])" office:value-type="float" office:value="5365" calcext:value-type="float">
            <text:p>5365</text:p>
          </table:table-cell>
          <table:table-cell table:formula="of:=IF([.D561]=[.D560];&quot;&quot;;[.D561])">
            <text:p/>
          </table:table-cell>
          <table:table-cell table:number-columns-repeated="16379"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116" calcext:value-type="float">
            <text:p>116</text:p>
          </table:table-cell>
          <table:table-cell table:formula="of:=[.A562]+[.B562]" office:value-type="float" office:value="5481" calcext:value-type="float">
            <text:p>5481</text:p>
          </table:table-cell>
          <table:table-cell table:formula="of:=IF([.A562]&gt;=[.D561];[.C562];[.D561])" office:value-type="float" office:value="5481" calcext:value-type="float">
            <text:p>5481</text:p>
          </table:table-cell>
          <table:table-cell table:formula="of:=IF([.D562]=[.D561];&quot;&quot;;[.D562])" office:value-type="float" office:value="5481" calcext:value-type="float">
            <text:p>5481</text:p>
          </table:table-cell>
          <table:table-cell table:number-columns-repeated="16379"/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379" calcext:value-type="float">
            <text:p>379</text:p>
          </table:table-cell>
          <table:table-cell table:formula="of:=[.A563]+[.B563]" office:value-type="float" office:value="5489" calcext:value-type="float">
            <text:p>5489</text:p>
          </table:table-cell>
          <table:table-cell table:formula="of:=IF([.A563]&gt;=[.D562];[.C563];[.D562])" office:value-type="float" office:value="5481" calcext:value-type="float">
            <text:p>5481</text:p>
          </table:table-cell>
          <table:table-cell table:formula="of:=IF([.D563]=[.D562];&quot;&quot;;[.D563])">
            <text:p/>
          </table:table-cell>
          <table:table-cell table:number-columns-repeated="16379"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165" calcext:value-type="float">
            <text:p>165</text:p>
          </table:table-cell>
          <table:table-cell table:formula="of:=[.A564]+[.B564]" office:value-type="float" office:value="5490" calcext:value-type="float">
            <text:p>5490</text:p>
          </table:table-cell>
          <table:table-cell table:formula="of:=IF([.A564]&gt;=[.D563];[.C564];[.D563])" office:value-type="float" office:value="5481" calcext:value-type="float">
            <text:p>5481</text:p>
          </table:table-cell>
          <table:table-cell table:formula="of:=IF([.D564]=[.D563];&quot;&quot;;[.D564])">
            <text:p/>
          </table:table-cell>
          <table:table-cell table:number-columns-repeated="16379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224" calcext:value-type="float">
            <text:p>224</text:p>
          </table:table-cell>
          <table:table-cell table:formula="of:=[.A565]+[.B565]" office:value-type="float" office:value="5500" calcext:value-type="float">
            <text:p>5500</text:p>
          </table:table-cell>
          <table:table-cell table:formula="of:=IF([.A565]&gt;=[.D564];[.C565];[.D564])" office:value-type="float" office:value="5481" calcext:value-type="float">
            <text:p>5481</text:p>
          </table:table-cell>
          <table:table-cell table:formula="of:=IF([.D565]=[.D564];&quot;&quot;;[.D565])">
            <text:p/>
          </table:table-cell>
          <table:table-cell table:number-columns-repeated="16379"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295" calcext:value-type="float">
            <text:p>295</text:p>
          </table:table-cell>
          <table:table-cell table:formula="of:=[.A566]+[.B566]" office:value-type="float" office:value="5510" calcext:value-type="float">
            <text:p>5510</text:p>
          </table:table-cell>
          <table:table-cell table:formula="of:=IF([.A566]&gt;=[.D565];[.C566];[.D565])" office:value-type="float" office:value="5481" calcext:value-type="float">
            <text:p>5481</text:p>
          </table:table-cell>
          <table:table-cell table:formula="of:=IF([.D566]=[.D565];&quot;&quot;;[.D566])">
            <text:p/>
          </table:table-cell>
          <table:table-cell table:number-columns-repeated="16379"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501" calcext:value-type="float">
            <text:p>501</text:p>
          </table:table-cell>
          <table:table-cell table:formula="of:=[.A567]+[.B567]" office:value-type="float" office:value="5517" calcext:value-type="float">
            <text:p>5517</text:p>
          </table:table-cell>
          <table:table-cell table:formula="of:=IF([.A567]&gt;=[.D566];[.C567];[.D566])" office:value-type="float" office:value="5481" calcext:value-type="float">
            <text:p>5481</text:p>
          </table:table-cell>
          <table:table-cell table:formula="of:=IF([.D567]=[.D566];&quot;&quot;;[.D567])">
            <text:p/>
          </table:table-cell>
          <table:table-cell table:number-columns-repeated="16379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487" calcext:value-type="float">
            <text:p>487</text:p>
          </table:table-cell>
          <table:table-cell table:formula="of:=[.A568]+[.B568]" office:value-type="float" office:value="5517" calcext:value-type="float">
            <text:p>5517</text:p>
          </table:table-cell>
          <table:table-cell table:formula="of:=IF([.A568]&gt;=[.D567];[.C568];[.D567])" office:value-type="float" office:value="5481" calcext:value-type="float">
            <text:p>5481</text:p>
          </table:table-cell>
          <table:table-cell table:formula="of:=IF([.D568]=[.D567];&quot;&quot;;[.D568])">
            <text:p/>
          </table:table-cell>
          <table:table-cell table:number-columns-repeated="16379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543" calcext:value-type="float">
            <text:p>543</text:p>
          </table:table-cell>
          <table:table-cell table:formula="of:=[.A569]+[.B569]" office:value-type="float" office:value="5519" calcext:value-type="float">
            <text:p>5519</text:p>
          </table:table-cell>
          <table:table-cell table:formula="of:=IF([.A569]&gt;=[.D568];[.C569];[.D568])" office:value-type="float" office:value="5481" calcext:value-type="float">
            <text:p>5481</text:p>
          </table:table-cell>
          <table:table-cell table:formula="of:=IF([.D569]=[.D568];&quot;&quot;;[.D569])">
            <text:p/>
          </table:table-cell>
          <table:table-cell table:number-columns-repeated="16379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352" calcext:value-type="float">
            <text:p>352</text:p>
          </table:table-cell>
          <table:table-cell table:formula="of:=[.A570]+[.B570]" office:value-type="float" office:value="5521" calcext:value-type="float">
            <text:p>5521</text:p>
          </table:table-cell>
          <table:table-cell table:formula="of:=IF([.A570]&gt;=[.D569];[.C570];[.D569])" office:value-type="float" office:value="5481" calcext:value-type="float">
            <text:p>5481</text:p>
          </table:table-cell>
          <table:table-cell table:formula="of:=IF([.D570]=[.D569];&quot;&quot;;[.D570])">
            <text:p/>
          </table:table-cell>
          <table:table-cell table:number-columns-repeated="16379"/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675" calcext:value-type="float">
            <text:p>675</text:p>
          </table:table-cell>
          <table:table-cell table:formula="of:=[.A571]+[.B571]" office:value-type="float" office:value="5522" calcext:value-type="float">
            <text:p>5522</text:p>
          </table:table-cell>
          <table:table-cell table:formula="of:=IF([.A571]&gt;=[.D570];[.C571];[.D570])" office:value-type="float" office:value="5481" calcext:value-type="float">
            <text:p>5481</text:p>
          </table:table-cell>
          <table:table-cell table:formula="of:=IF([.D571]=[.D570];&quot;&quot;;[.D571])">
            <text:p/>
          </table:table-cell>
          <table:table-cell table:number-columns-repeated="16379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607" calcext:value-type="float">
            <text:p>607</text:p>
          </table:table-cell>
          <table:table-cell table:formula="of:=[.A572]+[.B572]" office:value-type="float" office:value="5526" calcext:value-type="float">
            <text:p>5526</text:p>
          </table:table-cell>
          <table:table-cell table:formula="of:=IF([.A572]&gt;=[.D571];[.C572];[.D571])" office:value-type="float" office:value="5481" calcext:value-type="float">
            <text:p>5481</text:p>
          </table:table-cell>
          <table:table-cell table:formula="of:=IF([.D572]=[.D571];&quot;&quot;;[.D572])">
            <text:p/>
          </table:table-cell>
          <table:table-cell table:number-columns-repeated="16379"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262" calcext:value-type="float">
            <text:p>262</text:p>
          </table:table-cell>
          <table:table-cell table:formula="of:=[.A573]+[.B573]" office:value-type="float" office:value="5526" calcext:value-type="float">
            <text:p>5526</text:p>
          </table:table-cell>
          <table:table-cell table:formula="of:=IF([.A573]&gt;=[.D572];[.C573];[.D572])" office:value-type="float" office:value="5481" calcext:value-type="float">
            <text:p>5481</text:p>
          </table:table-cell>
          <table:table-cell table:formula="of:=IF([.D573]=[.D572];&quot;&quot;;[.D573])">
            <text:p/>
          </table:table-cell>
          <table:table-cell table:number-columns-repeated="16379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633" calcext:value-type="float">
            <text:p>633</text:p>
          </table:table-cell>
          <table:table-cell table:formula="of:=[.A574]+[.B574]" office:value-type="float" office:value="5545" calcext:value-type="float">
            <text:p>5545</text:p>
          </table:table-cell>
          <table:table-cell table:formula="of:=IF([.A574]&gt;=[.D573];[.C574];[.D573])" office:value-type="float" office:value="5481" calcext:value-type="float">
            <text:p>5481</text:p>
          </table:table-cell>
          <table:table-cell table:formula="of:=IF([.D574]=[.D573];&quot;&quot;;[.D574])">
            <text:p/>
          </table:table-cell>
          <table:table-cell table:number-columns-repeated="16379"/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644" calcext:value-type="float">
            <text:p>644</text:p>
          </table:table-cell>
          <table:table-cell table:formula="of:=[.A575]+[.B575]" office:value-type="float" office:value="5549" calcext:value-type="float">
            <text:p>5549</text:p>
          </table:table-cell>
          <table:table-cell table:formula="of:=IF([.A575]&gt;=[.D574];[.C575];[.D574])" office:value-type="float" office:value="5481" calcext:value-type="float">
            <text:p>5481</text:p>
          </table:table-cell>
          <table:table-cell table:formula="of:=IF([.D575]=[.D574];&quot;&quot;;[.D575])">
            <text:p/>
          </table:table-cell>
          <table:table-cell table:number-columns-repeated="16379"/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202" calcext:value-type="float">
            <text:p>202</text:p>
          </table:table-cell>
          <table:table-cell table:formula="of:=[.A576]+[.B576]" office:value-type="float" office:value="5558" calcext:value-type="float">
            <text:p>5558</text:p>
          </table:table-cell>
          <table:table-cell table:formula="of:=IF([.A576]&gt;=[.D575];[.C576];[.D575])" office:value-type="float" office:value="5481" calcext:value-type="float">
            <text:p>5481</text:p>
          </table:table-cell>
          <table:table-cell table:formula="of:=IF([.D576]=[.D575];&quot;&quot;;[.D576])">
            <text:p/>
          </table:table-cell>
          <table:table-cell table:number-columns-repeated="16379"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551" calcext:value-type="float">
            <text:p>551</text:p>
          </table:table-cell>
          <table:table-cell table:formula="of:=[.A577]+[.B577]" office:value-type="float" office:value="5580" calcext:value-type="float">
            <text:p>5580</text:p>
          </table:table-cell>
          <table:table-cell table:formula="of:=IF([.A577]&gt;=[.D576];[.C577];[.D576])" office:value-type="float" office:value="5481" calcext:value-type="float">
            <text:p>5481</text:p>
          </table:table-cell>
          <table:table-cell table:formula="of:=IF([.D577]=[.D576];&quot;&quot;;[.D577])">
            <text:p/>
          </table:table-cell>
          <table:table-cell table:number-columns-repeated="16379"/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229" calcext:value-type="float">
            <text:p>229</text:p>
          </table:table-cell>
          <table:table-cell table:formula="of:=[.A578]+[.B578]" office:value-type="float" office:value="5585" calcext:value-type="float">
            <text:p>5585</text:p>
          </table:table-cell>
          <table:table-cell table:formula="of:=IF([.A578]&gt;=[.D577];[.C578];[.D577])" office:value-type="float" office:value="5481" calcext:value-type="float">
            <text:p>5481</text:p>
          </table:table-cell>
          <table:table-cell table:formula="of:=IF([.D578]=[.D577];&quot;&quot;;[.D578])">
            <text:p/>
          </table:table-cell>
          <table:table-cell table:number-columns-repeated="16379"/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158" calcext:value-type="float">
            <text:p>158</text:p>
          </table:table-cell>
          <table:table-cell table:formula="of:=[.A579]+[.B579]" office:value-type="float" office:value="5591" calcext:value-type="float">
            <text:p>5591</text:p>
          </table:table-cell>
          <table:table-cell table:formula="of:=IF([.A579]&gt;=[.D578];[.C579];[.D578])" office:value-type="float" office:value="5481" calcext:value-type="float">
            <text:p>5481</text:p>
          </table:table-cell>
          <table:table-cell table:formula="of:=IF([.D579]=[.D578];&quot;&quot;;[.D579])">
            <text:p/>
          </table:table-cell>
          <table:table-cell table:number-columns-repeated="16379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535" calcext:value-type="float">
            <text:p>535</text:p>
          </table:table-cell>
          <table:table-cell table:formula="of:=[.A580]+[.B580]" office:value-type="float" office:value="5612" calcext:value-type="float">
            <text:p>5612</text:p>
          </table:table-cell>
          <table:table-cell table:formula="of:=IF([.A580]&gt;=[.D579];[.C580];[.D579])" office:value-type="float" office:value="5481" calcext:value-type="float">
            <text:p>5481</text:p>
          </table:table-cell>
          <table:table-cell table:formula="of:=IF([.D580]=[.D579];&quot;&quot;;[.D580])">
            <text:p/>
          </table:table-cell>
          <table:table-cell table:number-columns-repeated="16379"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244" calcext:value-type="float">
            <text:p>244</text:p>
          </table:table-cell>
          <table:table-cell table:formula="of:=[.A581]+[.B581]" office:value-type="float" office:value="5622" calcext:value-type="float">
            <text:p>5622</text:p>
          </table:table-cell>
          <table:table-cell table:formula="of:=IF([.A581]&gt;=[.D580];[.C581];[.D580])" office:value-type="float" office:value="5481" calcext:value-type="float">
            <text:p>5481</text:p>
          </table:table-cell>
          <table:table-cell table:formula="of:=IF([.D581]=[.D580];&quot;&quot;;[.D581])">
            <text:p/>
          </table:table-cell>
          <table:table-cell table:number-columns-repeated="16379"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497" calcext:value-type="float">
            <text:p>497</text:p>
          </table:table-cell>
          <table:table-cell table:formula="of:=[.A582]+[.B582]" office:value-type="float" office:value="5629" calcext:value-type="float">
            <text:p>5629</text:p>
          </table:table-cell>
          <table:table-cell table:formula="of:=IF([.A582]&gt;=[.D581];[.C582];[.D581])" office:value-type="float" office:value="5481" calcext:value-type="float">
            <text:p>5481</text:p>
          </table:table-cell>
          <table:table-cell table:formula="of:=IF([.D582]=[.D581];&quot;&quot;;[.D582])">
            <text:p/>
          </table:table-cell>
          <table:table-cell table:number-columns-repeated="16379"/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33" calcext:value-type="float">
            <text:p>33</text:p>
          </table:table-cell>
          <table:table-cell table:formula="of:=[.A583]+[.B583]" office:value-type="float" office:value="5630" calcext:value-type="float">
            <text:p>5630</text:p>
          </table:table-cell>
          <table:table-cell table:formula="of:=IF([.A583]&gt;=[.D582];[.C583];[.D582])" office:value-type="float" office:value="5630" calcext:value-type="float">
            <text:p>5630</text:p>
          </table:table-cell>
          <table:table-cell table:formula="of:=IF([.D583]=[.D582];&quot;&quot;;[.D583])" office:value-type="float" office:value="5630" calcext:value-type="float">
            <text:p>5630</text:p>
          </table:table-cell>
          <table:table-cell table:number-columns-repeated="16379"/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247" calcext:value-type="float">
            <text:p>247</text:p>
          </table:table-cell>
          <table:table-cell table:formula="of:=[.A584]+[.B584]" office:value-type="float" office:value="5633" calcext:value-type="float">
            <text:p>5633</text:p>
          </table:table-cell>
          <table:table-cell table:formula="of:=IF([.A584]&gt;=[.D583];[.C584];[.D583])" office:value-type="float" office:value="5630" calcext:value-type="float">
            <text:p>5630</text:p>
          </table:table-cell>
          <table:table-cell table:formula="of:=IF([.D584]=[.D583];&quot;&quot;;[.D584])">
            <text:p/>
          </table:table-cell>
          <table:table-cell table:number-columns-repeated="16379"/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99" calcext:value-type="float">
            <text:p>99</text:p>
          </table:table-cell>
          <table:table-cell table:formula="of:=[.A585]+[.B585]" office:value-type="float" office:value="5647" calcext:value-type="float">
            <text:p>5647</text:p>
          </table:table-cell>
          <table:table-cell table:formula="of:=IF([.A585]&gt;=[.D584];[.C585];[.D584])" office:value-type="float" office:value="5630" calcext:value-type="float">
            <text:p>5630</text:p>
          </table:table-cell>
          <table:table-cell table:formula="of:=IF([.D585]=[.D584];&quot;&quot;;[.D585])">
            <text:p/>
          </table:table-cell>
          <table:table-cell table:number-columns-repeated="16379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337" calcext:value-type="float">
            <text:p>337</text:p>
          </table:table-cell>
          <table:table-cell table:formula="of:=[.A586]+[.B586]" office:value-type="float" office:value="5659" calcext:value-type="float">
            <text:p>5659</text:p>
          </table:table-cell>
          <table:table-cell table:formula="of:=IF([.A586]&gt;=[.D585];[.C586];[.D585])" office:value-type="float" office:value="5630" calcext:value-type="float">
            <text:p>5630</text:p>
          </table:table-cell>
          <table:table-cell table:formula="of:=IF([.D586]=[.D585];&quot;&quot;;[.D586])">
            <text:p/>
          </table:table-cell>
          <table:table-cell table:number-columns-repeated="16379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741" calcext:value-type="float">
            <text:p>741</text:p>
          </table:table-cell>
          <table:table-cell table:formula="of:=[.A587]+[.B587]" office:value-type="float" office:value="5663" calcext:value-type="float">
            <text:p>5663</text:p>
          </table:table-cell>
          <table:table-cell table:formula="of:=IF([.A587]&gt;=[.D586];[.C587];[.D586])" office:value-type="float" office:value="5630" calcext:value-type="float">
            <text:p>5630</text:p>
          </table:table-cell>
          <table:table-cell table:formula="of:=IF([.D587]=[.D586];&quot;&quot;;[.D587])">
            <text:p/>
          </table:table-cell>
          <table:table-cell table:number-columns-repeated="16379"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212" calcext:value-type="float">
            <text:p>212</text:p>
          </table:table-cell>
          <table:table-cell table:formula="of:=[.A588]+[.B588]" office:value-type="float" office:value="5665" calcext:value-type="float">
            <text:p>5665</text:p>
          </table:table-cell>
          <table:table-cell table:formula="of:=IF([.A588]&gt;=[.D587];[.C588];[.D587])" office:value-type="float" office:value="5630" calcext:value-type="float">
            <text:p>5630</text:p>
          </table:table-cell>
          <table:table-cell table:formula="of:=IF([.D588]=[.D587];&quot;&quot;;[.D588])">
            <text:p/>
          </table:table-cell>
          <table:table-cell table:number-columns-repeated="16379"/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409" calcext:value-type="float">
            <text:p>409</text:p>
          </table:table-cell>
          <table:table-cell table:formula="of:=[.A589]+[.B589]" office:value-type="float" office:value="5666" calcext:value-type="float">
            <text:p>5666</text:p>
          </table:table-cell>
          <table:table-cell table:formula="of:=IF([.A589]&gt;=[.D588];[.C589];[.D588])" office:value-type="float" office:value="5630" calcext:value-type="float">
            <text:p>5630</text:p>
          </table:table-cell>
          <table:table-cell table:formula="of:=IF([.D589]=[.D588];&quot;&quot;;[.D589])">
            <text:p/>
          </table:table-cell>
          <table:table-cell table:number-columns-repeated="16379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250" calcext:value-type="float">
            <text:p>250</text:p>
          </table:table-cell>
          <table:table-cell table:formula="of:=[.A590]+[.B590]" office:value-type="float" office:value="5678" calcext:value-type="float">
            <text:p>5678</text:p>
          </table:table-cell>
          <table:table-cell table:formula="of:=IF([.A590]&gt;=[.D589];[.C590];[.D589])" office:value-type="float" office:value="5630" calcext:value-type="float">
            <text:p>5630</text:p>
          </table:table-cell>
          <table:table-cell table:formula="of:=IF([.D590]=[.D589];&quot;&quot;;[.D590])">
            <text:p/>
          </table:table-cell>
          <table:table-cell table:number-columns-repeated="16379"/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604" calcext:value-type="float">
            <text:p>604</text:p>
          </table:table-cell>
          <table:table-cell table:formula="of:=[.A591]+[.B591]" office:value-type="float" office:value="5691" calcext:value-type="float">
            <text:p>5691</text:p>
          </table:table-cell>
          <table:table-cell table:formula="of:=IF([.A591]&gt;=[.D590];[.C591];[.D590])" office:value-type="float" office:value="5630" calcext:value-type="float">
            <text:p>5630</text:p>
          </table:table-cell>
          <table:table-cell table:formula="of:=IF([.D591]=[.D590];&quot;&quot;;[.D591])">
            <text:p/>
          </table:table-cell>
          <table:table-cell table:number-columns-repeated="16379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546" calcext:value-type="float">
            <text:p>546</text:p>
          </table:table-cell>
          <table:table-cell table:formula="of:=[.A592]+[.B592]" office:value-type="float" office:value="5704" calcext:value-type="float">
            <text:p>5704</text:p>
          </table:table-cell>
          <table:table-cell table:formula="of:=IF([.A592]&gt;=[.D591];[.C592];[.D591])" office:value-type="float" office:value="5630" calcext:value-type="float">
            <text:p>5630</text:p>
          </table:table-cell>
          <table:table-cell table:formula="of:=IF([.D592]=[.D591];&quot;&quot;;[.D592])">
            <text:p/>
          </table:table-cell>
          <table:table-cell table:number-columns-repeated="16379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695" calcext:value-type="float">
            <text:p>695</text:p>
          </table:table-cell>
          <table:table-cell table:formula="of:=[.A593]+[.B593]" office:value-type="float" office:value="5706" calcext:value-type="float">
            <text:p>5706</text:p>
          </table:table-cell>
          <table:table-cell table:formula="of:=IF([.A593]&gt;=[.D592];[.C593];[.D592])" office:value-type="float" office:value="5630" calcext:value-type="float">
            <text:p>5630</text:p>
          </table:table-cell>
          <table:table-cell table:formula="of:=IF([.D593]=[.D592];&quot;&quot;;[.D593])">
            <text:p/>
          </table:table-cell>
          <table:table-cell table:number-columns-repeated="16379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99" calcext:value-type="float">
            <text:p>99</text:p>
          </table:table-cell>
          <table:table-cell table:formula="of:=[.A594]+[.B594]" office:value-type="float" office:value="5742" calcext:value-type="float">
            <text:p>5742</text:p>
          </table:table-cell>
          <table:table-cell table:formula="of:=IF([.A594]&gt;=[.D593];[.C594];[.D593])" office:value-type="float" office:value="5742" calcext:value-type="float">
            <text:p>5742</text:p>
          </table:table-cell>
          <table:table-cell table:formula="of:=IF([.D594]=[.D593];&quot;&quot;;[.D594])" office:value-type="float" office:value="5742" calcext:value-type="float">
            <text:p>5742</text:p>
          </table:table-cell>
          <table:table-cell table:number-columns-repeated="16379"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34" calcext:value-type="float">
            <text:p>34</text:p>
          </table:table-cell>
          <table:table-cell table:formula="of:=[.A595]+[.B595]" office:value-type="float" office:value="5754" calcext:value-type="float">
            <text:p>5754</text:p>
          </table:table-cell>
          <table:table-cell table:formula="of:=IF([.A595]&gt;=[.D594];[.C595];[.D594])" office:value-type="float" office:value="5742" calcext:value-type="float">
            <text:p>5742</text:p>
          </table:table-cell>
          <table:table-cell table:formula="of:=IF([.D595]=[.D594];&quot;&quot;;[.D595])">
            <text:p/>
          </table:table-cell>
          <table:table-cell table:number-columns-repeated="16379"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208" calcext:value-type="float">
            <text:p>208</text:p>
          </table:table-cell>
          <table:table-cell table:formula="of:=[.A596]+[.B596]" office:value-type="float" office:value="5762" calcext:value-type="float">
            <text:p>5762</text:p>
          </table:table-cell>
          <table:table-cell table:formula="of:=IF([.A596]&gt;=[.D595];[.C596];[.D595])" office:value-type="float" office:value="5742" calcext:value-type="float">
            <text:p>5742</text:p>
          </table:table-cell>
          <table:table-cell table:formula="of:=IF([.D596]=[.D595];&quot;&quot;;[.D596])">
            <text:p/>
          </table:table-cell>
          <table:table-cell table:number-columns-repeated="16379"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154" calcext:value-type="float">
            <text:p>154</text:p>
          </table:table-cell>
          <table:table-cell table:formula="of:=[.A597]+[.B597]" office:value-type="float" office:value="5792" calcext:value-type="float">
            <text:p>5792</text:p>
          </table:table-cell>
          <table:table-cell table:formula="of:=IF([.A597]&gt;=[.D596];[.C597];[.D596])" office:value-type="float" office:value="5742" calcext:value-type="float">
            <text:p>5742</text:p>
          </table:table-cell>
          <table:table-cell table:formula="of:=IF([.D597]=[.D596];&quot;&quot;;[.D597])">
            <text:p/>
          </table:table-cell>
          <table:table-cell table:number-columns-repeated="16379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270" calcext:value-type="float">
            <text:p>270</text:p>
          </table:table-cell>
          <table:table-cell table:formula="of:=[.A598]+[.B598]" office:value-type="float" office:value="5800" calcext:value-type="float">
            <text:p>5800</text:p>
          </table:table-cell>
          <table:table-cell table:formula="of:=IF([.A598]&gt;=[.D597];[.C598];[.D597])" office:value-type="float" office:value="5742" calcext:value-type="float">
            <text:p>5742</text:p>
          </table:table-cell>
          <table:table-cell table:formula="of:=IF([.D598]=[.D597];&quot;&quot;;[.D598])">
            <text:p/>
          </table:table-cell>
          <table:table-cell table:number-columns-repeated="16379"/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627" calcext:value-type="float">
            <text:p>627</text:p>
          </table:table-cell>
          <table:table-cell table:formula="of:=[.A599]+[.B599]" office:value-type="float" office:value="5813" calcext:value-type="float">
            <text:p>5813</text:p>
          </table:table-cell>
          <table:table-cell table:formula="of:=IF([.A599]&gt;=[.D598];[.C599];[.D598])" office:value-type="float" office:value="5742" calcext:value-type="float">
            <text:p>5742</text:p>
          </table:table-cell>
          <table:table-cell table:formula="of:=IF([.D599]=[.D598];&quot;&quot;;[.D599])">
            <text:p/>
          </table:table-cell>
          <table:table-cell table:number-columns-repeated="16379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713" calcext:value-type="float">
            <text:p>713</text:p>
          </table:table-cell>
          <table:table-cell table:formula="of:=[.A600]+[.B600]" office:value-type="float" office:value="5826" calcext:value-type="float">
            <text:p>5826</text:p>
          </table:table-cell>
          <table:table-cell table:formula="of:=IF([.A600]&gt;=[.D599];[.C600];[.D599])" office:value-type="float" office:value="5742" calcext:value-type="float">
            <text:p>5742</text:p>
          </table:table-cell>
          <table:table-cell table:formula="of:=IF([.D600]=[.D599];&quot;&quot;;[.D600])">
            <text:p/>
          </table:table-cell>
          <table:table-cell table:number-columns-repeated="16379"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402" calcext:value-type="float">
            <text:p>402</text:p>
          </table:table-cell>
          <table:table-cell table:formula="of:=[.A601]+[.B601]" office:value-type="float" office:value="5828" calcext:value-type="float">
            <text:p>5828</text:p>
          </table:table-cell>
          <table:table-cell table:formula="of:=IF([.A601]&gt;=[.D600];[.C601];[.D600])" office:value-type="float" office:value="5742" calcext:value-type="float">
            <text:p>5742</text:p>
          </table:table-cell>
          <table:table-cell table:formula="of:=IF([.D601]=[.D600];&quot;&quot;;[.D601])">
            <text:p/>
          </table:table-cell>
          <table:table-cell table:number-columns-repeated="16379"/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391" calcext:value-type="float">
            <text:p>391</text:p>
          </table:table-cell>
          <table:table-cell table:formula="of:=[.A602]+[.B602]" office:value-type="float" office:value="5831" calcext:value-type="float">
            <text:p>5831</text:p>
          </table:table-cell>
          <table:table-cell table:formula="of:=IF([.A602]&gt;=[.D601];[.C602];[.D601])" office:value-type="float" office:value="5742" calcext:value-type="float">
            <text:p>5742</text:p>
          </table:table-cell>
          <table:table-cell table:formula="of:=IF([.D602]=[.D601];&quot;&quot;;[.D602])">
            <text:p/>
          </table:table-cell>
          <table:table-cell table:number-columns-repeated="16379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145" calcext:value-type="float">
            <text:p>145</text:p>
          </table:table-cell>
          <table:table-cell table:formula="of:=[.A603]+[.B603]" office:value-type="float" office:value="5832" calcext:value-type="float">
            <text:p>5832</text:p>
          </table:table-cell>
          <table:table-cell table:formula="of:=IF([.A603]&gt;=[.D602];[.C603];[.D602])" office:value-type="float" office:value="5742" calcext:value-type="float">
            <text:p>5742</text:p>
          </table:table-cell>
          <table:table-cell table:formula="of:=IF([.D603]=[.D602];&quot;&quot;;[.D603])">
            <text:p/>
          </table:table-cell>
          <table:table-cell table:number-columns-repeated="16379"/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339" calcext:value-type="float">
            <text:p>339</text:p>
          </table:table-cell>
          <table:table-cell table:formula="of:=[.A604]+[.B604]" office:value-type="float" office:value="5834" calcext:value-type="float">
            <text:p>5834</text:p>
          </table:table-cell>
          <table:table-cell table:formula="of:=IF([.A604]&gt;=[.D603];[.C604];[.D603])" office:value-type="float" office:value="5742" calcext:value-type="float">
            <text:p>5742</text:p>
          </table:table-cell>
          <table:table-cell table:formula="of:=IF([.D604]=[.D603];&quot;&quot;;[.D604])">
            <text:p/>
          </table:table-cell>
          <table:table-cell table:number-columns-repeated="16379"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424" calcext:value-type="float">
            <text:p>424</text:p>
          </table:table-cell>
          <table:table-cell table:formula="of:=[.A605]+[.B605]" office:value-type="float" office:value="5838" calcext:value-type="float">
            <text:p>5838</text:p>
          </table:table-cell>
          <table:table-cell table:formula="of:=IF([.A605]&gt;=[.D604];[.C605];[.D604])" office:value-type="float" office:value="5742" calcext:value-type="float">
            <text:p>5742</text:p>
          </table:table-cell>
          <table:table-cell table:formula="of:=IF([.D605]=[.D604];&quot;&quot;;[.D605])">
            <text:p/>
          </table:table-cell>
          <table:table-cell table:number-columns-repeated="16379"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761" calcext:value-type="float">
            <text:p>761</text:p>
          </table:table-cell>
          <table:table-cell table:formula="of:=[.A606]+[.B606]" office:value-type="float" office:value="5849" calcext:value-type="float">
            <text:p>5849</text:p>
          </table:table-cell>
          <table:table-cell table:formula="of:=IF([.A606]&gt;=[.D605];[.C606];[.D605])" office:value-type="float" office:value="5742" calcext:value-type="float">
            <text:p>5742</text:p>
          </table:table-cell>
          <table:table-cell table:formula="of:=IF([.D606]=[.D605];&quot;&quot;;[.D606])">
            <text:p/>
          </table:table-cell>
          <table:table-cell table:number-columns-repeated="16379"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680" calcext:value-type="float">
            <text:p>680</text:p>
          </table:table-cell>
          <table:table-cell table:formula="of:=[.A607]+[.B607]" office:value-type="float" office:value="5858" calcext:value-type="float">
            <text:p>5858</text:p>
          </table:table-cell>
          <table:table-cell table:formula="of:=IF([.A607]&gt;=[.D606];[.C607];[.D606])" office:value-type="float" office:value="5742" calcext:value-type="float">
            <text:p>5742</text:p>
          </table:table-cell>
          <table:table-cell table:formula="of:=IF([.D607]=[.D606];&quot;&quot;;[.D607])">
            <text:p/>
          </table:table-cell>
          <table:table-cell table:number-columns-repeated="16379"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617" calcext:value-type="float">
            <text:p>617</text:p>
          </table:table-cell>
          <table:table-cell table:formula="of:=[.A608]+[.B608]" office:value-type="float" office:value="5860" calcext:value-type="float">
            <text:p>5860</text:p>
          </table:table-cell>
          <table:table-cell table:formula="of:=IF([.A608]&gt;=[.D607];[.C608];[.D607])" office:value-type="float" office:value="5742" calcext:value-type="float">
            <text:p>5742</text:p>
          </table:table-cell>
          <table:table-cell table:formula="of:=IF([.D608]=[.D607];&quot;&quot;;[.D608])">
            <text:p/>
          </table:table-cell>
          <table:table-cell table:number-columns-repeated="16379"/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279" calcext:value-type="float">
            <text:p>279</text:p>
          </table:table-cell>
          <table:table-cell table:formula="of:=[.A609]+[.B609]" office:value-type="float" office:value="5875" calcext:value-type="float">
            <text:p>5875</text:p>
          </table:table-cell>
          <table:table-cell table:formula="of:=IF([.A609]&gt;=[.D608];[.C609];[.D608])" office:value-type="float" office:value="5742" calcext:value-type="float">
            <text:p>5742</text:p>
          </table:table-cell>
          <table:table-cell table:formula="of:=IF([.D609]=[.D608];&quot;&quot;;[.D609])">
            <text:p/>
          </table:table-cell>
          <table:table-cell table:number-columns-repeated="16379"/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136" calcext:value-type="float">
            <text:p>136</text:p>
          </table:table-cell>
          <table:table-cell table:formula="of:=[.A610]+[.B610]" office:value-type="float" office:value="5877" calcext:value-type="float">
            <text:p>5877</text:p>
          </table:table-cell>
          <table:table-cell table:formula="of:=IF([.A610]&gt;=[.D609];[.C610];[.D609])" office:value-type="float" office:value="5742" calcext:value-type="float">
            <text:p>5742</text:p>
          </table:table-cell>
          <table:table-cell table:formula="of:=IF([.D610]=[.D609];&quot;&quot;;[.D610])">
            <text:p/>
          </table:table-cell>
          <table:table-cell table:number-columns-repeated="16379"/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193" calcext:value-type="float">
            <text:p>193</text:p>
          </table:table-cell>
          <table:table-cell table:formula="of:=[.A611]+[.B611]" office:value-type="float" office:value="5879" calcext:value-type="float">
            <text:p>5879</text:p>
          </table:table-cell>
          <table:table-cell table:formula="of:=IF([.A611]&gt;=[.D610];[.C611];[.D610])" office:value-type="float" office:value="5742" calcext:value-type="float">
            <text:p>5742</text:p>
          </table:table-cell>
          <table:table-cell table:formula="of:=IF([.D611]=[.D610];&quot;&quot;;[.D611])">
            <text:p/>
          </table:table-cell>
          <table:table-cell table:number-columns-repeated="16379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539" calcext:value-type="float">
            <text:p>539</text:p>
          </table:table-cell>
          <table:table-cell table:formula="of:=[.A612]+[.B612]" office:value-type="float" office:value="5891" calcext:value-type="float">
            <text:p>5891</text:p>
          </table:table-cell>
          <table:table-cell table:formula="of:=IF([.A612]&gt;=[.D611];[.C612];[.D611])" office:value-type="float" office:value="5742" calcext:value-type="float">
            <text:p>5742</text:p>
          </table:table-cell>
          <table:table-cell table:formula="of:=IF([.D612]=[.D611];&quot;&quot;;[.D612])">
            <text:p/>
          </table:table-cell>
          <table:table-cell table:number-columns-repeated="16379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492" calcext:value-type="float">
            <text:p>492</text:p>
          </table:table-cell>
          <table:table-cell table:formula="of:=[.A613]+[.B613]" office:value-type="float" office:value="5900" calcext:value-type="float">
            <text:p>5900</text:p>
          </table:table-cell>
          <table:table-cell table:formula="of:=IF([.A613]&gt;=[.D612];[.C613];[.D612])" office:value-type="float" office:value="5742" calcext:value-type="float">
            <text:p>5742</text:p>
          </table:table-cell>
          <table:table-cell table:formula="of:=IF([.D613]=[.D612];&quot;&quot;;[.D613])">
            <text:p/>
          </table:table-cell>
          <table:table-cell table:number-columns-repeated="16379"/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432" calcext:value-type="float">
            <text:p>432</text:p>
          </table:table-cell>
          <table:table-cell table:formula="of:=[.A614]+[.B614]" office:value-type="float" office:value="5902" calcext:value-type="float">
            <text:p>5902</text:p>
          </table:table-cell>
          <table:table-cell table:formula="of:=IF([.A614]&gt;=[.D613];[.C614];[.D613])" office:value-type="float" office:value="5742" calcext:value-type="float">
            <text:p>5742</text:p>
          </table:table-cell>
          <table:table-cell table:formula="of:=IF([.D614]=[.D613];&quot;&quot;;[.D614])">
            <text:p/>
          </table:table-cell>
          <table:table-cell table:number-columns-repeated="16379"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346" calcext:value-type="float">
            <text:p>346</text:p>
          </table:table-cell>
          <table:table-cell table:formula="of:=[.A615]+[.B615]" office:value-type="float" office:value="5907" calcext:value-type="float">
            <text:p>5907</text:p>
          </table:table-cell>
          <table:table-cell table:formula="of:=IF([.A615]&gt;=[.D614];[.C615];[.D614])" office:value-type="float" office:value="5742" calcext:value-type="float">
            <text:p>5742</text:p>
          </table:table-cell>
          <table:table-cell table:formula="of:=IF([.D615]=[.D614];&quot;&quot;;[.D615])">
            <text:p/>
          </table:table-cell>
          <table:table-cell table:number-columns-repeated="16379"/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float" office:value="403" calcext:value-type="float">
            <text:p>403</text:p>
          </table:table-cell>
          <table:table-cell table:formula="of:=[.A616]+[.B616]" office:value-type="float" office:value="5912" calcext:value-type="float">
            <text:p>5912</text:p>
          </table:table-cell>
          <table:table-cell table:formula="of:=IF([.A616]&gt;=[.D615];[.C616];[.D615])" office:value-type="float" office:value="5742" calcext:value-type="float">
            <text:p>5742</text:p>
          </table:table-cell>
          <table:table-cell table:formula="of:=IF([.D616]=[.D615];&quot;&quot;;[.D616])">
            <text:p/>
          </table:table-cell>
          <table:table-cell table:number-columns-repeated="16379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791" calcext:value-type="float">
            <text:p>791</text:p>
          </table:table-cell>
          <table:table-cell table:formula="of:=[.A617]+[.B617]" office:value-type="float" office:value="5915" calcext:value-type="float">
            <text:p>5915</text:p>
          </table:table-cell>
          <table:table-cell table:formula="of:=IF([.A617]&gt;=[.D616];[.C617];[.D616])" office:value-type="float" office:value="5742" calcext:value-type="float">
            <text:p>5742</text:p>
          </table:table-cell>
          <table:table-cell table:formula="of:=IF([.D617]=[.D616];&quot;&quot;;[.D617])">
            <text:p/>
          </table:table-cell>
          <table:table-cell table:number-columns-repeated="16379"/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242" calcext:value-type="float">
            <text:p>242</text:p>
          </table:table-cell>
          <table:table-cell table:formula="of:=[.A618]+[.B618]" office:value-type="float" office:value="5917" calcext:value-type="float">
            <text:p>5917</text:p>
          </table:table-cell>
          <table:table-cell table:formula="of:=IF([.A618]&gt;=[.D617];[.C618];[.D617])" office:value-type="float" office:value="5742" calcext:value-type="float">
            <text:p>5742</text:p>
          </table:table-cell>
          <table:table-cell table:formula="of:=IF([.D618]=[.D617];&quot;&quot;;[.D618])">
            <text:p/>
          </table:table-cell>
          <table:table-cell table:number-columns-repeated="16379"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683" calcext:value-type="float">
            <text:p>683</text:p>
          </table:table-cell>
          <table:table-cell table:formula="of:=[.A619]+[.B619]" office:value-type="float" office:value="5932" calcext:value-type="float">
            <text:p>5932</text:p>
          </table:table-cell>
          <table:table-cell table:formula="of:=IF([.A619]&gt;=[.D618];[.C619];[.D618])" office:value-type="float" office:value="5742" calcext:value-type="float">
            <text:p>5742</text:p>
          </table:table-cell>
          <table:table-cell table:formula="of:=IF([.D619]=[.D618];&quot;&quot;;[.D619])">
            <text:p/>
          </table:table-cell>
          <table:table-cell table:number-columns-repeated="16379"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490" calcext:value-type="float">
            <text:p>490</text:p>
          </table:table-cell>
          <table:table-cell table:formula="of:=[.A620]+[.B620]" office:value-type="float" office:value="5935" calcext:value-type="float">
            <text:p>5935</text:p>
          </table:table-cell>
          <table:table-cell table:formula="of:=IF([.A620]&gt;=[.D619];[.C620];[.D619])" office:value-type="float" office:value="5742" calcext:value-type="float">
            <text:p>5742</text:p>
          </table:table-cell>
          <table:table-cell table:formula="of:=IF([.D620]=[.D619];&quot;&quot;;[.D620])">
            <text:p/>
          </table:table-cell>
          <table:table-cell table:number-columns-repeated="16379"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756" calcext:value-type="float">
            <text:p>756</text:p>
          </table:table-cell>
          <table:table-cell table:formula="of:=[.A621]+[.B621]" office:value-type="float" office:value="5936" calcext:value-type="float">
            <text:p>5936</text:p>
          </table:table-cell>
          <table:table-cell table:formula="of:=IF([.A621]&gt;=[.D620];[.C621];[.D620])" office:value-type="float" office:value="5742" calcext:value-type="float">
            <text:p>5742</text:p>
          </table:table-cell>
          <table:table-cell table:formula="of:=IF([.D621]=[.D620];&quot;&quot;;[.D621])">
            <text:p/>
          </table:table-cell>
          <table:table-cell table:number-columns-repeated="16379"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772" calcext:value-type="float">
            <text:p>772</text:p>
          </table:table-cell>
          <table:table-cell table:formula="of:=[.A622]+[.B622]" office:value-type="float" office:value="5937" calcext:value-type="float">
            <text:p>5937</text:p>
          </table:table-cell>
          <table:table-cell table:formula="of:=IF([.A622]&gt;=[.D621];[.C622];[.D621])" office:value-type="float" office:value="5742" calcext:value-type="float">
            <text:p>5742</text:p>
          </table:table-cell>
          <table:table-cell table:formula="of:=IF([.D622]=[.D621];&quot;&quot;;[.D622])">
            <text:p/>
          </table:table-cell>
          <table:table-cell table:number-columns-repeated="16379"/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173" calcext:value-type="float">
            <text:p>173</text:p>
          </table:table-cell>
          <table:table-cell table:formula="of:=[.A623]+[.B623]" office:value-type="float" office:value="5945" calcext:value-type="float">
            <text:p>5945</text:p>
          </table:table-cell>
          <table:table-cell table:formula="of:=IF([.A623]&gt;=[.D622];[.C623];[.D622])" office:value-type="float" office:value="5945" calcext:value-type="float">
            <text:p>5945</text:p>
          </table:table-cell>
          <table:table-cell table:formula="of:=IF([.D623]=[.D622];&quot;&quot;;[.D623])" office:value-type="float" office:value="5945" calcext:value-type="float">
            <text:p>5945</text:p>
          </table:table-cell>
          <table:table-cell table:number-columns-repeated="16379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115" calcext:value-type="float">
            <text:p>115</text:p>
          </table:table-cell>
          <table:table-cell table:formula="of:=[.A624]+[.B624]" office:value-type="float" office:value="5947" calcext:value-type="float">
            <text:p>5947</text:p>
          </table:table-cell>
          <table:table-cell table:formula="of:=IF([.A624]&gt;=[.D623];[.C624];[.D623])" office:value-type="float" office:value="5945" calcext:value-type="float">
            <text:p>5945</text:p>
          </table:table-cell>
          <table:table-cell table:formula="of:=IF([.D624]=[.D623];&quot;&quot;;[.D624])">
            <text:p/>
          </table:table-cell>
          <table:table-cell table:number-columns-repeated="16379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736" calcext:value-type="float">
            <text:p>736</text:p>
          </table:table-cell>
          <table:table-cell table:formula="of:=[.A625]+[.B625]" office:value-type="float" office:value="5958" calcext:value-type="float">
            <text:p>5958</text:p>
          </table:table-cell>
          <table:table-cell table:formula="of:=IF([.A625]&gt;=[.D624];[.C625];[.D624])" office:value-type="float" office:value="5945" calcext:value-type="float">
            <text:p>5945</text:p>
          </table:table-cell>
          <table:table-cell table:formula="of:=IF([.D625]=[.D624];&quot;&quot;;[.D625])">
            <text:p/>
          </table:table-cell>
          <table:table-cell table:number-columns-repeated="16379"/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float" office:value="669" calcext:value-type="float">
            <text:p>669</text:p>
          </table:table-cell>
          <table:table-cell table:formula="of:=[.A626]+[.B626]" office:value-type="float" office:value="5958" calcext:value-type="float">
            <text:p>5958</text:p>
          </table:table-cell>
          <table:table-cell table:formula="of:=IF([.A626]&gt;=[.D625];[.C626];[.D625])" office:value-type="float" office:value="5945" calcext:value-type="float">
            <text:p>5945</text:p>
          </table:table-cell>
          <table:table-cell table:formula="of:=IF([.D626]=[.D625];&quot;&quot;;[.D626])">
            <text:p/>
          </table:table-cell>
          <table:table-cell table:number-columns-repeated="16379"/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129" calcext:value-type="float">
            <text:p>129</text:p>
          </table:table-cell>
          <table:table-cell table:formula="of:=[.A627]+[.B627]" office:value-type="float" office:value="6005" calcext:value-type="float">
            <text:p>6005</text:p>
          </table:table-cell>
          <table:table-cell table:formula="of:=IF([.A627]&gt;=[.D626];[.C627];[.D626])" office:value-type="float" office:value="5945" calcext:value-type="float">
            <text:p>5945</text:p>
          </table:table-cell>
          <table:table-cell table:formula="of:=IF([.D627]=[.D626];&quot;&quot;;[.D627])">
            <text:p/>
          </table:table-cell>
          <table:table-cell table:number-columns-repeated="16379"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709" calcext:value-type="float">
            <text:p>709</text:p>
          </table:table-cell>
          <table:table-cell table:formula="of:=[.A628]+[.B628]" office:value-type="float" office:value="6036" calcext:value-type="float">
            <text:p>6036</text:p>
          </table:table-cell>
          <table:table-cell table:formula="of:=IF([.A628]&gt;=[.D627];[.C628];[.D627])" office:value-type="float" office:value="5945" calcext:value-type="float">
            <text:p>5945</text:p>
          </table:table-cell>
          <table:table-cell table:formula="of:=IF([.D628]=[.D627];&quot;&quot;;[.D628])">
            <text:p/>
          </table:table-cell>
          <table:table-cell table:number-columns-repeated="16379"/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129" calcext:value-type="float">
            <text:p>129</text:p>
          </table:table-cell>
          <table:table-cell table:formula="of:=[.A629]+[.B629]" office:value-type="float" office:value="6037" calcext:value-type="float">
            <text:p>6037</text:p>
          </table:table-cell>
          <table:table-cell table:formula="of:=IF([.A629]&gt;=[.D628];[.C629];[.D628])" office:value-type="float" office:value="5945" calcext:value-type="float">
            <text:p>5945</text:p>
          </table:table-cell>
          <table:table-cell table:formula="of:=IF([.D629]=[.D628];&quot;&quot;;[.D629])">
            <text:p/>
          </table:table-cell>
          <table:table-cell table:number-columns-repeated="16379"/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435" calcext:value-type="float">
            <text:p>435</text:p>
          </table:table-cell>
          <table:table-cell table:formula="of:=[.A630]+[.B630]" office:value-type="float" office:value="6041" calcext:value-type="float">
            <text:p>6041</text:p>
          </table:table-cell>
          <table:table-cell table:formula="of:=IF([.A630]&gt;=[.D629];[.C630];[.D629])" office:value-type="float" office:value="5945" calcext:value-type="float">
            <text:p>5945</text:p>
          </table:table-cell>
          <table:table-cell table:formula="of:=IF([.D630]=[.D629];&quot;&quot;;[.D630])">
            <text:p/>
          </table:table-cell>
          <table:table-cell table:number-columns-repeated="16379"/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87" calcext:value-type="float">
            <text:p>87</text:p>
          </table:table-cell>
          <table:table-cell table:formula="of:=[.A631]+[.B631]" office:value-type="float" office:value="6042" calcext:value-type="float">
            <text:p>6042</text:p>
          </table:table-cell>
          <table:table-cell table:formula="of:=IF([.A631]&gt;=[.D630];[.C631];[.D630])" office:value-type="float" office:value="6042" calcext:value-type="float">
            <text:p>6042</text:p>
          </table:table-cell>
          <table:table-cell table:formula="of:=IF([.D631]=[.D630];&quot;&quot;;[.D631])" office:value-type="float" office:value="6042" calcext:value-type="float">
            <text:p>6042</text:p>
          </table:table-cell>
          <table:table-cell table:number-columns-repeated="16379"/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524" calcext:value-type="float">
            <text:p>524</text:p>
          </table:table-cell>
          <table:table-cell table:formula="of:=[.A632]+[.B632]" office:value-type="float" office:value="6061" calcext:value-type="float">
            <text:p>6061</text:p>
          </table:table-cell>
          <table:table-cell table:formula="of:=IF([.A632]&gt;=[.D631];[.C632];[.D631])" office:value-type="float" office:value="6042" calcext:value-type="float">
            <text:p>6042</text:p>
          </table:table-cell>
          <table:table-cell table:formula="of:=IF([.D632]=[.D631];&quot;&quot;;[.D632])">
            <text:p/>
          </table:table-cell>
          <table:table-cell table:number-columns-repeated="16379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760" calcext:value-type="float">
            <text:p>760</text:p>
          </table:table-cell>
          <table:table-cell table:formula="of:=[.A633]+[.B633]" office:value-type="float" office:value="6068" calcext:value-type="float">
            <text:p>6068</text:p>
          </table:table-cell>
          <table:table-cell table:formula="of:=IF([.A633]&gt;=[.D632];[.C633];[.D632])" office:value-type="float" office:value="6042" calcext:value-type="float">
            <text:p>6042</text:p>
          </table:table-cell>
          <table:table-cell table:formula="of:=IF([.D633]=[.D632];&quot;&quot;;[.D633])">
            <text:p/>
          </table:table-cell>
          <table:table-cell table:number-columns-repeated="16379"/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116" calcext:value-type="float">
            <text:p>116</text:p>
          </table:table-cell>
          <table:table-cell table:formula="of:=[.A634]+[.B634]" office:value-type="float" office:value="6071" calcext:value-type="float">
            <text:p>6071</text:p>
          </table:table-cell>
          <table:table-cell table:formula="of:=IF([.A634]&gt;=[.D633];[.C634];[.D633])" office:value-type="float" office:value="6042" calcext:value-type="float">
            <text:p>6042</text:p>
          </table:table-cell>
          <table:table-cell table:formula="of:=IF([.D634]=[.D633];&quot;&quot;;[.D634])">
            <text:p/>
          </table:table-cell>
          <table:table-cell table:number-columns-repeated="16379"/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326" calcext:value-type="float">
            <text:p>326</text:p>
          </table:table-cell>
          <table:table-cell table:formula="of:=[.A635]+[.B635]" office:value-type="float" office:value="6075" calcext:value-type="float">
            <text:p>6075</text:p>
          </table:table-cell>
          <table:table-cell table:formula="of:=IF([.A635]&gt;=[.D634];[.C635];[.D634])" office:value-type="float" office:value="6042" calcext:value-type="float">
            <text:p>6042</text:p>
          </table:table-cell>
          <table:table-cell table:formula="of:=IF([.D635]=[.D634];&quot;&quot;;[.D635])">
            <text:p/>
          </table:table-cell>
          <table:table-cell table:number-columns-repeated="16379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24" calcext:value-type="float">
            <text:p>24</text:p>
          </table:table-cell>
          <table:table-cell table:formula="of:=[.A636]+[.B636]" office:value-type="float" office:value="6080" calcext:value-type="float">
            <text:p>6080</text:p>
          </table:table-cell>
          <table:table-cell table:formula="of:=IF([.A636]&gt;=[.D635];[.C636];[.D635])" office:value-type="float" office:value="6080" calcext:value-type="float">
            <text:p>6080</text:p>
          </table:table-cell>
          <table:table-cell table:formula="of:=IF([.D636]=[.D635];&quot;&quot;;[.D636])" office:value-type="float" office:value="6080" calcext:value-type="float">
            <text:p>6080</text:p>
          </table:table-cell>
          <table:table-cell table:number-columns-repeated="16379"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716" calcext:value-type="float">
            <text:p>716</text:p>
          </table:table-cell>
          <table:table-cell table:formula="of:=[.A637]+[.B637]" office:value-type="float" office:value="6094" calcext:value-type="float">
            <text:p>6094</text:p>
          </table:table-cell>
          <table:table-cell table:formula="of:=IF([.A637]&gt;=[.D636];[.C637];[.D636])" office:value-type="float" office:value="6080" calcext:value-type="float">
            <text:p>6080</text:p>
          </table:table-cell>
          <table:table-cell table:formula="of:=IF([.D637]=[.D636];&quot;&quot;;[.D637])">
            <text:p/>
          </table:table-cell>
          <table:table-cell table:number-columns-repeated="16379"/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120" calcext:value-type="float">
            <text:p>120</text:p>
          </table:table-cell>
          <table:table-cell table:formula="of:=[.A638]+[.B638]" office:value-type="float" office:value="6094" calcext:value-type="float">
            <text:p>6094</text:p>
          </table:table-cell>
          <table:table-cell table:formula="of:=IF([.A638]&gt;=[.D637];[.C638];[.D637])" office:value-type="float" office:value="6080" calcext:value-type="float">
            <text:p>6080</text:p>
          </table:table-cell>
          <table:table-cell table:formula="of:=IF([.D638]=[.D637];&quot;&quot;;[.D638])">
            <text:p/>
          </table:table-cell>
          <table:table-cell table:number-columns-repeated="16379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594" calcext:value-type="float">
            <text:p>594</text:p>
          </table:table-cell>
          <table:table-cell table:formula="of:=[.A639]+[.B639]" office:value-type="float" office:value="6095" calcext:value-type="float">
            <text:p>6095</text:p>
          </table:table-cell>
          <table:table-cell table:formula="of:=IF([.A639]&gt;=[.D638];[.C639];[.D638])" office:value-type="float" office:value="6080" calcext:value-type="float">
            <text:p>6080</text:p>
          </table:table-cell>
          <table:table-cell table:formula="of:=IF([.D639]=[.D638];&quot;&quot;;[.D639])">
            <text:p/>
          </table:table-cell>
          <table:table-cell table:number-columns-repeated="16379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595" calcext:value-type="float">
            <text:p>595</text:p>
          </table:table-cell>
          <table:table-cell table:formula="of:=[.A640]+[.B640]" office:value-type="float" office:value="6096" calcext:value-type="float">
            <text:p>6096</text:p>
          </table:table-cell>
          <table:table-cell table:formula="of:=IF([.A640]&gt;=[.D639];[.C640];[.D639])" office:value-type="float" office:value="6080" calcext:value-type="float">
            <text:p>6080</text:p>
          </table:table-cell>
          <table:table-cell table:formula="of:=IF([.D640]=[.D639];&quot;&quot;;[.D640])">
            <text:p/>
          </table:table-cell>
          <table:table-cell table:number-columns-repeated="16379"/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396" calcext:value-type="float">
            <text:p>396</text:p>
          </table:table-cell>
          <table:table-cell table:formula="of:=[.A641]+[.B641]" office:value-type="float" office:value="6100" calcext:value-type="float">
            <text:p>6100</text:p>
          </table:table-cell>
          <table:table-cell table:formula="of:=IF([.A641]&gt;=[.D640];[.C641];[.D640])" office:value-type="float" office:value="6080" calcext:value-type="float">
            <text:p>6080</text:p>
          </table:table-cell>
          <table:table-cell table:formula="of:=IF([.D641]=[.D640];&quot;&quot;;[.D641])">
            <text:p/>
          </table:table-cell>
          <table:table-cell table:number-columns-repeated="16379"/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306" calcext:value-type="float">
            <text:p>306</text:p>
          </table:table-cell>
          <table:table-cell table:formula="of:=[.A642]+[.B642]" office:value-type="float" office:value="6100" calcext:value-type="float">
            <text:p>6100</text:p>
          </table:table-cell>
          <table:table-cell table:formula="of:=IF([.A642]&gt;=[.D641];[.C642];[.D641])" office:value-type="float" office:value="6080" calcext:value-type="float">
            <text:p>6080</text:p>
          </table:table-cell>
          <table:table-cell table:formula="of:=IF([.D642]=[.D641];&quot;&quot;;[.D642])">
            <text:p/>
          </table:table-cell>
          <table:table-cell table:number-columns-repeated="16379"/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604" calcext:value-type="float">
            <text:p>604</text:p>
          </table:table-cell>
          <table:table-cell table:formula="of:=[.A643]+[.B643]" office:value-type="float" office:value="6102" calcext:value-type="float">
            <text:p>6102</text:p>
          </table:table-cell>
          <table:table-cell table:formula="of:=IF([.A643]&gt;=[.D642];[.C643];[.D642])" office:value-type="float" office:value="6080" calcext:value-type="float">
            <text:p>6080</text:p>
          </table:table-cell>
          <table:table-cell table:formula="of:=IF([.D643]=[.D642];&quot;&quot;;[.D643])">
            <text:p/>
          </table:table-cell>
          <table:table-cell table:number-columns-repeated="16379"/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90" calcext:value-type="float">
            <text:p>190</text:p>
          </table:table-cell>
          <table:table-cell table:formula="of:=[.A644]+[.B644]" office:value-type="float" office:value="6103" calcext:value-type="float">
            <text:p>6103</text:p>
          </table:table-cell>
          <table:table-cell table:formula="of:=IF([.A644]&gt;=[.D643];[.C644];[.D643])" office:value-type="float" office:value="6080" calcext:value-type="float">
            <text:p>6080</text:p>
          </table:table-cell>
          <table:table-cell table:formula="of:=IF([.D644]=[.D643];&quot;&quot;;[.D644])">
            <text:p/>
          </table:table-cell>
          <table:table-cell table:number-columns-repeated="16379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322" calcext:value-type="float">
            <text:p>322</text:p>
          </table:table-cell>
          <table:table-cell table:formula="of:=[.A645]+[.B645]" office:value-type="float" office:value="6145" calcext:value-type="float">
            <text:p>6145</text:p>
          </table:table-cell>
          <table:table-cell table:formula="of:=IF([.A645]&gt;=[.D644];[.C645];[.D644])" office:value-type="float" office:value="6080" calcext:value-type="float">
            <text:p>6080</text:p>
          </table:table-cell>
          <table:table-cell table:formula="of:=IF([.D645]=[.D644];&quot;&quot;;[.D645])">
            <text:p/>
          </table:table-cell>
          <table:table-cell table:number-columns-repeated="16379"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271" calcext:value-type="float">
            <text:p>271</text:p>
          </table:table-cell>
          <table:table-cell table:formula="of:=[.A646]+[.B646]" office:value-type="float" office:value="6153" calcext:value-type="float">
            <text:p>6153</text:p>
          </table:table-cell>
          <table:table-cell table:formula="of:=IF([.A646]&gt;=[.D645];[.C646];[.D645])" office:value-type="float" office:value="6080" calcext:value-type="float">
            <text:p>6080</text:p>
          </table:table-cell>
          <table:table-cell table:formula="of:=IF([.D646]=[.D645];&quot;&quot;;[.D646])">
            <text:p/>
          </table:table-cell>
          <table:table-cell table:number-columns-repeated="16379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90" calcext:value-type="float">
            <text:p>90</text:p>
          </table:table-cell>
          <table:table-cell table:formula="of:=[.A647]+[.B647]" office:value-type="float" office:value="6158" calcext:value-type="float">
            <text:p>6158</text:p>
          </table:table-cell>
          <table:table-cell table:formula="of:=IF([.A647]&gt;=[.D646];[.C647];[.D646])" office:value-type="float" office:value="6080" calcext:value-type="float">
            <text:p>6080</text:p>
          </table:table-cell>
          <table:table-cell table:formula="of:=IF([.D647]=[.D646];&quot;&quot;;[.D647])">
            <text:p/>
          </table:table-cell>
          <table:table-cell table:number-columns-repeated="16379"/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200" calcext:value-type="float">
            <text:p>200</text:p>
          </table:table-cell>
          <table:table-cell table:formula="of:=[.A648]+[.B648]" office:value-type="float" office:value="6166" calcext:value-type="float">
            <text:p>6166</text:p>
          </table:table-cell>
          <table:table-cell table:formula="of:=IF([.A648]&gt;=[.D647];[.C648];[.D647])" office:value-type="float" office:value="6080" calcext:value-type="float">
            <text:p>6080</text:p>
          </table:table-cell>
          <table:table-cell table:formula="of:=IF([.D648]=[.D647];&quot;&quot;;[.D648])">
            <text:p/>
          </table:table-cell>
          <table:table-cell table:number-columns-repeated="16379"/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396" calcext:value-type="float">
            <text:p>396</text:p>
          </table:table-cell>
          <table:table-cell table:formula="of:=[.A649]+[.B649]" office:value-type="float" office:value="6176" calcext:value-type="float">
            <text:p>6176</text:p>
          </table:table-cell>
          <table:table-cell table:formula="of:=IF([.A649]&gt;=[.D648];[.C649];[.D648])" office:value-type="float" office:value="6080" calcext:value-type="float">
            <text:p>6080</text:p>
          </table:table-cell>
          <table:table-cell table:formula="of:=IF([.D649]=[.D648];&quot;&quot;;[.D649])">
            <text:p/>
          </table:table-cell>
          <table:table-cell table:number-columns-repeated="16379"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779" calcext:value-type="float">
            <text:p>779</text:p>
          </table:table-cell>
          <table:table-cell table:formula="of:=[.A650]+[.B650]" office:value-type="float" office:value="6177" calcext:value-type="float">
            <text:p>6177</text:p>
          </table:table-cell>
          <table:table-cell table:formula="of:=IF([.A650]&gt;=[.D649];[.C650];[.D649])" office:value-type="float" office:value="6080" calcext:value-type="float">
            <text:p>6080</text:p>
          </table:table-cell>
          <table:table-cell table:formula="of:=IF([.D650]=[.D649];&quot;&quot;;[.D650])">
            <text:p/>
          </table:table-cell>
          <table:table-cell table:number-columns-repeated="16379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772" calcext:value-type="float">
            <text:p>772</text:p>
          </table:table-cell>
          <table:table-cell table:formula="of:=[.A651]+[.B651]" office:value-type="float" office:value="6200" calcext:value-type="float">
            <text:p>6200</text:p>
          </table:table-cell>
          <table:table-cell table:formula="of:=IF([.A651]&gt;=[.D650];[.C651];[.D650])" office:value-type="float" office:value="6080" calcext:value-type="float">
            <text:p>6080</text:p>
          </table:table-cell>
          <table:table-cell table:formula="of:=IF([.D651]=[.D650];&quot;&quot;;[.D651])">
            <text:p/>
          </table:table-cell>
          <table:table-cell table:number-columns-repeated="16379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59" calcext:value-type="float">
            <text:p>59</text:p>
          </table:table-cell>
          <table:table-cell table:formula="of:=[.A652]+[.B652]" office:value-type="float" office:value="6217" calcext:value-type="float">
            <text:p>6217</text:p>
          </table:table-cell>
          <table:table-cell table:formula="of:=IF([.A652]&gt;=[.D651];[.C652];[.D651])" office:value-type="float" office:value="6217" calcext:value-type="float">
            <text:p>6217</text:p>
          </table:table-cell>
          <table:table-cell table:formula="of:=IF([.D652]=[.D651];&quot;&quot;;[.D652])" office:value-type="float" office:value="6217" calcext:value-type="float">
            <text:p>6217</text:p>
          </table:table-cell>
          <table:table-cell table:number-columns-repeated="16379"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366" calcext:value-type="float">
            <text:p>366</text:p>
          </table:table-cell>
          <table:table-cell table:formula="of:=[.A653]+[.B653]" office:value-type="float" office:value="6218" calcext:value-type="float">
            <text:p>6218</text:p>
          </table:table-cell>
          <table:table-cell table:formula="of:=IF([.A653]&gt;=[.D652];[.C653];[.D652])" office:value-type="float" office:value="6217" calcext:value-type="float">
            <text:p>6217</text:p>
          </table:table-cell>
          <table:table-cell table:formula="of:=IF([.D653]=[.D652];&quot;&quot;;[.D653])">
            <text:p/>
          </table:table-cell>
          <table:table-cell table:number-columns-repeated="16379"/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234" calcext:value-type="float">
            <text:p>234</text:p>
          </table:table-cell>
          <table:table-cell table:formula="of:=[.A654]+[.B654]" office:value-type="float" office:value="6222" calcext:value-type="float">
            <text:p>6222</text:p>
          </table:table-cell>
          <table:table-cell table:formula="of:=IF([.A654]&gt;=[.D653];[.C654];[.D653])" office:value-type="float" office:value="6217" calcext:value-type="float">
            <text:p>6217</text:p>
          </table:table-cell>
          <table:table-cell table:formula="of:=IF([.D654]=[.D653];&quot;&quot;;[.D654])">
            <text:p/>
          </table:table-cell>
          <table:table-cell table:number-columns-repeated="16379"/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310" calcext:value-type="float">
            <text:p>310</text:p>
          </table:table-cell>
          <table:table-cell table:formula="of:=[.A655]+[.B655]" office:value-type="float" office:value="6251" calcext:value-type="float">
            <text:p>6251</text:p>
          </table:table-cell>
          <table:table-cell table:formula="of:=IF([.A655]&gt;=[.D654];[.C655];[.D654])" office:value-type="float" office:value="6217" calcext:value-type="float">
            <text:p>6217</text:p>
          </table:table-cell>
          <table:table-cell table:formula="of:=IF([.D655]=[.D654];&quot;&quot;;[.D655])">
            <text:p/>
          </table:table-cell>
          <table:table-cell table:number-columns-repeated="16379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593" calcext:value-type="float">
            <text:p>593</text:p>
          </table:table-cell>
          <table:table-cell table:formula="of:=[.A656]+[.B656]" office:value-type="float" office:value="6257" calcext:value-type="float">
            <text:p>6257</text:p>
          </table:table-cell>
          <table:table-cell table:formula="of:=IF([.A656]&gt;=[.D655];[.C656];[.D655])" office:value-type="float" office:value="6217" calcext:value-type="float">
            <text:p>6217</text:p>
          </table:table-cell>
          <table:table-cell table:formula="of:=IF([.D656]=[.D655];&quot;&quot;;[.D656])">
            <text:p/>
          </table:table-cell>
          <table:table-cell table:number-columns-repeated="16379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47" calcext:value-type="float">
            <text:p>47</text:p>
          </table:table-cell>
          <table:table-cell table:formula="of:=[.A657]+[.B657]" office:value-type="float" office:value="6266" calcext:value-type="float">
            <text:p>6266</text:p>
          </table:table-cell>
          <table:table-cell table:formula="of:=IF([.A657]&gt;=[.D656];[.C657];[.D656])" office:value-type="float" office:value="6266" calcext:value-type="float">
            <text:p>6266</text:p>
          </table:table-cell>
          <table:table-cell table:formula="of:=IF([.D657]=[.D656];&quot;&quot;;[.D657])" office:value-type="float" office:value="6266" calcext:value-type="float">
            <text:p>6266</text:p>
          </table:table-cell>
          <table:table-cell table:number-columns-repeated="16379"/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787" calcext:value-type="float">
            <text:p>787</text:p>
          </table:table-cell>
          <table:table-cell table:formula="of:=[.A658]+[.B658]" office:value-type="float" office:value="6269" calcext:value-type="float">
            <text:p>6269</text:p>
          </table:table-cell>
          <table:table-cell table:formula="of:=IF([.A658]&gt;=[.D657];[.C658];[.D657])" office:value-type="float" office:value="6266" calcext:value-type="float">
            <text:p>6266</text:p>
          </table:table-cell>
          <table:table-cell table:formula="of:=IF([.D658]=[.D657];&quot;&quot;;[.D658])">
            <text:p/>
          </table:table-cell>
          <table:table-cell table:number-columns-repeated="16379"/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582" calcext:value-type="float">
            <text:p>582</text:p>
          </table:table-cell>
          <table:table-cell table:formula="of:=[.A659]+[.B659]" office:value-type="float" office:value="6275" calcext:value-type="float">
            <text:p>6275</text:p>
          </table:table-cell>
          <table:table-cell table:formula="of:=IF([.A659]&gt;=[.D658];[.C659];[.D658])" office:value-type="float" office:value="6266" calcext:value-type="float">
            <text:p>6266</text:p>
          </table:table-cell>
          <table:table-cell table:formula="of:=IF([.D659]=[.D658];&quot;&quot;;[.D659])">
            <text:p/>
          </table:table-cell>
          <table:table-cell table:number-columns-repeated="16379"/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363" calcext:value-type="float">
            <text:p>363</text:p>
          </table:table-cell>
          <table:table-cell table:formula="of:=[.A660]+[.B660]" office:value-type="float" office:value="6291" calcext:value-type="float">
            <text:p>6291</text:p>
          </table:table-cell>
          <table:table-cell table:formula="of:=IF([.A660]&gt;=[.D659];[.C660];[.D659])" office:value-type="float" office:value="6266" calcext:value-type="float">
            <text:p>6266</text:p>
          </table:table-cell>
          <table:table-cell table:formula="of:=IF([.D660]=[.D659];&quot;&quot;;[.D660])">
            <text:p/>
          </table:table-cell>
          <table:table-cell table:number-columns-repeated="16379"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85" calcext:value-type="float">
            <text:p>85</text:p>
          </table:table-cell>
          <table:table-cell table:formula="of:=[.A661]+[.B661]" office:value-type="float" office:value="6309" calcext:value-type="float">
            <text:p>6309</text:p>
          </table:table-cell>
          <table:table-cell table:formula="of:=IF([.A661]&gt;=[.D660];[.C661];[.D660])" office:value-type="float" office:value="6266" calcext:value-type="float">
            <text:p>6266</text:p>
          </table:table-cell>
          <table:table-cell table:formula="of:=IF([.D661]=[.D660];&quot;&quot;;[.D661])">
            <text:p/>
          </table:table-cell>
          <table:table-cell table:number-columns-repeated="16379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61" calcext:value-type="float">
            <text:p>61</text:p>
          </table:table-cell>
          <table:table-cell table:formula="of:=[.A662]+[.B662]" office:value-type="float" office:value="6314" calcext:value-type="float">
            <text:p>6314</text:p>
          </table:table-cell>
          <table:table-cell table:formula="of:=IF([.A662]&gt;=[.D661];[.C662];[.D661])" office:value-type="float" office:value="6266" calcext:value-type="float">
            <text:p>6266</text:p>
          </table:table-cell>
          <table:table-cell table:formula="of:=IF([.D662]=[.D661];&quot;&quot;;[.D662])">
            <text:p/>
          </table:table-cell>
          <table:table-cell table:number-columns-repeated="16379"/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566" calcext:value-type="float">
            <text:p>566</text:p>
          </table:table-cell>
          <table:table-cell table:formula="of:=[.A663]+[.B663]" office:value-type="float" office:value="6317" calcext:value-type="float">
            <text:p>6317</text:p>
          </table:table-cell>
          <table:table-cell table:formula="of:=IF([.A663]&gt;=[.D662];[.C663];[.D662])" office:value-type="float" office:value="6266" calcext:value-type="float">
            <text:p>6266</text:p>
          </table:table-cell>
          <table:table-cell table:formula="of:=IF([.D663]=[.D662];&quot;&quot;;[.D663])">
            <text:p/>
          </table:table-cell>
          <table:table-cell table:number-columns-repeated="16379"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94" calcext:value-type="float">
            <text:p>94</text:p>
          </table:table-cell>
          <table:table-cell table:formula="of:=[.A664]+[.B664]" office:value-type="float" office:value="6318" calcext:value-type="float">
            <text:p>6318</text:p>
          </table:table-cell>
          <table:table-cell table:formula="of:=IF([.A664]&gt;=[.D663];[.C664];[.D663])" office:value-type="float" office:value="6266" calcext:value-type="float">
            <text:p>6266</text:p>
          </table:table-cell>
          <table:table-cell table:formula="of:=IF([.D664]=[.D663];&quot;&quot;;[.D664])">
            <text:p/>
          </table:table-cell>
          <table:table-cell table:number-columns-repeated="16379"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669" calcext:value-type="float">
            <text:p>669</text:p>
          </table:table-cell>
          <table:table-cell table:formula="of:=[.A665]+[.B665]" office:value-type="float" office:value="6323" calcext:value-type="float">
            <text:p>6323</text:p>
          </table:table-cell>
          <table:table-cell table:formula="of:=IF([.A665]&gt;=[.D664];[.C665];[.D664])" office:value-type="float" office:value="6266" calcext:value-type="float">
            <text:p>6266</text:p>
          </table:table-cell>
          <table:table-cell table:formula="of:=IF([.D665]=[.D664];&quot;&quot;;[.D665])">
            <text:p/>
          </table:table-cell>
          <table:table-cell table:number-columns-repeated="16379"/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560" calcext:value-type="float">
            <text:p>560</text:p>
          </table:table-cell>
          <table:table-cell table:formula="of:=[.A666]+[.B666]" office:value-type="float" office:value="6334" calcext:value-type="float">
            <text:p>6334</text:p>
          </table:table-cell>
          <table:table-cell table:formula="of:=IF([.A666]&gt;=[.D665];[.C666];[.D665])" office:value-type="float" office:value="6266" calcext:value-type="float">
            <text:p>6266</text:p>
          </table:table-cell>
          <table:table-cell table:formula="of:=IF([.D666]=[.D665];&quot;&quot;;[.D666])">
            <text:p/>
          </table:table-cell>
          <table:table-cell table:number-columns-repeated="16379"/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677" calcext:value-type="float">
            <text:p>677</text:p>
          </table:table-cell>
          <table:table-cell table:formula="of:=[.A667]+[.B667]" office:value-type="float" office:value="6349" calcext:value-type="float">
            <text:p>6349</text:p>
          </table:table-cell>
          <table:table-cell table:formula="of:=IF([.A667]&gt;=[.D666];[.C667];[.D666])" office:value-type="float" office:value="6266" calcext:value-type="float">
            <text:p>6266</text:p>
          </table:table-cell>
          <table:table-cell table:formula="of:=IF([.D667]=[.D666];&quot;&quot;;[.D667])">
            <text:p/>
          </table:table-cell>
          <table:table-cell table:number-columns-repeated="16379"/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619" calcext:value-type="float">
            <text:p>619</text:p>
          </table:table-cell>
          <table:table-cell table:formula="of:=[.A668]+[.B668]" office:value-type="float" office:value="6363" calcext:value-type="float">
            <text:p>6363</text:p>
          </table:table-cell>
          <table:table-cell table:formula="of:=IF([.A668]&gt;=[.D667];[.C668];[.D667])" office:value-type="float" office:value="6266" calcext:value-type="float">
            <text:p>6266</text:p>
          </table:table-cell>
          <table:table-cell table:formula="of:=IF([.D668]=[.D667];&quot;&quot;;[.D668])">
            <text:p/>
          </table:table-cell>
          <table:table-cell table:number-columns-repeated="16379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284" calcext:value-type="float">
            <text:p>284</text:p>
          </table:table-cell>
          <table:table-cell table:formula="of:=[.A669]+[.B669]" office:value-type="float" office:value="6369" calcext:value-type="float">
            <text:p>6369</text:p>
          </table:table-cell>
          <table:table-cell table:formula="of:=IF([.A669]&gt;=[.D668];[.C669];[.D668])" office:value-type="float" office:value="6266" calcext:value-type="float">
            <text:p>6266</text:p>
          </table:table-cell>
          <table:table-cell table:formula="of:=IF([.D669]=[.D668];&quot;&quot;;[.D669])">
            <text:p/>
          </table:table-cell>
          <table:table-cell table:number-columns-repeated="16379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64" calcext:value-type="float">
            <text:p>64</text:p>
          </table:table-cell>
          <table:table-cell table:formula="of:=[.A670]+[.B670]" office:value-type="float" office:value="6374" calcext:value-type="float">
            <text:p>6374</text:p>
          </table:table-cell>
          <table:table-cell table:formula="of:=IF([.A670]&gt;=[.D669];[.C670];[.D669])" office:value-type="float" office:value="6374" calcext:value-type="float">
            <text:p>6374</text:p>
          </table:table-cell>
          <table:table-cell table:formula="of:=IF([.D670]=[.D669];&quot;&quot;;[.D670])" office:value-type="float" office:value="6374" calcext:value-type="float">
            <text:p>6374</text:p>
          </table:table-cell>
          <table:table-cell table:number-columns-repeated="16379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702" calcext:value-type="float">
            <text:p>702</text:p>
          </table:table-cell>
          <table:table-cell table:formula="of:=[.A671]+[.B671]" office:value-type="float" office:value="6382" calcext:value-type="float">
            <text:p>6382</text:p>
          </table:table-cell>
          <table:table-cell table:formula="of:=IF([.A671]&gt;=[.D670];[.C671];[.D670])" office:value-type="float" office:value="6374" calcext:value-type="float">
            <text:p>6374</text:p>
          </table:table-cell>
          <table:table-cell table:formula="of:=IF([.D671]=[.D670];&quot;&quot;;[.D671])">
            <text:p/>
          </table:table-cell>
          <table:table-cell table:number-columns-repeated="16379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319" calcext:value-type="float">
            <text:p>319</text:p>
          </table:table-cell>
          <table:table-cell table:formula="of:=[.A672]+[.B672]" office:value-type="float" office:value="6390" calcext:value-type="float">
            <text:p>6390</text:p>
          </table:table-cell>
          <table:table-cell table:formula="of:=IF([.A672]&gt;=[.D671];[.C672];[.D671])" office:value-type="float" office:value="6374" calcext:value-type="float">
            <text:p>6374</text:p>
          </table:table-cell>
          <table:table-cell table:formula="of:=IF([.D672]=[.D671];&quot;&quot;;[.D672])">
            <text:p/>
          </table:table-cell>
          <table:table-cell table:number-columns-repeated="16379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596" calcext:value-type="float">
            <text:p>596</text:p>
          </table:table-cell>
          <table:table-cell table:formula="of:=[.A673]+[.B673]" office:value-type="float" office:value="6406" calcext:value-type="float">
            <text:p>6406</text:p>
          </table:table-cell>
          <table:table-cell table:formula="of:=IF([.A673]&gt;=[.D672];[.C673];[.D672])" office:value-type="float" office:value="6374" calcext:value-type="float">
            <text:p>6374</text:p>
          </table:table-cell>
          <table:table-cell table:formula="of:=IF([.D673]=[.D672];&quot;&quot;;[.D673])">
            <text:p/>
          </table:table-cell>
          <table:table-cell table:number-columns-repeated="16379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95" calcext:value-type="float">
            <text:p>95</text:p>
          </table:table-cell>
          <table:table-cell table:formula="of:=[.A674]+[.B674]" office:value-type="float" office:value="6408" calcext:value-type="float">
            <text:p>6408</text:p>
          </table:table-cell>
          <table:table-cell table:formula="of:=IF([.A674]&gt;=[.D673];[.C674];[.D673])" office:value-type="float" office:value="6374" calcext:value-type="float">
            <text:p>6374</text:p>
          </table:table-cell>
          <table:table-cell table:formula="of:=IF([.D674]=[.D673];&quot;&quot;;[.D674])">
            <text:p/>
          </table:table-cell>
          <table:table-cell table:number-columns-repeated="16379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251" calcext:value-type="float">
            <text:p>251</text:p>
          </table:table-cell>
          <table:table-cell table:formula="of:=[.A675]+[.B675]" office:value-type="float" office:value="6424" calcext:value-type="float">
            <text:p>6424</text:p>
          </table:table-cell>
          <table:table-cell table:formula="of:=IF([.A675]&gt;=[.D674];[.C675];[.D674])" office:value-type="float" office:value="6374" calcext:value-type="float">
            <text:p>6374</text:p>
          </table:table-cell>
          <table:table-cell table:formula="of:=IF([.D675]=[.D674];&quot;&quot;;[.D675])">
            <text:p/>
          </table:table-cell>
          <table:table-cell table:number-columns-repeated="16379"/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589" calcext:value-type="float">
            <text:p>589</text:p>
          </table:table-cell>
          <table:table-cell table:formula="of:=[.A676]+[.B676]" office:value-type="float" office:value="6431" calcext:value-type="float">
            <text:p>6431</text:p>
          </table:table-cell>
          <table:table-cell table:formula="of:=IF([.A676]&gt;=[.D675];[.C676];[.D675])" office:value-type="float" office:value="6374" calcext:value-type="float">
            <text:p>6374</text:p>
          </table:table-cell>
          <table:table-cell table:formula="of:=IF([.D676]=[.D675];&quot;&quot;;[.D676])">
            <text:p/>
          </table:table-cell>
          <table:table-cell table:number-columns-repeated="16379"/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471" calcext:value-type="float">
            <text:p>471</text:p>
          </table:table-cell>
          <table:table-cell table:formula="of:=[.A677]+[.B677]" office:value-type="float" office:value="6442" calcext:value-type="float">
            <text:p>6442</text:p>
          </table:table-cell>
          <table:table-cell table:formula="of:=IF([.A677]&gt;=[.D676];[.C677];[.D676])" office:value-type="float" office:value="6374" calcext:value-type="float">
            <text:p>6374</text:p>
          </table:table-cell>
          <table:table-cell table:formula="of:=IF([.D677]=[.D676];&quot;&quot;;[.D677])">
            <text:p/>
          </table:table-cell>
          <table:table-cell table:number-columns-repeated="16379"/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558" calcext:value-type="float">
            <text:p>558</text:p>
          </table:table-cell>
          <table:table-cell table:formula="of:=[.A678]+[.B678]" office:value-type="float" office:value="6444" calcext:value-type="float">
            <text:p>6444</text:p>
          </table:table-cell>
          <table:table-cell table:formula="of:=IF([.A678]&gt;=[.D677];[.C678];[.D677])" office:value-type="float" office:value="6374" calcext:value-type="float">
            <text:p>6374</text:p>
          </table:table-cell>
          <table:table-cell table:formula="of:=IF([.D678]=[.D677];&quot;&quot;;[.D678])">
            <text:p/>
          </table:table-cell>
          <table:table-cell table:number-columns-repeated="16379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56" calcext:value-type="float">
            <text:p>56</text:p>
          </table:table-cell>
          <table:table-cell table:formula="of:=[.A679]+[.B679]" office:value-type="float" office:value="6448" calcext:value-type="float">
            <text:p>6448</text:p>
          </table:table-cell>
          <table:table-cell table:formula="of:=IF([.A679]&gt;=[.D678];[.C679];[.D678])" office:value-type="float" office:value="6448" calcext:value-type="float">
            <text:p>6448</text:p>
          </table:table-cell>
          <table:table-cell table:formula="of:=IF([.D679]=[.D678];&quot;&quot;;[.D679])" office:value-type="float" office:value="6448" calcext:value-type="float">
            <text:p>6448</text:p>
          </table:table-cell>
          <table:table-cell table:number-columns-repeated="16379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50" calcext:value-type="float">
            <text:p>50</text:p>
          </table:table-cell>
          <table:table-cell table:formula="of:=[.A680]+[.B680]" office:value-type="float" office:value="6474" calcext:value-type="float">
            <text:p>6474</text:p>
          </table:table-cell>
          <table:table-cell table:formula="of:=IF([.A680]&gt;=[.D679];[.C680];[.D679])" office:value-type="float" office:value="6448" calcext:value-type="float">
            <text:p>6448</text:p>
          </table:table-cell>
          <table:table-cell table:formula="of:=IF([.D680]=[.D679];&quot;&quot;;[.D680])">
            <text:p/>
          </table:table-cell>
          <table:table-cell table:number-columns-repeated="16379"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176" calcext:value-type="float">
            <text:p>176</text:p>
          </table:table-cell>
          <table:table-cell table:formula="of:=[.A681]+[.B681]" office:value-type="float" office:value="6480" calcext:value-type="float">
            <text:p>6480</text:p>
          </table:table-cell>
          <table:table-cell table:formula="of:=IF([.A681]&gt;=[.D680];[.C681];[.D680])" office:value-type="float" office:value="6448" calcext:value-type="float">
            <text:p>6448</text:p>
          </table:table-cell>
          <table:table-cell table:formula="of:=IF([.D681]=[.D680];&quot;&quot;;[.D681])">
            <text:p/>
          </table:table-cell>
          <table:table-cell table:number-columns-repeated="16379"/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float" office:value="761" calcext:value-type="float">
            <text:p>761</text:p>
          </table:table-cell>
          <table:table-cell table:formula="of:=[.A682]+[.B682]" office:value-type="float" office:value="6495" calcext:value-type="float">
            <text:p>6495</text:p>
          </table:table-cell>
          <table:table-cell table:formula="of:=IF([.A682]&gt;=[.D681];[.C682];[.D681])" office:value-type="float" office:value="6448" calcext:value-type="float">
            <text:p>6448</text:p>
          </table:table-cell>
          <table:table-cell table:formula="of:=IF([.D682]=[.D681];&quot;&quot;;[.D682])">
            <text:p/>
          </table:table-cell>
          <table:table-cell table:number-columns-repeated="16379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472" calcext:value-type="float">
            <text:p>472</text:p>
          </table:table-cell>
          <table:table-cell table:formula="of:=[.A683]+[.B683]" office:value-type="float" office:value="6503" calcext:value-type="float">
            <text:p>6503</text:p>
          </table:table-cell>
          <table:table-cell table:formula="of:=IF([.A683]&gt;=[.D682];[.C683];[.D682])" office:value-type="float" office:value="6448" calcext:value-type="float">
            <text:p>6448</text:p>
          </table:table-cell>
          <table:table-cell table:formula="of:=IF([.D683]=[.D682];&quot;&quot;;[.D683])">
            <text:p/>
          </table:table-cell>
          <table:table-cell table:number-columns-repeated="16379"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576" calcext:value-type="float">
            <text:p>576</text:p>
          </table:table-cell>
          <table:table-cell table:formula="of:=[.A684]+[.B684]" office:value-type="float" office:value="6509" calcext:value-type="float">
            <text:p>6509</text:p>
          </table:table-cell>
          <table:table-cell table:formula="of:=IF([.A684]&gt;=[.D683];[.C684];[.D683])" office:value-type="float" office:value="6448" calcext:value-type="float">
            <text:p>6448</text:p>
          </table:table-cell>
          <table:table-cell table:formula="of:=IF([.D684]=[.D683];&quot;&quot;;[.D684])">
            <text:p/>
          </table:table-cell>
          <table:table-cell table:number-columns-repeated="16379"/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25" calcext:value-type="float">
            <text:p>25</text:p>
          </table:table-cell>
          <table:table-cell table:formula="of:=[.A685]+[.B685]" office:value-type="float" office:value="6509" calcext:value-type="float">
            <text:p>6509</text:p>
          </table:table-cell>
          <table:table-cell table:formula="of:=IF([.A685]&gt;=[.D684];[.C685];[.D684])" office:value-type="float" office:value="6509" calcext:value-type="float">
            <text:p>6509</text:p>
          </table:table-cell>
          <table:table-cell table:formula="of:=IF([.D685]=[.D684];&quot;&quot;;[.D685])" office:value-type="float" office:value="6509" calcext:value-type="float">
            <text:p>6509</text:p>
          </table:table-cell>
          <table:table-cell table:number-columns-repeated="16379"/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780" calcext:value-type="float">
            <text:p>780</text:p>
          </table:table-cell>
          <table:table-cell table:formula="of:=[.A686]+[.B686]" office:value-type="float" office:value="6525" calcext:value-type="float">
            <text:p>6525</text:p>
          </table:table-cell>
          <table:table-cell table:formula="of:=IF([.A686]&gt;=[.D685];[.C686];[.D685])" office:value-type="float" office:value="6509" calcext:value-type="float">
            <text:p>6509</text:p>
          </table:table-cell>
          <table:table-cell table:formula="of:=IF([.D686]=[.D685];&quot;&quot;;[.D686])">
            <text:p/>
          </table:table-cell>
          <table:table-cell table:number-columns-repeated="16379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510" calcext:value-type="float">
            <text:p>510</text:p>
          </table:table-cell>
          <table:table-cell table:formula="of:=[.A687]+[.B687]" office:value-type="float" office:value="6534" calcext:value-type="float">
            <text:p>6534</text:p>
          </table:table-cell>
          <table:table-cell table:formula="of:=IF([.A687]&gt;=[.D686];[.C687];[.D686])" office:value-type="float" office:value="6509" calcext:value-type="float">
            <text:p>6509</text:p>
          </table:table-cell>
          <table:table-cell table:formula="of:=IF([.D687]=[.D686];&quot;&quot;;[.D687])">
            <text:p/>
          </table:table-cell>
          <table:table-cell table:number-columns-repeated="16379"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722" calcext:value-type="float">
            <text:p>722</text:p>
          </table:table-cell>
          <table:table-cell table:formula="of:=[.A688]+[.B688]" office:value-type="float" office:value="6537" calcext:value-type="float">
            <text:p>6537</text:p>
          </table:table-cell>
          <table:table-cell table:formula="of:=IF([.A688]&gt;=[.D687];[.C688];[.D687])" office:value-type="float" office:value="6509" calcext:value-type="float">
            <text:p>6509</text:p>
          </table:table-cell>
          <table:table-cell table:formula="of:=IF([.D688]=[.D687];&quot;&quot;;[.D688])">
            <text:p/>
          </table:table-cell>
          <table:table-cell table:number-columns-repeated="16379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457" calcext:value-type="float">
            <text:p>457</text:p>
          </table:table-cell>
          <table:table-cell table:formula="of:=[.A689]+[.B689]" office:value-type="float" office:value="6552" calcext:value-type="float">
            <text:p>6552</text:p>
          </table:table-cell>
          <table:table-cell table:formula="of:=IF([.A689]&gt;=[.D688];[.C689];[.D688])" office:value-type="float" office:value="6509" calcext:value-type="float">
            <text:p>6509</text:p>
          </table:table-cell>
          <table:table-cell table:formula="of:=IF([.D689]=[.D688];&quot;&quot;;[.D689])">
            <text:p/>
          </table:table-cell>
          <table:table-cell table:number-columns-repeated="16379"/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67" calcext:value-type="float">
            <text:p>67</text:p>
          </table:table-cell>
          <table:table-cell table:formula="of:=[.A690]+[.B690]" office:value-type="float" office:value="6566" calcext:value-type="float">
            <text:p>6566</text:p>
          </table:table-cell>
          <table:table-cell table:formula="of:=IF([.A690]&gt;=[.D689];[.C690];[.D689])" office:value-type="float" office:value="6509" calcext:value-type="float">
            <text:p>6509</text:p>
          </table:table-cell>
          <table:table-cell table:formula="of:=IF([.D690]=[.D689];&quot;&quot;;[.D690])">
            <text:p/>
          </table:table-cell>
          <table:table-cell table:number-columns-repeated="16379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169" calcext:value-type="float">
            <text:p>169</text:p>
          </table:table-cell>
          <table:table-cell table:formula="of:=[.A691]+[.B691]" office:value-type="float" office:value="6573" calcext:value-type="float">
            <text:p>6573</text:p>
          </table:table-cell>
          <table:table-cell table:formula="of:=IF([.A691]&gt;=[.D690];[.C691];[.D690])" office:value-type="float" office:value="6509" calcext:value-type="float">
            <text:p>6509</text:p>
          </table:table-cell>
          <table:table-cell table:formula="of:=IF([.D691]=[.D690];&quot;&quot;;[.D691])">
            <text:p/>
          </table:table-cell>
          <table:table-cell table:number-columns-repeated="16379"/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119" calcext:value-type="float">
            <text:p>119</text:p>
          </table:table-cell>
          <table:table-cell table:formula="of:=[.A692]+[.B692]" office:value-type="float" office:value="6596" calcext:value-type="float">
            <text:p>6596</text:p>
          </table:table-cell>
          <table:table-cell table:formula="of:=IF([.A692]&gt;=[.D691];[.C692];[.D691])" office:value-type="float" office:value="6509" calcext:value-type="float">
            <text:p>6509</text:p>
          </table:table-cell>
          <table:table-cell table:formula="of:=IF([.D692]=[.D691];&quot;&quot;;[.D692])">
            <text:p/>
          </table:table-cell>
          <table:table-cell table:number-columns-repeated="16379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575" calcext:value-type="float">
            <text:p>575</text:p>
          </table:table-cell>
          <table:table-cell table:formula="of:=[.A693]+[.B693]" office:value-type="float" office:value="6599" calcext:value-type="float">
            <text:p>6599</text:p>
          </table:table-cell>
          <table:table-cell table:formula="of:=IF([.A693]&gt;=[.D692];[.C693];[.D692])" office:value-type="float" office:value="6509" calcext:value-type="float">
            <text:p>6509</text:p>
          </table:table-cell>
          <table:table-cell table:formula="of:=IF([.D693]=[.D692];&quot;&quot;;[.D693])">
            <text:p/>
          </table:table-cell>
          <table:table-cell table:number-columns-repeated="16379"/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86" calcext:value-type="float">
            <text:p>86</text:p>
          </table:table-cell>
          <table:table-cell table:formula="of:=[.A694]+[.B694]" office:value-type="float" office:value="6616" calcext:value-type="float">
            <text:p>6616</text:p>
          </table:table-cell>
          <table:table-cell table:formula="of:=IF([.A694]&gt;=[.D693];[.C694];[.D693])" office:value-type="float" office:value="6616" calcext:value-type="float">
            <text:p>6616</text:p>
          </table:table-cell>
          <table:table-cell table:formula="of:=IF([.D694]=[.D693];&quot;&quot;;[.D694])" office:value-type="float" office:value="6616" calcext:value-type="float">
            <text:p>6616</text:p>
          </table:table-cell>
          <table:table-cell table:number-columns-repeated="16379"/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492" calcext:value-type="float">
            <text:p>492</text:p>
          </table:table-cell>
          <table:table-cell table:formula="of:=[.A695]+[.B695]" office:value-type="float" office:value="6631" calcext:value-type="float">
            <text:p>6631</text:p>
          </table:table-cell>
          <table:table-cell table:formula="of:=IF([.A695]&gt;=[.D694];[.C695];[.D694])" office:value-type="float" office:value="6616" calcext:value-type="float">
            <text:p>6616</text:p>
          </table:table-cell>
          <table:table-cell table:formula="of:=IF([.D695]=[.D694];&quot;&quot;;[.D695])">
            <text:p/>
          </table:table-cell>
          <table:table-cell table:number-columns-repeated="16379"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521" calcext:value-type="float">
            <text:p>521</text:p>
          </table:table-cell>
          <table:table-cell table:formula="of:=[.A696]+[.B696]" office:value-type="float" office:value="6637" calcext:value-type="float">
            <text:p>6637</text:p>
          </table:table-cell>
          <table:table-cell table:formula="of:=IF([.A696]&gt;=[.D695];[.C696];[.D695])" office:value-type="float" office:value="6616" calcext:value-type="float">
            <text:p>6616</text:p>
          </table:table-cell>
          <table:table-cell table:formula="of:=IF([.D696]=[.D695];&quot;&quot;;[.D696])">
            <text:p/>
          </table:table-cell>
          <table:table-cell table:number-columns-repeated="16379"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640" calcext:value-type="float">
            <text:p>640</text:p>
          </table:table-cell>
          <table:table-cell table:formula="of:=[.A697]+[.B697]" office:value-type="float" office:value="6649" calcext:value-type="float">
            <text:p>6649</text:p>
          </table:table-cell>
          <table:table-cell table:formula="of:=IF([.A697]&gt;=[.D696];[.C697];[.D696])" office:value-type="float" office:value="6616" calcext:value-type="float">
            <text:p>6616</text:p>
          </table:table-cell>
          <table:table-cell table:formula="of:=IF([.D697]=[.D696];&quot;&quot;;[.D697])">
            <text:p/>
          </table:table-cell>
          <table:table-cell table:number-columns-repeated="16379"/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549" calcext:value-type="float">
            <text:p>549</text:p>
          </table:table-cell>
          <table:table-cell table:formula="of:=[.A698]+[.B698]" office:value-type="float" office:value="6654" calcext:value-type="float">
            <text:p>6654</text:p>
          </table:table-cell>
          <table:table-cell table:formula="of:=IF([.A698]&gt;=[.D697];[.C698];[.D697])" office:value-type="float" office:value="6616" calcext:value-type="float">
            <text:p>6616</text:p>
          </table:table-cell>
          <table:table-cell table:formula="of:=IF([.D698]=[.D697];&quot;&quot;;[.D698])">
            <text:p/>
          </table:table-cell>
          <table:table-cell table:number-columns-repeated="16379"/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790" calcext:value-type="float">
            <text:p>790</text:p>
          </table:table-cell>
          <table:table-cell table:formula="of:=[.A699]+[.B699]" office:value-type="float" office:value="6659" calcext:value-type="float">
            <text:p>6659</text:p>
          </table:table-cell>
          <table:table-cell table:formula="of:=IF([.A699]&gt;=[.D698];[.C699];[.D698])" office:value-type="float" office:value="6616" calcext:value-type="float">
            <text:p>6616</text:p>
          </table:table-cell>
          <table:table-cell table:formula="of:=IF([.D699]=[.D698];&quot;&quot;;[.D699])">
            <text:p/>
          </table:table-cell>
          <table:table-cell table:number-columns-repeated="16379"/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600" calcext:value-type="float">
            <text:p>600</text:p>
          </table:table-cell>
          <table:table-cell table:formula="of:=[.A700]+[.B700]" office:value-type="float" office:value="6661" calcext:value-type="float">
            <text:p>6661</text:p>
          </table:table-cell>
          <table:table-cell table:formula="of:=IF([.A700]&gt;=[.D699];[.C700];[.D699])" office:value-type="float" office:value="6616" calcext:value-type="float">
            <text:p>6616</text:p>
          </table:table-cell>
          <table:table-cell table:formula="of:=IF([.D700]=[.D699];&quot;&quot;;[.D700])">
            <text:p/>
          </table:table-cell>
          <table:table-cell table:number-columns-repeated="16379"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500" calcext:value-type="float">
            <text:p>500</text:p>
          </table:table-cell>
          <table:table-cell table:formula="of:=[.A701]+[.B701]" office:value-type="float" office:value="6666" calcext:value-type="float">
            <text:p>6666</text:p>
          </table:table-cell>
          <table:table-cell table:formula="of:=IF([.A701]&gt;=[.D700];[.C701];[.D700])" office:value-type="float" office:value="6616" calcext:value-type="float">
            <text:p>6616</text:p>
          </table:table-cell>
          <table:table-cell table:formula="of:=IF([.D701]=[.D700];&quot;&quot;;[.D701])">
            <text:p/>
          </table:table-cell>
          <table:table-cell table:number-columns-repeated="16379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756" calcext:value-type="float">
            <text:p>756</text:p>
          </table:table-cell>
          <table:table-cell table:formula="of:=[.A702]+[.B702]" office:value-type="float" office:value="6688" calcext:value-type="float">
            <text:p>6688</text:p>
          </table:table-cell>
          <table:table-cell table:formula="of:=IF([.A702]&gt;=[.D701];[.C702];[.D701])" office:value-type="float" office:value="6616" calcext:value-type="float">
            <text:p>6616</text:p>
          </table:table-cell>
          <table:table-cell table:formula="of:=IF([.D702]=[.D701];&quot;&quot;;[.D702])">
            <text:p/>
          </table:table-cell>
          <table:table-cell table:number-columns-repeated="16379"/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728" calcext:value-type="float">
            <text:p>728</text:p>
          </table:table-cell>
          <table:table-cell table:formula="of:=[.A703]+[.B703]" office:value-type="float" office:value="6689" calcext:value-type="float">
            <text:p>6689</text:p>
          </table:table-cell>
          <table:table-cell table:formula="of:=IF([.A703]&gt;=[.D702];[.C703];[.D702])" office:value-type="float" office:value="6616" calcext:value-type="float">
            <text:p>6616</text:p>
          </table:table-cell>
          <table:table-cell table:formula="of:=IF([.D703]=[.D702];&quot;&quot;;[.D703])">
            <text:p/>
          </table:table-cell>
          <table:table-cell table:number-columns-repeated="16379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488" calcext:value-type="float">
            <text:p>488</text:p>
          </table:table-cell>
          <table:table-cell table:formula="of:=[.A704]+[.B704]" office:value-type="float" office:value="6695" calcext:value-type="float">
            <text:p>6695</text:p>
          </table:table-cell>
          <table:table-cell table:formula="of:=IF([.A704]&gt;=[.D703];[.C704];[.D703])" office:value-type="float" office:value="6616" calcext:value-type="float">
            <text:p>6616</text:p>
          </table:table-cell>
          <table:table-cell table:formula="of:=IF([.D704]=[.D703];&quot;&quot;;[.D704])">
            <text:p/>
          </table:table-cell>
          <table:table-cell table:number-columns-repeated="16379"/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768" calcext:value-type="float">
            <text:p>768</text:p>
          </table:table-cell>
          <table:table-cell table:formula="of:=[.A705]+[.B705]" office:value-type="float" office:value="6699" calcext:value-type="float">
            <text:p>6699</text:p>
          </table:table-cell>
          <table:table-cell table:formula="of:=IF([.A705]&gt;=[.D704];[.C705];[.D704])" office:value-type="float" office:value="6616" calcext:value-type="float">
            <text:p>6616</text:p>
          </table:table-cell>
          <table:table-cell table:formula="of:=IF([.D705]=[.D704];&quot;&quot;;[.D705])">
            <text:p/>
          </table:table-cell>
          <table:table-cell table:number-columns-repeated="16379"/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316" calcext:value-type="float">
            <text:p>316</text:p>
          </table:table-cell>
          <table:table-cell table:formula="of:=[.A706]+[.B706]" office:value-type="float" office:value="6707" calcext:value-type="float">
            <text:p>6707</text:p>
          </table:table-cell>
          <table:table-cell table:formula="of:=IF([.A706]&gt;=[.D705];[.C706];[.D705])" office:value-type="float" office:value="6616" calcext:value-type="float">
            <text:p>6616</text:p>
          </table:table-cell>
          <table:table-cell table:formula="of:=IF([.D706]=[.D705];&quot;&quot;;[.D706])">
            <text:p/>
          </table:table-cell>
          <table:table-cell table:number-columns-repeated="16379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350" calcext:value-type="float">
            <text:p>350</text:p>
          </table:table-cell>
          <table:table-cell table:formula="of:=[.A707]+[.B707]" office:value-type="float" office:value="6722" calcext:value-type="float">
            <text:p>6722</text:p>
          </table:table-cell>
          <table:table-cell table:formula="of:=IF([.A707]&gt;=[.D706];[.C707];[.D706])" office:value-type="float" office:value="6616" calcext:value-type="float">
            <text:p>6616</text:p>
          </table:table-cell>
          <table:table-cell table:formula="of:=IF([.D707]=[.D706];&quot;&quot;;[.D707])">
            <text:p/>
          </table:table-cell>
          <table:table-cell table:number-columns-repeated="16379"/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37" calcext:value-type="float">
            <text:p>37</text:p>
          </table:table-cell>
          <table:table-cell table:formula="of:=[.A708]+[.B708]" office:value-type="float" office:value="6723" calcext:value-type="float">
            <text:p>6723</text:p>
          </table:table-cell>
          <table:table-cell table:formula="of:=IF([.A708]&gt;=[.D707];[.C708];[.D707])" office:value-type="float" office:value="6723" calcext:value-type="float">
            <text:p>6723</text:p>
          </table:table-cell>
          <table:table-cell table:formula="of:=IF([.D708]=[.D707];&quot;&quot;;[.D708])" office:value-type="float" office:value="6723" calcext:value-type="float">
            <text:p>6723</text:p>
          </table:table-cell>
          <table:table-cell table:number-columns-repeated="16379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30" calcext:value-type="float">
            <text:p>630</text:p>
          </table:table-cell>
          <table:table-cell table:formula="of:=[.A709]+[.B709]" office:value-type="float" office:value="6730" calcext:value-type="float">
            <text:p>6730</text:p>
          </table:table-cell>
          <table:table-cell table:formula="of:=IF([.A709]&gt;=[.D708];[.C709];[.D708])" office:value-type="float" office:value="6723" calcext:value-type="float">
            <text:p>6723</text:p>
          </table:table-cell>
          <table:table-cell table:formula="of:=IF([.D709]=[.D708];&quot;&quot;;[.D709])">
            <text:p/>
          </table:table-cell>
          <table:table-cell table:number-columns-repeated="16379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502" calcext:value-type="float">
            <text:p>502</text:p>
          </table:table-cell>
          <table:table-cell table:formula="of:=[.A710]+[.B710]" office:value-type="float" office:value="6736" calcext:value-type="float">
            <text:p>6736</text:p>
          </table:table-cell>
          <table:table-cell table:formula="of:=IF([.A710]&gt;=[.D709];[.C710];[.D709])" office:value-type="float" office:value="6723" calcext:value-type="float">
            <text:p>6723</text:p>
          </table:table-cell>
          <table:table-cell table:formula="of:=IF([.D710]=[.D709];&quot;&quot;;[.D710])">
            <text:p/>
          </table:table-cell>
          <table:table-cell table:number-columns-repeated="16379"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18" calcext:value-type="float">
            <text:p>18</text:p>
          </table:table-cell>
          <table:table-cell table:formula="of:=[.A711]+[.B711]" office:value-type="float" office:value="6744" calcext:value-type="float">
            <text:p>6744</text:p>
          </table:table-cell>
          <table:table-cell table:formula="of:=IF([.A711]&gt;=[.D710];[.C711];[.D710])" office:value-type="float" office:value="6744" calcext:value-type="float">
            <text:p>6744</text:p>
          </table:table-cell>
          <table:table-cell table:formula="of:=IF([.D711]=[.D710];&quot;&quot;;[.D711])" office:value-type="float" office:value="6744" calcext:value-type="float">
            <text:p>6744</text:p>
          </table:table-cell>
          <table:table-cell table:number-columns-repeated="16379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489" calcext:value-type="float">
            <text:p>489</text:p>
          </table:table-cell>
          <table:table-cell table:formula="of:=[.A712]+[.B712]" office:value-type="float" office:value="6745" calcext:value-type="float">
            <text:p>6745</text:p>
          </table:table-cell>
          <table:table-cell table:formula="of:=IF([.A712]&gt;=[.D711];[.C712];[.D711])" office:value-type="float" office:value="6744" calcext:value-type="float">
            <text:p>6744</text:p>
          </table:table-cell>
          <table:table-cell table:formula="of:=IF([.D712]=[.D711];&quot;&quot;;[.D712])">
            <text:p/>
          </table:table-cell>
          <table:table-cell table:number-columns-repeated="16379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602" calcext:value-type="float">
            <text:p>602</text:p>
          </table:table-cell>
          <table:table-cell table:formula="of:=[.A713]+[.B713]" office:value-type="float" office:value="6765" calcext:value-type="float">
            <text:p>6765</text:p>
          </table:table-cell>
          <table:table-cell table:formula="of:=IF([.A713]&gt;=[.D712];[.C713];[.D712])" office:value-type="float" office:value="6744" calcext:value-type="float">
            <text:p>6744</text:p>
          </table:table-cell>
          <table:table-cell table:formula="of:=IF([.D713]=[.D712];&quot;&quot;;[.D713])">
            <text:p/>
          </table:table-cell>
          <table:table-cell table:number-columns-repeated="16379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566" calcext:value-type="float">
            <text:p>566</text:p>
          </table:table-cell>
          <table:table-cell table:formula="of:=[.A714]+[.B714]" office:value-type="float" office:value="6785" calcext:value-type="float">
            <text:p>6785</text:p>
          </table:table-cell>
          <table:table-cell table:formula="of:=IF([.A714]&gt;=[.D713];[.C714];[.D713])" office:value-type="float" office:value="6744" calcext:value-type="float">
            <text:p>6744</text:p>
          </table:table-cell>
          <table:table-cell table:formula="of:=IF([.D714]=[.D713];&quot;&quot;;[.D714])">
            <text:p/>
          </table:table-cell>
          <table:table-cell table:number-columns-repeated="16379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172" calcext:value-type="float">
            <text:p>172</text:p>
          </table:table-cell>
          <table:table-cell table:formula="of:=[.A715]+[.B715]" office:value-type="float" office:value="6786" calcext:value-type="float">
            <text:p>6786</text:p>
          </table:table-cell>
          <table:table-cell table:formula="of:=IF([.A715]&gt;=[.D714];[.C715];[.D714])" office:value-type="float" office:value="6744" calcext:value-type="float">
            <text:p>6744</text:p>
          </table:table-cell>
          <table:table-cell table:formula="of:=IF([.D715]=[.D714];&quot;&quot;;[.D715])">
            <text:p/>
          </table:table-cell>
          <table:table-cell table:number-columns-repeated="16379"/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614" calcext:value-type="float">
            <text:p>614</text:p>
          </table:table-cell>
          <table:table-cell table:formula="of:=[.A716]+[.B716]" office:value-type="float" office:value="6812" calcext:value-type="float">
            <text:p>6812</text:p>
          </table:table-cell>
          <table:table-cell table:formula="of:=IF([.A716]&gt;=[.D715];[.C716];[.D715])" office:value-type="float" office:value="6744" calcext:value-type="float">
            <text:p>6744</text:p>
          </table:table-cell>
          <table:table-cell table:formula="of:=IF([.D716]=[.D715];&quot;&quot;;[.D716])">
            <text:p/>
          </table:table-cell>
          <table:table-cell table:number-columns-repeated="16379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620" calcext:value-type="float">
            <text:p>620</text:p>
          </table:table-cell>
          <table:table-cell table:formula="of:=[.A717]+[.B717]" office:value-type="float" office:value="6826" calcext:value-type="float">
            <text:p>6826</text:p>
          </table:table-cell>
          <table:table-cell table:formula="of:=IF([.A717]&gt;=[.D716];[.C717];[.D716])" office:value-type="float" office:value="6744" calcext:value-type="float">
            <text:p>6744</text:p>
          </table:table-cell>
          <table:table-cell table:formula="of:=IF([.D717]=[.D716];&quot;&quot;;[.D717])">
            <text:p/>
          </table:table-cell>
          <table:table-cell table:number-columns-repeated="16379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636" calcext:value-type="float">
            <text:p>636</text:p>
          </table:table-cell>
          <table:table-cell table:formula="of:=[.A718]+[.B718]" office:value-type="float" office:value="6836" calcext:value-type="float">
            <text:p>6836</text:p>
          </table:table-cell>
          <table:table-cell table:formula="of:=IF([.A718]&gt;=[.D717];[.C718];[.D717])" office:value-type="float" office:value="6744" calcext:value-type="float">
            <text:p>6744</text:p>
          </table:table-cell>
          <table:table-cell table:formula="of:=IF([.D718]=[.D717];&quot;&quot;;[.D718])">
            <text:p/>
          </table:table-cell>
          <table:table-cell table:number-columns-repeated="16379"/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291" calcext:value-type="float">
            <text:p>291</text:p>
          </table:table-cell>
          <table:table-cell table:formula="of:=[.A719]+[.B719]" office:value-type="float" office:value="6850" calcext:value-type="float">
            <text:p>6850</text:p>
          </table:table-cell>
          <table:table-cell table:formula="of:=IF([.A719]&gt;=[.D718];[.C719];[.D718])" office:value-type="float" office:value="6744" calcext:value-type="float">
            <text:p>6744</text:p>
          </table:table-cell>
          <table:table-cell table:formula="of:=IF([.D719]=[.D718];&quot;&quot;;[.D719])">
            <text:p/>
          </table:table-cell>
          <table:table-cell table:number-columns-repeated="16379"/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71" calcext:value-type="float">
            <text:p>71</text:p>
          </table:table-cell>
          <table:table-cell table:formula="of:=[.A720]+[.B720]" office:value-type="float" office:value="6856" calcext:value-type="float">
            <text:p>6856</text:p>
          </table:table-cell>
          <table:table-cell table:formula="of:=IF([.A720]&gt;=[.D719];[.C720];[.D719])" office:value-type="float" office:value="6856" calcext:value-type="float">
            <text:p>6856</text:p>
          </table:table-cell>
          <table:table-cell table:formula="of:=IF([.D720]=[.D719];&quot;&quot;;[.D720])" office:value-type="float" office:value="6856" calcext:value-type="float">
            <text:p>6856</text:p>
          </table:table-cell>
          <table:table-cell table:number-columns-repeated="16379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641" calcext:value-type="float">
            <text:p>641</text:p>
          </table:table-cell>
          <table:table-cell table:formula="of:=[.A721]+[.B721]" office:value-type="float" office:value="6868" calcext:value-type="float">
            <text:p>6868</text:p>
          </table:table-cell>
          <table:table-cell table:formula="of:=IF([.A721]&gt;=[.D720];[.C721];[.D720])" office:value-type="float" office:value="6856" calcext:value-type="float">
            <text:p>6856</text:p>
          </table:table-cell>
          <table:table-cell table:formula="of:=IF([.D721]=[.D720];&quot;&quot;;[.D721])">
            <text:p/>
          </table:table-cell>
          <table:table-cell table:number-columns-repeated="16379"/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368" calcext:value-type="float">
            <text:p>368</text:p>
          </table:table-cell>
          <table:table-cell table:formula="of:=[.A722]+[.B722]" office:value-type="float" office:value="6872" calcext:value-type="float">
            <text:p>6872</text:p>
          </table:table-cell>
          <table:table-cell table:formula="of:=IF([.A722]&gt;=[.D721];[.C722];[.D721])" office:value-type="float" office:value="6856" calcext:value-type="float">
            <text:p>6856</text:p>
          </table:table-cell>
          <table:table-cell table:formula="of:=IF([.D722]=[.D721];&quot;&quot;;[.D722])">
            <text:p/>
          </table:table-cell>
          <table:table-cell table:number-columns-repeated="16379"/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125" calcext:value-type="float">
            <text:p>125</text:p>
          </table:table-cell>
          <table:table-cell table:formula="of:=[.A723]+[.B723]" office:value-type="float" office:value="6878" calcext:value-type="float">
            <text:p>6878</text:p>
          </table:table-cell>
          <table:table-cell table:formula="of:=IF([.A723]&gt;=[.D722];[.C723];[.D722])" office:value-type="float" office:value="6856" calcext:value-type="float">
            <text:p>6856</text:p>
          </table:table-cell>
          <table:table-cell table:formula="of:=IF([.D723]=[.D722];&quot;&quot;;[.D723])">
            <text:p/>
          </table:table-cell>
          <table:table-cell table:number-columns-repeated="16379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589" calcext:value-type="float">
            <text:p>589</text:p>
          </table:table-cell>
          <table:table-cell table:formula="of:=[.A724]+[.B724]" office:value-type="float" office:value="6890" calcext:value-type="float">
            <text:p>6890</text:p>
          </table:table-cell>
          <table:table-cell table:formula="of:=IF([.A724]&gt;=[.D723];[.C724];[.D723])" office:value-type="float" office:value="6856" calcext:value-type="float">
            <text:p>6856</text:p>
          </table:table-cell>
          <table:table-cell table:formula="of:=IF([.D724]=[.D723];&quot;&quot;;[.D724])">
            <text:p/>
          </table:table-cell>
          <table:table-cell table:number-columns-repeated="16379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51" calcext:value-type="float">
            <text:p>51</text:p>
          </table:table-cell>
          <table:table-cell table:formula="of:=[.A725]+[.B725]" office:value-type="float" office:value="6901" calcext:value-type="float">
            <text:p>6901</text:p>
          </table:table-cell>
          <table:table-cell table:formula="of:=IF([.A725]&gt;=[.D724];[.C725];[.D724])" office:value-type="float" office:value="6856" calcext:value-type="float">
            <text:p>6856</text:p>
          </table:table-cell>
          <table:table-cell table:formula="of:=IF([.D725]=[.D724];&quot;&quot;;[.D725])">
            <text:p/>
          </table:table-cell>
          <table:table-cell table:number-columns-repeated="16379"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761" calcext:value-type="float">
            <text:p>761</text:p>
          </table:table-cell>
          <table:table-cell table:formula="of:=[.A726]+[.B726]" office:value-type="float" office:value="6912" calcext:value-type="float">
            <text:p>6912</text:p>
          </table:table-cell>
          <table:table-cell table:formula="of:=IF([.A726]&gt;=[.D725];[.C726];[.D725])" office:value-type="float" office:value="6856" calcext:value-type="float">
            <text:p>6856</text:p>
          </table:table-cell>
          <table:table-cell table:formula="of:=IF([.D726]=[.D725];&quot;&quot;;[.D726])">
            <text:p/>
          </table:table-cell>
          <table:table-cell table:number-columns-repeated="16379"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473" calcext:value-type="float">
            <text:p>473</text:p>
          </table:table-cell>
          <table:table-cell table:formula="of:=[.A727]+[.B727]" office:value-type="float" office:value="6918" calcext:value-type="float">
            <text:p>6918</text:p>
          </table:table-cell>
          <table:table-cell table:formula="of:=IF([.A727]&gt;=[.D726];[.C727];[.D726])" office:value-type="float" office:value="6856" calcext:value-type="float">
            <text:p>6856</text:p>
          </table:table-cell>
          <table:table-cell table:formula="of:=IF([.D727]=[.D726];&quot;&quot;;[.D727])">
            <text:p/>
          </table:table-cell>
          <table:table-cell table:number-columns-repeated="16379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344" calcext:value-type="float">
            <text:p>344</text:p>
          </table:table-cell>
          <table:table-cell table:formula="of:=[.A728]+[.B728]" office:value-type="float" office:value="6923" calcext:value-type="float">
            <text:p>6923</text:p>
          </table:table-cell>
          <table:table-cell table:formula="of:=IF([.A728]&gt;=[.D727];[.C728];[.D727])" office:value-type="float" office:value="6856" calcext:value-type="float">
            <text:p>6856</text:p>
          </table:table-cell>
          <table:table-cell table:formula="of:=IF([.D728]=[.D727];&quot;&quot;;[.D728])">
            <text:p/>
          </table:table-cell>
          <table:table-cell table:number-columns-repeated="16379"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516" calcext:value-type="float">
            <text:p>516</text:p>
          </table:table-cell>
          <table:table-cell table:formula="of:=[.A729]+[.B729]" office:value-type="float" office:value="6930" calcext:value-type="float">
            <text:p>6930</text:p>
          </table:table-cell>
          <table:table-cell table:formula="of:=IF([.A729]&gt;=[.D728];[.C729];[.D728])" office:value-type="float" office:value="6856" calcext:value-type="float">
            <text:p>6856</text:p>
          </table:table-cell>
          <table:table-cell table:formula="of:=IF([.D729]=[.D728];&quot;&quot;;[.D729])">
            <text:p/>
          </table:table-cell>
          <table:table-cell table:number-columns-repeated="16379"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497" calcext:value-type="float">
            <text:p>497</text:p>
          </table:table-cell>
          <table:table-cell table:formula="of:=[.A730]+[.B730]" office:value-type="float" office:value="6944" calcext:value-type="float">
            <text:p>6944</text:p>
          </table:table-cell>
          <table:table-cell table:formula="of:=IF([.A730]&gt;=[.D729];[.C730];[.D729])" office:value-type="float" office:value="6856" calcext:value-type="float">
            <text:p>6856</text:p>
          </table:table-cell>
          <table:table-cell table:formula="of:=IF([.D730]=[.D729];&quot;&quot;;[.D730])">
            <text:p/>
          </table:table-cell>
          <table:table-cell table:number-columns-repeated="16379"/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370" calcext:value-type="float">
            <text:p>370</text:p>
          </table:table-cell>
          <table:table-cell table:formula="of:=[.A731]+[.B731]" office:value-type="float" office:value="6961" calcext:value-type="float">
            <text:p>6961</text:p>
          </table:table-cell>
          <table:table-cell table:formula="of:=IF([.A731]&gt;=[.D730];[.C731];[.D730])" office:value-type="float" office:value="6856" calcext:value-type="float">
            <text:p>6856</text:p>
          </table:table-cell>
          <table:table-cell table:formula="of:=IF([.D731]=[.D730];&quot;&quot;;[.D731])">
            <text:p/>
          </table:table-cell>
          <table:table-cell table:number-columns-repeated="16379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556" calcext:value-type="float">
            <text:p>556</text:p>
          </table:table-cell>
          <table:table-cell table:formula="of:=[.A732]+[.B732]" office:value-type="float" office:value="6974" calcext:value-type="float">
            <text:p>6974</text:p>
          </table:table-cell>
          <table:table-cell table:formula="of:=IF([.A732]&gt;=[.D731];[.C732];[.D731])" office:value-type="float" office:value="6856" calcext:value-type="float">
            <text:p>6856</text:p>
          </table:table-cell>
          <table:table-cell table:formula="of:=IF([.D732]=[.D731];&quot;&quot;;[.D732])">
            <text:p/>
          </table:table-cell>
          <table:table-cell table:number-columns-repeated="16379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764" calcext:value-type="float">
            <text:p>764</text:p>
          </table:table-cell>
          <table:table-cell table:formula="of:=[.A733]+[.B733]" office:value-type="float" office:value="7000" calcext:value-type="float">
            <text:p>7000</text:p>
          </table:table-cell>
          <table:table-cell table:formula="of:=IF([.A733]&gt;=[.D732];[.C733];[.D732])" office:value-type="float" office:value="6856" calcext:value-type="float">
            <text:p>6856</text:p>
          </table:table-cell>
          <table:table-cell table:formula="of:=IF([.D733]=[.D732];&quot;&quot;;[.D733])">
            <text:p/>
          </table:table-cell>
          <table:table-cell table:number-columns-repeated="16379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98" calcext:value-type="float">
            <text:p>98</text:p>
          </table:table-cell>
          <table:table-cell table:formula="of:=[.A734]+[.B734]" office:value-type="float" office:value="7010" calcext:value-type="float">
            <text:p>7010</text:p>
          </table:table-cell>
          <table:table-cell table:formula="of:=IF([.A734]&gt;=[.D733];[.C734];[.D733])" office:value-type="float" office:value="7010" calcext:value-type="float">
            <text:p>7010</text:p>
          </table:table-cell>
          <table:table-cell table:formula="of:=IF([.D734]=[.D733];&quot;&quot;;[.D734])" office:value-type="float" office:value="7010" calcext:value-type="float">
            <text:p>7010</text:p>
          </table:table-cell>
          <table:table-cell table:number-columns-repeated="16379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677" calcext:value-type="float">
            <text:p>677</text:p>
          </table:table-cell>
          <table:table-cell table:formula="of:=[.A735]+[.B735]" office:value-type="float" office:value="7013" calcext:value-type="float">
            <text:p>7013</text:p>
          </table:table-cell>
          <table:table-cell table:formula="of:=IF([.A735]&gt;=[.D734];[.C735];[.D734])" office:value-type="float" office:value="7010" calcext:value-type="float">
            <text:p>7010</text:p>
          </table:table-cell>
          <table:table-cell table:formula="of:=IF([.D735]=[.D734];&quot;&quot;;[.D735])">
            <text:p/>
          </table:table-cell>
          <table:table-cell table:number-columns-repeated="16379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765" calcext:value-type="float">
            <text:p>765</text:p>
          </table:table-cell>
          <table:table-cell table:formula="of:=[.A736]+[.B736]" office:value-type="float" office:value="7021" calcext:value-type="float">
            <text:p>7021</text:p>
          </table:table-cell>
          <table:table-cell table:formula="of:=IF([.A736]&gt;=[.D735];[.C736];[.D735])" office:value-type="float" office:value="7010" calcext:value-type="float">
            <text:p>7010</text:p>
          </table:table-cell>
          <table:table-cell table:formula="of:=IF([.D736]=[.D735];&quot;&quot;;[.D736])">
            <text:p/>
          </table:table-cell>
          <table:table-cell table:number-columns-repeated="16379"/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114" calcext:value-type="float">
            <text:p>114</text:p>
          </table:table-cell>
          <table:table-cell table:formula="of:=[.A737]+[.B737]" office:value-type="float" office:value="7027" calcext:value-type="float">
            <text:p>7027</text:p>
          </table:table-cell>
          <table:table-cell table:formula="of:=IF([.A737]&gt;=[.D736];[.C737];[.D736])" office:value-type="float" office:value="7010" calcext:value-type="float">
            <text:p>7010</text:p>
          </table:table-cell>
          <table:table-cell table:formula="of:=IF([.D737]=[.D736];&quot;&quot;;[.D737])">
            <text:p/>
          </table:table-cell>
          <table:table-cell table:number-columns-repeated="16379"/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306" calcext:value-type="float">
            <text:p>306</text:p>
          </table:table-cell>
          <table:table-cell table:formula="of:=[.A738]+[.B738]" office:value-type="float" office:value="7028" calcext:value-type="float">
            <text:p>7028</text:p>
          </table:table-cell>
          <table:table-cell table:formula="of:=IF([.A738]&gt;=[.D737];[.C738];[.D737])" office:value-type="float" office:value="7010" calcext:value-type="float">
            <text:p>7010</text:p>
          </table:table-cell>
          <table:table-cell table:formula="of:=IF([.D738]=[.D737];&quot;&quot;;[.D738])">
            <text:p/>
          </table:table-cell>
          <table:table-cell table:number-columns-repeated="16379"/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float" office:value="420" calcext:value-type="float">
            <text:p>420</text:p>
          </table:table-cell>
          <table:table-cell table:formula="of:=[.A739]+[.B739]" office:value-type="float" office:value="7035" calcext:value-type="float">
            <text:p>7035</text:p>
          </table:table-cell>
          <table:table-cell table:formula="of:=IF([.A739]&gt;=[.D738];[.C739];[.D738])" office:value-type="float" office:value="7010" calcext:value-type="float">
            <text:p>7010</text:p>
          </table:table-cell>
          <table:table-cell table:formula="of:=IF([.D739]=[.D738];&quot;&quot;;[.D739])">
            <text:p/>
          </table:table-cell>
          <table:table-cell table:number-columns-repeated="16379"/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713" calcext:value-type="float">
            <text:p>713</text:p>
          </table:table-cell>
          <table:table-cell table:formula="of:=[.A740]+[.B740]" office:value-type="float" office:value="7041" calcext:value-type="float">
            <text:p>7041</text:p>
          </table:table-cell>
          <table:table-cell table:formula="of:=IF([.A740]&gt;=[.D739];[.C740];[.D739])" office:value-type="float" office:value="7010" calcext:value-type="float">
            <text:p>7010</text:p>
          </table:table-cell>
          <table:table-cell table:formula="of:=IF([.D740]=[.D739];&quot;&quot;;[.D740])">
            <text:p/>
          </table:table-cell>
          <table:table-cell table:number-columns-repeated="16379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790" calcext:value-type="float">
            <text:p>790</text:p>
          </table:table-cell>
          <table:table-cell table:formula="of:=[.A741]+[.B741]" office:value-type="float" office:value="7050" calcext:value-type="float">
            <text:p>7050</text:p>
          </table:table-cell>
          <table:table-cell table:formula="of:=IF([.A741]&gt;=[.D740];[.C741];[.D740])" office:value-type="float" office:value="7010" calcext:value-type="float">
            <text:p>7010</text:p>
          </table:table-cell>
          <table:table-cell table:formula="of:=IF([.D741]=[.D740];&quot;&quot;;[.D741])">
            <text:p/>
          </table:table-cell>
          <table:table-cell table:number-columns-repeated="16379"/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float" office:value="82" calcext:value-type="float">
            <text:p>82</text:p>
          </table:table-cell>
          <table:table-cell table:formula="of:=[.A742]+[.B742]" office:value-type="float" office:value="7076" calcext:value-type="float">
            <text:p>7076</text:p>
          </table:table-cell>
          <table:table-cell table:formula="of:=IF([.A742]&gt;=[.D741];[.C742];[.D741])" office:value-type="float" office:value="7010" calcext:value-type="float">
            <text:p>7010</text:p>
          </table:table-cell>
          <table:table-cell table:formula="of:=IF([.D742]=[.D741];&quot;&quot;;[.D742])">
            <text:p/>
          </table:table-cell>
          <table:table-cell table:number-columns-repeated="16379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748" calcext:value-type="float">
            <text:p>748</text:p>
          </table:table-cell>
          <table:table-cell table:formula="of:=[.A743]+[.B743]" office:value-type="float" office:value="7094" calcext:value-type="float">
            <text:p>7094</text:p>
          </table:table-cell>
          <table:table-cell table:formula="of:=IF([.A743]&gt;=[.D742];[.C743];[.D742])" office:value-type="float" office:value="7010" calcext:value-type="float">
            <text:p>7010</text:p>
          </table:table-cell>
          <table:table-cell table:formula="of:=IF([.D743]=[.D742];&quot;&quot;;[.D743])">
            <text:p/>
          </table:table-cell>
          <table:table-cell table:number-columns-repeated="16379"/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169" calcext:value-type="float">
            <text:p>169</text:p>
          </table:table-cell>
          <table:table-cell table:formula="of:=[.A744]+[.B744]" office:value-type="float" office:value="7117" calcext:value-type="float">
            <text:p>7117</text:p>
          </table:table-cell>
          <table:table-cell table:formula="of:=IF([.A744]&gt;=[.D743];[.C744];[.D743])" office:value-type="float" office:value="7010" calcext:value-type="float">
            <text:p>7010</text:p>
          </table:table-cell>
          <table:table-cell table:formula="of:=IF([.D744]=[.D743];&quot;&quot;;[.D744])">
            <text:p/>
          </table:table-cell>
          <table:table-cell table:number-columns-repeated="16379"/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459" calcext:value-type="float">
            <text:p>459</text:p>
          </table:table-cell>
          <table:table-cell table:formula="of:=[.A745]+[.B745]" office:value-type="float" office:value="7156" calcext:value-type="float">
            <text:p>7156</text:p>
          </table:table-cell>
          <table:table-cell table:formula="of:=IF([.A745]&gt;=[.D744];[.C745];[.D744])" office:value-type="float" office:value="7010" calcext:value-type="float">
            <text:p>7010</text:p>
          </table:table-cell>
          <table:table-cell table:formula="of:=IF([.D745]=[.D744];&quot;&quot;;[.D745])">
            <text:p/>
          </table:table-cell>
          <table:table-cell table:number-columns-repeated="16379"/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float" office:value="149" calcext:value-type="float">
            <text:p>149</text:p>
          </table:table-cell>
          <table:table-cell table:formula="of:=[.A746]+[.B746]" office:value-type="float" office:value="7162" calcext:value-type="float">
            <text:p>7162</text:p>
          </table:table-cell>
          <table:table-cell table:formula="of:=IF([.A746]&gt;=[.D745];[.C746];[.D745])" office:value-type="float" office:value="7162" calcext:value-type="float">
            <text:p>7162</text:p>
          </table:table-cell>
          <table:table-cell table:formula="of:=IF([.D746]=[.D745];&quot;&quot;;[.D746])" office:value-type="float" office:value="7162" calcext:value-type="float">
            <text:p>7162</text:p>
          </table:table-cell>
          <table:table-cell table:number-columns-repeated="16379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382" calcext:value-type="float">
            <text:p>382</text:p>
          </table:table-cell>
          <table:table-cell table:formula="of:=[.A747]+[.B747]" office:value-type="float" office:value="7190" calcext:value-type="float">
            <text:p>7190</text:p>
          </table:table-cell>
          <table:table-cell table:formula="of:=IF([.A747]&gt;=[.D746];[.C747];[.D746])" office:value-type="float" office:value="7162" calcext:value-type="float">
            <text:p>7162</text:p>
          </table:table-cell>
          <table:table-cell table:formula="of:=IF([.D747]=[.D746];&quot;&quot;;[.D747])">
            <text:p/>
          </table:table-cell>
          <table:table-cell table:number-columns-repeated="16379"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74" calcext:value-type="float">
            <text:p>74</text:p>
          </table:table-cell>
          <table:table-cell table:formula="of:=[.A748]+[.B748]" office:value-type="float" office:value="7190" calcext:value-type="float">
            <text:p>7190</text:p>
          </table:table-cell>
          <table:table-cell table:formula="of:=IF([.A748]&gt;=[.D747];[.C748];[.D747])" office:value-type="float" office:value="7162" calcext:value-type="float">
            <text:p>7162</text:p>
          </table:table-cell>
          <table:table-cell table:formula="of:=IF([.D748]=[.D747];&quot;&quot;;[.D748])">
            <text:p/>
          </table:table-cell>
          <table:table-cell table:number-columns-repeated="16379"/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305" calcext:value-type="float">
            <text:p>305</text:p>
          </table:table-cell>
          <table:table-cell table:formula="of:=[.A749]+[.B749]" office:value-type="float" office:value="7208" calcext:value-type="float">
            <text:p>7208</text:p>
          </table:table-cell>
          <table:table-cell table:formula="of:=IF([.A749]&gt;=[.D748];[.C749];[.D748])" office:value-type="float" office:value="7162" calcext:value-type="float">
            <text:p>7162</text:p>
          </table:table-cell>
          <table:table-cell table:formula="of:=IF([.D749]=[.D748];&quot;&quot;;[.D749])">
            <text:p/>
          </table:table-cell>
          <table:table-cell table:number-columns-repeated="16379"/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float" office:value="694" calcext:value-type="float">
            <text:p>694</text:p>
          </table:table-cell>
          <table:table-cell table:formula="of:=[.A750]+[.B750]" office:value-type="float" office:value="7232" calcext:value-type="float">
            <text:p>7232</text:p>
          </table:table-cell>
          <table:table-cell table:formula="of:=IF([.A750]&gt;=[.D749];[.C750];[.D749])" office:value-type="float" office:value="7162" calcext:value-type="float">
            <text:p>7162</text:p>
          </table:table-cell>
          <table:table-cell table:formula="of:=IF([.D750]=[.D749];&quot;&quot;;[.D750])">
            <text:p/>
          </table:table-cell>
          <table:table-cell table:number-columns-repeated="16379"/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float" office:value="42" calcext:value-type="float">
            <text:p>42</text:p>
          </table:table-cell>
          <table:table-cell table:formula="of:=[.A751]+[.B751]" office:value-type="float" office:value="7233" calcext:value-type="float">
            <text:p>7233</text:p>
          </table:table-cell>
          <table:table-cell table:formula="of:=IF([.A751]&gt;=[.D750];[.C751];[.D750])" office:value-type="float" office:value="7233" calcext:value-type="float">
            <text:p>7233</text:p>
          </table:table-cell>
          <table:table-cell table:formula="of:=IF([.D751]=[.D750];&quot;&quot;;[.D751])" office:value-type="float" office:value="7233" calcext:value-type="float">
            <text:p>7233</text:p>
          </table:table-cell>
          <table:table-cell table:number-columns-repeated="16379"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192" calcext:value-type="float">
            <text:p>192</text:p>
          </table:table-cell>
          <table:table-cell table:formula="of:=[.A752]+[.B752]" office:value-type="float" office:value="7236" calcext:value-type="float">
            <text:p>7236</text:p>
          </table:table-cell>
          <table:table-cell table:formula="of:=IF([.A752]&gt;=[.D751];[.C752];[.D751])" office:value-type="float" office:value="7233" calcext:value-type="float">
            <text:p>7233</text:p>
          </table:table-cell>
          <table:table-cell table:formula="of:=IF([.D752]=[.D751];&quot;&quot;;[.D752])">
            <text:p/>
          </table:table-cell>
          <table:table-cell table:number-columns-repeated="16379"/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346" calcext:value-type="float">
            <text:p>346</text:p>
          </table:table-cell>
          <table:table-cell table:formula="of:=[.A753]+[.B753]" office:value-type="float" office:value="7242" calcext:value-type="float">
            <text:p>7242</text:p>
          </table:table-cell>
          <table:table-cell table:formula="of:=IF([.A753]&gt;=[.D752];[.C753];[.D752])" office:value-type="float" office:value="7233" calcext:value-type="float">
            <text:p>7233</text:p>
          </table:table-cell>
          <table:table-cell table:formula="of:=IF([.D753]=[.D752];&quot;&quot;;[.D753])">
            <text:p/>
          </table:table-cell>
          <table:table-cell table:number-columns-repeated="16379"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708" calcext:value-type="float">
            <text:p>708</text:p>
          </table:table-cell>
          <table:table-cell table:formula="of:=[.A754]+[.B754]" office:value-type="float" office:value="7250" calcext:value-type="float">
            <text:p>7250</text:p>
          </table:table-cell>
          <table:table-cell table:formula="of:=IF([.A754]&gt;=[.D753];[.C754];[.D753])" office:value-type="float" office:value="7233" calcext:value-type="float">
            <text:p>7233</text:p>
          </table:table-cell>
          <table:table-cell table:formula="of:=IF([.D754]=[.D753];&quot;&quot;;[.D754])">
            <text:p/>
          </table:table-cell>
          <table:table-cell table:number-columns-repeated="16379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306" calcext:value-type="float">
            <text:p>306</text:p>
          </table:table-cell>
          <table:table-cell table:formula="of:=[.A755]+[.B755]" office:value-type="float" office:value="7256" calcext:value-type="float">
            <text:p>7256</text:p>
          </table:table-cell>
          <table:table-cell table:formula="of:=IF([.A755]&gt;=[.D754];[.C755];[.D754])" office:value-type="float" office:value="7233" calcext:value-type="float">
            <text:p>7233</text:p>
          </table:table-cell>
          <table:table-cell table:formula="of:=IF([.D755]=[.D754];&quot;&quot;;[.D755])">
            <text:p/>
          </table:table-cell>
          <table:table-cell table:number-columns-repeated="16379"/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float" office:value="85" calcext:value-type="float">
            <text:p>85</text:p>
          </table:table-cell>
          <table:table-cell table:formula="of:=[.A756]+[.B756]" office:value-type="float" office:value="7259" calcext:value-type="float">
            <text:p>7259</text:p>
          </table:table-cell>
          <table:table-cell table:formula="of:=IF([.A756]&gt;=[.D755];[.C756];[.D755])" office:value-type="float" office:value="7233" calcext:value-type="float">
            <text:p>7233</text:p>
          </table:table-cell>
          <table:table-cell table:formula="of:=IF([.D756]=[.D755];&quot;&quot;;[.D756])">
            <text:p/>
          </table:table-cell>
          <table:table-cell table:number-columns-repeated="16379"/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206" calcext:value-type="float">
            <text:p>206</text:p>
          </table:table-cell>
          <table:table-cell table:formula="of:=[.A757]+[.B757]" office:value-type="float" office:value="7261" calcext:value-type="float">
            <text:p>7261</text:p>
          </table:table-cell>
          <table:table-cell table:formula="of:=IF([.A757]&gt;=[.D756];[.C757];[.D756])" office:value-type="float" office:value="7233" calcext:value-type="float">
            <text:p>7233</text:p>
          </table:table-cell>
          <table:table-cell table:formula="of:=IF([.D757]=[.D756];&quot;&quot;;[.D757])">
            <text:p/>
          </table:table-cell>
          <table:table-cell table:number-columns-repeated="16379"/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466" calcext:value-type="float">
            <text:p>466</text:p>
          </table:table-cell>
          <table:table-cell table:formula="of:=[.A758]+[.B758]" office:value-type="float" office:value="7262" calcext:value-type="float">
            <text:p>7262</text:p>
          </table:table-cell>
          <table:table-cell table:formula="of:=IF([.A758]&gt;=[.D757];[.C758];[.D757])" office:value-type="float" office:value="7233" calcext:value-type="float">
            <text:p>7233</text:p>
          </table:table-cell>
          <table:table-cell table:formula="of:=IF([.D758]=[.D757];&quot;&quot;;[.D758])">
            <text:p/>
          </table:table-cell>
          <table:table-cell table:number-columns-repeated="16379"/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105" calcext:value-type="float">
            <text:p>105</text:p>
          </table:table-cell>
          <table:table-cell table:formula="of:=[.A759]+[.B759]" office:value-type="float" office:value="7271" calcext:value-type="float">
            <text:p>7271</text:p>
          </table:table-cell>
          <table:table-cell table:formula="of:=IF([.A759]&gt;=[.D758];[.C759];[.D758])" office:value-type="float" office:value="7233" calcext:value-type="float">
            <text:p>7233</text:p>
          </table:table-cell>
          <table:table-cell table:formula="of:=IF([.D759]=[.D758];&quot;&quot;;[.D759])">
            <text:p/>
          </table:table-cell>
          <table:table-cell table:number-columns-repeated="16379"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388" calcext:value-type="float">
            <text:p>388</text:p>
          </table:table-cell>
          <table:table-cell table:formula="of:=[.A760]+[.B760]" office:value-type="float" office:value="7277" calcext:value-type="float">
            <text:p>7277</text:p>
          </table:table-cell>
          <table:table-cell table:formula="of:=IF([.A760]&gt;=[.D759];[.C760];[.D759])" office:value-type="float" office:value="7233" calcext:value-type="float">
            <text:p>7233</text:p>
          </table:table-cell>
          <table:table-cell table:formula="of:=IF([.D760]=[.D759];&quot;&quot;;[.D760])">
            <text:p/>
          </table:table-cell>
          <table:table-cell table:number-columns-repeated="16379"/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448" calcext:value-type="float">
            <text:p>448</text:p>
          </table:table-cell>
          <table:table-cell table:formula="of:=[.A761]+[.B761]" office:value-type="float" office:value="7283" calcext:value-type="float">
            <text:p>7283</text:p>
          </table:table-cell>
          <table:table-cell table:formula="of:=IF([.A761]&gt;=[.D760];[.C761];[.D760])" office:value-type="float" office:value="7233" calcext:value-type="float">
            <text:p>7233</text:p>
          </table:table-cell>
          <table:table-cell table:formula="of:=IF([.D761]=[.D760];&quot;&quot;;[.D761])">
            <text:p/>
          </table:table-cell>
          <table:table-cell table:number-columns-repeated="16379"/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247" calcext:value-type="float">
            <text:p>247</text:p>
          </table:table-cell>
          <table:table-cell table:formula="of:=[.A762]+[.B762]" office:value-type="float" office:value="7292" calcext:value-type="float">
            <text:p>7292</text:p>
          </table:table-cell>
          <table:table-cell table:formula="of:=IF([.A762]&gt;=[.D761];[.C762];[.D761])" office:value-type="float" office:value="7233" calcext:value-type="float">
            <text:p>7233</text:p>
          </table:table-cell>
          <table:table-cell table:formula="of:=IF([.D762]=[.D761];&quot;&quot;;[.D762])">
            <text:p/>
          </table:table-cell>
          <table:table-cell table:number-columns-repeated="16379"/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88" calcext:value-type="float">
            <text:p>88</text:p>
          </table:table-cell>
          <table:table-cell table:formula="of:=[.A763]+[.B763]" office:value-type="float" office:value="7310" calcext:value-type="float">
            <text:p>7310</text:p>
          </table:table-cell>
          <table:table-cell table:formula="of:=IF([.A763]&gt;=[.D762];[.C763];[.D762])" office:value-type="float" office:value="7233" calcext:value-type="float">
            <text:p>7233</text:p>
          </table:table-cell>
          <table:table-cell table:formula="of:=IF([.D763]=[.D762];&quot;&quot;;[.D763])">
            <text:p/>
          </table:table-cell>
          <table:table-cell table:number-columns-repeated="16379"/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86" calcext:value-type="float">
            <text:p>86</text:p>
          </table:table-cell>
          <table:table-cell table:formula="of:=[.A764]+[.B764]" office:value-type="float" office:value="7313" calcext:value-type="float">
            <text:p>7313</text:p>
          </table:table-cell>
          <table:table-cell table:formula="of:=IF([.A764]&gt;=[.D763];[.C764];[.D763])" office:value-type="float" office:value="7233" calcext:value-type="float">
            <text:p>7233</text:p>
          </table:table-cell>
          <table:table-cell table:formula="of:=IF([.D764]=[.D763];&quot;&quot;;[.D764])">
            <text:p/>
          </table:table-cell>
          <table:table-cell table:number-columns-repeated="16379"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791" calcext:value-type="float">
            <text:p>791</text:p>
          </table:table-cell>
          <table:table-cell table:formula="of:=[.A765]+[.B765]" office:value-type="float" office:value="7317" calcext:value-type="float">
            <text:p>7317</text:p>
          </table:table-cell>
          <table:table-cell table:formula="of:=IF([.A765]&gt;=[.D764];[.C765];[.D764])" office:value-type="float" office:value="7233" calcext:value-type="float">
            <text:p>7233</text:p>
          </table:table-cell>
          <table:table-cell table:formula="of:=IF([.D765]=[.D764];&quot;&quot;;[.D765])">
            <text:p/>
          </table:table-cell>
          <table:table-cell table:number-columns-repeated="16379"/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65" calcext:value-type="float">
            <text:p>65</text:p>
          </table:table-cell>
          <table:table-cell table:formula="of:=[.A766]+[.B766]" office:value-type="float" office:value="7322" calcext:value-type="float">
            <text:p>7322</text:p>
          </table:table-cell>
          <table:table-cell table:formula="of:=IF([.A766]&gt;=[.D765];[.C766];[.D765])" office:value-type="float" office:value="7322" calcext:value-type="float">
            <text:p>7322</text:p>
          </table:table-cell>
          <table:table-cell table:formula="of:=IF([.D766]=[.D765];&quot;&quot;;[.D766])" office:value-type="float" office:value="7322" calcext:value-type="float">
            <text:p>7322</text:p>
          </table:table-cell>
          <table:table-cell table:number-columns-repeated="16379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589" calcext:value-type="float">
            <text:p>589</text:p>
          </table:table-cell>
          <table:table-cell table:formula="of:=[.A767]+[.B767]" office:value-type="float" office:value="7334" calcext:value-type="float">
            <text:p>7334</text:p>
          </table:table-cell>
          <table:table-cell table:formula="of:=IF([.A767]&gt;=[.D766];[.C767];[.D766])" office:value-type="float" office:value="7322" calcext:value-type="float">
            <text:p>7322</text:p>
          </table:table-cell>
          <table:table-cell table:formula="of:=IF([.D767]=[.D766];&quot;&quot;;[.D767])">
            <text:p/>
          </table:table-cell>
          <table:table-cell table:number-columns-repeated="16379"/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41" calcext:value-type="float">
            <text:p>41</text:p>
          </table:table-cell>
          <table:table-cell table:formula="of:=[.A768]+[.B768]" office:value-type="float" office:value="7347" calcext:value-type="float">
            <text:p>7347</text:p>
          </table:table-cell>
          <table:table-cell table:formula="of:=IF([.A768]&gt;=[.D767];[.C768];[.D767])" office:value-type="float" office:value="7322" calcext:value-type="float">
            <text:p>7322</text:p>
          </table:table-cell>
          <table:table-cell table:formula="of:=IF([.D768]=[.D767];&quot;&quot;;[.D768])">
            <text:p/>
          </table:table-cell>
          <table:table-cell table:number-columns-repeated="16379"/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381" calcext:value-type="float">
            <text:p>381</text:p>
          </table:table-cell>
          <table:table-cell table:formula="of:=[.A769]+[.B769]" office:value-type="float" office:value="7350" calcext:value-type="float">
            <text:p>7350</text:p>
          </table:table-cell>
          <table:table-cell table:formula="of:=IF([.A769]&gt;=[.D768];[.C769];[.D768])" office:value-type="float" office:value="7322" calcext:value-type="float">
            <text:p>7322</text:p>
          </table:table-cell>
          <table:table-cell table:formula="of:=IF([.D769]=[.D768];&quot;&quot;;[.D769])">
            <text:p/>
          </table:table-cell>
          <table:table-cell table:number-columns-repeated="16379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741" calcext:value-type="float">
            <text:p>741</text:p>
          </table:table-cell>
          <table:table-cell table:formula="of:=[.A770]+[.B770]" office:value-type="float" office:value="7355" calcext:value-type="float">
            <text:p>7355</text:p>
          </table:table-cell>
          <table:table-cell table:formula="of:=IF([.A770]&gt;=[.D769];[.C770];[.D769])" office:value-type="float" office:value="7322" calcext:value-type="float">
            <text:p>7322</text:p>
          </table:table-cell>
          <table:table-cell table:formula="of:=IF([.D770]=[.D769];&quot;&quot;;[.D770])">
            <text:p/>
          </table:table-cell>
          <table:table-cell table:number-columns-repeated="16379"/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float" office:value="174" calcext:value-type="float">
            <text:p>174</text:p>
          </table:table-cell>
          <table:table-cell table:formula="of:=[.A771]+[.B771]" office:value-type="float" office:value="7356" calcext:value-type="float">
            <text:p>7356</text:p>
          </table:table-cell>
          <table:table-cell table:formula="of:=IF([.A771]&gt;=[.D770];[.C771];[.D770])" office:value-type="float" office:value="7322" calcext:value-type="float">
            <text:p>7322</text:p>
          </table:table-cell>
          <table:table-cell table:formula="of:=IF([.D771]=[.D770];&quot;&quot;;[.D771])">
            <text:p/>
          </table:table-cell>
          <table:table-cell table:number-columns-repeated="16379"/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float" office:value="467" calcext:value-type="float">
            <text:p>467</text:p>
          </table:table-cell>
          <table:table-cell table:formula="of:=[.A772]+[.B772]" office:value-type="float" office:value="7359" calcext:value-type="float">
            <text:p>7359</text:p>
          </table:table-cell>
          <table:table-cell table:formula="of:=IF([.A772]&gt;=[.D771];[.C772];[.D771])" office:value-type="float" office:value="7322" calcext:value-type="float">
            <text:p>7322</text:p>
          </table:table-cell>
          <table:table-cell table:formula="of:=IF([.D772]=[.D771];&quot;&quot;;[.D772])">
            <text:p/>
          </table:table-cell>
          <table:table-cell table:number-columns-repeated="16379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373" calcext:value-type="float">
            <text:p>373</text:p>
          </table:table-cell>
          <table:table-cell table:formula="of:=[.A773]+[.B773]" office:value-type="float" office:value="7364" calcext:value-type="float">
            <text:p>7364</text:p>
          </table:table-cell>
          <table:table-cell table:formula="of:=IF([.A773]&gt;=[.D772];[.C773];[.D772])" office:value-type="float" office:value="7322" calcext:value-type="float">
            <text:p>7322</text:p>
          </table:table-cell>
          <table:table-cell table:formula="of:=IF([.D773]=[.D772];&quot;&quot;;[.D773])">
            <text:p/>
          </table:table-cell>
          <table:table-cell table:number-columns-repeated="16379"/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574" calcext:value-type="float">
            <text:p>574</text:p>
          </table:table-cell>
          <table:table-cell table:formula="of:=[.A774]+[.B774]" office:value-type="float" office:value="7367" calcext:value-type="float">
            <text:p>7367</text:p>
          </table:table-cell>
          <table:table-cell table:formula="of:=IF([.A774]&gt;=[.D773];[.C774];[.D773])" office:value-type="float" office:value="7322" calcext:value-type="float">
            <text:p>7322</text:p>
          </table:table-cell>
          <table:table-cell table:formula="of:=IF([.D774]=[.D773];&quot;&quot;;[.D774])">
            <text:p/>
          </table:table-cell>
          <table:table-cell table:number-columns-repeated="16379"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750" calcext:value-type="float">
            <text:p>750</text:p>
          </table:table-cell>
          <table:table-cell table:formula="of:=[.A775]+[.B775]" office:value-type="float" office:value="7404" calcext:value-type="float">
            <text:p>7404</text:p>
          </table:table-cell>
          <table:table-cell table:formula="of:=IF([.A775]&gt;=[.D774];[.C775];[.D774])" office:value-type="float" office:value="7322" calcext:value-type="float">
            <text:p>7322</text:p>
          </table:table-cell>
          <table:table-cell table:formula="of:=IF([.D775]=[.D774];&quot;&quot;;[.D775])">
            <text:p/>
          </table:table-cell>
          <table:table-cell table:number-columns-repeated="16379"/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186" calcext:value-type="float">
            <text:p>186</text:p>
          </table:table-cell>
          <table:table-cell table:formula="of:=[.A776]+[.B776]" office:value-type="float" office:value="7412" calcext:value-type="float">
            <text:p>7412</text:p>
          </table:table-cell>
          <table:table-cell table:formula="of:=IF([.A776]&gt;=[.D775];[.C776];[.D775])" office:value-type="float" office:value="7322" calcext:value-type="float">
            <text:p>7322</text:p>
          </table:table-cell>
          <table:table-cell table:formula="of:=IF([.D776]=[.D775];&quot;&quot;;[.D776])">
            <text:p/>
          </table:table-cell>
          <table:table-cell table:number-columns-repeated="16379"/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30" calcext:value-type="float">
            <text:p>30</text:p>
          </table:table-cell>
          <table:table-cell table:formula="of:=[.A777]+[.B777]" office:value-type="float" office:value="7420" calcext:value-type="float">
            <text:p>7420</text:p>
          </table:table-cell>
          <table:table-cell table:formula="of:=IF([.A777]&gt;=[.D776];[.C777];[.D776])" office:value-type="float" office:value="7420" calcext:value-type="float">
            <text:p>7420</text:p>
          </table:table-cell>
          <table:table-cell table:formula="of:=IF([.D777]=[.D776];&quot;&quot;;[.D777])" office:value-type="float" office:value="7420" calcext:value-type="float">
            <text:p>7420</text:p>
          </table:table-cell>
          <table:table-cell table:number-columns-repeated="16379"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771" calcext:value-type="float">
            <text:p>771</text:p>
          </table:table-cell>
          <table:table-cell table:formula="of:=[.A778]+[.B778]" office:value-type="float" office:value="7438" calcext:value-type="float">
            <text:p>7438</text:p>
          </table:table-cell>
          <table:table-cell table:formula="of:=IF([.A778]&gt;=[.D777];[.C778];[.D777])" office:value-type="float" office:value="7420" calcext:value-type="float">
            <text:p>7420</text:p>
          </table:table-cell>
          <table:table-cell table:formula="of:=IF([.D778]=[.D777];&quot;&quot;;[.D778])">
            <text:p/>
          </table:table-cell>
          <table:table-cell table:number-columns-repeated="16379"/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float" office:value="255" calcext:value-type="float">
            <text:p>255</text:p>
          </table:table-cell>
          <table:table-cell table:formula="of:=[.A779]+[.B779]" office:value-type="float" office:value="7440" calcext:value-type="float">
            <text:p>7440</text:p>
          </table:table-cell>
          <table:table-cell table:formula="of:=IF([.A779]&gt;=[.D778];[.C779];[.D778])" office:value-type="float" office:value="7420" calcext:value-type="float">
            <text:p>7420</text:p>
          </table:table-cell>
          <table:table-cell table:formula="of:=IF([.D779]=[.D778];&quot;&quot;;[.D779])">
            <text:p/>
          </table:table-cell>
          <table:table-cell table:number-columns-repeated="16379"/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float" office:value="277" calcext:value-type="float">
            <text:p>277</text:p>
          </table:table-cell>
          <table:table-cell table:formula="of:=[.A780]+[.B780]" office:value-type="float" office:value="7462" calcext:value-type="float">
            <text:p>7462</text:p>
          </table:table-cell>
          <table:table-cell table:formula="of:=IF([.A780]&gt;=[.D779];[.C780];[.D779])" office:value-type="float" office:value="7420" calcext:value-type="float">
            <text:p>7420</text:p>
          </table:table-cell>
          <table:table-cell table:formula="of:=IF([.D780]=[.D779];&quot;&quot;;[.D780])">
            <text:p/>
          </table:table-cell>
          <table:table-cell table:number-columns-repeated="16379"/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459" calcext:value-type="float">
            <text:p>459</text:p>
          </table:table-cell>
          <table:table-cell table:formula="of:=[.A781]+[.B781]" office:value-type="float" office:value="7466" calcext:value-type="float">
            <text:p>7466</text:p>
          </table:table-cell>
          <table:table-cell table:formula="of:=IF([.A781]&gt;=[.D780];[.C781];[.D780])" office:value-type="float" office:value="7420" calcext:value-type="float">
            <text:p>7420</text:p>
          </table:table-cell>
          <table:table-cell table:formula="of:=IF([.D781]=[.D780];&quot;&quot;;[.D781])">
            <text:p/>
          </table:table-cell>
          <table:table-cell table:number-columns-repeated="16379"/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52" calcext:value-type="float">
            <text:p>52</text:p>
          </table:table-cell>
          <table:table-cell table:formula="of:=[.A782]+[.B782]" office:value-type="float" office:value="7507" calcext:value-type="float">
            <text:p>7507</text:p>
          </table:table-cell>
          <table:table-cell table:formula="of:=IF([.A782]&gt;=[.D781];[.C782];[.D781])" office:value-type="float" office:value="7507" calcext:value-type="float">
            <text:p>7507</text:p>
          </table:table-cell>
          <table:table-cell table:formula="of:=IF([.D782]=[.D781];&quot;&quot;;[.D782])" office:value-type="float" office:value="7507" calcext:value-type="float">
            <text:p>7507</text:p>
          </table:table-cell>
          <table:table-cell table:number-columns-repeated="16379"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762" calcext:value-type="float">
            <text:p>762</text:p>
          </table:table-cell>
          <table:table-cell table:formula="of:=[.A783]+[.B783]" office:value-type="float" office:value="7508" calcext:value-type="float">
            <text:p>7508</text:p>
          </table:table-cell>
          <table:table-cell table:formula="of:=IF([.A783]&gt;=[.D782];[.C783];[.D782])" office:value-type="float" office:value="7507" calcext:value-type="float">
            <text:p>7507</text:p>
          </table:table-cell>
          <table:table-cell table:formula="of:=IF([.D783]=[.D782];&quot;&quot;;[.D783])">
            <text:p/>
          </table:table-cell>
          <table:table-cell table:number-columns-repeated="16379"/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516" calcext:value-type="float">
            <text:p>516</text:p>
          </table:table-cell>
          <table:table-cell table:formula="of:=[.A784]+[.B784]" office:value-type="float" office:value="7515" calcext:value-type="float">
            <text:p>7515</text:p>
          </table:table-cell>
          <table:table-cell table:formula="of:=IF([.A784]&gt;=[.D783];[.C784];[.D783])" office:value-type="float" office:value="7507" calcext:value-type="float">
            <text:p>7507</text:p>
          </table:table-cell>
          <table:table-cell table:formula="of:=IF([.D784]=[.D783];&quot;&quot;;[.D784])">
            <text:p/>
          </table:table-cell>
          <table:table-cell table:number-columns-repeated="16379"/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float" office:value="622" calcext:value-type="float">
            <text:p>622</text:p>
          </table:table-cell>
          <table:table-cell table:formula="of:=[.A785]+[.B785]" office:value-type="float" office:value="7519" calcext:value-type="float">
            <text:p>7519</text:p>
          </table:table-cell>
          <table:table-cell table:formula="of:=IF([.A785]&gt;=[.D784];[.C785];[.D784])" office:value-type="float" office:value="7507" calcext:value-type="float">
            <text:p>7507</text:p>
          </table:table-cell>
          <table:table-cell table:formula="of:=IF([.D785]=[.D784];&quot;&quot;;[.D785])">
            <text:p/>
          </table:table-cell>
          <table:table-cell table:number-columns-repeated="16379"/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445" calcext:value-type="float">
            <text:p>445</text:p>
          </table:table-cell>
          <table:table-cell table:formula="of:=[.A786]+[.B786]" office:value-type="float" office:value="7527" calcext:value-type="float">
            <text:p>7527</text:p>
          </table:table-cell>
          <table:table-cell table:formula="of:=IF([.A786]&gt;=[.D785];[.C786];[.D785])" office:value-type="float" office:value="7507" calcext:value-type="float">
            <text:p>7507</text:p>
          </table:table-cell>
          <table:table-cell table:formula="of:=IF([.D786]=[.D785];&quot;&quot;;[.D786])">
            <text:p/>
          </table:table-cell>
          <table:table-cell table:number-columns-repeated="16379"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330" calcext:value-type="float">
            <text:p>330</text:p>
          </table:table-cell>
          <table:table-cell table:formula="of:=[.A787]+[.B787]" office:value-type="float" office:value="7531" calcext:value-type="float">
            <text:p>7531</text:p>
          </table:table-cell>
          <table:table-cell table:formula="of:=IF([.A787]&gt;=[.D786];[.C787];[.D786])" office:value-type="float" office:value="7507" calcext:value-type="float">
            <text:p>7507</text:p>
          </table:table-cell>
          <table:table-cell table:formula="of:=IF([.D787]=[.D786];&quot;&quot;;[.D787])">
            <text:p/>
          </table:table-cell>
          <table:table-cell table:number-columns-repeated="16379"/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435" calcext:value-type="float">
            <text:p>435</text:p>
          </table:table-cell>
          <table:table-cell table:formula="of:=[.A788]+[.B788]" office:value-type="float" office:value="7537" calcext:value-type="float">
            <text:p>7537</text:p>
          </table:table-cell>
          <table:table-cell table:formula="of:=IF([.A788]&gt;=[.D787];[.C788];[.D787])" office:value-type="float" office:value="7507" calcext:value-type="float">
            <text:p>7507</text:p>
          </table:table-cell>
          <table:table-cell table:formula="of:=IF([.D788]=[.D787];&quot;&quot;;[.D788])">
            <text:p/>
          </table:table-cell>
          <table:table-cell table:number-columns-repeated="16379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267" calcext:value-type="float">
            <text:p>267</text:p>
          </table:table-cell>
          <table:table-cell table:formula="of:=[.A789]+[.B789]" office:value-type="float" office:value="7538" calcext:value-type="float">
            <text:p>7538</text:p>
          </table:table-cell>
          <table:table-cell table:formula="of:=IF([.A789]&gt;=[.D788];[.C789];[.D788])" office:value-type="float" office:value="7507" calcext:value-type="float">
            <text:p>7507</text:p>
          </table:table-cell>
          <table:table-cell table:formula="of:=IF([.D789]=[.D788];&quot;&quot;;[.D789])">
            <text:p/>
          </table:table-cell>
          <table:table-cell table:number-columns-repeated="16379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721" calcext:value-type="float">
            <text:p>721</text:p>
          </table:table-cell>
          <table:table-cell table:formula="of:=[.A790]+[.B790]" office:value-type="float" office:value="7548" calcext:value-type="float">
            <text:p>7548</text:p>
          </table:table-cell>
          <table:table-cell table:formula="of:=IF([.A790]&gt;=[.D789];[.C790];[.D789])" office:value-type="float" office:value="7507" calcext:value-type="float">
            <text:p>7507</text:p>
          </table:table-cell>
          <table:table-cell table:formula="of:=IF([.D790]=[.D789];&quot;&quot;;[.D790])">
            <text:p/>
          </table:table-cell>
          <table:table-cell table:number-columns-repeated="16379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519" calcext:value-type="float">
            <text:p>519</text:p>
          </table:table-cell>
          <table:table-cell table:formula="of:=[.A791]+[.B791]" office:value-type="float" office:value="7550" calcext:value-type="float">
            <text:p>7550</text:p>
          </table:table-cell>
          <table:table-cell table:formula="of:=IF([.A791]&gt;=[.D790];[.C791];[.D790])" office:value-type="float" office:value="7507" calcext:value-type="float">
            <text:p>7507</text:p>
          </table:table-cell>
          <table:table-cell table:formula="of:=IF([.D791]=[.D790];&quot;&quot;;[.D791])">
            <text:p/>
          </table:table-cell>
          <table:table-cell table:number-columns-repeated="16379"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671" calcext:value-type="float">
            <text:p>671</text:p>
          </table:table-cell>
          <table:table-cell table:formula="of:=[.A792]+[.B792]" office:value-type="float" office:value="7556" calcext:value-type="float">
            <text:p>7556</text:p>
          </table:table-cell>
          <table:table-cell table:formula="of:=IF([.A792]&gt;=[.D791];[.C792];[.D791])" office:value-type="float" office:value="7507" calcext:value-type="float">
            <text:p>7507</text:p>
          </table:table-cell>
          <table:table-cell table:formula="of:=IF([.D792]=[.D791];&quot;&quot;;[.D792])">
            <text:p/>
          </table:table-cell>
          <table:table-cell table:number-columns-repeated="16379"/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222" calcext:value-type="float">
            <text:p>222</text:p>
          </table:table-cell>
          <table:table-cell table:formula="of:=[.A793]+[.B793]" office:value-type="float" office:value="7566" calcext:value-type="float">
            <text:p>7566</text:p>
          </table:table-cell>
          <table:table-cell table:formula="of:=IF([.A793]&gt;=[.D792];[.C793];[.D792])" office:value-type="float" office:value="7507" calcext:value-type="float">
            <text:p>7507</text:p>
          </table:table-cell>
          <table:table-cell table:formula="of:=IF([.D793]=[.D792];&quot;&quot;;[.D793])">
            <text:p/>
          </table:table-cell>
          <table:table-cell table:number-columns-repeated="16379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439" calcext:value-type="float">
            <text:p>439</text:p>
          </table:table-cell>
          <table:table-cell table:formula="of:=[.A794]+[.B794]" office:value-type="float" office:value="7567" calcext:value-type="float">
            <text:p>7567</text:p>
          </table:table-cell>
          <table:table-cell table:formula="of:=IF([.A794]&gt;=[.D793];[.C794];[.D793])" office:value-type="float" office:value="7507" calcext:value-type="float">
            <text:p>7507</text:p>
          </table:table-cell>
          <table:table-cell table:formula="of:=IF([.D794]=[.D793];&quot;&quot;;[.D794])">
            <text:p/>
          </table:table-cell>
          <table:table-cell table:number-columns-repeated="16379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760" calcext:value-type="float">
            <text:p>760</text:p>
          </table:table-cell>
          <table:table-cell table:formula="of:=[.A795]+[.B795]" office:value-type="float" office:value="7568" calcext:value-type="float">
            <text:p>7568</text:p>
          </table:table-cell>
          <table:table-cell table:formula="of:=IF([.A795]&gt;=[.D794];[.C795];[.D794])" office:value-type="float" office:value="7507" calcext:value-type="float">
            <text:p>7507</text:p>
          </table:table-cell>
          <table:table-cell table:formula="of:=IF([.D795]=[.D794];&quot;&quot;;[.D795])">
            <text:p/>
          </table:table-cell>
          <table:table-cell table:number-columns-repeated="16379"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291" calcext:value-type="float">
            <text:p>291</text:p>
          </table:table-cell>
          <table:table-cell table:formula="of:=[.A796]+[.B796]" office:value-type="float" office:value="7572" calcext:value-type="float">
            <text:p>7572</text:p>
          </table:table-cell>
          <table:table-cell table:formula="of:=IF([.A796]&gt;=[.D795];[.C796];[.D795])" office:value-type="float" office:value="7507" calcext:value-type="float">
            <text:p>7507</text:p>
          </table:table-cell>
          <table:table-cell table:formula="of:=IF([.D796]=[.D795];&quot;&quot;;[.D796])">
            <text:p/>
          </table:table-cell>
          <table:table-cell table:number-columns-repeated="16379"/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530" calcext:value-type="float">
            <text:p>530</text:p>
          </table:table-cell>
          <table:table-cell table:formula="of:=[.A797]+[.B797]" office:value-type="float" office:value="7601" calcext:value-type="float">
            <text:p>7601</text:p>
          </table:table-cell>
          <table:table-cell table:formula="of:=IF([.A797]&gt;=[.D796];[.C797];[.D796])" office:value-type="float" office:value="7507" calcext:value-type="float">
            <text:p>7507</text:p>
          </table:table-cell>
          <table:table-cell table:formula="of:=IF([.D797]=[.D796];&quot;&quot;;[.D797])">
            <text:p/>
          </table:table-cell>
          <table:table-cell table:number-columns-repeated="16379"/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531" calcext:value-type="float">
            <text:p>531</text:p>
          </table:table-cell>
          <table:table-cell table:formula="of:=[.A798]+[.B798]" office:value-type="float" office:value="7613" calcext:value-type="float">
            <text:p>7613</text:p>
          </table:table-cell>
          <table:table-cell table:formula="of:=IF([.A798]&gt;=[.D797];[.C798];[.D797])" office:value-type="float" office:value="7507" calcext:value-type="float">
            <text:p>7507</text:p>
          </table:table-cell>
          <table:table-cell table:formula="of:=IF([.D798]=[.D797];&quot;&quot;;[.D798])">
            <text:p/>
          </table:table-cell>
          <table:table-cell table:number-columns-repeated="16379"/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float" office:value="220" calcext:value-type="float">
            <text:p>220</text:p>
          </table:table-cell>
          <table:table-cell table:formula="of:=[.A799]+[.B799]" office:value-type="float" office:value="7627" calcext:value-type="float">
            <text:p>7627</text:p>
          </table:table-cell>
          <table:table-cell table:formula="of:=IF([.A799]&gt;=[.D798];[.C799];[.D798])" office:value-type="float" office:value="7507" calcext:value-type="float">
            <text:p>7507</text:p>
          </table:table-cell>
          <table:table-cell table:formula="of:=IF([.D799]=[.D798];&quot;&quot;;[.D799])">
            <text:p/>
          </table:table-cell>
          <table:table-cell table:number-columns-repeated="16379"/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651" calcext:value-type="float">
            <text:p>651</text:p>
          </table:table-cell>
          <table:table-cell table:formula="of:=[.A800]+[.B800]" office:value-type="float" office:value="7631" calcext:value-type="float">
            <text:p>7631</text:p>
          </table:table-cell>
          <table:table-cell table:formula="of:=IF([.A800]&gt;=[.D799];[.C800];[.D799])" office:value-type="float" office:value="7507" calcext:value-type="float">
            <text:p>7507</text:p>
          </table:table-cell>
          <table:table-cell table:formula="of:=IF([.D800]=[.D799];&quot;&quot;;[.D800])">
            <text:p/>
          </table:table-cell>
          <table:table-cell table:number-columns-repeated="16379"/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137" calcext:value-type="float">
            <text:p>137</text:p>
          </table:table-cell>
          <table:table-cell table:formula="of:=[.A801]+[.B801]" office:value-type="float" office:value="7634" calcext:value-type="float">
            <text:p>7634</text:p>
          </table:table-cell>
          <table:table-cell table:formula="of:=IF([.A801]&gt;=[.D800];[.C801];[.D800])" office:value-type="float" office:value="7507" calcext:value-type="float">
            <text:p>7507</text:p>
          </table:table-cell>
          <table:table-cell table:formula="of:=IF([.D801]=[.D800];&quot;&quot;;[.D801])">
            <text:p/>
          </table:table-cell>
          <table:table-cell table:number-columns-repeated="16379"/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12" calcext:value-type="float">
            <text:p>12</text:p>
          </table:table-cell>
          <table:table-cell table:formula="of:=[.A802]+[.B802]" office:value-type="float" office:value="7634" calcext:value-type="float">
            <text:p>7634</text:p>
          </table:table-cell>
          <table:table-cell table:formula="of:=IF([.A802]&gt;=[.D801];[.C802];[.D801])" office:value-type="float" office:value="7634" calcext:value-type="float">
            <text:p>7634</text:p>
          </table:table-cell>
          <table:table-cell table:formula="of:=IF([.D802]=[.D801];&quot;&quot;;[.D802])" office:value-type="float" office:value="7634" calcext:value-type="float">
            <text:p>7634</text:p>
          </table:table-cell>
          <table:table-cell table:number-columns-repeated="16379"/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float" office:value="14" calcext:value-type="float">
            <text:p>14</text:p>
          </table:table-cell>
          <table:table-cell table:formula="of:=[.A803]+[.B803]" office:value-type="float" office:value="7642" calcext:value-type="float">
            <text:p>7642</text:p>
          </table:table-cell>
          <table:table-cell table:formula="of:=IF([.A803]&gt;=[.D802];[.C803];[.D802])" office:value-type="float" office:value="7634" calcext:value-type="float">
            <text:p>7634</text:p>
          </table:table-cell>
          <table:table-cell table:formula="of:=IF([.D803]=[.D802];&quot;&quot;;[.D803])">
            <text:p/>
          </table:table-cell>
          <table:table-cell table:number-columns-repeated="16379"/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100" calcext:value-type="float">
            <text:p>100</text:p>
          </table:table-cell>
          <table:table-cell table:formula="of:=[.A804]+[.B804]" office:value-type="float" office:value="7646" calcext:value-type="float">
            <text:p>7646</text:p>
          </table:table-cell>
          <table:table-cell table:formula="of:=IF([.A804]&gt;=[.D803];[.C804];[.D803])" office:value-type="float" office:value="7634" calcext:value-type="float">
            <text:p>7634</text:p>
          </table:table-cell>
          <table:table-cell table:formula="of:=IF([.D804]=[.D803];&quot;&quot;;[.D804])">
            <text:p/>
          </table:table-cell>
          <table:table-cell table:number-columns-repeated="16379"/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375" calcext:value-type="float">
            <text:p>375</text:p>
          </table:table-cell>
          <table:table-cell table:formula="of:=[.A805]+[.B805]" office:value-type="float" office:value="7653" calcext:value-type="float">
            <text:p>7653</text:p>
          </table:table-cell>
          <table:table-cell table:formula="of:=IF([.A805]&gt;=[.D804];[.C805];[.D804])" office:value-type="float" office:value="7634" calcext:value-type="float">
            <text:p>7634</text:p>
          </table:table-cell>
          <table:table-cell table:formula="of:=IF([.D805]=[.D804];&quot;&quot;;[.D805])">
            <text:p/>
          </table:table-cell>
          <table:table-cell table:number-columns-repeated="16379"/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743" calcext:value-type="float">
            <text:p>743</text:p>
          </table:table-cell>
          <table:table-cell table:formula="of:=[.A806]+[.B806]" office:value-type="float" office:value="7660" calcext:value-type="float">
            <text:p>7660</text:p>
          </table:table-cell>
          <table:table-cell table:formula="of:=IF([.A806]&gt;=[.D805];[.C806];[.D805])" office:value-type="float" office:value="7634" calcext:value-type="float">
            <text:p>7634</text:p>
          </table:table-cell>
          <table:table-cell table:formula="of:=IF([.D806]=[.D805];&quot;&quot;;[.D806])">
            <text:p/>
          </table:table-cell>
          <table:table-cell table:number-columns-repeated="16379"/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68" calcext:value-type="float">
            <text:p>68</text:p>
          </table:table-cell>
          <table:table-cell table:formula="of:=[.A807]+[.B807]" office:value-type="float" office:value="7664" calcext:value-type="float">
            <text:p>7664</text:p>
          </table:table-cell>
          <table:table-cell table:formula="of:=IF([.A807]&gt;=[.D806];[.C807];[.D806])" office:value-type="float" office:value="7634" calcext:value-type="float">
            <text:p>7634</text:p>
          </table:table-cell>
          <table:table-cell table:formula="of:=IF([.D807]=[.D806];&quot;&quot;;[.D807])">
            <text:p/>
          </table:table-cell>
          <table:table-cell table:number-columns-repeated="16379"/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694" calcext:value-type="float">
            <text:p>694</text:p>
          </table:table-cell>
          <table:table-cell table:formula="of:=[.A808]+[.B808]" office:value-type="float" office:value="7669" calcext:value-type="float">
            <text:p>7669</text:p>
          </table:table-cell>
          <table:table-cell table:formula="of:=IF([.A808]&gt;=[.D807];[.C808];[.D807])" office:value-type="float" office:value="7634" calcext:value-type="float">
            <text:p>7634</text:p>
          </table:table-cell>
          <table:table-cell table:formula="of:=IF([.D808]=[.D807];&quot;&quot;;[.D808])">
            <text:p/>
          </table:table-cell>
          <table:table-cell table:number-columns-repeated="16379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88" calcext:value-type="float">
            <text:p>488</text:p>
          </table:table-cell>
          <table:table-cell table:formula="of:=[.A809]+[.B809]" office:value-type="float" office:value="7688" calcext:value-type="float">
            <text:p>7688</text:p>
          </table:table-cell>
          <table:table-cell table:formula="of:=IF([.A809]&gt;=[.D808];[.C809];[.D808])" office:value-type="float" office:value="7634" calcext:value-type="float">
            <text:p>7634</text:p>
          </table:table-cell>
          <table:table-cell table:formula="of:=IF([.D809]=[.D808];&quot;&quot;;[.D809])">
            <text:p/>
          </table:table-cell>
          <table:table-cell table:number-columns-repeated="16379"/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542" calcext:value-type="float">
            <text:p>542</text:p>
          </table:table-cell>
          <table:table-cell table:formula="of:=[.A810]+[.B810]" office:value-type="float" office:value="7731" calcext:value-type="float">
            <text:p>7731</text:p>
          </table:table-cell>
          <table:table-cell table:formula="of:=IF([.A810]&gt;=[.D809];[.C810];[.D809])" office:value-type="float" office:value="7634" calcext:value-type="float">
            <text:p>7634</text:p>
          </table:table-cell>
          <table:table-cell table:formula="of:=IF([.D810]=[.D809];&quot;&quot;;[.D810])">
            <text:p/>
          </table:table-cell>
          <table:table-cell table:number-columns-repeated="16379"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689" calcext:value-type="float">
            <text:p>689</text:p>
          </table:table-cell>
          <table:table-cell table:formula="of:=[.A811]+[.B811]" office:value-type="float" office:value="7747" calcext:value-type="float">
            <text:p>7747</text:p>
          </table:table-cell>
          <table:table-cell table:formula="of:=IF([.A811]&gt;=[.D810];[.C811];[.D810])" office:value-type="float" office:value="7634" calcext:value-type="float">
            <text:p>7634</text:p>
          </table:table-cell>
          <table:table-cell table:formula="of:=IF([.D811]=[.D810];&quot;&quot;;[.D811])">
            <text:p/>
          </table:table-cell>
          <table:table-cell table:number-columns-repeated="16379"/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489" calcext:value-type="float">
            <text:p>489</text:p>
          </table:table-cell>
          <table:table-cell table:formula="of:=[.A812]+[.B812]" office:value-type="float" office:value="7753" calcext:value-type="float">
            <text:p>7753</text:p>
          </table:table-cell>
          <table:table-cell table:formula="of:=IF([.A812]&gt;=[.D811];[.C812];[.D811])" office:value-type="float" office:value="7634" calcext:value-type="float">
            <text:p>7634</text:p>
          </table:table-cell>
          <table:table-cell table:formula="of:=IF([.D812]=[.D811];&quot;&quot;;[.D812])">
            <text:p/>
          </table:table-cell>
          <table:table-cell table:number-columns-repeated="16379"/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296" calcext:value-type="float">
            <text:p>296</text:p>
          </table:table-cell>
          <table:table-cell table:formula="of:=[.A813]+[.B813]" office:value-type="float" office:value="7763" calcext:value-type="float">
            <text:p>7763</text:p>
          </table:table-cell>
          <table:table-cell table:formula="of:=IF([.A813]&gt;=[.D812];[.C813];[.D812])" office:value-type="float" office:value="7634" calcext:value-type="float">
            <text:p>7634</text:p>
          </table:table-cell>
          <table:table-cell table:formula="of:=IF([.D813]=[.D812];&quot;&quot;;[.D813])">
            <text:p/>
          </table:table-cell>
          <table:table-cell table:number-columns-repeated="16379"/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551" calcext:value-type="float">
            <text:p>551</text:p>
          </table:table-cell>
          <table:table-cell table:formula="of:=[.A814]+[.B814]" office:value-type="float" office:value="7775" calcext:value-type="float">
            <text:p>7775</text:p>
          </table:table-cell>
          <table:table-cell table:formula="of:=IF([.A814]&gt;=[.D813];[.C814];[.D813])" office:value-type="float" office:value="7634" calcext:value-type="float">
            <text:p>7634</text:p>
          </table:table-cell>
          <table:table-cell table:formula="of:=IF([.D814]=[.D813];&quot;&quot;;[.D814])">
            <text:p/>
          </table:table-cell>
          <table:table-cell table:number-columns-repeated="16379"/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204" calcext:value-type="float">
            <text:p>204</text:p>
          </table:table-cell>
          <table:table-cell table:formula="of:=[.A815]+[.B815]" office:value-type="float" office:value="7784" calcext:value-type="float">
            <text:p>7784</text:p>
          </table:table-cell>
          <table:table-cell table:formula="of:=IF([.A815]&gt;=[.D814];[.C815];[.D814])" office:value-type="float" office:value="7634" calcext:value-type="float">
            <text:p>7634</text:p>
          </table:table-cell>
          <table:table-cell table:formula="of:=IF([.D815]=[.D814];&quot;&quot;;[.D815])">
            <text:p/>
          </table:table-cell>
          <table:table-cell table:number-columns-repeated="16379"/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778" calcext:value-type="float">
            <text:p>778</text:p>
          </table:table-cell>
          <table:table-cell table:formula="of:=[.A816]+[.B816]" office:value-type="float" office:value="7815" calcext:value-type="float">
            <text:p>7815</text:p>
          </table:table-cell>
          <table:table-cell table:formula="of:=IF([.A816]&gt;=[.D815];[.C816];[.D815])" office:value-type="float" office:value="7634" calcext:value-type="float">
            <text:p>7634</text:p>
          </table:table-cell>
          <table:table-cell table:formula="of:=IF([.D816]=[.D815];&quot;&quot;;[.D816])">
            <text:p/>
          </table:table-cell>
          <table:table-cell table:number-columns-repeated="16379"/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582" calcext:value-type="float">
            <text:p>582</text:p>
          </table:table-cell>
          <table:table-cell table:formula="of:=[.A817]+[.B817]" office:value-type="float" office:value="7815" calcext:value-type="float">
            <text:p>7815</text:p>
          </table:table-cell>
          <table:table-cell table:formula="of:=IF([.A817]&gt;=[.D816];[.C817];[.D816])" office:value-type="float" office:value="7634" calcext:value-type="float">
            <text:p>7634</text:p>
          </table:table-cell>
          <table:table-cell table:formula="of:=IF([.D817]=[.D816];&quot;&quot;;[.D817])">
            <text:p/>
          </table:table-cell>
          <table:table-cell table:number-columns-repeated="16379"/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512" calcext:value-type="float">
            <text:p>512</text:p>
          </table:table-cell>
          <table:table-cell table:formula="of:=[.A818]+[.B818]" office:value-type="float" office:value="7832" calcext:value-type="float">
            <text:p>7832</text:p>
          </table:table-cell>
          <table:table-cell table:formula="of:=IF([.A818]&gt;=[.D817];[.C818];[.D817])" office:value-type="float" office:value="7634" calcext:value-type="float">
            <text:p>7634</text:p>
          </table:table-cell>
          <table:table-cell table:formula="of:=IF([.D818]=[.D817];&quot;&quot;;[.D818])">
            <text:p/>
          </table:table-cell>
          <table:table-cell table:number-columns-repeated="16379"/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737" calcext:value-type="float">
            <text:p>737</text:p>
          </table:table-cell>
          <table:table-cell table:formula="of:=[.A819]+[.B819]" office:value-type="float" office:value="7842" calcext:value-type="float">
            <text:p>7842</text:p>
          </table:table-cell>
          <table:table-cell table:formula="of:=IF([.A819]&gt;=[.D818];[.C819];[.D818])" office:value-type="float" office:value="7634" calcext:value-type="float">
            <text:p>7634</text:p>
          </table:table-cell>
          <table:table-cell table:formula="of:=IF([.D819]=[.D818];&quot;&quot;;[.D819])">
            <text:p/>
          </table:table-cell>
          <table:table-cell table:number-columns-repeated="16379"/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608" calcext:value-type="float">
            <text:p>608</text:p>
          </table:table-cell>
          <table:table-cell table:formula="of:=[.A820]+[.B820]" office:value-type="float" office:value="7842" calcext:value-type="float">
            <text:p>7842</text:p>
          </table:table-cell>
          <table:table-cell table:formula="of:=IF([.A820]&gt;=[.D819];[.C820];[.D819])" office:value-type="float" office:value="7634" calcext:value-type="float">
            <text:p>7634</text:p>
          </table:table-cell>
          <table:table-cell table:formula="of:=IF([.D820]=[.D819];&quot;&quot;;[.D820])">
            <text:p/>
          </table:table-cell>
          <table:table-cell table:number-columns-repeated="16379"/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535" calcext:value-type="float">
            <text:p>535</text:p>
          </table:table-cell>
          <table:table-cell table:formula="of:=[.A821]+[.B821]" office:value-type="float" office:value="7849" calcext:value-type="float">
            <text:p>7849</text:p>
          </table:table-cell>
          <table:table-cell table:formula="of:=IF([.A821]&gt;=[.D820];[.C821];[.D820])" office:value-type="float" office:value="7634" calcext:value-type="float">
            <text:p>7634</text:p>
          </table:table-cell>
          <table:table-cell table:formula="of:=IF([.D821]=[.D820];&quot;&quot;;[.D821])">
            <text:p/>
          </table:table-cell>
          <table:table-cell table:number-columns-repeated="16379"/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72" calcext:value-type="float">
            <text:p>72</text:p>
          </table:table-cell>
          <table:table-cell table:formula="of:=[.A822]+[.B822]" office:value-type="float" office:value="7851" calcext:value-type="float">
            <text:p>7851</text:p>
          </table:table-cell>
          <table:table-cell table:formula="of:=IF([.A822]&gt;=[.D821];[.C822];[.D821])" office:value-type="float" office:value="7851" calcext:value-type="float">
            <text:p>7851</text:p>
          </table:table-cell>
          <table:table-cell table:formula="of:=IF([.D822]=[.D821];&quot;&quot;;[.D822])" office:value-type="float" office:value="7851" calcext:value-type="float">
            <text:p>7851</text:p>
          </table:table-cell>
          <table:table-cell table:number-columns-repeated="16379"/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442" calcext:value-type="float">
            <text:p>442</text:p>
          </table:table-cell>
          <table:table-cell table:formula="of:=[.A823]+[.B823]" office:value-type="float" office:value="7854" calcext:value-type="float">
            <text:p>7854</text:p>
          </table:table-cell>
          <table:table-cell table:formula="of:=IF([.A823]&gt;=[.D822];[.C823];[.D822])" office:value-type="float" office:value="7851" calcext:value-type="float">
            <text:p>7851</text:p>
          </table:table-cell>
          <table:table-cell table:formula="of:=IF([.D823]=[.D822];&quot;&quot;;[.D823])">
            <text:p/>
          </table:table-cell>
          <table:table-cell table:number-columns-repeated="16379"/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192" calcext:value-type="float">
            <text:p>192</text:p>
          </table:table-cell>
          <table:table-cell table:formula="of:=[.A824]+[.B824]" office:value-type="float" office:value="7858" calcext:value-type="float">
            <text:p>7858</text:p>
          </table:table-cell>
          <table:table-cell table:formula="of:=IF([.A824]&gt;=[.D823];[.C824];[.D823])" office:value-type="float" office:value="7851" calcext:value-type="float">
            <text:p>7851</text:p>
          </table:table-cell>
          <table:table-cell table:formula="of:=IF([.D824]=[.D823];&quot;&quot;;[.D824])">
            <text:p/>
          </table:table-cell>
          <table:table-cell table:number-columns-repeated="16379"/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528" calcext:value-type="float">
            <text:p>528</text:p>
          </table:table-cell>
          <table:table-cell table:formula="of:=[.A825]+[.B825]" office:value-type="float" office:value="7859" calcext:value-type="float">
            <text:p>7859</text:p>
          </table:table-cell>
          <table:table-cell table:formula="of:=IF([.A825]&gt;=[.D824];[.C825];[.D824])" office:value-type="float" office:value="7851" calcext:value-type="float">
            <text:p>7851</text:p>
          </table:table-cell>
          <table:table-cell table:formula="of:=IF([.D825]=[.D824];&quot;&quot;;[.D825])">
            <text:p/>
          </table:table-cell>
          <table:table-cell table:number-columns-repeated="16379"/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733" calcext:value-type="float">
            <text:p>733</text:p>
          </table:table-cell>
          <table:table-cell table:formula="of:=[.A826]+[.B826]" office:value-type="float" office:value="7876" calcext:value-type="float">
            <text:p>7876</text:p>
          </table:table-cell>
          <table:table-cell table:formula="of:=IF([.A826]&gt;=[.D825];[.C826];[.D825])" office:value-type="float" office:value="7851" calcext:value-type="float">
            <text:p>7851</text:p>
          </table:table-cell>
          <table:table-cell table:formula="of:=IF([.D826]=[.D825];&quot;&quot;;[.D826])">
            <text:p/>
          </table:table-cell>
          <table:table-cell table:number-columns-repeated="16379"/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float" office:value="379" calcext:value-type="float">
            <text:p>379</text:p>
          </table:table-cell>
          <table:table-cell table:formula="of:=[.A827]+[.B827]" office:value-type="float" office:value="7882" calcext:value-type="float">
            <text:p>7882</text:p>
          </table:table-cell>
          <table:table-cell table:formula="of:=IF([.A827]&gt;=[.D826];[.C827];[.D826])" office:value-type="float" office:value="7851" calcext:value-type="float">
            <text:p>7851</text:p>
          </table:table-cell>
          <table:table-cell table:formula="of:=IF([.D827]=[.D826];&quot;&quot;;[.D827])">
            <text:p/>
          </table:table-cell>
          <table:table-cell table:number-columns-repeated="16379"/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46" calcext:value-type="float">
            <text:p>46</text:p>
          </table:table-cell>
          <table:table-cell table:formula="of:=[.A828]+[.B828]" office:value-type="float" office:value="7890" calcext:value-type="float">
            <text:p>7890</text:p>
          </table:table-cell>
          <table:table-cell table:formula="of:=IF([.A828]&gt;=[.D827];[.C828];[.D827])" office:value-type="float" office:value="7851" calcext:value-type="float">
            <text:p>7851</text:p>
          </table:table-cell>
          <table:table-cell table:formula="of:=IF([.D828]=[.D827];&quot;&quot;;[.D828])">
            <text:p/>
          </table:table-cell>
          <table:table-cell table:number-columns-repeated="16379"/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370" calcext:value-type="float">
            <text:p>370</text:p>
          </table:table-cell>
          <table:table-cell table:formula="of:=[.A829]+[.B829]" office:value-type="float" office:value="7907" calcext:value-type="float">
            <text:p>7907</text:p>
          </table:table-cell>
          <table:table-cell table:formula="of:=IF([.A829]&gt;=[.D828];[.C829];[.D828])" office:value-type="float" office:value="7851" calcext:value-type="float">
            <text:p>7851</text:p>
          </table:table-cell>
          <table:table-cell table:formula="of:=IF([.D829]=[.D828];&quot;&quot;;[.D829])">
            <text:p/>
          </table:table-cell>
          <table:table-cell table:number-columns-repeated="16379"/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504" calcext:value-type="float">
            <text:p>504</text:p>
          </table:table-cell>
          <table:table-cell table:formula="of:=[.A830]+[.B830]" office:value-type="float" office:value="7933" calcext:value-type="float">
            <text:p>7933</text:p>
          </table:table-cell>
          <table:table-cell table:formula="of:=IF([.A830]&gt;=[.D829];[.C830];[.D829])" office:value-type="float" office:value="7851" calcext:value-type="float">
            <text:p>7851</text:p>
          </table:table-cell>
          <table:table-cell table:formula="of:=IF([.D830]=[.D829];&quot;&quot;;[.D830])">
            <text:p/>
          </table:table-cell>
          <table:table-cell table:number-columns-repeated="16379"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139" calcext:value-type="float">
            <text:p>139</text:p>
          </table:table-cell>
          <table:table-cell table:formula="of:=[.A831]+[.B831]" office:value-type="float" office:value="7940" calcext:value-type="float">
            <text:p>7940</text:p>
          </table:table-cell>
          <table:table-cell table:formula="of:=IF([.A831]&gt;=[.D830];[.C831];[.D830])" office:value-type="float" office:value="7851" calcext:value-type="float">
            <text:p>7851</text:p>
          </table:table-cell>
          <table:table-cell table:formula="of:=IF([.D831]=[.D830];&quot;&quot;;[.D831])">
            <text:p/>
          </table:table-cell>
          <table:table-cell table:number-columns-repeated="16379"/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625" calcext:value-type="float">
            <text:p>625</text:p>
          </table:table-cell>
          <table:table-cell table:formula="of:=[.A832]+[.B832]" office:value-type="float" office:value="7964" calcext:value-type="float">
            <text:p>7964</text:p>
          </table:table-cell>
          <table:table-cell table:formula="of:=IF([.A832]&gt;=[.D831];[.C832];[.D831])" office:value-type="float" office:value="7851" calcext:value-type="float">
            <text:p>7851</text:p>
          </table:table-cell>
          <table:table-cell table:formula="of:=IF([.D832]=[.D831];&quot;&quot;;[.D832])">
            <text:p/>
          </table:table-cell>
          <table:table-cell table:number-columns-repeated="16379"/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float" office:value="395" calcext:value-type="float">
            <text:p>395</text:p>
          </table:table-cell>
          <table:table-cell table:formula="of:=[.A833]+[.B833]" office:value-type="float" office:value="7964" calcext:value-type="float">
            <text:p>7964</text:p>
          </table:table-cell>
          <table:table-cell table:formula="of:=IF([.A833]&gt;=[.D832];[.C833];[.D832])" office:value-type="float" office:value="7851" calcext:value-type="float">
            <text:p>7851</text:p>
          </table:table-cell>
          <table:table-cell table:formula="of:=IF([.D833]=[.D832];&quot;&quot;;[.D833])">
            <text:p/>
          </table:table-cell>
          <table:table-cell table:number-columns-repeated="16379"/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34" calcext:value-type="float">
            <text:p>34</text:p>
          </table:table-cell>
          <table:table-cell table:formula="of:=[.A834]+[.B834]" office:value-type="float" office:value="8001" calcext:value-type="float">
            <text:p>8001</text:p>
          </table:table-cell>
          <table:table-cell table:formula="of:=IF([.A834]&gt;=[.D833];[.C834];[.D833])" office:value-type="float" office:value="8001" calcext:value-type="float">
            <text:p>8001</text:p>
          </table:table-cell>
          <table:table-cell table:formula="of:=IF([.D834]=[.D833];&quot;&quot;;[.D834])" office:value-type="float" office:value="8001" calcext:value-type="float">
            <text:p>8001</text:p>
          </table:table-cell>
          <table:table-cell table:number-columns-repeated="16379"/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float" office:value="487" calcext:value-type="float">
            <text:p>487</text:p>
          </table:table-cell>
          <table:table-cell table:formula="of:=[.A835]+[.B835]" office:value-type="float" office:value="8002" calcext:value-type="float">
            <text:p>8002</text:p>
          </table:table-cell>
          <table:table-cell table:formula="of:=IF([.A835]&gt;=[.D834];[.C835];[.D834])" office:value-type="float" office:value="8001" calcext:value-type="float">
            <text:p>8001</text:p>
          </table:table-cell>
          <table:table-cell table:formula="of:=IF([.D835]=[.D834];&quot;&quot;;[.D835])">
            <text:p/>
          </table:table-cell>
          <table:table-cell table:number-columns-repeated="16379"/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204" calcext:value-type="float">
            <text:p>204</text:p>
          </table:table-cell>
          <table:table-cell table:formula="of:=[.A836]+[.B836]" office:value-type="float" office:value="8013" calcext:value-type="float">
            <text:p>8013</text:p>
          </table:table-cell>
          <table:table-cell table:formula="of:=IF([.A836]&gt;=[.D835];[.C836];[.D835])" office:value-type="float" office:value="8001" calcext:value-type="float">
            <text:p>8001</text:p>
          </table:table-cell>
          <table:table-cell table:formula="of:=IF([.D836]=[.D835];&quot;&quot;;[.D836])">
            <text:p/>
          </table:table-cell>
          <table:table-cell table:number-columns-repeated="16379"/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419" calcext:value-type="float">
            <text:p>419</text:p>
          </table:table-cell>
          <table:table-cell table:formula="of:=[.A837]+[.B837]" office:value-type="float" office:value="8026" calcext:value-type="float">
            <text:p>8026</text:p>
          </table:table-cell>
          <table:table-cell table:formula="of:=IF([.A837]&gt;=[.D836];[.C837];[.D836])" office:value-type="float" office:value="8001" calcext:value-type="float">
            <text:p>8001</text:p>
          </table:table-cell>
          <table:table-cell table:formula="of:=IF([.D837]=[.D836];&quot;&quot;;[.D837])">
            <text:p/>
          </table:table-cell>
          <table:table-cell table:number-columns-repeated="16379"/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422" calcext:value-type="float">
            <text:p>422</text:p>
          </table:table-cell>
          <table:table-cell table:formula="of:=[.A838]+[.B838]" office:value-type="float" office:value="8051" calcext:value-type="float">
            <text:p>8051</text:p>
          </table:table-cell>
          <table:table-cell table:formula="of:=IF([.A838]&gt;=[.D837];[.C838];[.D837])" office:value-type="float" office:value="8001" calcext:value-type="float">
            <text:p>8001</text:p>
          </table:table-cell>
          <table:table-cell table:formula="of:=IF([.D838]=[.D837];&quot;&quot;;[.D838])">
            <text:p/>
          </table:table-cell>
          <table:table-cell table:number-columns-repeated="16379"/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float" office:value="63" calcext:value-type="float">
            <text:p>63</text:p>
          </table:table-cell>
          <table:table-cell table:formula="of:=[.A839]+[.B839]" office:value-type="float" office:value="8078" calcext:value-type="float">
            <text:p>8078</text:p>
          </table:table-cell>
          <table:table-cell table:formula="of:=IF([.A839]&gt;=[.D838];[.C839];[.D838])" office:value-type="float" office:value="8078" calcext:value-type="float">
            <text:p>8078</text:p>
          </table:table-cell>
          <table:table-cell table:formula="of:=IF([.D839]=[.D838];&quot;&quot;;[.D839])" office:value-type="float" office:value="8078" calcext:value-type="float">
            <text:p>8078</text:p>
          </table:table-cell>
          <table:table-cell table:number-columns-repeated="16379"/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230" calcext:value-type="float">
            <text:p>230</text:p>
          </table:table-cell>
          <table:table-cell table:formula="of:=[.A840]+[.B840]" office:value-type="float" office:value="8084" calcext:value-type="float">
            <text:p>8084</text:p>
          </table:table-cell>
          <table:table-cell table:formula="of:=IF([.A840]&gt;=[.D839];[.C840];[.D839])" office:value-type="float" office:value="8078" calcext:value-type="float">
            <text:p>8078</text:p>
          </table:table-cell>
          <table:table-cell table:formula="of:=IF([.D840]=[.D839];&quot;&quot;;[.D840])">
            <text:p/>
          </table:table-cell>
          <table:table-cell table:number-columns-repeated="16379"/>
        </table:table-row>
        <table:table-row table:style-name="ro1">
          <table:table-cell office:value-type="float" office:value="7937" calcext:value-type="float">
            <text:p>7937</text:p>
          </table:table-cell>
          <table:table-cell office:value-type="float" office:value="148" calcext:value-type="float">
            <text:p>148</text:p>
          </table:table-cell>
          <table:table-cell table:formula="of:=[.A841]+[.B841]" office:value-type="float" office:value="8085" calcext:value-type="float">
            <text:p>8085</text:p>
          </table:table-cell>
          <table:table-cell table:formula="of:=IF([.A841]&gt;=[.D840];[.C841];[.D840])" office:value-type="float" office:value="8078" calcext:value-type="float">
            <text:p>8078</text:p>
          </table:table-cell>
          <table:table-cell table:formula="of:=IF([.D841]=[.D840];&quot;&quot;;[.D841])">
            <text:p/>
          </table:table-cell>
          <table:table-cell table:number-columns-repeated="16379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761" calcext:value-type="float">
            <text:p>761</text:p>
          </table:table-cell>
          <table:table-cell table:formula="of:=[.A842]+[.B842]" office:value-type="float" office:value="8087" calcext:value-type="float">
            <text:p>8087</text:p>
          </table:table-cell>
          <table:table-cell table:formula="of:=IF([.A842]&gt;=[.D841];[.C842];[.D841])" office:value-type="float" office:value="8078" calcext:value-type="float">
            <text:p>8078</text:p>
          </table:table-cell>
          <table:table-cell table:formula="of:=IF([.D842]=[.D841];&quot;&quot;;[.D842])">
            <text:p/>
          </table:table-cell>
          <table:table-cell table:number-columns-repeated="16379"/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701" calcext:value-type="float">
            <text:p>701</text:p>
          </table:table-cell>
          <table:table-cell table:formula="of:=[.A843]+[.B843]" office:value-type="float" office:value="8089" calcext:value-type="float">
            <text:p>8089</text:p>
          </table:table-cell>
          <table:table-cell table:formula="of:=IF([.A843]&gt;=[.D842];[.C843];[.D842])" office:value-type="float" office:value="8078" calcext:value-type="float">
            <text:p>8078</text:p>
          </table:table-cell>
          <table:table-cell table:formula="of:=IF([.D843]=[.D842];&quot;&quot;;[.D843])">
            <text:p/>
          </table:table-cell>
          <table:table-cell table:number-columns-repeated="16379"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351" calcext:value-type="float">
            <text:p>351</text:p>
          </table:table-cell>
          <table:table-cell table:formula="of:=[.A844]+[.B844]" office:value-type="float" office:value="8091" calcext:value-type="float">
            <text:p>8091</text:p>
          </table:table-cell>
          <table:table-cell table:formula="of:=IF([.A844]&gt;=[.D843];[.C844];[.D843])" office:value-type="float" office:value="8078" calcext:value-type="float">
            <text:p>8078</text:p>
          </table:table-cell>
          <table:table-cell table:formula="of:=IF([.D844]=[.D843];&quot;&quot;;[.D844])">
            <text:p/>
          </table:table-cell>
          <table:table-cell table:number-columns-repeated="16379"/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468" calcext:value-type="float">
            <text:p>468</text:p>
          </table:table-cell>
          <table:table-cell table:formula="of:=[.A845]+[.B845]" office:value-type="float" office:value="8101" calcext:value-type="float">
            <text:p>8101</text:p>
          </table:table-cell>
          <table:table-cell table:formula="of:=IF([.A845]&gt;=[.D844];[.C845];[.D844])" office:value-type="float" office:value="8078" calcext:value-type="float">
            <text:p>8078</text:p>
          </table:table-cell>
          <table:table-cell table:formula="of:=IF([.D845]=[.D844];&quot;&quot;;[.D845])">
            <text:p/>
          </table:table-cell>
          <table:table-cell table:number-columns-repeated="16379"/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578" calcext:value-type="float">
            <text:p>578</text:p>
          </table:table-cell>
          <table:table-cell table:formula="of:=[.A846]+[.B846]" office:value-type="float" office:value="8106" calcext:value-type="float">
            <text:p>8106</text:p>
          </table:table-cell>
          <table:table-cell table:formula="of:=IF([.A846]&gt;=[.D845];[.C846];[.D845])" office:value-type="float" office:value="8078" calcext:value-type="float">
            <text:p>8078</text:p>
          </table:table-cell>
          <table:table-cell table:formula="of:=IF([.D846]=[.D845];&quot;&quot;;[.D846])">
            <text:p/>
          </table:table-cell>
          <table:table-cell table:number-columns-repeated="16379"/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459" calcext:value-type="float">
            <text:p>459</text:p>
          </table:table-cell>
          <table:table-cell table:formula="of:=[.A847]+[.B847]" office:value-type="float" office:value="8120" calcext:value-type="float">
            <text:p>8120</text:p>
          </table:table-cell>
          <table:table-cell table:formula="of:=IF([.A847]&gt;=[.D846];[.C847];[.D846])" office:value-type="float" office:value="8078" calcext:value-type="float">
            <text:p>8078</text:p>
          </table:table-cell>
          <table:table-cell table:formula="of:=IF([.D847]=[.D846];&quot;&quot;;[.D847])">
            <text:p/>
          </table:table-cell>
          <table:table-cell table:number-columns-repeated="16379"/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418" calcext:value-type="float">
            <text:p>418</text:p>
          </table:table-cell>
          <table:table-cell table:formula="of:=[.A848]+[.B848]" office:value-type="float" office:value="8125" calcext:value-type="float">
            <text:p>8125</text:p>
          </table:table-cell>
          <table:table-cell table:formula="of:=IF([.A848]&gt;=[.D847];[.C848];[.D847])" office:value-type="float" office:value="8078" calcext:value-type="float">
            <text:p>8078</text:p>
          </table:table-cell>
          <table:table-cell table:formula="of:=IF([.D848]=[.D847];&quot;&quot;;[.D848])">
            <text:p/>
          </table:table-cell>
          <table:table-cell table:number-columns-repeated="16379"/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39" calcext:value-type="float">
            <text:p>39</text:p>
          </table:table-cell>
          <table:table-cell table:formula="of:=[.A849]+[.B849]" office:value-type="float" office:value="8135" calcext:value-type="float">
            <text:p>8135</text:p>
          </table:table-cell>
          <table:table-cell table:formula="of:=IF([.A849]&gt;=[.D848];[.C849];[.D848])" office:value-type="float" office:value="8135" calcext:value-type="float">
            <text:p>8135</text:p>
          </table:table-cell>
          <table:table-cell table:formula="of:=IF([.D849]=[.D848];&quot;&quot;;[.D849])" office:value-type="float" office:value="8135" calcext:value-type="float">
            <text:p>8135</text:p>
          </table:table-cell>
          <table:table-cell table:number-columns-repeated="16379"/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798" calcext:value-type="float">
            <text:p>798</text:p>
          </table:table-cell>
          <table:table-cell table:formula="of:=[.A850]+[.B850]" office:value-type="float" office:value="8136" calcext:value-type="float">
            <text:p>8136</text:p>
          </table:table-cell>
          <table:table-cell table:formula="of:=IF([.A850]&gt;=[.D849];[.C850];[.D849])" office:value-type="float" office:value="8135" calcext:value-type="float">
            <text:p>8135</text:p>
          </table:table-cell>
          <table:table-cell table:formula="of:=IF([.D850]=[.D849];&quot;&quot;;[.D850])">
            <text:p/>
          </table:table-cell>
          <table:table-cell table:number-columns-repeated="16379"/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760" calcext:value-type="float">
            <text:p>760</text:p>
          </table:table-cell>
          <table:table-cell table:formula="of:=[.A851]+[.B851]" office:value-type="float" office:value="8153" calcext:value-type="float">
            <text:p>8153</text:p>
          </table:table-cell>
          <table:table-cell table:formula="of:=IF([.A851]&gt;=[.D850];[.C851];[.D850])" office:value-type="float" office:value="8135" calcext:value-type="float">
            <text:p>8135</text:p>
          </table:table-cell>
          <table:table-cell table:formula="of:=IF([.D851]=[.D850];&quot;&quot;;[.D851])">
            <text:p/>
          </table:table-cell>
          <table:table-cell table:number-columns-repeated="16379"/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790" calcext:value-type="float">
            <text:p>790</text:p>
          </table:table-cell>
          <table:table-cell table:formula="of:=[.A852]+[.B852]" office:value-type="float" office:value="8171" calcext:value-type="float">
            <text:p>8171</text:p>
          </table:table-cell>
          <table:table-cell table:formula="of:=IF([.A852]&gt;=[.D851];[.C852];[.D851])" office:value-type="float" office:value="8135" calcext:value-type="float">
            <text:p>8135</text:p>
          </table:table-cell>
          <table:table-cell table:formula="of:=IF([.D852]=[.D851];&quot;&quot;;[.D852])">
            <text:p/>
          </table:table-cell>
          <table:table-cell table:number-columns-repeated="16379"/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658" calcext:value-type="float">
            <text:p>658</text:p>
          </table:table-cell>
          <table:table-cell table:formula="of:=[.A853]+[.B853]" office:value-type="float" office:value="8179" calcext:value-type="float">
            <text:p>8179</text:p>
          </table:table-cell>
          <table:table-cell table:formula="of:=IF([.A853]&gt;=[.D852];[.C853];[.D852])" office:value-type="float" office:value="8135" calcext:value-type="float">
            <text:p>8135</text:p>
          </table:table-cell>
          <table:table-cell table:formula="of:=IF([.D853]=[.D852];&quot;&quot;;[.D853])">
            <text:p/>
          </table:table-cell>
          <table:table-cell table:number-columns-repeated="16379"/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94" calcext:value-type="float">
            <text:p>94</text:p>
          </table:table-cell>
          <table:table-cell table:formula="of:=[.A854]+[.B854]" office:value-type="float" office:value="8193" calcext:value-type="float">
            <text:p>8193</text:p>
          </table:table-cell>
          <table:table-cell table:formula="of:=IF([.A854]&gt;=[.D853];[.C854];[.D853])" office:value-type="float" office:value="8135" calcext:value-type="float">
            <text:p>8135</text:p>
          </table:table-cell>
          <table:table-cell table:formula="of:=IF([.D854]=[.D853];&quot;&quot;;[.D854])">
            <text:p/>
          </table:table-cell>
          <table:table-cell table:number-columns-repeated="16379"/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544" calcext:value-type="float">
            <text:p>544</text:p>
          </table:table-cell>
          <table:table-cell table:formula="of:=[.A855]+[.B855]" office:value-type="float" office:value="8198" calcext:value-type="float">
            <text:p>8198</text:p>
          </table:table-cell>
          <table:table-cell table:formula="of:=IF([.A855]&gt;=[.D854];[.C855];[.D854])" office:value-type="float" office:value="8135" calcext:value-type="float">
            <text:p>8135</text:p>
          </table:table-cell>
          <table:table-cell table:formula="of:=IF([.D855]=[.D854];&quot;&quot;;[.D855])">
            <text:p/>
          </table:table-cell>
          <table:table-cell table:number-columns-repeated="16379"/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772" calcext:value-type="float">
            <text:p>772</text:p>
          </table:table-cell>
          <table:table-cell table:formula="of:=[.A856]+[.B856]" office:value-type="float" office:value="8212" calcext:value-type="float">
            <text:p>8212</text:p>
          </table:table-cell>
          <table:table-cell table:formula="of:=IF([.A856]&gt;=[.D855];[.C856];[.D855])" office:value-type="float" office:value="8135" calcext:value-type="float">
            <text:p>8135</text:p>
          </table:table-cell>
          <table:table-cell table:formula="of:=IF([.D856]=[.D855];&quot;&quot;;[.D856])">
            <text:p/>
          </table:table-cell>
          <table:table-cell table:number-columns-repeated="16379"/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609" calcext:value-type="float">
            <text:p>609</text:p>
          </table:table-cell>
          <table:table-cell table:formula="of:=[.A857]+[.B857]" office:value-type="float" office:value="8222" calcext:value-type="float">
            <text:p>8222</text:p>
          </table:table-cell>
          <table:table-cell table:formula="of:=IF([.A857]&gt;=[.D856];[.C857];[.D856])" office:value-type="float" office:value="8135" calcext:value-type="float">
            <text:p>8135</text:p>
          </table:table-cell>
          <table:table-cell table:formula="of:=IF([.D857]=[.D856];&quot;&quot;;[.D857])">
            <text:p/>
          </table:table-cell>
          <table:table-cell table:number-columns-repeated="16379"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450" calcext:value-type="float">
            <text:p>450</text:p>
          </table:table-cell>
          <table:table-cell table:formula="of:=[.A858]+[.B858]" office:value-type="float" office:value="8242" calcext:value-type="float">
            <text:p>8242</text:p>
          </table:table-cell>
          <table:table-cell table:formula="of:=IF([.A858]&gt;=[.D857];[.C858];[.D857])" office:value-type="float" office:value="8135" calcext:value-type="float">
            <text:p>8135</text:p>
          </table:table-cell>
          <table:table-cell table:formula="of:=IF([.D858]=[.D857];&quot;&quot;;[.D858])">
            <text:p/>
          </table:table-cell>
          <table:table-cell table:number-columns-repeated="16379"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116" calcext:value-type="float">
            <text:p>116</text:p>
          </table:table-cell>
          <table:table-cell table:formula="of:=[.A859]+[.B859]" office:value-type="float" office:value="8252" calcext:value-type="float">
            <text:p>8252</text:p>
          </table:table-cell>
          <table:table-cell table:formula="of:=IF([.A859]&gt;=[.D858];[.C859];[.D858])" office:value-type="float" office:value="8252" calcext:value-type="float">
            <text:p>8252</text:p>
          </table:table-cell>
          <table:table-cell table:formula="of:=IF([.D859]=[.D858];&quot;&quot;;[.D859])" office:value-type="float" office:value="8252" calcext:value-type="float">
            <text:p>8252</text:p>
          </table:table-cell>
          <table:table-cell table:number-columns-repeated="16379"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506" calcext:value-type="float">
            <text:p>506</text:p>
          </table:table-cell>
          <table:table-cell table:formula="of:=[.A860]+[.B860]" office:value-type="float" office:value="8269" calcext:value-type="float">
            <text:p>8269</text:p>
          </table:table-cell>
          <table:table-cell table:formula="of:=IF([.A860]&gt;=[.D859];[.C860];[.D859])" office:value-type="float" office:value="8252" calcext:value-type="float">
            <text:p>8252</text:p>
          </table:table-cell>
          <table:table-cell table:formula="of:=IF([.D860]=[.D859];&quot;&quot;;[.D860])">
            <text:p/>
          </table:table-cell>
          <table:table-cell table:number-columns-repeated="16379"/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423" calcext:value-type="float">
            <text:p>423</text:p>
          </table:table-cell>
          <table:table-cell table:formula="of:=[.A861]+[.B861]" office:value-type="float" office:value="8269" calcext:value-type="float">
            <text:p>8269</text:p>
          </table:table-cell>
          <table:table-cell table:formula="of:=IF([.A861]&gt;=[.D860];[.C861];[.D860])" office:value-type="float" office:value="8252" calcext:value-type="float">
            <text:p>8252</text:p>
          </table:table-cell>
          <table:table-cell table:formula="of:=IF([.D861]=[.D860];&quot;&quot;;[.D861])">
            <text:p/>
          </table:table-cell>
          <table:table-cell table:number-columns-repeated="16379"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517" calcext:value-type="float">
            <text:p>517</text:p>
          </table:table-cell>
          <table:table-cell table:formula="of:=[.A862]+[.B862]" office:value-type="float" office:value="8292" calcext:value-type="float">
            <text:p>8292</text:p>
          </table:table-cell>
          <table:table-cell table:formula="of:=IF([.A862]&gt;=[.D861];[.C862];[.D861])" office:value-type="float" office:value="8252" calcext:value-type="float">
            <text:p>8252</text:p>
          </table:table-cell>
          <table:table-cell table:formula="of:=IF([.D862]=[.D861];&quot;&quot;;[.D862])">
            <text:p/>
          </table:table-cell>
          <table:table-cell table:number-columns-repeated="16379"/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715" calcext:value-type="float">
            <text:p>715</text:p>
          </table:table-cell>
          <table:table-cell table:formula="of:=[.A863]+[.B863]" office:value-type="float" office:value="8330" calcext:value-type="float">
            <text:p>8330</text:p>
          </table:table-cell>
          <table:table-cell table:formula="of:=IF([.A863]&gt;=[.D862];[.C863];[.D862])" office:value-type="float" office:value="8252" calcext:value-type="float">
            <text:p>8252</text:p>
          </table:table-cell>
          <table:table-cell table:formula="of:=IF([.D863]=[.D862];&quot;&quot;;[.D863])">
            <text:p/>
          </table:table-cell>
          <table:table-cell table:number-columns-repeated="16379"/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707" calcext:value-type="float">
            <text:p>707</text:p>
          </table:table-cell>
          <table:table-cell table:formula="of:=[.A864]+[.B864]" office:value-type="float" office:value="8331" calcext:value-type="float">
            <text:p>8331</text:p>
          </table:table-cell>
          <table:table-cell table:formula="of:=IF([.A864]&gt;=[.D863];[.C864];[.D863])" office:value-type="float" office:value="8252" calcext:value-type="float">
            <text:p>8252</text:p>
          </table:table-cell>
          <table:table-cell table:formula="of:=IF([.D864]=[.D863];&quot;&quot;;[.D864])">
            <text:p/>
          </table:table-cell>
          <table:table-cell table:number-columns-repeated="16379"/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664" calcext:value-type="float">
            <text:p>664</text:p>
          </table:table-cell>
          <table:table-cell table:formula="of:=[.A865]+[.B865]" office:value-type="float" office:value="8351" calcext:value-type="float">
            <text:p>8351</text:p>
          </table:table-cell>
          <table:table-cell table:formula="of:=IF([.A865]&gt;=[.D864];[.C865];[.D864])" office:value-type="float" office:value="8252" calcext:value-type="float">
            <text:p>8252</text:p>
          </table:table-cell>
          <table:table-cell table:formula="of:=IF([.D865]=[.D864];&quot;&quot;;[.D865])">
            <text:p/>
          </table:table-cell>
          <table:table-cell table:number-columns-repeated="16379"/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662" calcext:value-type="float">
            <text:p>662</text:p>
          </table:table-cell>
          <table:table-cell table:formula="of:=[.A866]+[.B866]" office:value-type="float" office:value="8363" calcext:value-type="float">
            <text:p>8363</text:p>
          </table:table-cell>
          <table:table-cell table:formula="of:=IF([.A866]&gt;=[.D865];[.C866];[.D865])" office:value-type="float" office:value="8252" calcext:value-type="float">
            <text:p>8252</text:p>
          </table:table-cell>
          <table:table-cell table:formula="of:=IF([.D866]=[.D865];&quot;&quot;;[.D866])">
            <text:p/>
          </table:table-cell>
          <table:table-cell table:number-columns-repeated="16379"/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float" office:value="127" calcext:value-type="float">
            <text:p>127</text:p>
          </table:table-cell>
          <table:table-cell table:formula="of:=[.A867]+[.B867]" office:value-type="float" office:value="8378" calcext:value-type="float">
            <text:p>8378</text:p>
          </table:table-cell>
          <table:table-cell table:formula="of:=IF([.A867]&gt;=[.D866];[.C867];[.D866])" office:value-type="float" office:value="8252" calcext:value-type="float">
            <text:p>8252</text:p>
          </table:table-cell>
          <table:table-cell table:formula="of:=IF([.D867]=[.D866];&quot;&quot;;[.D867])">
            <text:p/>
          </table:table-cell>
          <table:table-cell table:number-columns-repeated="16379"/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788" calcext:value-type="float">
            <text:p>788</text:p>
          </table:table-cell>
          <table:table-cell table:formula="of:=[.A868]+[.B868]" office:value-type="float" office:value="8381" calcext:value-type="float">
            <text:p>8381</text:p>
          </table:table-cell>
          <table:table-cell table:formula="of:=IF([.A868]&gt;=[.D867];[.C868];[.D867])" office:value-type="float" office:value="8252" calcext:value-type="float">
            <text:p>8252</text:p>
          </table:table-cell>
          <table:table-cell table:formula="of:=IF([.D868]=[.D867];&quot;&quot;;[.D868])">
            <text:p/>
          </table:table-cell>
          <table:table-cell table:number-columns-repeated="16379"/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43" calcext:value-type="float">
            <text:p>43</text:p>
          </table:table-cell>
          <table:table-cell table:formula="of:=[.A869]+[.B869]" office:value-type="float" office:value="8381" calcext:value-type="float">
            <text:p>8381</text:p>
          </table:table-cell>
          <table:table-cell table:formula="of:=IF([.A869]&gt;=[.D868];[.C869];[.D868])" office:value-type="float" office:value="8381" calcext:value-type="float">
            <text:p>8381</text:p>
          </table:table-cell>
          <table:table-cell table:formula="of:=IF([.D869]=[.D868];&quot;&quot;;[.D869])" office:value-type="float" office:value="8381" calcext:value-type="float">
            <text:p>8381</text:p>
          </table:table-cell>
          <table:table-cell table:number-columns-repeated="16379"/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732" calcext:value-type="float">
            <text:p>732</text:p>
          </table:table-cell>
          <table:table-cell table:formula="of:=[.A870]+[.B870]" office:value-type="float" office:value="8399" calcext:value-type="float">
            <text:p>8399</text:p>
          </table:table-cell>
          <table:table-cell table:formula="of:=IF([.A870]&gt;=[.D869];[.C870];[.D869])" office:value-type="float" office:value="8381" calcext:value-type="float">
            <text:p>8381</text:p>
          </table:table-cell>
          <table:table-cell table:formula="of:=IF([.D870]=[.D869];&quot;&quot;;[.D870])">
            <text:p/>
          </table:table-cell>
          <table:table-cell table:number-columns-repeated="16379"/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332" calcext:value-type="float">
            <text:p>332</text:p>
          </table:table-cell>
          <table:table-cell table:formula="of:=[.A871]+[.B871]" office:value-type="float" office:value="8404" calcext:value-type="float">
            <text:p>8404</text:p>
          </table:table-cell>
          <table:table-cell table:formula="of:=IF([.A871]&gt;=[.D870];[.C871];[.D870])" office:value-type="float" office:value="8381" calcext:value-type="float">
            <text:p>8381</text:p>
          </table:table-cell>
          <table:table-cell table:formula="of:=IF([.D871]=[.D870];&quot;&quot;;[.D871])">
            <text:p/>
          </table:table-cell>
          <table:table-cell table:number-columns-repeated="16379"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float" office:value="160" calcext:value-type="float">
            <text:p>160</text:p>
          </table:table-cell>
          <table:table-cell table:formula="of:=[.A872]+[.B872]" office:value-type="float" office:value="8407" calcext:value-type="float">
            <text:p>8407</text:p>
          </table:table-cell>
          <table:table-cell table:formula="of:=IF([.A872]&gt;=[.D871];[.C872];[.D871])" office:value-type="float" office:value="8381" calcext:value-type="float">
            <text:p>8381</text:p>
          </table:table-cell>
          <table:table-cell table:formula="of:=IF([.D872]=[.D871];&quot;&quot;;[.D872])">
            <text:p/>
          </table:table-cell>
          <table:table-cell table:number-columns-repeated="16379"/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492" calcext:value-type="float">
            <text:p>492</text:p>
          </table:table-cell>
          <table:table-cell table:formula="of:=[.A873]+[.B873]" office:value-type="float" office:value="8419" calcext:value-type="float">
            <text:p>8419</text:p>
          </table:table-cell>
          <table:table-cell table:formula="of:=IF([.A873]&gt;=[.D872];[.C873];[.D872])" office:value-type="float" office:value="8381" calcext:value-type="float">
            <text:p>8381</text:p>
          </table:table-cell>
          <table:table-cell table:formula="of:=IF([.D873]=[.D872];&quot;&quot;;[.D873])">
            <text:p/>
          </table:table-cell>
          <table:table-cell table:number-columns-repeated="16379"/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float" office:value="130" calcext:value-type="float">
            <text:p>130</text:p>
          </table:table-cell>
          <table:table-cell table:formula="of:=[.A874]+[.B874]" office:value-type="float" office:value="8442" calcext:value-type="float">
            <text:p>8442</text:p>
          </table:table-cell>
          <table:table-cell table:formula="of:=IF([.A874]&gt;=[.D873];[.C874];[.D873])" office:value-type="float" office:value="8381" calcext:value-type="float">
            <text:p>8381</text:p>
          </table:table-cell>
          <table:table-cell table:formula="of:=IF([.D874]=[.D873];&quot;&quot;;[.D874])">
            <text:p/>
          </table:table-cell>
          <table:table-cell table:number-columns-repeated="16379"/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422" calcext:value-type="float">
            <text:p>422</text:p>
          </table:table-cell>
          <table:table-cell table:formula="of:=[.A875]+[.B875]" office:value-type="float" office:value="8491" calcext:value-type="float">
            <text:p>8491</text:p>
          </table:table-cell>
          <table:table-cell table:formula="of:=IF([.A875]&gt;=[.D874];[.C875];[.D874])" office:value-type="float" office:value="8381" calcext:value-type="float">
            <text:p>8381</text:p>
          </table:table-cell>
          <table:table-cell table:formula="of:=IF([.D875]=[.D874];&quot;&quot;;[.D875])">
            <text:p/>
          </table:table-cell>
          <table:table-cell table:number-columns-repeated="16379"/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float" office:value="534" calcext:value-type="float">
            <text:p>534</text:p>
          </table:table-cell>
          <table:table-cell table:formula="of:=[.A876]+[.B876]" office:value-type="float" office:value="8502" calcext:value-type="float">
            <text:p>8502</text:p>
          </table:table-cell>
          <table:table-cell table:formula="of:=IF([.A876]&gt;=[.D875];[.C876];[.D875])" office:value-type="float" office:value="8381" calcext:value-type="float">
            <text:p>8381</text:p>
          </table:table-cell>
          <table:table-cell table:formula="of:=IF([.D876]=[.D875];&quot;&quot;;[.D876])">
            <text:p/>
          </table:table-cell>
          <table:table-cell table:number-columns-repeated="16379"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746" calcext:value-type="float">
            <text:p>746</text:p>
          </table:table-cell>
          <table:table-cell table:formula="of:=[.A877]+[.B877]" office:value-type="float" office:value="8504" calcext:value-type="float">
            <text:p>8504</text:p>
          </table:table-cell>
          <table:table-cell table:formula="of:=IF([.A877]&gt;=[.D876];[.C877];[.D876])" office:value-type="float" office:value="8381" calcext:value-type="float">
            <text:p>8381</text:p>
          </table:table-cell>
          <table:table-cell table:formula="of:=IF([.D877]=[.D876];&quot;&quot;;[.D877])">
            <text:p/>
          </table:table-cell>
          <table:table-cell table:number-columns-repeated="16379"/>
        </table:table-row>
        <table:table-row table:style-name="ro1">
          <table:table-cell office:value-type="float" office:value="8274" calcext:value-type="float">
            <text:p>8274</text:p>
          </table:table-cell>
          <table:table-cell office:value-type="float" office:value="250" calcext:value-type="float">
            <text:p>250</text:p>
          </table:table-cell>
          <table:table-cell table:formula="of:=[.A878]+[.B878]" office:value-type="float" office:value="8524" calcext:value-type="float">
            <text:p>8524</text:p>
          </table:table-cell>
          <table:table-cell table:formula="of:=IF([.A878]&gt;=[.D877];[.C878];[.D877])" office:value-type="float" office:value="8381" calcext:value-type="float">
            <text:p>8381</text:p>
          </table:table-cell>
          <table:table-cell table:formula="of:=IF([.D878]=[.D877];&quot;&quot;;[.D878])">
            <text:p/>
          </table:table-cell>
          <table:table-cell table:number-columns-repeated="16379"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537" calcext:value-type="float">
            <text:p>537</text:p>
          </table:table-cell>
          <table:table-cell table:formula="of:=[.A879]+[.B879]" office:value-type="float" office:value="8544" calcext:value-type="float">
            <text:p>8544</text:p>
          </table:table-cell>
          <table:table-cell table:formula="of:=IF([.A879]&gt;=[.D878];[.C879];[.D878])" office:value-type="float" office:value="8381" calcext:value-type="float">
            <text:p>8381</text:p>
          </table:table-cell>
          <table:table-cell table:formula="of:=IF([.D879]=[.D878];&quot;&quot;;[.D879])">
            <text:p/>
          </table:table-cell>
          <table:table-cell table:number-columns-repeated="16379"/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785" calcext:value-type="float">
            <text:p>785</text:p>
          </table:table-cell>
          <table:table-cell table:formula="of:=[.A880]+[.B880]" office:value-type="float" office:value="8567" calcext:value-type="float">
            <text:p>8567</text:p>
          </table:table-cell>
          <table:table-cell table:formula="of:=IF([.A880]&gt;=[.D879];[.C880];[.D879])" office:value-type="float" office:value="8381" calcext:value-type="float">
            <text:p>8381</text:p>
          </table:table-cell>
          <table:table-cell table:formula="of:=IF([.D880]=[.D879];&quot;&quot;;[.D880])">
            <text:p/>
          </table:table-cell>
          <table:table-cell table:number-columns-repeated="16379"/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731" calcext:value-type="float">
            <text:p>731</text:p>
          </table:table-cell>
          <table:table-cell table:formula="of:=[.A881]+[.B881]" office:value-type="float" office:value="8575" calcext:value-type="float">
            <text:p>8575</text:p>
          </table:table-cell>
          <table:table-cell table:formula="of:=IF([.A881]&gt;=[.D880];[.C881];[.D880])" office:value-type="float" office:value="8381" calcext:value-type="float">
            <text:p>8381</text:p>
          </table:table-cell>
          <table:table-cell table:formula="of:=IF([.D881]=[.D880];&quot;&quot;;[.D881])">
            <text:p/>
          </table:table-cell>
          <table:table-cell table:number-columns-repeated="16379"/>
        </table:table-row>
        <table:table-row table:style-name="ro1">
          <table:table-cell office:value-type="float" office:value="8397" calcext:value-type="float">
            <text:p>8397</text:p>
          </table:table-cell>
          <table:table-cell office:value-type="float" office:value="188" calcext:value-type="float">
            <text:p>188</text:p>
          </table:table-cell>
          <table:table-cell table:formula="of:=[.A882]+[.B882]" office:value-type="float" office:value="8585" calcext:value-type="float">
            <text:p>8585</text:p>
          </table:table-cell>
          <table:table-cell table:formula="of:=IF([.A882]&gt;=[.D881];[.C882];[.D881])" office:value-type="float" office:value="8585" calcext:value-type="float">
            <text:p>8585</text:p>
          </table:table-cell>
          <table:table-cell table:formula="of:=IF([.D882]=[.D881];&quot;&quot;;[.D882])" office:value-type="float" office:value="8585" calcext:value-type="float">
            <text:p>8585</text:p>
          </table:table-cell>
          <table:table-cell table:number-columns-repeated="16379"/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float" office:value="639" calcext:value-type="float">
            <text:p>639</text:p>
          </table:table-cell>
          <table:table-cell table:formula="of:=[.A883]+[.B883]" office:value-type="float" office:value="8601" calcext:value-type="float">
            <text:p>8601</text:p>
          </table:table-cell>
          <table:table-cell table:formula="of:=IF([.A883]&gt;=[.D882];[.C883];[.D882])" office:value-type="float" office:value="8585" calcext:value-type="float">
            <text:p>8585</text:p>
          </table:table-cell>
          <table:table-cell table:formula="of:=IF([.D883]=[.D882];&quot;&quot;;[.D883])">
            <text:p/>
          </table:table-cell>
          <table:table-cell table:number-columns-repeated="16379"/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float" office:value="422" calcext:value-type="float">
            <text:p>422</text:p>
          </table:table-cell>
          <table:table-cell table:formula="of:=[.A884]+[.B884]" office:value-type="float" office:value="8621" calcext:value-type="float">
            <text:p>8621</text:p>
          </table:table-cell>
          <table:table-cell table:formula="of:=IF([.A884]&gt;=[.D883];[.C884];[.D883])" office:value-type="float" office:value="8585" calcext:value-type="float">
            <text:p>8585</text:p>
          </table:table-cell>
          <table:table-cell table:formula="of:=IF([.D884]=[.D883];&quot;&quot;;[.D884])">
            <text:p/>
          </table:table-cell>
          <table:table-cell table:number-columns-repeated="16379"/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float" office:value="307" calcext:value-type="float">
            <text:p>307</text:p>
          </table:table-cell>
          <table:table-cell table:formula="of:=[.A885]+[.B885]" office:value-type="float" office:value="8624" calcext:value-type="float">
            <text:p>8624</text:p>
          </table:table-cell>
          <table:table-cell table:formula="of:=IF([.A885]&gt;=[.D884];[.C885];[.D884])" office:value-type="float" office:value="8585" calcext:value-type="float">
            <text:p>8585</text:p>
          </table:table-cell>
          <table:table-cell table:formula="of:=IF([.D885]=[.D884];&quot;&quot;;[.D885])">
            <text:p/>
          </table:table-cell>
          <table:table-cell table:number-columns-repeated="16379"/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float" office:value="15" calcext:value-type="float">
            <text:p>15</text:p>
          </table:table-cell>
          <table:table-cell table:formula="of:=[.A886]+[.B886]" office:value-type="float" office:value="8630" calcext:value-type="float">
            <text:p>8630</text:p>
          </table:table-cell>
          <table:table-cell table:formula="of:=IF([.A886]&gt;=[.D885];[.C886];[.D885])" office:value-type="float" office:value="8630" calcext:value-type="float">
            <text:p>8630</text:p>
          </table:table-cell>
          <table:table-cell table:formula="of:=IF([.D886]=[.D885];&quot;&quot;;[.D886])" office:value-type="float" office:value="8630" calcext:value-type="float">
            <text:p>8630</text:p>
          </table:table-cell>
          <table:table-cell table:number-columns-repeated="16379"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609" calcext:value-type="float">
            <text:p>609</text:p>
          </table:table-cell>
          <table:table-cell table:formula="of:=[.A887]+[.B887]" office:value-type="float" office:value="8631" calcext:value-type="float">
            <text:p>8631</text:p>
          </table:table-cell>
          <table:table-cell table:formula="of:=IF([.A887]&gt;=[.D886];[.C887];[.D886])" office:value-type="float" office:value="8630" calcext:value-type="float">
            <text:p>8630</text:p>
          </table:table-cell>
          <table:table-cell table:formula="of:=IF([.D887]=[.D886];&quot;&quot;;[.D887])">
            <text:p/>
          </table:table-cell>
          <table:table-cell table:number-columns-repeated="16379"/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float" office:value="517" calcext:value-type="float">
            <text:p>517</text:p>
          </table:table-cell>
          <table:table-cell table:formula="of:=[.A888]+[.B888]" office:value-type="float" office:value="8638" calcext:value-type="float">
            <text:p>8638</text:p>
          </table:table-cell>
          <table:table-cell table:formula="of:=IF([.A888]&gt;=[.D887];[.C888];[.D887])" office:value-type="float" office:value="8630" calcext:value-type="float">
            <text:p>8630</text:p>
          </table:table-cell>
          <table:table-cell table:formula="of:=IF([.D888]=[.D887];&quot;&quot;;[.D888])">
            <text:p/>
          </table:table-cell>
          <table:table-cell table:number-columns-repeated="16379"/>
        </table:table-row>
        <table:table-row table:style-name="ro1">
          <table:table-cell office:value-type="float" office:value="8521" calcext:value-type="float">
            <text:p>8521</text:p>
          </table:table-cell>
          <table:table-cell office:value-type="float" office:value="120" calcext:value-type="float">
            <text:p>120</text:p>
          </table:table-cell>
          <table:table-cell table:formula="of:=[.A889]+[.B889]" office:value-type="float" office:value="8641" calcext:value-type="float">
            <text:p>8641</text:p>
          </table:table-cell>
          <table:table-cell table:formula="of:=IF([.A889]&gt;=[.D888];[.C889];[.D888])" office:value-type="float" office:value="8630" calcext:value-type="float">
            <text:p>8630</text:p>
          </table:table-cell>
          <table:table-cell table:formula="of:=IF([.D889]=[.D888];&quot;&quot;;[.D889])">
            <text:p/>
          </table:table-cell>
          <table:table-cell table:number-columns-repeated="16379"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float" office:value="144" calcext:value-type="float">
            <text:p>144</text:p>
          </table:table-cell>
          <table:table-cell table:formula="of:=[.A890]+[.B890]" office:value-type="float" office:value="8656" calcext:value-type="float">
            <text:p>8656</text:p>
          </table:table-cell>
          <table:table-cell table:formula="of:=IF([.A890]&gt;=[.D889];[.C890];[.D889])" office:value-type="float" office:value="8630" calcext:value-type="float">
            <text:p>8630</text:p>
          </table:table-cell>
          <table:table-cell table:formula="of:=IF([.D890]=[.D889];&quot;&quot;;[.D890])">
            <text:p/>
          </table:table-cell>
          <table:table-cell table:number-columns-repeated="16379"/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float" office:value="454" calcext:value-type="float">
            <text:p>454</text:p>
          </table:table-cell>
          <table:table-cell table:formula="of:=[.A891]+[.B891]" office:value-type="float" office:value="8665" calcext:value-type="float">
            <text:p>8665</text:p>
          </table:table-cell>
          <table:table-cell table:formula="of:=IF([.A891]&gt;=[.D890];[.C891];[.D890])" office:value-type="float" office:value="8630" calcext:value-type="float">
            <text:p>8630</text:p>
          </table:table-cell>
          <table:table-cell table:formula="of:=IF([.D891]=[.D890];&quot;&quot;;[.D891])">
            <text:p/>
          </table:table-cell>
          <table:table-cell table:number-columns-repeated="16379"/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599" calcext:value-type="float">
            <text:p>599</text:p>
          </table:table-cell>
          <table:table-cell table:formula="of:=[.A892]+[.B892]" office:value-type="float" office:value="8669" calcext:value-type="float">
            <text:p>8669</text:p>
          </table:table-cell>
          <table:table-cell table:formula="of:=IF([.A892]&gt;=[.D891];[.C892];[.D891])" office:value-type="float" office:value="8630" calcext:value-type="float">
            <text:p>8630</text:p>
          </table:table-cell>
          <table:table-cell table:formula="of:=IF([.D892]=[.D891];&quot;&quot;;[.D892])">
            <text:p/>
          </table:table-cell>
          <table:table-cell table:number-columns-repeated="16379"/>
        </table:table-row>
        <table:table-row table:style-name="ro1">
          <table:table-cell office:value-type="float" office:value="8443" calcext:value-type="float">
            <text:p>8443</text:p>
          </table:table-cell>
          <table:table-cell office:value-type="float" office:value="230" calcext:value-type="float">
            <text:p>230</text:p>
          </table:table-cell>
          <table:table-cell table:formula="of:=[.A893]+[.B893]" office:value-type="float" office:value="8673" calcext:value-type="float">
            <text:p>8673</text:p>
          </table:table-cell>
          <table:table-cell table:formula="of:=IF([.A893]&gt;=[.D892];[.C893];[.D892])" office:value-type="float" office:value="8630" calcext:value-type="float">
            <text:p>8630</text:p>
          </table:table-cell>
          <table:table-cell table:formula="of:=IF([.D893]=[.D892];&quot;&quot;;[.D893])">
            <text:p/>
          </table:table-cell>
          <table:table-cell table:number-columns-repeated="16379"/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float" office:value="670" calcext:value-type="float">
            <text:p>670</text:p>
          </table:table-cell>
          <table:table-cell table:formula="of:=[.A894]+[.B894]" office:value-type="float" office:value="8696" calcext:value-type="float">
            <text:p>8696</text:p>
          </table:table-cell>
          <table:table-cell table:formula="of:=IF([.A894]&gt;=[.D893];[.C894];[.D893])" office:value-type="float" office:value="8630" calcext:value-type="float">
            <text:p>8630</text:p>
          </table:table-cell>
          <table:table-cell table:formula="of:=IF([.D894]=[.D893];&quot;&quot;;[.D894])">
            <text:p/>
          </table:table-cell>
          <table:table-cell table:number-columns-repeated="16379"/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float" office:value="152" calcext:value-type="float">
            <text:p>152</text:p>
          </table:table-cell>
          <table:table-cell table:formula="of:=[.A895]+[.B895]" office:value-type="float" office:value="8709" calcext:value-type="float">
            <text:p>8709</text:p>
          </table:table-cell>
          <table:table-cell table:formula="of:=IF([.A895]&gt;=[.D894];[.C895];[.D894])" office:value-type="float" office:value="8630" calcext:value-type="float">
            <text:p>8630</text:p>
          </table:table-cell>
          <table:table-cell table:formula="of:=IF([.D895]=[.D894];&quot;&quot;;[.D895])">
            <text:p/>
          </table:table-cell>
          <table:table-cell table:number-columns-repeated="16379"/>
        </table:table-row>
        <table:table-row table:style-name="ro1">
          <table:table-cell office:value-type="float" office:value="8513" calcext:value-type="float">
            <text:p>8513</text:p>
          </table:table-cell>
          <table:table-cell office:value-type="float" office:value="212" calcext:value-type="float">
            <text:p>212</text:p>
          </table:table-cell>
          <table:table-cell table:formula="of:=[.A896]+[.B896]" office:value-type="float" office:value="8725" calcext:value-type="float">
            <text:p>8725</text:p>
          </table:table-cell>
          <table:table-cell table:formula="of:=IF([.A896]&gt;=[.D895];[.C896];[.D895])" office:value-type="float" office:value="8630" calcext:value-type="float">
            <text:p>8630</text:p>
          </table:table-cell>
          <table:table-cell table:formula="of:=IF([.D896]=[.D895];&quot;&quot;;[.D896])">
            <text:p/>
          </table:table-cell>
          <table:table-cell table:number-columns-repeated="16379"/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float" office:value="765" calcext:value-type="float">
            <text:p>765</text:p>
          </table:table-cell>
          <table:table-cell table:formula="of:=[.A897]+[.B897]" office:value-type="float" office:value="8728" calcext:value-type="float">
            <text:p>8728</text:p>
          </table:table-cell>
          <table:table-cell table:formula="of:=IF([.A897]&gt;=[.D896];[.C897];[.D896])" office:value-type="float" office:value="8630" calcext:value-type="float">
            <text:p>8630</text:p>
          </table:table-cell>
          <table:table-cell table:formula="of:=IF([.D897]=[.D896];&quot;&quot;;[.D897])">
            <text:p/>
          </table:table-cell>
          <table:table-cell table:number-columns-repeated="16379"/>
        </table:table-row>
        <table:table-row table:style-name="ro1">
          <table:table-cell office:value-type="float" office:value="8477" calcext:value-type="float">
            <text:p>8477</text:p>
          </table:table-cell>
          <table:table-cell office:value-type="float" office:value="268" calcext:value-type="float">
            <text:p>268</text:p>
          </table:table-cell>
          <table:table-cell table:formula="of:=[.A898]+[.B898]" office:value-type="float" office:value="8745" calcext:value-type="float">
            <text:p>8745</text:p>
          </table:table-cell>
          <table:table-cell table:formula="of:=IF([.A898]&gt;=[.D897];[.C898];[.D897])" office:value-type="float" office:value="8630" calcext:value-type="float">
            <text:p>8630</text:p>
          </table:table-cell>
          <table:table-cell table:formula="of:=IF([.D898]=[.D897];&quot;&quot;;[.D898])">
            <text:p/>
          </table:table-cell>
          <table:table-cell table:number-columns-repeated="16379"/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186" calcext:value-type="float">
            <text:p>186</text:p>
          </table:table-cell>
          <table:table-cell table:formula="of:=[.A899]+[.B899]" office:value-type="float" office:value="8751" calcext:value-type="float">
            <text:p>8751</text:p>
          </table:table-cell>
          <table:table-cell table:formula="of:=IF([.A899]&gt;=[.D898];[.C899];[.D898])" office:value-type="float" office:value="8630" calcext:value-type="float">
            <text:p>8630</text:p>
          </table:table-cell>
          <table:table-cell table:formula="of:=IF([.D899]=[.D898];&quot;&quot;;[.D899])">
            <text:p/>
          </table:table-cell>
          <table:table-cell table:number-columns-repeated="16379"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507" calcext:value-type="float">
            <text:p>507</text:p>
          </table:table-cell>
          <table:table-cell table:formula="of:=[.A900]+[.B900]" office:value-type="float" office:value="8768" calcext:value-type="float">
            <text:p>8768</text:p>
          </table:table-cell>
          <table:table-cell table:formula="of:=IF([.A900]&gt;=[.D899];[.C900];[.D899])" office:value-type="float" office:value="8630" calcext:value-type="float">
            <text:p>8630</text:p>
          </table:table-cell>
          <table:table-cell table:formula="of:=IF([.D900]=[.D899];&quot;&quot;;[.D900])">
            <text:p/>
          </table:table-cell>
          <table:table-cell table:number-columns-repeated="16379"/>
        </table:table-row>
        <table:table-row table:style-name="ro1">
          <table:table-cell office:value-type="float" office:value="8677" calcext:value-type="float">
            <text:p>8677</text:p>
          </table:table-cell>
          <table:table-cell office:value-type="float" office:value="94" calcext:value-type="float">
            <text:p>94</text:p>
          </table:table-cell>
          <table:table-cell table:formula="of:=[.A901]+[.B901]" office:value-type="float" office:value="8771" calcext:value-type="float">
            <text:p>8771</text:p>
          </table:table-cell>
          <table:table-cell table:formula="of:=IF([.A901]&gt;=[.D900];[.C901];[.D900])" office:value-type="float" office:value="8771" calcext:value-type="float">
            <text:p>8771</text:p>
          </table:table-cell>
          <table:table-cell table:formula="of:=IF([.D901]=[.D900];&quot;&quot;;[.D901])" office:value-type="float" office:value="8771" calcext:value-type="float">
            <text:p>8771</text:p>
          </table:table-cell>
          <table:table-cell table:number-columns-repeated="16379"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705" calcext:value-type="float">
            <text:p>705</text:p>
          </table:table-cell>
          <table:table-cell table:formula="of:=[.A902]+[.B902]" office:value-type="float" office:value="8778" calcext:value-type="float">
            <text:p>8778</text:p>
          </table:table-cell>
          <table:table-cell table:formula="of:=IF([.A902]&gt;=[.D901];[.C902];[.D901])" office:value-type="float" office:value="8771" calcext:value-type="float">
            <text:p>8771</text:p>
          </table:table-cell>
          <table:table-cell table:formula="of:=IF([.D902]=[.D901];&quot;&quot;;[.D902])">
            <text:p/>
          </table:table-cell>
          <table:table-cell table:number-columns-repeated="16379"/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float" office:value="516" calcext:value-type="float">
            <text:p>516</text:p>
          </table:table-cell>
          <table:table-cell table:formula="of:=[.A903]+[.B903]" office:value-type="float" office:value="8781" calcext:value-type="float">
            <text:p>8781</text:p>
          </table:table-cell>
          <table:table-cell table:formula="of:=IF([.A903]&gt;=[.D902];[.C903];[.D902])" office:value-type="float" office:value="8771" calcext:value-type="float">
            <text:p>8771</text:p>
          </table:table-cell>
          <table:table-cell table:formula="of:=IF([.D903]=[.D902];&quot;&quot;;[.D903])">
            <text:p/>
          </table:table-cell>
          <table:table-cell table:number-columns-repeated="16379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float" office:value="367" calcext:value-type="float">
            <text:p>367</text:p>
          </table:table-cell>
          <table:table-cell table:formula="of:=[.A904]+[.B904]" office:value-type="float" office:value="8786" calcext:value-type="float">
            <text:p>8786</text:p>
          </table:table-cell>
          <table:table-cell table:formula="of:=IF([.A904]&gt;=[.D903];[.C904];[.D903])" office:value-type="float" office:value="8771" calcext:value-type="float">
            <text:p>8771</text:p>
          </table:table-cell>
          <table:table-cell table:formula="of:=IF([.D904]=[.D903];&quot;&quot;;[.D904])">
            <text:p/>
          </table:table-cell>
          <table:table-cell table:number-columns-repeated="16379"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105" calcext:value-type="float">
            <text:p>105</text:p>
          </table:table-cell>
          <table:table-cell table:formula="of:=[.A905]+[.B905]" office:value-type="float" office:value="8809" calcext:value-type="float">
            <text:p>8809</text:p>
          </table:table-cell>
          <table:table-cell table:formula="of:=IF([.A905]&gt;=[.D904];[.C905];[.D904])" office:value-type="float" office:value="8771" calcext:value-type="float">
            <text:p>8771</text:p>
          </table:table-cell>
          <table:table-cell table:formula="of:=IF([.D905]=[.D904];&quot;&quot;;[.D905])">
            <text:p/>
          </table:table-cell>
          <table:table-cell table:number-columns-repeated="16379"/>
        </table:table-row>
        <table:table-row table:style-name="ro1">
          <table:table-cell office:value-type="float" office:value="8509" calcext:value-type="float">
            <text:p>8509</text:p>
          </table:table-cell>
          <table:table-cell office:value-type="float" office:value="305" calcext:value-type="float">
            <text:p>305</text:p>
          </table:table-cell>
          <table:table-cell table:formula="of:=[.A906]+[.B906]" office:value-type="float" office:value="8814" calcext:value-type="float">
            <text:p>8814</text:p>
          </table:table-cell>
          <table:table-cell table:formula="of:=IF([.A906]&gt;=[.D905];[.C906];[.D905])" office:value-type="float" office:value="8771" calcext:value-type="float">
            <text:p>8771</text:p>
          </table:table-cell>
          <table:table-cell table:formula="of:=IF([.D906]=[.D905];&quot;&quot;;[.D906])">
            <text:p/>
          </table:table-cell>
          <table:table-cell table:number-columns-repeated="16379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67" calcext:value-type="float">
            <text:p>67</text:p>
          </table:table-cell>
          <table:table-cell table:formula="of:=[.A907]+[.B907]" office:value-type="float" office:value="8816" calcext:value-type="float">
            <text:p>8816</text:p>
          </table:table-cell>
          <table:table-cell table:formula="of:=IF([.A907]&gt;=[.D906];[.C907];[.D906])" office:value-type="float" office:value="8771" calcext:value-type="float">
            <text:p>8771</text:p>
          </table:table-cell>
          <table:table-cell table:formula="of:=IF([.D907]=[.D906];&quot;&quot;;[.D907])">
            <text:p/>
          </table:table-cell>
          <table:table-cell table:number-columns-repeated="16379"/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float" office:value="379" calcext:value-type="float">
            <text:p>379</text:p>
          </table:table-cell>
          <table:table-cell table:formula="of:=[.A908]+[.B908]" office:value-type="float" office:value="8817" calcext:value-type="float">
            <text:p>8817</text:p>
          </table:table-cell>
          <table:table-cell table:formula="of:=IF([.A908]&gt;=[.D907];[.C908];[.D907])" office:value-type="float" office:value="8771" calcext:value-type="float">
            <text:p>8771</text:p>
          </table:table-cell>
          <table:table-cell table:formula="of:=IF([.D908]=[.D907];&quot;&quot;;[.D908])">
            <text:p/>
          </table:table-cell>
          <table:table-cell table:number-columns-repeated="16379"/>
        </table:table-row>
        <table:table-row table:style-name="ro1">
          <table:table-cell office:value-type="float" office:value="8593" calcext:value-type="float">
            <text:p>8593</text:p>
          </table:table-cell>
          <table:table-cell office:value-type="float" office:value="232" calcext:value-type="float">
            <text:p>232</text:p>
          </table:table-cell>
          <table:table-cell table:formula="of:=[.A909]+[.B909]" office:value-type="float" office:value="8825" calcext:value-type="float">
            <text:p>8825</text:p>
          </table:table-cell>
          <table:table-cell table:formula="of:=IF([.A909]&gt;=[.D908];[.C909];[.D908])" office:value-type="float" office:value="8771" calcext:value-type="float">
            <text:p>8771</text:p>
          </table:table-cell>
          <table:table-cell table:formula="of:=IF([.D909]=[.D908];&quot;&quot;;[.D909])">
            <text:p/>
          </table:table-cell>
          <table:table-cell table:number-columns-repeated="16379"/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float" office:value="566" calcext:value-type="float">
            <text:p>566</text:p>
          </table:table-cell>
          <table:table-cell table:formula="of:=[.A910]+[.B910]" office:value-type="float" office:value="8831" calcext:value-type="float">
            <text:p>8831</text:p>
          </table:table-cell>
          <table:table-cell table:formula="of:=IF([.A910]&gt;=[.D909];[.C910];[.D909])" office:value-type="float" office:value="8771" calcext:value-type="float">
            <text:p>8771</text:p>
          </table:table-cell>
          <table:table-cell table:formula="of:=IF([.D910]=[.D909];&quot;&quot;;[.D910])">
            <text:p/>
          </table:table-cell>
          <table:table-cell table:number-columns-repeated="16379"/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685" calcext:value-type="float">
            <text:p>685</text:p>
          </table:table-cell>
          <table:table-cell table:formula="of:=[.A911]+[.B911]" office:value-type="float" office:value="8832" calcext:value-type="float">
            <text:p>8832</text:p>
          </table:table-cell>
          <table:table-cell table:formula="of:=IF([.A911]&gt;=[.D910];[.C911];[.D910])" office:value-type="float" office:value="8771" calcext:value-type="float">
            <text:p>8771</text:p>
          </table:table-cell>
          <table:table-cell table:formula="of:=IF([.D911]=[.D910];&quot;&quot;;[.D911])">
            <text:p/>
          </table:table-cell>
          <table:table-cell table:number-columns-repeated="16379"/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float" office:value="379" calcext:value-type="float">
            <text:p>379</text:p>
          </table:table-cell>
          <table:table-cell table:formula="of:=[.A912]+[.B912]" office:value-type="float" office:value="8835" calcext:value-type="float">
            <text:p>8835</text:p>
          </table:table-cell>
          <table:table-cell table:formula="of:=IF([.A912]&gt;=[.D911];[.C912];[.D911])" office:value-type="float" office:value="8771" calcext:value-type="float">
            <text:p>8771</text:p>
          </table:table-cell>
          <table:table-cell table:formula="of:=IF([.D912]=[.D911];&quot;&quot;;[.D912])">
            <text:p/>
          </table:table-cell>
          <table:table-cell table:number-columns-repeated="16379"/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float" office:value="204" calcext:value-type="float">
            <text:p>204</text:p>
          </table:table-cell>
          <table:table-cell table:formula="of:=[.A913]+[.B913]" office:value-type="float" office:value="8840" calcext:value-type="float">
            <text:p>8840</text:p>
          </table:table-cell>
          <table:table-cell table:formula="of:=IF([.A913]&gt;=[.D912];[.C913];[.D912])" office:value-type="float" office:value="8771" calcext:value-type="float">
            <text:p>8771</text:p>
          </table:table-cell>
          <table:table-cell table:formula="of:=IF([.D913]=[.D912];&quot;&quot;;[.D913])">
            <text:p/>
          </table:table-cell>
          <table:table-cell table:number-columns-repeated="16379"/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690" calcext:value-type="float">
            <text:p>690</text:p>
          </table:table-cell>
          <table:table-cell table:formula="of:=[.A914]+[.B914]" office:value-type="float" office:value="8841" calcext:value-type="float">
            <text:p>8841</text:p>
          </table:table-cell>
          <table:table-cell table:formula="of:=IF([.A914]&gt;=[.D913];[.C914];[.D913])" office:value-type="float" office:value="8771" calcext:value-type="float">
            <text:p>8771</text:p>
          </table:table-cell>
          <table:table-cell table:formula="of:=IF([.D914]=[.D913];&quot;&quot;;[.D914])">
            <text:p/>
          </table:table-cell>
          <table:table-cell table:number-columns-repeated="16379"/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218" calcext:value-type="float">
            <text:p>218</text:p>
          </table:table-cell>
          <table:table-cell table:formula="of:=[.A915]+[.B915]" office:value-type="float" office:value="8850" calcext:value-type="float">
            <text:p>8850</text:p>
          </table:table-cell>
          <table:table-cell table:formula="of:=IF([.A915]&gt;=[.D914];[.C915];[.D914])" office:value-type="float" office:value="8771" calcext:value-type="float">
            <text:p>8771</text:p>
          </table:table-cell>
          <table:table-cell table:formula="of:=IF([.D915]=[.D914];&quot;&quot;;[.D915])">
            <text:p/>
          </table:table-cell>
          <table:table-cell table:number-columns-repeated="16379"/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float" office:value="555" calcext:value-type="float">
            <text:p>555</text:p>
          </table:table-cell>
          <table:table-cell table:formula="of:=[.A916]+[.B916]" office:value-type="float" office:value="8867" calcext:value-type="float">
            <text:p>8867</text:p>
          </table:table-cell>
          <table:table-cell table:formula="of:=IF([.A916]&gt;=[.D915];[.C916];[.D915])" office:value-type="float" office:value="8771" calcext:value-type="float">
            <text:p>8771</text:p>
          </table:table-cell>
          <table:table-cell table:formula="of:=IF([.D916]=[.D915];&quot;&quot;;[.D916])">
            <text:p/>
          </table:table-cell>
          <table:table-cell table:number-columns-repeated="16379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78" calcext:value-type="float">
            <text:p>78</text:p>
          </table:table-cell>
          <table:table-cell table:formula="of:=[.A917]+[.B917]" office:value-type="float" office:value="8871" calcext:value-type="float">
            <text:p>8871</text:p>
          </table:table-cell>
          <table:table-cell table:formula="of:=IF([.A917]&gt;=[.D916];[.C917];[.D916])" office:value-type="float" office:value="8871" calcext:value-type="float">
            <text:p>8871</text:p>
          </table:table-cell>
          <table:table-cell table:formula="of:=IF([.D917]=[.D916];&quot;&quot;;[.D917])" office:value-type="float" office:value="8871" calcext:value-type="float">
            <text:p>8871</text:p>
          </table:table-cell>
          <table:table-cell table:number-columns-repeated="16379"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float" office:value="432" calcext:value-type="float">
            <text:p>432</text:p>
          </table:table-cell>
          <table:table-cell table:formula="of:=[.A918]+[.B918]" office:value-type="float" office:value="8881" calcext:value-type="float">
            <text:p>8881</text:p>
          </table:table-cell>
          <table:table-cell table:formula="of:=IF([.A918]&gt;=[.D917];[.C918];[.D917])" office:value-type="float" office:value="8871" calcext:value-type="float">
            <text:p>8871</text:p>
          </table:table-cell>
          <table:table-cell table:formula="of:=IF([.D918]=[.D917];&quot;&quot;;[.D918])">
            <text:p/>
          </table:table-cell>
          <table:table-cell table:number-columns-repeated="16379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714" calcext:value-type="float">
            <text:p>714</text:p>
          </table:table-cell>
          <table:table-cell table:formula="of:=[.A919]+[.B919]" office:value-type="float" office:value="8894" calcext:value-type="float">
            <text:p>8894</text:p>
          </table:table-cell>
          <table:table-cell table:formula="of:=IF([.A919]&gt;=[.D918];[.C919];[.D918])" office:value-type="float" office:value="8871" calcext:value-type="float">
            <text:p>8871</text:p>
          </table:table-cell>
          <table:table-cell table:formula="of:=IF([.D919]=[.D918];&quot;&quot;;[.D919])">
            <text:p/>
          </table:table-cell>
          <table:table-cell table:number-columns-repeated="16379"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float" office:value="646" calcext:value-type="float">
            <text:p>646</text:p>
          </table:table-cell>
          <table:table-cell table:formula="of:=[.A920]+[.B920]" office:value-type="float" office:value="8899" calcext:value-type="float">
            <text:p>8899</text:p>
          </table:table-cell>
          <table:table-cell table:formula="of:=IF([.A920]&gt;=[.D919];[.C920];[.D919])" office:value-type="float" office:value="8871" calcext:value-type="float">
            <text:p>8871</text:p>
          </table:table-cell>
          <table:table-cell table:formula="of:=IF([.D920]=[.D919];&quot;&quot;;[.D920])">
            <text:p/>
          </table:table-cell>
          <table:table-cell table:number-columns-repeated="16379"/>
        </table:table-row>
        <table:table-row table:style-name="ro1">
          <table:table-cell office:value-type="float" office:value="8403" calcext:value-type="float">
            <text:p>8403</text:p>
          </table:table-cell>
          <table:table-cell office:value-type="float" office:value="523" calcext:value-type="float">
            <text:p>523</text:p>
          </table:table-cell>
          <table:table-cell table:formula="of:=[.A921]+[.B921]" office:value-type="float" office:value="8926" calcext:value-type="float">
            <text:p>8926</text:p>
          </table:table-cell>
          <table:table-cell table:formula="of:=IF([.A921]&gt;=[.D920];[.C921];[.D920])" office:value-type="float" office:value="8871" calcext:value-type="float">
            <text:p>8871</text:p>
          </table:table-cell>
          <table:table-cell table:formula="of:=IF([.D921]=[.D920];&quot;&quot;;[.D921])">
            <text:p/>
          </table:table-cell>
          <table:table-cell table:number-columns-repeated="16379"/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float" office:value="186" calcext:value-type="float">
            <text:p>186</text:p>
          </table:table-cell>
          <table:table-cell table:formula="of:=[.A922]+[.B922]" office:value-type="float" office:value="8930" calcext:value-type="float">
            <text:p>8930</text:p>
          </table:table-cell>
          <table:table-cell table:formula="of:=IF([.A922]&gt;=[.D921];[.C922];[.D921])" office:value-type="float" office:value="8871" calcext:value-type="float">
            <text:p>8871</text:p>
          </table:table-cell>
          <table:table-cell table:formula="of:=IF([.D922]=[.D921];&quot;&quot;;[.D922])">
            <text:p/>
          </table:table-cell>
          <table:table-cell table:number-columns-repeated="16379"/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float" office:value="53" calcext:value-type="float">
            <text:p>53</text:p>
          </table:table-cell>
          <table:table-cell table:formula="of:=[.A923]+[.B923]" office:value-type="float" office:value="8930" calcext:value-type="float">
            <text:p>8930</text:p>
          </table:table-cell>
          <table:table-cell table:formula="of:=IF([.A923]&gt;=[.D922];[.C923];[.D922])" office:value-type="float" office:value="8930" calcext:value-type="float">
            <text:p>8930</text:p>
          </table:table-cell>
          <table:table-cell table:formula="of:=IF([.D923]=[.D922];&quot;&quot;;[.D923])" office:value-type="float" office:value="8930" calcext:value-type="float">
            <text:p>8930</text:p>
          </table:table-cell>
          <table:table-cell table:number-columns-repeated="16379"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574" calcext:value-type="float">
            <text:p>574</text:p>
          </table:table-cell>
          <table:table-cell table:formula="of:=[.A924]+[.B924]" office:value-type="float" office:value="8945" calcext:value-type="float">
            <text:p>8945</text:p>
          </table:table-cell>
          <table:table-cell table:formula="of:=IF([.A924]&gt;=[.D923];[.C924];[.D923])" office:value-type="float" office:value="8930" calcext:value-type="float">
            <text:p>8930</text:p>
          </table:table-cell>
          <table:table-cell table:formula="of:=IF([.D924]=[.D923];&quot;&quot;;[.D924])">
            <text:p/>
          </table:table-cell>
          <table:table-cell table:number-columns-repeated="16379"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280" calcext:value-type="float">
            <text:p>280</text:p>
          </table:table-cell>
          <table:table-cell table:formula="of:=[.A925]+[.B925]" office:value-type="float" office:value="8945" calcext:value-type="float">
            <text:p>8945</text:p>
          </table:table-cell>
          <table:table-cell table:formula="of:=IF([.A925]&gt;=[.D924];[.C925];[.D924])" office:value-type="float" office:value="8930" calcext:value-type="float">
            <text:p>8930</text:p>
          </table:table-cell>
          <table:table-cell table:formula="of:=IF([.D925]=[.D924];&quot;&quot;;[.D925])">
            <text:p/>
          </table:table-cell>
          <table:table-cell table:number-columns-repeated="16379"/>
        </table:table-row>
        <table:table-row table:style-name="ro1">
          <table:table-cell office:value-type="float" office:value="8531" calcext:value-type="float">
            <text:p>8531</text:p>
          </table:table-cell>
          <table:table-cell office:value-type="float" office:value="415" calcext:value-type="float">
            <text:p>415</text:p>
          </table:table-cell>
          <table:table-cell table:formula="of:=[.A926]+[.B926]" office:value-type="float" office:value="8946" calcext:value-type="float">
            <text:p>8946</text:p>
          </table:table-cell>
          <table:table-cell table:formula="of:=IF([.A926]&gt;=[.D925];[.C926];[.D925])" office:value-type="float" office:value="8930" calcext:value-type="float">
            <text:p>8930</text:p>
          </table:table-cell>
          <table:table-cell table:formula="of:=IF([.D926]=[.D925];&quot;&quot;;[.D926])">
            <text:p/>
          </table:table-cell>
          <table:table-cell table:number-columns-repeated="16379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159" calcext:value-type="float">
            <text:p>159</text:p>
          </table:table-cell>
          <table:table-cell table:formula="of:=[.A927]+[.B927]" office:value-type="float" office:value="8958" calcext:value-type="float">
            <text:p>8958</text:p>
          </table:table-cell>
          <table:table-cell table:formula="of:=IF([.A927]&gt;=[.D926];[.C927];[.D926])" office:value-type="float" office:value="8930" calcext:value-type="float">
            <text:p>8930</text:p>
          </table:table-cell>
          <table:table-cell table:formula="of:=IF([.D927]=[.D926];&quot;&quot;;[.D927])">
            <text:p/>
          </table:table-cell>
          <table:table-cell table:number-columns-repeated="16379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387" calcext:value-type="float">
            <text:p>387</text:p>
          </table:table-cell>
          <table:table-cell table:formula="of:=[.A928]+[.B928]" office:value-type="float" office:value="8989" calcext:value-type="float">
            <text:p>8989</text:p>
          </table:table-cell>
          <table:table-cell table:formula="of:=IF([.A928]&gt;=[.D927];[.C928];[.D927])" office:value-type="float" office:value="8930" calcext:value-type="float">
            <text:p>8930</text:p>
          </table:table-cell>
          <table:table-cell table:formula="of:=IF([.D928]=[.D927];&quot;&quot;;[.D928])">
            <text:p/>
          </table:table-cell>
          <table:table-cell table:number-columns-repeated="16379"/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float" office:value="776" calcext:value-type="float">
            <text:p>776</text:p>
          </table:table-cell>
          <table:table-cell table:formula="of:=[.A929]+[.B929]" office:value-type="float" office:value="8991" calcext:value-type="float">
            <text:p>8991</text:p>
          </table:table-cell>
          <table:table-cell table:formula="of:=IF([.A929]&gt;=[.D928];[.C929];[.D928])" office:value-type="float" office:value="8930" calcext:value-type="float">
            <text:p>8930</text:p>
          </table:table-cell>
          <table:table-cell table:formula="of:=IF([.D929]=[.D928];&quot;&quot;;[.D929])">
            <text:p/>
          </table:table-cell>
          <table:table-cell table:number-columns-repeated="16379"/>
        </table:table-row>
        <table:table-row table:style-name="ro1">
          <table:table-cell office:value-type="float" office:value="8409" calcext:value-type="float">
            <text:p>8409</text:p>
          </table:table-cell>
          <table:table-cell office:value-type="float" office:value="592" calcext:value-type="float">
            <text:p>592</text:p>
          </table:table-cell>
          <table:table-cell table:formula="of:=[.A930]+[.B930]" office:value-type="float" office:value="9001" calcext:value-type="float">
            <text:p>9001</text:p>
          </table:table-cell>
          <table:table-cell table:formula="of:=IF([.A930]&gt;=[.D929];[.C930];[.D929])" office:value-type="float" office:value="8930" calcext:value-type="float">
            <text:p>8930</text:p>
          </table:table-cell>
          <table:table-cell table:formula="of:=IF([.D930]=[.D929];&quot;&quot;;[.D930])">
            <text:p/>
          </table:table-cell>
          <table:table-cell table:number-columns-repeated="16379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242" calcext:value-type="float">
            <text:p>242</text:p>
          </table:table-cell>
          <table:table-cell table:formula="of:=[.A931]+[.B931]" office:value-type="float" office:value="9012" calcext:value-type="float">
            <text:p>9012</text:p>
          </table:table-cell>
          <table:table-cell table:formula="of:=IF([.A931]&gt;=[.D930];[.C931];[.D930])" office:value-type="float" office:value="8930" calcext:value-type="float">
            <text:p>8930</text:p>
          </table:table-cell>
          <table:table-cell table:formula="of:=IF([.D931]=[.D930];&quot;&quot;;[.D931])">
            <text:p/>
          </table:table-cell>
          <table:table-cell table:number-columns-repeated="16379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240" calcext:value-type="float">
            <text:p>240</text:p>
          </table:table-cell>
          <table:table-cell table:formula="of:=[.A932]+[.B932]" office:value-type="float" office:value="9017" calcext:value-type="float">
            <text:p>9017</text:p>
          </table:table-cell>
          <table:table-cell table:formula="of:=IF([.A932]&gt;=[.D931];[.C932];[.D931])" office:value-type="float" office:value="8930" calcext:value-type="float">
            <text:p>8930</text:p>
          </table:table-cell>
          <table:table-cell table:formula="of:=IF([.D932]=[.D931];&quot;&quot;;[.D932])">
            <text:p/>
          </table:table-cell>
          <table:table-cell table:number-columns-repeated="16379"/>
        </table:table-row>
        <table:table-row table:style-name="ro1">
          <table:table-cell office:value-type="float" office:value="8308" calcext:value-type="float">
            <text:p>8308</text:p>
          </table:table-cell>
          <table:table-cell office:value-type="float" office:value="712" calcext:value-type="float">
            <text:p>712</text:p>
          </table:table-cell>
          <table:table-cell table:formula="of:=[.A933]+[.B933]" office:value-type="float" office:value="9020" calcext:value-type="float">
            <text:p>9020</text:p>
          </table:table-cell>
          <table:table-cell table:formula="of:=IF([.A933]&gt;=[.D932];[.C933];[.D932])" office:value-type="float" office:value="8930" calcext:value-type="float">
            <text:p>8930</text:p>
          </table:table-cell>
          <table:table-cell table:formula="of:=IF([.D933]=[.D932];&quot;&quot;;[.D933])">
            <text:p/>
          </table:table-cell>
          <table:table-cell table:number-columns-repeated="16379"/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145" calcext:value-type="float">
            <text:p>145</text:p>
          </table:table-cell>
          <table:table-cell table:formula="of:=[.A934]+[.B934]" office:value-type="float" office:value="9025" calcext:value-type="float">
            <text:p>9025</text:p>
          </table:table-cell>
          <table:table-cell table:formula="of:=IF([.A934]&gt;=[.D933];[.C934];[.D933])" office:value-type="float" office:value="8930" calcext:value-type="float">
            <text:p>8930</text:p>
          </table:table-cell>
          <table:table-cell table:formula="of:=IF([.D934]=[.D933];&quot;&quot;;[.D934])">
            <text:p/>
          </table:table-cell>
          <table:table-cell table:number-columns-repeated="16379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296" calcext:value-type="float">
            <text:p>296</text:p>
          </table:table-cell>
          <table:table-cell table:formula="of:=[.A935]+[.B935]" office:value-type="float" office:value="9031" calcext:value-type="float">
            <text:p>9031</text:p>
          </table:table-cell>
          <table:table-cell table:formula="of:=IF([.A935]&gt;=[.D934];[.C935];[.D934])" office:value-type="float" office:value="8930" calcext:value-type="float">
            <text:p>8930</text:p>
          </table:table-cell>
          <table:table-cell table:formula="of:=IF([.D935]=[.D934];&quot;&quot;;[.D935])">
            <text:p/>
          </table:table-cell>
          <table:table-cell table:number-columns-repeated="16379"/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float" office:value="769" calcext:value-type="float">
            <text:p>769</text:p>
          </table:table-cell>
          <table:table-cell table:formula="of:=[.A936]+[.B936]" office:value-type="float" office:value="9036" calcext:value-type="float">
            <text:p>9036</text:p>
          </table:table-cell>
          <table:table-cell table:formula="of:=IF([.A936]&gt;=[.D935];[.C936];[.D935])" office:value-type="float" office:value="8930" calcext:value-type="float">
            <text:p>8930</text:p>
          </table:table-cell>
          <table:table-cell table:formula="of:=IF([.D936]=[.D935];&quot;&quot;;[.D936])">
            <text:p/>
          </table:table-cell>
          <table:table-cell table:number-columns-repeated="16379"/>
        </table:table-row>
        <table:table-row table:style-name="ro1">
          <table:table-cell office:value-type="float" office:value="8969" calcext:value-type="float">
            <text:p>8969</text:p>
          </table:table-cell>
          <table:table-cell office:value-type="float" office:value="107" calcext:value-type="float">
            <text:p>107</text:p>
          </table:table-cell>
          <table:table-cell table:formula="of:=[.A937]+[.B937]" office:value-type="float" office:value="9076" calcext:value-type="float">
            <text:p>9076</text:p>
          </table:table-cell>
          <table:table-cell table:formula="of:=IF([.A937]&gt;=[.D936];[.C937];[.D936])" office:value-type="float" office:value="9076" calcext:value-type="float">
            <text:p>9076</text:p>
          </table:table-cell>
          <table:table-cell table:formula="of:=IF([.D937]=[.D936];&quot;&quot;;[.D937])" office:value-type="float" office:value="9076" calcext:value-type="float">
            <text:p>9076</text:p>
          </table:table-cell>
          <table:table-cell table:number-columns-repeated="16379"/>
        </table:table-row>
        <table:table-row table:style-name="ro1">
          <table:table-cell office:value-type="float" office:value="8414" calcext:value-type="float">
            <text:p>8414</text:p>
          </table:table-cell>
          <table:table-cell office:value-type="float" office:value="665" calcext:value-type="float">
            <text:p>665</text:p>
          </table:table-cell>
          <table:table-cell table:formula="of:=[.A938]+[.B938]" office:value-type="float" office:value="9079" calcext:value-type="float">
            <text:p>9079</text:p>
          </table:table-cell>
          <table:table-cell table:formula="of:=IF([.A938]&gt;=[.D937];[.C938];[.D937])" office:value-type="float" office:value="9076" calcext:value-type="float">
            <text:p>9076</text:p>
          </table:table-cell>
          <table:table-cell table:formula="of:=IF([.D938]=[.D937];&quot;&quot;;[.D938])">
            <text:p/>
          </table:table-cell>
          <table:table-cell table:number-columns-repeated="16379"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40" calcext:value-type="float">
            <text:p>40</text:p>
          </table:table-cell>
          <table:table-cell table:formula="of:=[.A939]+[.B939]" office:value-type="float" office:value="9085" calcext:value-type="float">
            <text:p>9085</text:p>
          </table:table-cell>
          <table:table-cell table:formula="of:=IF([.A939]&gt;=[.D938];[.C939];[.D938])" office:value-type="float" office:value="9076" calcext:value-type="float">
            <text:p>9076</text:p>
          </table:table-cell>
          <table:table-cell table:formula="of:=IF([.D939]=[.D938];&quot;&quot;;[.D939])">
            <text:p/>
          </table:table-cell>
          <table:table-cell table:number-columns-repeated="16379"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62" calcext:value-type="float">
            <text:p>62</text:p>
          </table:table-cell>
          <table:table-cell table:formula="of:=[.A940]+[.B940]" office:value-type="float" office:value="9087" calcext:value-type="float">
            <text:p>9087</text:p>
          </table:table-cell>
          <table:table-cell table:formula="of:=IF([.A940]&gt;=[.D939];[.C940];[.D939])" office:value-type="float" office:value="9076" calcext:value-type="float">
            <text:p>9076</text:p>
          </table:table-cell>
          <table:table-cell table:formula="of:=IF([.D940]=[.D939];&quot;&quot;;[.D940])">
            <text:p/>
          </table:table-cell>
          <table:table-cell table:number-columns-repeated="16379"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394" calcext:value-type="float">
            <text:p>394</text:p>
          </table:table-cell>
          <table:table-cell table:formula="of:=[.A941]+[.B941]" office:value-type="float" office:value="9088" calcext:value-type="float">
            <text:p>9088</text:p>
          </table:table-cell>
          <table:table-cell table:formula="of:=IF([.A941]&gt;=[.D940];[.C941];[.D940])" office:value-type="float" office:value="9076" calcext:value-type="float">
            <text:p>9076</text:p>
          </table:table-cell>
          <table:table-cell table:formula="of:=IF([.D941]=[.D940];&quot;&quot;;[.D941])">
            <text:p/>
          </table:table-cell>
          <table:table-cell table:number-columns-repeated="16379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295" calcext:value-type="float">
            <text:p>295</text:p>
          </table:table-cell>
          <table:table-cell table:formula="of:=[.A942]+[.B942]" office:value-type="float" office:value="9088" calcext:value-type="float">
            <text:p>9088</text:p>
          </table:table-cell>
          <table:table-cell table:formula="of:=IF([.A942]&gt;=[.D941];[.C942];[.D941])" office:value-type="float" office:value="9076" calcext:value-type="float">
            <text:p>9076</text:p>
          </table:table-cell>
          <table:table-cell table:formula="of:=IF([.D942]=[.D941];&quot;&quot;;[.D942])">
            <text:p/>
          </table:table-cell>
          <table:table-cell table:number-columns-repeated="16379"/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float" office:value="465" calcext:value-type="float">
            <text:p>465</text:p>
          </table:table-cell>
          <table:table-cell table:formula="of:=[.A943]+[.B943]" office:value-type="float" office:value="9091" calcext:value-type="float">
            <text:p>9091</text:p>
          </table:table-cell>
          <table:table-cell table:formula="of:=IF([.A943]&gt;=[.D942];[.C943];[.D942])" office:value-type="float" office:value="9076" calcext:value-type="float">
            <text:p>9076</text:p>
          </table:table-cell>
          <table:table-cell table:formula="of:=IF([.D943]=[.D942];&quot;&quot;;[.D943])">
            <text:p/>
          </table:table-cell>
          <table:table-cell table:number-columns-repeated="16379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361" calcext:value-type="float">
            <text:p>361</text:p>
          </table:table-cell>
          <table:table-cell table:formula="of:=[.A944]+[.B944]" office:value-type="float" office:value="9091" calcext:value-type="float">
            <text:p>9091</text:p>
          </table:table-cell>
          <table:table-cell table:formula="of:=IF([.A944]&gt;=[.D943];[.C944];[.D943])" office:value-type="float" office:value="9076" calcext:value-type="float">
            <text:p>9076</text:p>
          </table:table-cell>
          <table:table-cell table:formula="of:=IF([.D944]=[.D943];&quot;&quot;;[.D944])">
            <text:p/>
          </table:table-cell>
          <table:table-cell table:number-columns-repeated="16379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388" calcext:value-type="float">
            <text:p>388</text:p>
          </table:table-cell>
          <table:table-cell table:formula="of:=[.A945]+[.B945]" office:value-type="float" office:value="9109" calcext:value-type="float">
            <text:p>9109</text:p>
          </table:table-cell>
          <table:table-cell table:formula="of:=IF([.A945]&gt;=[.D944];[.C945];[.D944])" office:value-type="float" office:value="9076" calcext:value-type="float">
            <text:p>9076</text:p>
          </table:table-cell>
          <table:table-cell table:formula="of:=IF([.D945]=[.D944];&quot;&quot;;[.D945])">
            <text:p/>
          </table:table-cell>
          <table:table-cell table:number-columns-repeated="16379"/>
        </table:table-row>
        <table:table-row table:style-name="ro1">
          <table:table-cell office:value-type="float" office:value="8969" calcext:value-type="float">
            <text:p>8969</text:p>
          </table:table-cell>
          <table:table-cell office:value-type="float" office:value="153" calcext:value-type="float">
            <text:p>153</text:p>
          </table:table-cell>
          <table:table-cell table:formula="of:=[.A946]+[.B946]" office:value-type="float" office:value="9122" calcext:value-type="float">
            <text:p>9122</text:p>
          </table:table-cell>
          <table:table-cell table:formula="of:=IF([.A946]&gt;=[.D945];[.C946];[.D945])" office:value-type="float" office:value="9076" calcext:value-type="float">
            <text:p>9076</text:p>
          </table:table-cell>
          <table:table-cell table:formula="of:=IF([.D946]=[.D945];&quot;&quot;;[.D946])">
            <text:p/>
          </table:table-cell>
          <table:table-cell table:number-columns-repeated="16379"/>
        </table:table-row>
        <table:table-row table:style-name="ro1">
          <table:table-cell office:value-type="float" office:value="8922" calcext:value-type="float">
            <text:p>8922</text:p>
          </table:table-cell>
          <table:table-cell office:value-type="float" office:value="208" calcext:value-type="float">
            <text:p>208</text:p>
          </table:table-cell>
          <table:table-cell table:formula="of:=[.A947]+[.B947]" office:value-type="float" office:value="9130" calcext:value-type="float">
            <text:p>9130</text:p>
          </table:table-cell>
          <table:table-cell table:formula="of:=IF([.A947]&gt;=[.D946];[.C947];[.D946])" office:value-type="float" office:value="9076" calcext:value-type="float">
            <text:p>9076</text:p>
          </table:table-cell>
          <table:table-cell table:formula="of:=IF([.D947]=[.D946];&quot;&quot;;[.D947])">
            <text:p/>
          </table:table-cell>
          <table:table-cell table:number-columns-repeated="16379"/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float" office:value="671" calcext:value-type="float">
            <text:p>671</text:p>
          </table:table-cell>
          <table:table-cell table:formula="of:=[.A948]+[.B948]" office:value-type="float" office:value="9132" calcext:value-type="float">
            <text:p>9132</text:p>
          </table:table-cell>
          <table:table-cell table:formula="of:=IF([.A948]&gt;=[.D947];[.C948];[.D947])" office:value-type="float" office:value="9076" calcext:value-type="float">
            <text:p>9076</text:p>
          </table:table-cell>
          <table:table-cell table:formula="of:=IF([.D948]=[.D947];&quot;&quot;;[.D948])">
            <text:p/>
          </table:table-cell>
          <table:table-cell table:number-columns-repeated="16379"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89" calcext:value-type="float">
            <text:p>89</text:p>
          </table:table-cell>
          <table:table-cell table:formula="of:=[.A949]+[.B949]" office:value-type="float" office:value="9136" calcext:value-type="float">
            <text:p>9136</text:p>
          </table:table-cell>
          <table:table-cell table:formula="of:=IF([.A949]&gt;=[.D948];[.C949];[.D948])" office:value-type="float" office:value="9076" calcext:value-type="float">
            <text:p>9076</text:p>
          </table:table-cell>
          <table:table-cell table:formula="of:=IF([.D949]=[.D948];&quot;&quot;;[.D949])">
            <text:p/>
          </table:table-cell>
          <table:table-cell table:number-columns-repeated="16379"/>
        </table:table-row>
        <table:table-row table:style-name="ro1">
          <table:table-cell office:value-type="float" office:value="8593" calcext:value-type="float">
            <text:p>8593</text:p>
          </table:table-cell>
          <table:table-cell office:value-type="float" office:value="544" calcext:value-type="float">
            <text:p>544</text:p>
          </table:table-cell>
          <table:table-cell table:formula="of:=[.A950]+[.B950]" office:value-type="float" office:value="9137" calcext:value-type="float">
            <text:p>9137</text:p>
          </table:table-cell>
          <table:table-cell table:formula="of:=IF([.A950]&gt;=[.D949];[.C950];[.D949])" office:value-type="float" office:value="9076" calcext:value-type="float">
            <text:p>9076</text:p>
          </table:table-cell>
          <table:table-cell table:formula="of:=IF([.D950]=[.D949];&quot;&quot;;[.D950])">
            <text:p/>
          </table:table-cell>
          <table:table-cell table:number-columns-repeated="16379"/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float" office:value="701" calcext:value-type="float">
            <text:p>701</text:p>
          </table:table-cell>
          <table:table-cell table:formula="of:=[.A951]+[.B951]" office:value-type="float" office:value="9143" calcext:value-type="float">
            <text:p>9143</text:p>
          </table:table-cell>
          <table:table-cell table:formula="of:=IF([.A951]&gt;=[.D950];[.C951];[.D950])" office:value-type="float" office:value="9076" calcext:value-type="float">
            <text:p>9076</text:p>
          </table:table-cell>
          <table:table-cell table:formula="of:=IF([.D951]=[.D950];&quot;&quot;;[.D951])">
            <text:p/>
          </table:table-cell>
          <table:table-cell table:number-columns-repeated="16379"/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float" office:value="109" calcext:value-type="float">
            <text:p>109</text:p>
          </table:table-cell>
          <table:table-cell table:formula="of:=[.A952]+[.B952]" office:value-type="float" office:value="9150" calcext:value-type="float">
            <text:p>9150</text:p>
          </table:table-cell>
          <table:table-cell table:formula="of:=IF([.A952]&gt;=[.D951];[.C952];[.D951])" office:value-type="float" office:value="9076" calcext:value-type="float">
            <text:p>9076</text:p>
          </table:table-cell>
          <table:table-cell table:formula="of:=IF([.D952]=[.D951];&quot;&quot;;[.D952])">
            <text:p/>
          </table:table-cell>
          <table:table-cell table:number-columns-repeated="16379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705" calcext:value-type="float">
            <text:p>705</text:p>
          </table:table-cell>
          <table:table-cell table:formula="of:=[.A953]+[.B953]" office:value-type="float" office:value="9156" calcext:value-type="float">
            <text:p>9156</text:p>
          </table:table-cell>
          <table:table-cell table:formula="of:=IF([.A953]&gt;=[.D952];[.C953];[.D952])" office:value-type="float" office:value="9076" calcext:value-type="float">
            <text:p>9076</text:p>
          </table:table-cell>
          <table:table-cell table:formula="of:=IF([.D953]=[.D952];&quot;&quot;;[.D953])">
            <text:p/>
          </table:table-cell>
          <table:table-cell table:number-columns-repeated="16379"/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416" calcext:value-type="float">
            <text:p>416</text:p>
          </table:table-cell>
          <table:table-cell table:formula="of:=[.A954]+[.B954]" office:value-type="float" office:value="9157" calcext:value-type="float">
            <text:p>9157</text:p>
          </table:table-cell>
          <table:table-cell table:formula="of:=IF([.A954]&gt;=[.D953];[.C954];[.D953])" office:value-type="float" office:value="9076" calcext:value-type="float">
            <text:p>9076</text:p>
          </table:table-cell>
          <table:table-cell table:formula="of:=IF([.D954]=[.D953];&quot;&quot;;[.D954])">
            <text:p/>
          </table:table-cell>
          <table:table-cell table:number-columns-repeated="16379"/>
        </table:table-row>
        <table:table-row table:style-name="ro1">
          <table:table-cell office:value-type="float" office:value="8738" calcext:value-type="float">
            <text:p>8738</text:p>
          </table:table-cell>
          <table:table-cell office:value-type="float" office:value="426" calcext:value-type="float">
            <text:p>426</text:p>
          </table:table-cell>
          <table:table-cell table:formula="of:=[.A955]+[.B955]" office:value-type="float" office:value="9164" calcext:value-type="float">
            <text:p>9164</text:p>
          </table:table-cell>
          <table:table-cell table:formula="of:=IF([.A955]&gt;=[.D954];[.C955];[.D954])" office:value-type="float" office:value="9076" calcext:value-type="float">
            <text:p>9076</text:p>
          </table:table-cell>
          <table:table-cell table:formula="of:=IF([.D955]=[.D954];&quot;&quot;;[.D955])">
            <text:p/>
          </table:table-cell>
          <table:table-cell table:number-columns-repeated="16379"/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149" calcext:value-type="float">
            <text:p>149</text:p>
          </table:table-cell>
          <table:table-cell table:formula="of:=[.A956]+[.B956]" office:value-type="float" office:value="9168" calcext:value-type="float">
            <text:p>9168</text:p>
          </table:table-cell>
          <table:table-cell table:formula="of:=IF([.A956]&gt;=[.D955];[.C956];[.D955])" office:value-type="float" office:value="9076" calcext:value-type="float">
            <text:p>9076</text:p>
          </table:table-cell>
          <table:table-cell table:formula="of:=IF([.D956]=[.D955];&quot;&quot;;[.D956])">
            <text:p/>
          </table:table-cell>
          <table:table-cell table:number-columns-repeated="16379"/>
        </table:table-row>
        <table:table-row table:style-name="ro1">
          <table:table-cell office:value-type="float" office:value="8973" calcext:value-type="float">
            <text:p>8973</text:p>
          </table:table-cell>
          <table:table-cell office:value-type="float" office:value="205" calcext:value-type="float">
            <text:p>205</text:p>
          </table:table-cell>
          <table:table-cell table:formula="of:=[.A957]+[.B957]" office:value-type="float" office:value="9178" calcext:value-type="float">
            <text:p>9178</text:p>
          </table:table-cell>
          <table:table-cell table:formula="of:=IF([.A957]&gt;=[.D956];[.C957];[.D956])" office:value-type="float" office:value="9076" calcext:value-type="float">
            <text:p>9076</text:p>
          </table:table-cell>
          <table:table-cell table:formula="of:=IF([.D957]=[.D956];&quot;&quot;;[.D957])">
            <text:p/>
          </table:table-cell>
          <table:table-cell table:number-columns-repeated="16379"/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741" calcext:value-type="float">
            <text:p>741</text:p>
          </table:table-cell>
          <table:table-cell table:formula="of:=[.A958]+[.B958]" office:value-type="float" office:value="9187" calcext:value-type="float">
            <text:p>9187</text:p>
          </table:table-cell>
          <table:table-cell table:formula="of:=IF([.A958]&gt;=[.D957];[.C958];[.D957])" office:value-type="float" office:value="9076" calcext:value-type="float">
            <text:p>9076</text:p>
          </table:table-cell>
          <table:table-cell table:formula="of:=IF([.D958]=[.D957];&quot;&quot;;[.D958])">
            <text:p/>
          </table:table-cell>
          <table:table-cell table:number-columns-repeated="16379"/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float" office:value="528" calcext:value-type="float">
            <text:p>528</text:p>
          </table:table-cell>
          <table:table-cell table:formula="of:=[.A959]+[.B959]" office:value-type="float" office:value="9196" calcext:value-type="float">
            <text:p>9196</text:p>
          </table:table-cell>
          <table:table-cell table:formula="of:=IF([.A959]&gt;=[.D958];[.C959];[.D958])" office:value-type="float" office:value="9076" calcext:value-type="float">
            <text:p>9076</text:p>
          </table:table-cell>
          <table:table-cell table:formula="of:=IF([.D959]=[.D958];&quot;&quot;;[.D959])">
            <text:p/>
          </table:table-cell>
          <table:table-cell table:number-columns-repeated="16379"/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float" office:value="295" calcext:value-type="float">
            <text:p>295</text:p>
          </table:table-cell>
          <table:table-cell table:formula="of:=[.A960]+[.B960]" office:value-type="float" office:value="9199" calcext:value-type="float">
            <text:p>9199</text:p>
          </table:table-cell>
          <table:table-cell table:formula="of:=IF([.A960]&gt;=[.D959];[.C960];[.D959])" office:value-type="float" office:value="9076" calcext:value-type="float">
            <text:p>9076</text:p>
          </table:table-cell>
          <table:table-cell table:formula="of:=IF([.D960]=[.D959];&quot;&quot;;[.D960])">
            <text:p/>
          </table:table-cell>
          <table:table-cell table:number-columns-repeated="16379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454" calcext:value-type="float">
            <text:p>454</text:p>
          </table:table-cell>
          <table:table-cell table:formula="of:=[.A961]+[.B961]" office:value-type="float" office:value="9203" calcext:value-type="float">
            <text:p>9203</text:p>
          </table:table-cell>
          <table:table-cell table:formula="of:=IF([.A961]&gt;=[.D960];[.C961];[.D960])" office:value-type="float" office:value="9076" calcext:value-type="float">
            <text:p>9076</text:p>
          </table:table-cell>
          <table:table-cell table:formula="of:=IF([.D961]=[.D960];&quot;&quot;;[.D961])">
            <text:p/>
          </table:table-cell>
          <table:table-cell table:number-columns-repeated="16379"/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float" office:value="584" calcext:value-type="float">
            <text:p>584</text:p>
          </table:table-cell>
          <table:table-cell table:formula="of:=[.A962]+[.B962]" office:value-type="float" office:value="9209" calcext:value-type="float">
            <text:p>9209</text:p>
          </table:table-cell>
          <table:table-cell table:formula="of:=IF([.A962]&gt;=[.D961];[.C962];[.D961])" office:value-type="float" office:value="9076" calcext:value-type="float">
            <text:p>9076</text:p>
          </table:table-cell>
          <table:table-cell table:formula="of:=IF([.D962]=[.D961];&quot;&quot;;[.D962])">
            <text:p/>
          </table:table-cell>
          <table:table-cell table:number-columns-repeated="16379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404" calcext:value-type="float">
            <text:p>404</text:p>
          </table:table-cell>
          <table:table-cell table:formula="of:=[.A963]+[.B963]" office:value-type="float" office:value="9214" calcext:value-type="float">
            <text:p>9214</text:p>
          </table:table-cell>
          <table:table-cell table:formula="of:=IF([.A963]&gt;=[.D962];[.C963];[.D962])" office:value-type="float" office:value="9076" calcext:value-type="float">
            <text:p>9076</text:p>
          </table:table-cell>
          <table:table-cell table:formula="of:=IF([.D963]=[.D962];&quot;&quot;;[.D963])">
            <text:p/>
          </table:table-cell>
          <table:table-cell table:number-columns-repeated="16379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445" calcext:value-type="float">
            <text:p>445</text:p>
          </table:table-cell>
          <table:table-cell table:formula="of:=[.A964]+[.B964]" office:value-type="float" office:value="9219" calcext:value-type="float">
            <text:p>9219</text:p>
          </table:table-cell>
          <table:table-cell table:formula="of:=IF([.A964]&gt;=[.D963];[.C964];[.D963])" office:value-type="float" office:value="9076" calcext:value-type="float">
            <text:p>9076</text:p>
          </table:table-cell>
          <table:table-cell table:formula="of:=IF([.D964]=[.D963];&quot;&quot;;[.D964])">
            <text:p/>
          </table:table-cell>
          <table:table-cell table:number-columns-repeated="16379"/>
        </table:table-row>
        <table:table-row table:style-name="ro1">
          <table:table-cell office:value-type="float" office:value="8677" calcext:value-type="float">
            <text:p>8677</text:p>
          </table:table-cell>
          <table:table-cell office:value-type="float" office:value="551" calcext:value-type="float">
            <text:p>551</text:p>
          </table:table-cell>
          <table:table-cell table:formula="of:=[.A965]+[.B965]" office:value-type="float" office:value="9228" calcext:value-type="float">
            <text:p>9228</text:p>
          </table:table-cell>
          <table:table-cell table:formula="of:=IF([.A965]&gt;=[.D964];[.C965];[.D964])" office:value-type="float" office:value="9076" calcext:value-type="float">
            <text:p>9076</text:p>
          </table:table-cell>
          <table:table-cell table:formula="of:=IF([.D965]=[.D964];&quot;&quot;;[.D965])">
            <text:p/>
          </table:table-cell>
          <table:table-cell table:number-columns-repeated="16379"/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float" office:value="215" calcext:value-type="float">
            <text:p>215</text:p>
          </table:table-cell>
          <table:table-cell table:formula="of:=[.A966]+[.B966]" office:value-type="float" office:value="9228" calcext:value-type="float">
            <text:p>9228</text:p>
          </table:table-cell>
          <table:table-cell table:formula="of:=IF([.A966]&gt;=[.D965];[.C966];[.D965])" office:value-type="float" office:value="9076" calcext:value-type="float">
            <text:p>9076</text:p>
          </table:table-cell>
          <table:table-cell table:formula="of:=IF([.D966]=[.D965];&quot;&quot;;[.D966])">
            <text:p/>
          </table:table-cell>
          <table:table-cell table:number-columns-repeated="16379"/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688" calcext:value-type="float">
            <text:p>688</text:p>
          </table:table-cell>
          <table:table-cell table:formula="of:=[.A967]+[.B967]" office:value-type="float" office:value="9253" calcext:value-type="float">
            <text:p>9253</text:p>
          </table:table-cell>
          <table:table-cell table:formula="of:=IF([.A967]&gt;=[.D966];[.C967];[.D966])" office:value-type="float" office:value="9076" calcext:value-type="float">
            <text:p>9076</text:p>
          </table:table-cell>
          <table:table-cell table:formula="of:=IF([.D967]=[.D966];&quot;&quot;;[.D967])">
            <text:p/>
          </table:table-cell>
          <table:table-cell table:number-columns-repeated="16379"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335" calcext:value-type="float">
            <text:p>335</text:p>
          </table:table-cell>
          <table:table-cell table:formula="of:=[.A968]+[.B968]" office:value-type="float" office:value="9265" calcext:value-type="float">
            <text:p>9265</text:p>
          </table:table-cell>
          <table:table-cell table:formula="of:=IF([.A968]&gt;=[.D967];[.C968];[.D967])" office:value-type="float" office:value="9076" calcext:value-type="float">
            <text:p>9076</text:p>
          </table:table-cell>
          <table:table-cell table:formula="of:=IF([.D968]=[.D967];&quot;&quot;;[.D968])">
            <text:p/>
          </table:table-cell>
          <table:table-cell table:number-columns-repeated="16379"/>
        </table:table-row>
        <table:table-row table:style-name="ro1">
          <table:table-cell office:value-type="float" office:value="8652" calcext:value-type="float">
            <text:p>8652</text:p>
          </table:table-cell>
          <table:table-cell office:value-type="float" office:value="617" calcext:value-type="float">
            <text:p>617</text:p>
          </table:table-cell>
          <table:table-cell table:formula="of:=[.A969]+[.B969]" office:value-type="float" office:value="9269" calcext:value-type="float">
            <text:p>9269</text:p>
          </table:table-cell>
          <table:table-cell table:formula="of:=IF([.A969]&gt;=[.D968];[.C969];[.D968])" office:value-type="float" office:value="9076" calcext:value-type="float">
            <text:p>9076</text:p>
          </table:table-cell>
          <table:table-cell table:formula="of:=IF([.D969]=[.D968];&quot;&quot;;[.D969])">
            <text:p/>
          </table:table-cell>
          <table:table-cell table:number-columns-repeated="16379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777" calcext:value-type="float">
            <text:p>777</text:p>
          </table:table-cell>
          <table:table-cell table:formula="of:=[.A970]+[.B970]" office:value-type="float" office:value="9278" calcext:value-type="float">
            <text:p>9278</text:p>
          </table:table-cell>
          <table:table-cell table:formula="of:=IF([.A970]&gt;=[.D969];[.C970];[.D969])" office:value-type="float" office:value="9076" calcext:value-type="float">
            <text:p>9076</text:p>
          </table:table-cell>
          <table:table-cell table:formula="of:=IF([.D970]=[.D969];&quot;&quot;;[.D970])">
            <text:p/>
          </table:table-cell>
          <table:table-cell table:number-columns-repeated="16379"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float" office:value="260" calcext:value-type="float">
            <text:p>260</text:p>
          </table:table-cell>
          <table:table-cell table:formula="of:=[.A971]+[.B971]" office:value-type="float" office:value="9283" calcext:value-type="float">
            <text:p>9283</text:p>
          </table:table-cell>
          <table:table-cell table:formula="of:=IF([.A971]&gt;=[.D970];[.C971];[.D970])" office:value-type="float" office:value="9076" calcext:value-type="float">
            <text:p>9076</text:p>
          </table:table-cell>
          <table:table-cell table:formula="of:=IF([.D971]=[.D970];&quot;&quot;;[.D971])">
            <text:p/>
          </table:table-cell>
          <table:table-cell table:number-columns-repeated="16379"/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552" calcext:value-type="float">
            <text:p>552</text:p>
          </table:table-cell>
          <table:table-cell table:formula="of:=[.A972]+[.B972]" office:value-type="float" office:value="9285" calcext:value-type="float">
            <text:p>9285</text:p>
          </table:table-cell>
          <table:table-cell table:formula="of:=IF([.A972]&gt;=[.D971];[.C972];[.D971])" office:value-type="float" office:value="9076" calcext:value-type="float">
            <text:p>9076</text:p>
          </table:table-cell>
          <table:table-cell table:formula="of:=IF([.D972]=[.D971];&quot;&quot;;[.D972])">
            <text:p/>
          </table:table-cell>
          <table:table-cell table:number-columns-repeated="16379"/>
        </table:table-row>
        <table:table-row table:style-name="ro1">
          <table:table-cell office:value-type="float" office:value="8705" calcext:value-type="float">
            <text:p>8705</text:p>
          </table:table-cell>
          <table:table-cell office:value-type="float" office:value="585" calcext:value-type="float">
            <text:p>585</text:p>
          </table:table-cell>
          <table:table-cell table:formula="of:=[.A973]+[.B973]" office:value-type="float" office:value="9290" calcext:value-type="float">
            <text:p>9290</text:p>
          </table:table-cell>
          <table:table-cell table:formula="of:=IF([.A973]&gt;=[.D972];[.C973];[.D972])" office:value-type="float" office:value="9076" calcext:value-type="float">
            <text:p>9076</text:p>
          </table:table-cell>
          <table:table-cell table:formula="of:=IF([.D973]=[.D972];&quot;&quot;;[.D973])">
            <text:p/>
          </table:table-cell>
          <table:table-cell table:number-columns-repeated="16379"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float" office:value="440" calcext:value-type="float">
            <text:p>440</text:p>
          </table:table-cell>
          <table:table-cell table:formula="of:=[.A974]+[.B974]" office:value-type="float" office:value="9294" calcext:value-type="float">
            <text:p>9294</text:p>
          </table:table-cell>
          <table:table-cell table:formula="of:=IF([.A974]&gt;=[.D973];[.C974];[.D973])" office:value-type="float" office:value="9076" calcext:value-type="float">
            <text:p>9076</text:p>
          </table:table-cell>
          <table:table-cell table:formula="of:=IF([.D974]=[.D973];&quot;&quot;;[.D974])">
            <text:p/>
          </table:table-cell>
          <table:table-cell table:number-columns-repeated="16379"/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float" office:value="275" calcext:value-type="float">
            <text:p>275</text:p>
          </table:table-cell>
          <table:table-cell table:formula="of:=[.A975]+[.B975]" office:value-type="float" office:value="9304" calcext:value-type="float">
            <text:p>9304</text:p>
          </table:table-cell>
          <table:table-cell table:formula="of:=IF([.A975]&gt;=[.D974];[.C975];[.D974])" office:value-type="float" office:value="9076" calcext:value-type="float">
            <text:p>9076</text:p>
          </table:table-cell>
          <table:table-cell table:formula="of:=IF([.D975]=[.D974];&quot;&quot;;[.D975])">
            <text:p/>
          </table:table-cell>
          <table:table-cell table:number-columns-repeated="16379"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float" office:value="300" calcext:value-type="float">
            <text:p>300</text:p>
          </table:table-cell>
          <table:table-cell table:formula="of:=[.A976]+[.B976]" office:value-type="float" office:value="9355" calcext:value-type="float">
            <text:p>9355</text:p>
          </table:table-cell>
          <table:table-cell table:formula="of:=IF([.A976]&gt;=[.D975];[.C976];[.D975])" office:value-type="float" office:value="9076" calcext:value-type="float">
            <text:p>9076</text:p>
          </table:table-cell>
          <table:table-cell table:formula="of:=IF([.D976]=[.D975];&quot;&quot;;[.D976])">
            <text:p/>
          </table:table-cell>
          <table:table-cell table:number-columns-repeated="16379"/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float" office:value="349" calcext:value-type="float">
            <text:p>349</text:p>
          </table:table-cell>
          <table:table-cell table:formula="of:=[.A977]+[.B977]" office:value-type="float" office:value="9362" calcext:value-type="float">
            <text:p>9362</text:p>
          </table:table-cell>
          <table:table-cell table:formula="of:=IF([.A977]&gt;=[.D976];[.C977];[.D976])" office:value-type="float" office:value="9076" calcext:value-type="float">
            <text:p>9076</text:p>
          </table:table-cell>
          <table:table-cell table:formula="of:=IF([.D977]=[.D976];&quot;&quot;;[.D977])">
            <text:p/>
          </table:table-cell>
          <table:table-cell table:number-columns-repeated="16379"/>
        </table:table-row>
        <table:table-row table:style-name="ro1">
          <table:table-cell office:value-type="float" office:value="8653" calcext:value-type="float">
            <text:p>8653</text:p>
          </table:table-cell>
          <table:table-cell office:value-type="float" office:value="729" calcext:value-type="float">
            <text:p>729</text:p>
          </table:table-cell>
          <table:table-cell table:formula="of:=[.A978]+[.B978]" office:value-type="float" office:value="9382" calcext:value-type="float">
            <text:p>9382</text:p>
          </table:table-cell>
          <table:table-cell table:formula="of:=IF([.A978]&gt;=[.D977];[.C978];[.D977])" office:value-type="float" office:value="9076" calcext:value-type="float">
            <text:p>9076</text:p>
          </table:table-cell>
          <table:table-cell table:formula="of:=IF([.D978]=[.D977];&quot;&quot;;[.D978])">
            <text:p/>
          </table:table-cell>
          <table:table-cell table:number-columns-repeated="16379"/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354" calcext:value-type="float">
            <text:p>354</text:p>
          </table:table-cell>
          <table:table-cell table:formula="of:=[.A979]+[.B979]" office:value-type="float" office:value="9382" calcext:value-type="float">
            <text:p>9382</text:p>
          </table:table-cell>
          <table:table-cell table:formula="of:=IF([.A979]&gt;=[.D978];[.C979];[.D978])" office:value-type="float" office:value="9076" calcext:value-type="float">
            <text:p>9076</text:p>
          </table:table-cell>
          <table:table-cell table:formula="of:=IF([.D979]=[.D978];&quot;&quot;;[.D979])">
            <text:p/>
          </table:table-cell>
          <table:table-cell table:number-columns-repeated="16379"/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773" calcext:value-type="float">
            <text:p>773</text:p>
          </table:table-cell>
          <table:table-cell table:formula="of:=[.A980]+[.B980]" office:value-type="float" office:value="9400" calcext:value-type="float">
            <text:p>9400</text:p>
          </table:table-cell>
          <table:table-cell table:formula="of:=IF([.A980]&gt;=[.D979];[.C980];[.D979])" office:value-type="float" office:value="9076" calcext:value-type="float">
            <text:p>9076</text:p>
          </table:table-cell>
          <table:table-cell table:formula="of:=IF([.D980]=[.D979];&quot;&quot;;[.D980])">
            <text:p/>
          </table:table-cell>
          <table:table-cell table:number-columns-repeated="16379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646" calcext:value-type="float">
            <text:p>646</text:p>
          </table:table-cell>
          <table:table-cell table:formula="of:=[.A981]+[.B981]" office:value-type="float" office:value="9400" calcext:value-type="float">
            <text:p>9400</text:p>
          </table:table-cell>
          <table:table-cell table:formula="of:=IF([.A981]&gt;=[.D980];[.C981];[.D980])" office:value-type="float" office:value="9076" calcext:value-type="float">
            <text:p>9076</text:p>
          </table:table-cell>
          <table:table-cell table:formula="of:=IF([.D981]=[.D980];&quot;&quot;;[.D981])">
            <text:p/>
          </table:table-cell>
          <table:table-cell table:number-columns-repeated="16379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628" calcext:value-type="float">
            <text:p>628</text:p>
          </table:table-cell>
          <table:table-cell table:formula="of:=[.A982]+[.B982]" office:value-type="float" office:value="9407" calcext:value-type="float">
            <text:p>9407</text:p>
          </table:table-cell>
          <table:table-cell table:formula="of:=IF([.A982]&gt;=[.D981];[.C982];[.D981])" office:value-type="float" office:value="9076" calcext:value-type="float">
            <text:p>9076</text:p>
          </table:table-cell>
          <table:table-cell table:formula="of:=IF([.D982]=[.D981];&quot;&quot;;[.D982])">
            <text:p/>
          </table:table-cell>
          <table:table-cell table:number-columns-repeated="16379"/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float" office:value="568" calcext:value-type="float">
            <text:p>568</text:p>
          </table:table-cell>
          <table:table-cell table:formula="of:=[.A983]+[.B983]" office:value-type="float" office:value="9458" calcext:value-type="float">
            <text:p>9458</text:p>
          </table:table-cell>
          <table:table-cell table:formula="of:=IF([.A983]&gt;=[.D982];[.C983];[.D982])" office:value-type="float" office:value="9076" calcext:value-type="float">
            <text:p>9076</text:p>
          </table:table-cell>
          <table:table-cell table:formula="of:=IF([.D983]=[.D982];&quot;&quot;;[.D983])">
            <text:p/>
          </table:table-cell>
          <table:table-cell table:number-columns-repeated="16379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730" calcext:value-type="float">
            <text:p>730</text:p>
          </table:table-cell>
          <table:table-cell table:formula="of:=[.A984]+[.B984]" office:value-type="float" office:value="9491" calcext:value-type="float">
            <text:p>9491</text:p>
          </table:table-cell>
          <table:table-cell table:formula="of:=IF([.A984]&gt;=[.D983];[.C984];[.D983])" office:value-type="float" office:value="9076" calcext:value-type="float">
            <text:p>9076</text:p>
          </table:table-cell>
          <table:table-cell table:formula="of:=IF([.D984]=[.D983];&quot;&quot;;[.D984])">
            <text:p/>
          </table:table-cell>
          <table:table-cell table:number-columns-repeated="16379"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float" office:value="612" calcext:value-type="float">
            <text:p>612</text:p>
          </table:table-cell>
          <table:table-cell table:formula="of:=[.A985]+[.B985]" office:value-type="float" office:value="9503" calcext:value-type="float">
            <text:p>9503</text:p>
          </table:table-cell>
          <table:table-cell table:formula="of:=IF([.A985]&gt;=[.D984];[.C985];[.D984])" office:value-type="float" office:value="9076" calcext:value-type="float">
            <text:p>9076</text:p>
          </table:table-cell>
          <table:table-cell table:formula="of:=IF([.D985]=[.D984];&quot;&quot;;[.D985])">
            <text:p/>
          </table:table-cell>
          <table:table-cell table:number-columns-repeated="16379"/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float" office:value="37" calcext:value-type="float">
            <text:p>37</text:p>
          </table:table-cell>
          <table:table-cell table:formula="of:=[.A986]+[.B986]" office:value-type="float" office:value="9531" calcext:value-type="float">
            <text:p>9531</text:p>
          </table:table-cell>
          <table:table-cell table:formula="of:=IF([.A986]&gt;=[.D985];[.C986];[.D985])" office:value-type="float" office:value="9531" calcext:value-type="float">
            <text:p>9531</text:p>
          </table:table-cell>
          <table:table-cell table:formula="of:=IF([.D986]=[.D985];&quot;&quot;;[.D986])" office:value-type="float" office:value="9531" calcext:value-type="float">
            <text:p>9531</text:p>
          </table:table-cell>
          <table:table-cell table:number-columns-repeated="16379"/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float" office:value="663" calcext:value-type="float">
            <text:p>663</text:p>
          </table:table-cell>
          <table:table-cell table:formula="of:=[.A987]+[.B987]" office:value-type="float" office:value="9569" calcext:value-type="float">
            <text:p>9569</text:p>
          </table:table-cell>
          <table:table-cell table:formula="of:=IF([.A987]&gt;=[.D986];[.C987];[.D986])" office:value-type="float" office:value="9531" calcext:value-type="float">
            <text:p>9531</text:p>
          </table:table-cell>
          <table:table-cell table:formula="of:=IF([.D987]=[.D986];&quot;&quot;;[.D987])">
            <text:p/>
          </table:table-cell>
          <table:table-cell table:number-columns-repeated="16379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83" calcext:value-type="float">
            <text:p>783</text:p>
          </table:table-cell>
          <table:table-cell table:formula="of:=[.A988]+[.B988]" office:value-type="float" office:value="9583" calcext:value-type="float">
            <text:p>9583</text:p>
          </table:table-cell>
          <table:table-cell table:formula="of:=IF([.A988]&gt;=[.D987];[.C988];[.D987])" office:value-type="float" office:value="9531" calcext:value-type="float">
            <text:p>9531</text:p>
          </table:table-cell>
          <table:table-cell table:formula="of:=IF([.D988]=[.D987];&quot;&quot;;[.D988])">
            <text:p/>
          </table:table-cell>
          <table:table-cell table:number-columns-repeated="16379"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61" calcext:value-type="float">
            <text:p>61</text:p>
          </table:table-cell>
          <table:table-cell table:formula="of:=[.A989]+[.B989]" office:value-type="float" office:value="9600" calcext:value-type="float">
            <text:p>9600</text:p>
          </table:table-cell>
          <table:table-cell table:formula="of:=IF([.A989]&gt;=[.D988];[.C989];[.D988])" office:value-type="float" office:value="9600" calcext:value-type="float">
            <text:p>9600</text:p>
          </table:table-cell>
          <table:table-cell table:formula="of:=IF([.D989]=[.D988];&quot;&quot;;[.D989])" office:value-type="float" office:value="9600" calcext:value-type="float">
            <text:p>9600</text:p>
          </table:table-cell>
          <table:table-cell table:number-columns-repeated="16379"/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241" calcext:value-type="float">
            <text:p>241</text:p>
          </table:table-cell>
          <table:table-cell table:formula="of:=[.A990]+[.B990]" office:value-type="float" office:value="9667" calcext:value-type="float">
            <text:p>9667</text:p>
          </table:table-cell>
          <table:table-cell table:formula="of:=IF([.A990]&gt;=[.D989];[.C990];[.D989])" office:value-type="float" office:value="9600" calcext:value-type="float">
            <text:p>9600</text:p>
          </table:table-cell>
          <table:table-cell table:formula="of:=IF([.D990]=[.D989];&quot;&quot;;[.D990])">
            <text:p/>
          </table:table-cell>
          <table:table-cell table:number-columns-repeated="16379"/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float" office:value="655" calcext:value-type="float">
            <text:p>655</text:p>
          </table:table-cell>
          <table:table-cell table:formula="of:=[.A991]+[.B991]" office:value-type="float" office:value="9676" calcext:value-type="float">
            <text:p>9676</text:p>
          </table:table-cell>
          <table:table-cell table:formula="of:=IF([.A991]&gt;=[.D990];[.C991];[.D990])" office:value-type="float" office:value="9600" calcext:value-type="float">
            <text:p>9600</text:p>
          </table:table-cell>
          <table:table-cell table:formula="of:=IF([.D991]=[.D990];&quot;&quot;;[.D991])">
            <text:p/>
          </table:table-cell>
          <table:table-cell table:number-columns-repeated="16379"/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252" calcext:value-type="float">
            <text:p>252</text:p>
          </table:table-cell>
          <table:table-cell table:style-name="ce10" table:formula="of:=[.A992]+[.B992]" office:value-type="float" office:value="9816" calcext:value-type="float">
            <text:p>9816</text:p>
          </table:table-cell>
          <table:table-cell table:formula="of:=IF([.A992]&gt;=[.D991];[.C992];[.D991])" office:value-type="float" office:value="9600" calcext:value-type="float">
            <text:p>9600</text:p>
          </table:table-cell>
          <table:table-cell table:formula="of:=IF([.D992]=[.D991];&quot;&quot;;[.D992])">
            <text:p/>
          </table:table-cell>
          <table:table-cell table:number-columns-repeated="16379"/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float" office:value="703" calcext:value-type="float">
            <text:p>703</text:p>
          </table:table-cell>
          <table:table-cell table:formula="of:=[.A993]+[.B993]" office:value-type="float" office:value="9820" calcext:value-type="float">
            <text:p>9820</text:p>
          </table:table-cell>
          <table:table-cell table:formula="of:=IF([.A993]&gt;=[.D992];[.C993];[.D992])" office:value-type="float" office:value="9600" calcext:value-type="float">
            <text:p>9600</text:p>
          </table:table-cell>
          <table:table-cell table:formula="of:=IF([.D993]=[.D992];&quot;&quot;;[.D993])">
            <text:p/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0" office:value-type="float" office:value="10000" calcext:value-type="float">
            <text:p>10000</text:p>
          </table:table-cell>
          <table:table-cell table:number-columns-repeated="16381"/>
        </table:table-row>
        <table:table-row table:style-name="ro1" table:number-rows-repeated="104758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GKR_2026_04_18_26_28945.A1:EGKR_2026_04_18_26_28945.A1048576">
            <calcext:condition calcext:apply-style-name="Accent 1" calcext:value="&gt;9530" calcext:base-cell-address="EGKR_2026_04_18_26_28945.A1"/>
          </calcext:conditional-format>
        </calcext:conditional-formats>
      </table:table>
      <table:named-expressions/>
      <table:database-ranges>
        <table:database-range table:name="__Anonymous_Sheet_DB__0" table:target-range-address="EGKR_2026_04_18_26_28945.A1:EGKR_2026_04_18_26_28945.C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.00.0000</text:date>, <text:time style:data-style-name="N2" text:time-value="17:19:05.12310922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3T17:19:54.416693705</dc:date>
    <meta:editing-duration>PT9M56S</meta:editing-duration>
    <meta:editing-cycles>3</meta:editing-cycles>
    <meta:generator>LibreOffice/25.2.2.2$Linux_X86_64 LibreOffice_project/520$Build-2</meta:generator>
    <meta:document-statistic meta:table-count="1" meta:cell-count="4969" meta:object-count="0"/>
  </office:meta>
</office:document-meta>
</file>